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5.43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6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7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5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3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3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1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43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52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53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59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9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1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71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12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2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79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9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84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8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100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8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4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8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 style:data-style-name="N132"/>
    <style:style style:name="ce104" style:family="table-cell" style:parent-style-name="Default" style:data-style-name="N2"/>
    <style:style style:name="ce105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07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</office:automatic-styles>
  <office:body>
    <office:spreadsheet>
      <table:table table:name="SND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2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23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3" table:number-columns-repeated="7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23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3" table:number-columns-repeated="7"/>
        </table:table-row>
        <table:table-row table:style-name="ro2">
          <table:table-cell table:style-name="ce6" office:value-type="string" calcext:value-type="string" table:number-columns-spanned="2" table:number-rows-spanned="1">
            <text:p>SQRT(s) [M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</table:table-row>
        <table:table-row table:style-name="ro4">
          <table:table-cell table:style-name="ce20" office:value-type="float" office:value="1010.17" calcext:value-type="float">
            <text:p>1010.17</text:p>
          </table:table-cell>
          <table:table-cell table:style-name="ce20" table:formula="of:=[.A6]" office:value-type="float" office:value="1010.17" calcext:value-type="float">
            <text:p>1010.17</text:p>
          </table:table-cell>
          <table:table-cell table:style-name="ce28" office:value-type="float" office:value="48.1" calcext:value-type="float">
            <text:p>48.1</text:p>
          </table:table-cell>
          <table:table-cell table:style-name="ce28" office:value-type="float" office:value="13.3" calcext:value-type="float">
            <text:p>13.3</text:p>
          </table:table-cell>
          <table:table-cell table:style-name="ce31" table:formula="of:=[.D6]" office:value-type="float" office:value="13.3" calcext:value-type="float">
            <text:p>13.3</text:p>
          </table:table-cell>
          <table:table-cell table:style-name="ce31" table:formula="of:=0.071*[.C6]" office:value-type="float" office:value="3.4151" calcext:value-type="float">
            <text:p>3.4</text:p>
          </table:table-cell>
          <table:table-cell table:style-name="ce31" table:formula="of:=[.F6]" office:value-type="float" office:value="3.4151" calcext:value-type="float">
            <text:p>3.4</text:p>
          </table:table-cell>
          <table:table-cell table:style-name="ce36" table:number-columns-repeated="5"/>
          <table:table-cell table:style-name="Default"/>
          <table:table-cell table:style-name="ce36" table:formula="of:=[.A6]*[.A6]*0.000001" office:value-type="float" office:value="1.0204434289" calcext:value-type="float">
            <text:p>1.0204</text:p>
          </table:table-cell>
          <table:table-cell table:style-name="ce36" table:formula="of:=[.C6]" office:value-type="float" office:value="48.1" calcext:value-type="float">
            <text:p>48.1000</text:p>
          </table:table-cell>
          <table:table-cell table:style-name="ce36" table:formula="of:=SQRT([.D6]*[.E6]+[.F6]*[.G6])" office:value-type="float" office:value="13.7314568786418" calcext:value-type="float">
            <text:p>13.7315</text:p>
          </table:table-cell>
          <table:table-cell table:style-name="ce36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office:value-type="float" office:value="1015.75" calcext:value-type="float">
            <text:p>1015.75</text:p>
          </table:table-cell>
          <table:table-cell table:style-name="ce20" table:formula="of:=[.A7]" office:value-type="float" office:value="1015.75" calcext:value-type="float">
            <text:p>1015.75</text:p>
          </table:table-cell>
          <table:table-cell table:style-name="ce28" office:value-type="float" office:value="409" calcext:value-type="float">
            <text:p>409.0</text:p>
          </table:table-cell>
          <table:table-cell table:style-name="ce28" office:value-type="float" office:value="20.3" calcext:value-type="float">
            <text:p>20.3</text:p>
          </table:table-cell>
          <table:table-cell table:style-name="ce31" table:formula="of:=[.D7]" office:value-type="float" office:value="20.3" calcext:value-type="float">
            <text:p>20.3</text:p>
          </table:table-cell>
          <table:table-cell table:style-name="ce31" table:formula="of:=0.071*[.C7]" office:value-type="float" office:value="29.039" calcext:value-type="float">
            <text:p>29.0</text:p>
          </table:table-cell>
          <table:table-cell table:style-name="ce31" table:formula="of:=[.F7]" office:value-type="float" office:value="29.039" calcext:value-type="float">
            <text:p>29.0</text:p>
          </table:table-cell>
          <table:table-cell table:style-name="ce21" table:number-columns-repeated="3"/>
          <table:table-cell table:number-columns-repeated="3"/>
          <table:table-cell table:style-name="ce36" table:formula="of:=[.A7]*[.A7]*0.000001" office:value-type="float" office:value="1.0317480625" calcext:value-type="float">
            <text:p>1.0317</text:p>
          </table:table-cell>
          <table:table-cell table:style-name="ce36" table:formula="of:=[.C7]" office:value-type="float" office:value="409" calcext:value-type="float">
            <text:p>409.0000</text:p>
          </table:table-cell>
          <table:table-cell table:style-name="ce36" table:formula="of:=SQRT([.D7]*[.E7]+[.F7]*[.G7])" office:value-type="float" office:value="35.4309683892495" calcext:value-type="float">
            <text:p>35.4310</text:p>
          </table:table-cell>
          <table:table-cell table:style-name="ce36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office:value-type="float" office:value="1016.68" calcext:value-type="float">
            <text:p>1016.68</text:p>
          </table:table-cell>
          <table:table-cell table:style-name="ce20" table:formula="of:=[.A8]" office:value-type="float" office:value="1016.68" calcext:value-type="float">
            <text:p>1016.68</text:p>
          </table:table-cell>
          <table:table-cell table:style-name="ce28" office:value-type="float" office:value="717.1" calcext:value-type="float">
            <text:p>717.1</text:p>
          </table:table-cell>
          <table:table-cell table:style-name="ce28" office:value-type="float" office:value="32.3" calcext:value-type="float">
            <text:p>32.3</text:p>
          </table:table-cell>
          <table:table-cell table:style-name="ce31" table:formula="of:=[.D8]" office:value-type="float" office:value="32.3" calcext:value-type="float">
            <text:p>32.3</text:p>
          </table:table-cell>
          <table:table-cell table:style-name="ce31" table:formula="of:=0.071*[.C8]" office:value-type="float" office:value="50.9141" calcext:value-type="float">
            <text:p>50.9</text:p>
          </table:table-cell>
          <table:table-cell table:style-name="ce31" table:formula="of:=[.F8]" office:value-type="float" office:value="50.9141" calcext:value-type="float">
            <text:p>50.9</text:p>
          </table:table-cell>
          <table:table-cell table:style-name="ce21" table:number-columns-repeated="3"/>
          <table:table-cell table:number-columns-repeated="3"/>
          <table:table-cell table:style-name="ce36" table:formula="of:=[.A8]*[.A8]*0.000001" office:value-type="float" office:value="1.0336382224" calcext:value-type="float">
            <text:p>1.0336</text:p>
          </table:table-cell>
          <table:table-cell table:style-name="ce36" table:formula="of:=[.C8]" office:value-type="float" office:value="717.1" calcext:value-type="float">
            <text:p>717.1000</text:p>
          </table:table-cell>
          <table:table-cell table:style-name="ce36" table:formula="of:=SQRT([.D8]*[.E8]+[.F8]*[.G8])" office:value-type="float" office:value="60.2954026341146" calcext:value-type="float">
            <text:p>60.2954</text:p>
          </table:table-cell>
          <table:table-cell table:style-name="ce36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office:value-type="float" office:value="1017.59" calcext:value-type="float">
            <text:p>1017.59</text:p>
          </table:table-cell>
          <table:table-cell table:style-name="ce20" table:formula="of:=[.A9]" office:value-type="float" office:value="1017.59" calcext:value-type="float">
            <text:p>1017.59</text:p>
          </table:table-cell>
          <table:table-cell table:style-name="ce28" office:value-type="float" office:value="1112" calcext:value-type="float">
            <text:p>1112.0</text:p>
          </table:table-cell>
          <table:table-cell table:style-name="ce28" office:value-type="float" office:value="51.8" calcext:value-type="float">
            <text:p>51.8</text:p>
          </table:table-cell>
          <table:table-cell table:style-name="ce31" table:formula="of:=[.D9]" office:value-type="float" office:value="51.8" calcext:value-type="float">
            <text:p>51.8</text:p>
          </table:table-cell>
          <table:table-cell table:style-name="ce31" table:formula="of:=0.071*[.C9]" office:value-type="float" office:value="78.952" calcext:value-type="float">
            <text:p>79.0</text:p>
          </table:table-cell>
          <table:table-cell table:style-name="ce31" table:formula="of:=[.F9]" office:value-type="float" office:value="78.952" calcext:value-type="float">
            <text:p>79.0</text:p>
          </table:table-cell>
          <table:table-cell table:style-name="ce21" table:number-columns-repeated="3"/>
          <table:table-cell table:number-columns-repeated="3"/>
          <table:table-cell table:style-name="ce36" table:formula="of:=[.A9]*[.A9]*0.000001" office:value-type="float" office:value="1.0354894081" calcext:value-type="float">
            <text:p>1.0355</text:p>
          </table:table-cell>
          <table:table-cell table:style-name="ce36" table:formula="of:=[.C9]" office:value-type="float" office:value="1112" calcext:value-type="float">
            <text:p>1112.0000</text:p>
          </table:table-cell>
          <table:table-cell table:style-name="ce36" table:formula="of:=SQRT([.D9]*[.E9]+[.F9]*[.G9])" office:value-type="float" office:value="94.4280588808221" calcext:value-type="float">
            <text:p>94.4281</text:p>
          </table:table-cell>
          <table:table-cell table:style-name="ce36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office:value-type="float" office:value="1018.78" calcext:value-type="float">
            <text:p>1018.78</text:p>
          </table:table-cell>
          <table:table-cell table:style-name="ce20" table:formula="of:=[.A10]" office:value-type="float" office:value="1018.78" calcext:value-type="float">
            <text:p>1018.78</text:p>
          </table:table-cell>
          <table:table-cell table:style-name="ce28" office:value-type="float" office:value="1794.1" calcext:value-type="float">
            <text:p>1794.1</text:p>
          </table:table-cell>
          <table:table-cell table:style-name="ce28" office:value-type="float" office:value="64.8" calcext:value-type="float">
            <text:p>64.8</text:p>
          </table:table-cell>
          <table:table-cell table:style-name="ce31" table:formula="of:=[.D10]" office:value-type="float" office:value="64.8" calcext:value-type="float">
            <text:p>64.8</text:p>
          </table:table-cell>
          <table:table-cell table:style-name="ce31" table:formula="of:=0.071*[.C10]" office:value-type="float" office:value="127.3811" calcext:value-type="float">
            <text:p>127.4</text:p>
          </table:table-cell>
          <table:table-cell table:style-name="ce31" table:formula="of:=[.F10]" office:value-type="float" office:value="127.3811" calcext:value-type="float">
            <text:p>127.4</text:p>
          </table:table-cell>
          <table:table-cell table:style-name="ce21" table:number-columns-repeated="3"/>
          <table:table-cell table:number-columns-repeated="3"/>
          <table:table-cell table:style-name="ce36" table:formula="of:=[.A10]*[.A10]*0.000001" office:value-type="float" office:value="1.0379126884" calcext:value-type="float">
            <text:p>1.0379</text:p>
          </table:table-cell>
          <table:table-cell table:style-name="ce36" table:formula="of:=[.C10]" office:value-type="float" office:value="1794.1" calcext:value-type="float">
            <text:p>1794.1000</text:p>
          </table:table-cell>
          <table:table-cell table:style-name="ce36" table:formula="of:=SQRT([.D10]*[.E10]+[.F10]*[.G10])" office:value-type="float" office:value="142.916005531956" calcext:value-type="float">
            <text:p>142.9160</text:p>
          </table:table-cell>
          <table:table-cell table:style-name="ce36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office:value-type="float" office:value="1019.79" calcext:value-type="float">
            <text:p>1019.79</text:p>
          </table:table-cell>
          <table:table-cell table:style-name="ce20" table:formula="of:=[.A11]" office:value-type="float" office:value="1019.79" calcext:value-type="float">
            <text:p>1019.79</text:p>
          </table:table-cell>
          <table:table-cell table:style-name="ce28" office:value-type="float" office:value="1898.1" calcext:value-type="float">
            <text:p>1898.1</text:p>
          </table:table-cell>
          <table:table-cell table:style-name="ce28" office:value-type="float" office:value="56.9" calcext:value-type="float">
            <text:p>56.9</text:p>
          </table:table-cell>
          <table:table-cell table:style-name="ce31" table:formula="of:=[.D11]" office:value-type="float" office:value="56.9" calcext:value-type="float">
            <text:p>56.9</text:p>
          </table:table-cell>
          <table:table-cell table:style-name="ce31" table:formula="of:=0.071*[.C11]" office:value-type="float" office:value="134.7651" calcext:value-type="float">
            <text:p>134.8</text:p>
          </table:table-cell>
          <table:table-cell table:style-name="ce31" table:formula="of:=[.F11]" office:value-type="float" office:value="134.7651" calcext:value-type="float">
            <text:p>134.8</text:p>
          </table:table-cell>
          <table:table-cell table:style-name="ce21" table:number-columns-repeated="3"/>
          <table:table-cell table:number-columns-repeated="3"/>
          <table:table-cell table:style-name="ce36" table:formula="of:=[.A11]*[.A11]*0.000001" office:value-type="float" office:value="1.0399716441" calcext:value-type="float">
            <text:p>1.0400</text:p>
          </table:table-cell>
          <table:table-cell table:style-name="ce36" table:formula="of:=[.C11]" office:value-type="float" office:value="1898.1" calcext:value-type="float">
            <text:p>1898.1000</text:p>
          </table:table-cell>
          <table:table-cell table:style-name="ce36" table:formula="of:=SQRT([.D11]*[.E11]+[.F11]*[.G11])" office:value-type="float" office:value="146.284798178109" calcext:value-type="float">
            <text:p>146.2848</text:p>
          </table:table-cell>
          <table:table-cell table:style-name="ce36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office:value-type="float" office:value="1020.65" calcext:value-type="float">
            <text:p>1020.65</text:p>
          </table:table-cell>
          <table:table-cell table:style-name="ce20" table:formula="of:=[.A12]" office:value-type="float" office:value="1020.65" calcext:value-type="float">
            <text:p>1020.65</text:p>
          </table:table-cell>
          <table:table-cell table:style-name="ce28" office:value-type="float" office:value="1471.9" calcext:value-type="float">
            <text:p>1471.9</text:p>
          </table:table-cell>
          <table:table-cell table:style-name="ce28" office:value-type="float" office:value="54.5" calcext:value-type="float">
            <text:p>54.5</text:p>
          </table:table-cell>
          <table:table-cell table:style-name="ce31" table:formula="of:=[.D12]" office:value-type="float" office:value="54.5" calcext:value-type="float">
            <text:p>54.5</text:p>
          </table:table-cell>
          <table:table-cell table:style-name="ce31" table:formula="of:=0.071*[.C12]" office:value-type="float" office:value="104.5049" calcext:value-type="float">
            <text:p>104.5</text:p>
          </table:table-cell>
          <table:table-cell table:style-name="ce31" table:formula="of:=[.F12]" office:value-type="float" office:value="104.5049" calcext:value-type="float">
            <text:p>104.5</text:p>
          </table:table-cell>
          <table:table-cell table:style-name="ce21" table:number-columns-repeated="3"/>
          <table:table-cell table:number-columns-repeated="3"/>
          <table:table-cell table:style-name="ce36" table:formula="of:=[.A12]*[.A12]*0.000001" office:value-type="float" office:value="1.0417264225" calcext:value-type="float">
            <text:p>1.0417</text:p>
          </table:table-cell>
          <table:table-cell table:style-name="ce36" table:formula="of:=[.C12]" office:value-type="float" office:value="1471.9" calcext:value-type="float">
            <text:p>1471.9000</text:p>
          </table:table-cell>
          <table:table-cell table:style-name="ce36" table:formula="of:=SQRT([.D12]*[.E12]+[.F12]*[.G12])" office:value-type="float" office:value="117.862310023222" calcext:value-type="float">
            <text:p>117.8623</text:p>
          </table:table-cell>
          <table:table-cell table:style-name="ce36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office:value-type="float" office:value="1021.68" calcext:value-type="float">
            <text:p>1021.68</text:p>
          </table:table-cell>
          <table:table-cell table:style-name="ce20" table:formula="of:=[.A13]" office:value-type="float" office:value="1021.68" calcext:value-type="float">
            <text:p>1021.68</text:p>
          </table:table-cell>
          <table:table-cell table:style-name="ce28" office:value-type="float" office:value="928.4" calcext:value-type="float">
            <text:p>928.4</text:p>
          </table:table-cell>
          <table:table-cell table:style-name="ce28" office:value-type="float" office:value="37.7" calcext:value-type="float">
            <text:p>37.7</text:p>
          </table:table-cell>
          <table:table-cell table:style-name="ce31" table:formula="of:=[.D13]" office:value-type="float" office:value="37.7" calcext:value-type="float">
            <text:p>37.7</text:p>
          </table:table-cell>
          <table:table-cell table:style-name="ce31" table:formula="of:=0.071*[.C13]" office:value-type="float" office:value="65.9164" calcext:value-type="float">
            <text:p>65.9</text:p>
          </table:table-cell>
          <table:table-cell table:style-name="ce31" table:formula="of:=[.F13]" office:value-type="float" office:value="65.9164" calcext:value-type="float">
            <text:p>65.9</text:p>
          </table:table-cell>
          <table:table-cell table:style-name="ce21" table:number-columns-repeated="3"/>
          <table:table-cell table:number-columns-repeated="3"/>
          <table:table-cell table:style-name="ce36" table:formula="of:=[.A13]*[.A13]*0.000001" office:value-type="float" office:value="1.0438300224" calcext:value-type="float">
            <text:p>1.0438</text:p>
          </table:table-cell>
          <table:table-cell table:style-name="ce36" table:formula="of:=[.C13]" office:value-type="float" office:value="928.4" calcext:value-type="float">
            <text:p>928.4000</text:p>
          </table:table-cell>
          <table:table-cell table:style-name="ce36" table:formula="of:=SQRT([.D13]*[.E13]+[.F13]*[.G13])" office:value-type="float" office:value="75.9359057953482" calcext:value-type="float">
            <text:p>75.9359</text:p>
          </table:table-cell>
          <table:table-cell table:style-name="ce36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office:value-type="float" office:value="1023.27" calcext:value-type="float">
            <text:p>1023.27</text:p>
          </table:table-cell>
          <table:table-cell table:style-name="ce20" table:formula="of:=[.A14]" office:value-type="float" office:value="1023.27" calcext:value-type="float">
            <text:p>1023.27</text:p>
          </table:table-cell>
          <table:table-cell table:style-name="ce28" office:value-type="float" office:value="514.4" calcext:value-type="float">
            <text:p>514.4</text:p>
          </table:table-cell>
          <table:table-cell table:style-name="ce28" office:value-type="float" office:value="20" calcext:value-type="float">
            <text:p>20.0</text:p>
          </table:table-cell>
          <table:table-cell table:style-name="ce31" table:formula="of:=[.D14]" office:value-type="float" office:value="20" calcext:value-type="float">
            <text:p>20.0</text:p>
          </table:table-cell>
          <table:table-cell table:style-name="ce31" table:formula="of:=0.071*[.C14]" office:value-type="float" office:value="36.5224" calcext:value-type="float">
            <text:p>36.5</text:p>
          </table:table-cell>
          <table:table-cell table:style-name="ce31" table:formula="of:=[.F14]" office:value-type="float" office:value="36.5224" calcext:value-type="float">
            <text:p>36.5</text:p>
          </table:table-cell>
          <table:table-cell table:style-name="ce21" table:number-columns-repeated="3"/>
          <table:table-cell table:number-columns-repeated="3"/>
          <table:table-cell table:style-name="ce36" table:formula="of:=[.A14]*[.A14]*0.000001" office:value-type="float" office:value="1.0470814929" calcext:value-type="float">
            <text:p>1.0471</text:p>
          </table:table-cell>
          <table:table-cell table:style-name="ce36" table:formula="of:=[.C14]" office:value-type="float" office:value="514.4" calcext:value-type="float">
            <text:p>514.4000</text:p>
          </table:table-cell>
          <table:table-cell table:style-name="ce36" table:formula="of:=SQRT([.D14]*[.E14]+[.F14]*[.G14])" office:value-type="float" office:value="41.639953191136" calcext:value-type="float">
            <text:p>41.6400</text:p>
          </table:table-cell>
          <table:table-cell table:style-name="ce36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office:value-type="float" office:value="1028.23" calcext:value-type="float">
            <text:p>1028.23</text:p>
          </table:table-cell>
          <table:table-cell table:style-name="ce20" table:formula="of:=[.A15]" office:value-type="float" office:value="1028.23" calcext:value-type="float">
            <text:p>1028.23</text:p>
          </table:table-cell>
          <table:table-cell table:style-name="ce28" office:value-type="float" office:value="161.1" calcext:value-type="float">
            <text:p>161.1</text:p>
          </table:table-cell>
          <table:table-cell table:style-name="ce28" office:value-type="float" office:value="6" calcext:value-type="float">
            <text:p>6.0</text:p>
          </table:table-cell>
          <table:table-cell table:style-name="ce31" table:formula="of:=[.D15]" office:value-type="float" office:value="6" calcext:value-type="float">
            <text:p>6.0</text:p>
          </table:table-cell>
          <table:table-cell table:style-name="ce31" table:formula="of:=0.071*[.C15]" office:value-type="float" office:value="11.4381" calcext:value-type="float">
            <text:p>11.4</text:p>
          </table:table-cell>
          <table:table-cell table:style-name="ce31" table:formula="of:=[.F15]" office:value-type="float" office:value="11.4381" calcext:value-type="float">
            <text:p>11.4</text:p>
          </table:table-cell>
          <table:table-cell table:style-name="ce21" table:number-columns-repeated="3"/>
          <table:table-cell table:number-columns-repeated="3"/>
          <table:table-cell table:style-name="ce36" table:formula="of:=[.A15]*[.A15]*0.000001" office:value-type="float" office:value="1.0572569329" calcext:value-type="float">
            <text:p>1.0573</text:p>
          </table:table-cell>
          <table:table-cell table:style-name="ce36" table:formula="of:=[.C15]" office:value-type="float" office:value="161.1" calcext:value-type="float">
            <text:p>161.1000</text:p>
          </table:table-cell>
          <table:table-cell table:style-name="ce36" table:formula="of:=SQRT([.D15]*[.E15]+[.F15]*[.G15])" office:value-type="float" office:value="12.9162739058135" calcext:value-type="float">
            <text:p>12.9163</text:p>
          </table:table-cell>
          <table:table-cell table:style-name="ce36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office:value-type="float" office:value="1033.84" calcext:value-type="float">
            <text:p>1033.84</text:p>
          </table:table-cell>
          <table:table-cell table:style-name="ce20" table:formula="of:=[.A16]" office:value-type="float" office:value="1033.84" calcext:value-type="float">
            <text:p>1033.84</text:p>
          </table:table-cell>
          <table:table-cell table:style-name="ce28" office:value-type="float" office:value="72.9" calcext:value-type="float">
            <text:p>72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16]" office:value-type="float" office:value="2.9" calcext:value-type="float">
            <text:p>2.9</text:p>
          </table:table-cell>
          <table:table-cell table:style-name="ce31" table:formula="of:=0.071*[.C16]" office:value-type="float" office:value="5.1759" calcext:value-type="float">
            <text:p>5.2</text:p>
          </table:table-cell>
          <table:table-cell table:style-name="ce31" table:formula="of:=[.F16]" office:value-type="float" office:value="5.1759" calcext:value-type="float">
            <text:p>5.2</text:p>
          </table:table-cell>
          <table:table-cell table:style-name="ce21" table:number-columns-repeated="3"/>
          <table:table-cell table:number-columns-repeated="3"/>
          <table:table-cell table:style-name="ce36" table:formula="of:=[.A16]*[.A16]*0.000001" office:value-type="float" office:value="1.0688251456" calcext:value-type="float">
            <text:p>1.0688</text:p>
          </table:table-cell>
          <table:table-cell table:style-name="ce36" table:formula="of:=[.C16]" office:value-type="float" office:value="72.9" calcext:value-type="float">
            <text:p>72.9000</text:p>
          </table:table-cell>
          <table:table-cell table:style-name="ce36" table:formula="of:=SQRT([.D16]*[.E16]+[.F16]*[.G16])" office:value-type="float" office:value="5.9329538014382" calcext:value-type="float">
            <text:p>5.9330</text:p>
          </table:table-cell>
          <table:table-cell table:style-name="ce36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office:value-type="float" office:value="1039.59" calcext:value-type="float">
            <text:p>1039.59</text:p>
          </table:table-cell>
          <table:table-cell table:style-name="ce20" table:formula="of:=[.A17]" office:value-type="float" office:value="1039.59" calcext:value-type="float">
            <text:p>1039.59</text:p>
          </table:table-cell>
          <table:table-cell table:style-name="ce28" office:value-type="float" office:value="47.4" calcext:value-type="float">
            <text:p>47.4</text:p>
          </table:table-cell>
          <table:table-cell table:style-name="ce28" office:value-type="float" office:value="2" calcext:value-type="float">
            <text:p>2.0</text:p>
          </table:table-cell>
          <table:table-cell table:style-name="ce31" table:formula="of:=[.D17]" office:value-type="float" office:value="2" calcext:value-type="float">
            <text:p>2.0</text:p>
          </table:table-cell>
          <table:table-cell table:style-name="ce31" table:formula="of:=0.071*[.C17]" office:value-type="float" office:value="3.3654" calcext:value-type="float">
            <text:p>3.4</text:p>
          </table:table-cell>
          <table:table-cell table:style-name="ce31" table:formula="of:=[.F17]" office:value-type="float" office:value="3.3654" calcext:value-type="float">
            <text:p>3.4</text:p>
          </table:table-cell>
          <table:table-cell table:style-name="ce21" table:number-columns-repeated="3"/>
          <table:table-cell table:number-columns-repeated="3"/>
          <table:table-cell table:style-name="ce36" table:formula="of:=[.A17]*[.A17]*0.000001" office:value-type="float" office:value="1.0807473681" calcext:value-type="float">
            <text:p>1.0807</text:p>
          </table:table-cell>
          <table:table-cell table:style-name="ce36" table:formula="of:=[.C17]" office:value-type="float" office:value="47.4" calcext:value-type="float">
            <text:p>47.4000</text:p>
          </table:table-cell>
          <table:table-cell table:style-name="ce36" table:formula="of:=SQRT([.D17]*[.E17]+[.F17]*[.G17])" office:value-type="float" office:value="3.91483296706258" calcext:value-type="float">
            <text:p>3.9148</text:p>
          </table:table-cell>
          <table:table-cell table:style-name="ce36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office:value-type="float" office:value="1049.81" calcext:value-type="float">
            <text:p>1049.81</text:p>
          </table:table-cell>
          <table:table-cell table:style-name="ce20" table:formula="of:=[.A18]" office:value-type="float" office:value="1049.81" calcext:value-type="float">
            <text:p>1049.81</text:p>
          </table:table-cell>
          <table:table-cell table:style-name="ce28" office:value-type="float" office:value="29" calcext:value-type="float">
            <text:p>29.0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18]" office:value-type="float" office:value="1.5" calcext:value-type="float">
            <text:p>1.5</text:p>
          </table:table-cell>
          <table:table-cell table:style-name="ce31" table:formula="of:=0.071*[.C18]" office:value-type="float" office:value="2.059" calcext:value-type="float">
            <text:p>2.1</text:p>
          </table:table-cell>
          <table:table-cell table:style-name="ce31" table:formula="of:=[.F18]" office:value-type="float" office:value="2.059" calcext:value-type="float">
            <text:p>2.1</text:p>
          </table:table-cell>
          <table:table-cell table:style-name="ce21" table:number-columns-repeated="3"/>
          <table:table-cell table:number-columns-repeated="3"/>
          <table:table-cell table:style-name="ce36" table:formula="of:=[.A18]*[.A18]*0.000001" office:value-type="float" office:value="1.1021010361" calcext:value-type="float">
            <text:p>1.1021</text:p>
          </table:table-cell>
          <table:table-cell table:style-name="ce36" table:formula="of:=[.C18]" office:value-type="float" office:value="29" calcext:value-type="float">
            <text:p>29.0000</text:p>
          </table:table-cell>
          <table:table-cell table:style-name="ce36" table:formula="of:=SQRT([.D18]*[.E18]+[.F18]*[.G18])" office:value-type="float" office:value="2.54744597587466" calcext:value-type="float">
            <text:p>2.5474</text:p>
          </table:table-cell>
          <table:table-cell table:style-name="ce36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office:value-type="float" office:value="1059.66" calcext:value-type="float">
            <text:p>1059.66</text:p>
          </table:table-cell>
          <table:table-cell table:style-name="ce20" table:formula="of:=[.A19]" office:value-type="float" office:value="1059.66" calcext:value-type="float">
            <text:p>1059.66</text:p>
          </table:table-cell>
          <table:table-cell table:style-name="ce28" office:value-type="float" office:value="18.6" calcext:value-type="float">
            <text:p>18.6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D19]" office:value-type="float" office:value="1.2" calcext:value-type="float">
            <text:p>1.2</text:p>
          </table:table-cell>
          <table:table-cell table:style-name="ce31" table:formula="of:=0.071*[.C19]" office:value-type="float" office:value="1.3206" calcext:value-type="float">
            <text:p>1.3</text:p>
          </table:table-cell>
          <table:table-cell table:style-name="ce31" table:formula="of:=[.F19]" office:value-type="float" office:value="1.3206" calcext:value-type="float">
            <text:p>1.3</text:p>
          </table:table-cell>
          <table:table-cell table:style-name="ce21" table:number-columns-repeated="3"/>
          <table:table-cell table:number-columns-repeated="3"/>
          <table:table-cell table:style-name="ce36" table:formula="of:=[.A19]*[.A19]*0.000001" office:value-type="float" office:value="1.1228793156" calcext:value-type="float">
            <text:p>1.1229</text:p>
          </table:table-cell>
          <table:table-cell table:style-name="ce36" table:formula="of:=[.C19]" office:value-type="float" office:value="18.6" calcext:value-type="float">
            <text:p>18.6000</text:p>
          </table:table-cell>
          <table:table-cell table:style-name="ce36" table:formula="of:=SQRT([.D19]*[.E19]+[.F19]*[.G19])" office:value-type="float" office:value="1.78437225936742" calcext:value-type="float">
            <text:p>1.7844</text:p>
          </table:table-cell>
          <table:table-cell table:style-name="ce36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office:value-type="float" office:value="1010.34" calcext:value-type="float">
            <text:p>1010.34</text:p>
          </table:table-cell>
          <table:table-cell table:style-name="ce20" table:formula="of:=[.A20]" office:value-type="float" office:value="1010.34" calcext:value-type="float">
            <text:p>1010.34</text:p>
          </table:table-cell>
          <table:table-cell table:style-name="ce28" office:value-type="float" office:value="38.7" calcext:value-type="float">
            <text:p>38.7</text:p>
          </table:table-cell>
          <table:table-cell table:style-name="ce28" office:value-type="float" office:value="12.8" calcext:value-type="float">
            <text:p>12.8</text:p>
          </table:table-cell>
          <table:table-cell table:style-name="ce31" table:formula="of:=[.D20]" office:value-type="float" office:value="12.8" calcext:value-type="float">
            <text:p>12.8</text:p>
          </table:table-cell>
          <table:table-cell table:style-name="ce31" table:formula="of:=0.071*[.C20]" office:value-type="float" office:value="2.7477" calcext:value-type="float">
            <text:p>2.7</text:p>
          </table:table-cell>
          <table:table-cell table:style-name="ce31" table:formula="of:=[.F20]" office:value-type="float" office:value="2.7477" calcext:value-type="float">
            <text:p>2.7</text:p>
          </table:table-cell>
          <table:table-cell table:style-name="ce21" table:number-columns-repeated="3"/>
          <table:table-cell table:number-columns-repeated="3"/>
          <table:table-cell table:style-name="ce36" table:formula="of:=[.A20]*[.A20]*0.000001" office:value-type="float" office:value="1.0207869156" calcext:value-type="float">
            <text:p>1.0208</text:p>
          </table:table-cell>
          <table:table-cell table:style-name="ce36" table:formula="of:=[.C20]" office:value-type="float" office:value="38.7" calcext:value-type="float">
            <text:p>38.7000</text:p>
          </table:table-cell>
          <table:table-cell table:style-name="ce36" table:formula="of:=SQRT([.D20]*[.E20]+[.F20]*[.G20])" office:value-type="float" office:value="13.0915948337091" calcext:value-type="float">
            <text:p>13.0916</text:p>
          </table:table-cell>
          <table:table-cell table:style-name="ce36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office:value-type="float" office:value="1015.43" calcext:value-type="float">
            <text:p>1015.43</text:p>
          </table:table-cell>
          <table:table-cell table:style-name="ce20" table:formula="of:=[.A21]" office:value-type="float" office:value="1015.43" calcext:value-type="float">
            <text:p>1015.43</text:p>
          </table:table-cell>
          <table:table-cell table:style-name="ce28" office:value-type="float" office:value="354.2" calcext:value-type="float">
            <text:p>354.2</text:p>
          </table:table-cell>
          <table:table-cell table:style-name="ce28" office:value-type="float" office:value="17.2" calcext:value-type="float">
            <text:p>17.2</text:p>
          </table:table-cell>
          <table:table-cell table:style-name="ce31" table:formula="of:=[.D21]" office:value-type="float" office:value="17.2" calcext:value-type="float">
            <text:p>17.2</text:p>
          </table:table-cell>
          <table:table-cell table:style-name="ce31" table:formula="of:=0.071*[.C21]" office:value-type="float" office:value="25.1482" calcext:value-type="float">
            <text:p>25.1</text:p>
          </table:table-cell>
          <table:table-cell table:style-name="ce31" table:formula="of:=[.F21]" office:value-type="float" office:value="25.1482" calcext:value-type="float">
            <text:p>25.1</text:p>
          </table:table-cell>
          <table:table-cell table:style-name="ce21" table:number-columns-repeated="3"/>
          <table:table-cell table:number-columns-repeated="3"/>
          <table:table-cell table:style-name="ce36" table:formula="of:=[.A21]*[.A21]*0.000001" office:value-type="float" office:value="1.0310980849" calcext:value-type="float">
            <text:p>1.0311</text:p>
          </table:table-cell>
          <table:table-cell table:style-name="ce36" table:formula="of:=[.C21]" office:value-type="float" office:value="354.2" calcext:value-type="float">
            <text:p>354.2000</text:p>
          </table:table-cell>
          <table:table-cell table:style-name="ce36" table:formula="of:=SQRT([.D21]*[.E21]+[.F21]*[.G21])" office:value-type="float" office:value="30.467555911822" calcext:value-type="float">
            <text:p>30.4676</text:p>
          </table:table-cell>
          <table:table-cell table:style-name="ce36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office:value-type="float" office:value="1016.78" calcext:value-type="float">
            <text:p>1016.78</text:p>
          </table:table-cell>
          <table:table-cell table:style-name="ce20" table:formula="of:=[.A22]" office:value-type="float" office:value="1016.78" calcext:value-type="float">
            <text:p>1016.78</text:p>
          </table:table-cell>
          <table:table-cell table:style-name="ce28" office:value-type="float" office:value="734.7" calcext:value-type="float">
            <text:p>734.7</text:p>
          </table:table-cell>
          <table:table-cell table:style-name="ce28" office:value-type="float" office:value="34.2" calcext:value-type="float">
            <text:p>34.2</text:p>
          </table:table-cell>
          <table:table-cell table:style-name="ce31" table:formula="of:=[.D22]" office:value-type="float" office:value="34.2" calcext:value-type="float">
            <text:p>34.2</text:p>
          </table:table-cell>
          <table:table-cell table:style-name="ce31" table:formula="of:=0.071*[.C22]" office:value-type="float" office:value="52.1637" calcext:value-type="float">
            <text:p>52.2</text:p>
          </table:table-cell>
          <table:table-cell table:style-name="ce31" table:formula="of:=[.F22]" office:value-type="float" office:value="52.1637" calcext:value-type="float">
            <text:p>52.2</text:p>
          </table:table-cell>
          <table:table-cell table:style-name="ce21" table:number-columns-repeated="3"/>
          <table:table-cell table:number-columns-repeated="3"/>
          <table:table-cell table:style-name="ce36" table:formula="of:=[.A22]*[.A22]*0.000001" office:value-type="float" office:value="1.0338415684" calcext:value-type="float">
            <text:p>1.0338</text:p>
          </table:table-cell>
          <table:table-cell table:style-name="ce36" table:formula="of:=[.C22]" office:value-type="float" office:value="734.7" calcext:value-type="float">
            <text:p>734.7000</text:p>
          </table:table-cell>
          <table:table-cell table:style-name="ce36" table:formula="of:=SQRT([.D22]*[.E22]+[.F22]*[.G22])" office:value-type="float" office:value="62.3754085973791" calcext:value-type="float">
            <text:p>62.3754</text:p>
          </table:table-cell>
          <table:table-cell table:style-name="ce36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office:value-type="float" office:value="1017.72" calcext:value-type="float">
            <text:p>1017.72</text:p>
          </table:table-cell>
          <table:table-cell table:style-name="ce20" table:formula="of:=[.A23]" office:value-type="float" office:value="1017.72" calcext:value-type="float">
            <text:p>1017.72</text:p>
          </table:table-cell>
          <table:table-cell table:style-name="ce28" office:value-type="float" office:value="1181.8" calcext:value-type="float">
            <text:p>1181.8</text:p>
          </table:table-cell>
          <table:table-cell table:style-name="ce28" office:value-type="float" office:value="54.7" calcext:value-type="float">
            <text:p>54.7</text:p>
          </table:table-cell>
          <table:table-cell table:style-name="ce31" table:formula="of:=[.D23]" office:value-type="float" office:value="54.7" calcext:value-type="float">
            <text:p>54.7</text:p>
          </table:table-cell>
          <table:table-cell table:style-name="ce31" table:formula="of:=0.071*[.C23]" office:value-type="float" office:value="83.9078" calcext:value-type="float">
            <text:p>83.9</text:p>
          </table:table-cell>
          <table:table-cell table:style-name="ce31" table:formula="of:=[.F23]" office:value-type="float" office:value="83.9078" calcext:value-type="float">
            <text:p>83.9</text:p>
          </table:table-cell>
          <table:table-cell table:style-name="ce21" table:number-columns-repeated="3"/>
          <table:table-cell table:number-columns-repeated="3"/>
          <table:table-cell table:style-name="ce36" table:formula="of:=[.A23]*[.A23]*0.000001" office:value-type="float" office:value="1.0357539984" calcext:value-type="float">
            <text:p>1.0358</text:p>
          </table:table-cell>
          <table:table-cell table:style-name="ce36" table:formula="of:=[.C23]" office:value-type="float" office:value="1181.8" calcext:value-type="float">
            <text:p>1181.8000</text:p>
          </table:table-cell>
          <table:table-cell table:style-name="ce36" table:formula="of:=SQRT([.D23]*[.E23]+[.F23]*[.G23])" office:value-type="float" office:value="100.162911802922" calcext:value-type="float">
            <text:p>100.1629</text:p>
          </table:table-cell>
          <table:table-cell table:style-name="ce36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office:value-type="float" office:value="1018.62" calcext:value-type="float">
            <text:p>1018.62</text:p>
          </table:table-cell>
          <table:table-cell table:style-name="ce20" table:formula="of:=[.A24]" office:value-type="float" office:value="1018.62" calcext:value-type="float">
            <text:p>1018.62</text:p>
          </table:table-cell>
          <table:table-cell table:style-name="ce28" office:value-type="float" office:value="1726.7" calcext:value-type="float">
            <text:p>1726.7</text:p>
          </table:table-cell>
          <table:table-cell table:style-name="ce28" office:value-type="float" office:value="65.8" calcext:value-type="float">
            <text:p>65.8</text:p>
          </table:table-cell>
          <table:table-cell table:style-name="ce31" table:formula="of:=[.D24]" office:value-type="float" office:value="65.8" calcext:value-type="float">
            <text:p>65.8</text:p>
          </table:table-cell>
          <table:table-cell table:style-name="ce31" table:formula="of:=0.071*[.C24]" office:value-type="float" office:value="122.5957" calcext:value-type="float">
            <text:p>122.6</text:p>
          </table:table-cell>
          <table:table-cell table:style-name="ce31" table:formula="of:=[.F24]" office:value-type="float" office:value="122.5957" calcext:value-type="float">
            <text:p>122.6</text:p>
          </table:table-cell>
          <table:table-cell table:style-name="ce21" table:number-columns-repeated="3"/>
          <table:table-cell table:number-columns-repeated="3"/>
          <table:table-cell table:style-name="ce36" table:formula="of:=[.A24]*[.A24]*0.000001" office:value-type="float" office:value="1.0375867044" calcext:value-type="float">
            <text:p>1.0376</text:p>
          </table:table-cell>
          <table:table-cell table:style-name="ce36" table:formula="of:=[.C24]" office:value-type="float" office:value="1726.7" calcext:value-type="float">
            <text:p>1726.7000</text:p>
          </table:table-cell>
          <table:table-cell table:style-name="ce36" table:formula="of:=SQRT([.D24]*[.E24]+[.F24]*[.G24])" office:value-type="float" office:value="139.137865653064" calcext:value-type="float">
            <text:p>139.1379</text:p>
          </table:table-cell>
          <table:table-cell table:style-name="ce36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office:value-type="float" office:value="1019.51" calcext:value-type="float">
            <text:p>1019.51</text:p>
          </table:table-cell>
          <table:table-cell table:style-name="ce20" table:formula="of:=[.A25]" office:value-type="float" office:value="1019.51" calcext:value-type="float">
            <text:p>1019.51</text:p>
          </table:table-cell>
          <table:table-cell table:style-name="ce28" office:value-type="float" office:value="1946.2" calcext:value-type="float">
            <text:p>1946.2</text:p>
          </table:table-cell>
          <table:table-cell table:style-name="ce28" office:value-type="float" office:value="56.7" calcext:value-type="float">
            <text:p>56.7</text:p>
          </table:table-cell>
          <table:table-cell table:style-name="ce31" table:formula="of:=[.D25]" office:value-type="float" office:value="56.7" calcext:value-type="float">
            <text:p>56.7</text:p>
          </table:table-cell>
          <table:table-cell table:style-name="ce31" table:formula="of:=0.071*[.C25]" office:value-type="float" office:value="138.1802" calcext:value-type="float">
            <text:p>138.2</text:p>
          </table:table-cell>
          <table:table-cell table:style-name="ce31" table:formula="of:=[.F25]" office:value-type="float" office:value="138.1802" calcext:value-type="float">
            <text:p>138.2</text:p>
          </table:table-cell>
          <table:table-cell table:style-name="ce21" table:number-columns-repeated="3"/>
          <table:table-cell table:number-columns-repeated="3"/>
          <table:table-cell table:style-name="ce36" table:formula="of:=[.A25]*[.A25]*0.000001" office:value-type="float" office:value="1.0394006401" calcext:value-type="float">
            <text:p>1.0394</text:p>
          </table:table-cell>
          <table:table-cell table:style-name="ce36" table:formula="of:=[.C25]" office:value-type="float" office:value="1946.2" calcext:value-type="float">
            <text:p>1946.2000</text:p>
          </table:table-cell>
          <table:table-cell table:style-name="ce36" table:formula="of:=SQRT([.D25]*[.E25]+[.F25]*[.G25])" office:value-type="float" office:value="149.360830447745" calcext:value-type="float">
            <text:p>149.3608</text:p>
          </table:table-cell>
          <table:table-cell table:style-name="ce36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office:value-type="float" office:value="1020.43" calcext:value-type="float">
            <text:p>1020.43</text:p>
          </table:table-cell>
          <table:table-cell table:style-name="ce20" table:formula="of:=[.A26]" office:value-type="float" office:value="1020.43" calcext:value-type="float">
            <text:p>1020.43</text:p>
          </table:table-cell>
          <table:table-cell table:style-name="ce28" office:value-type="float" office:value="1639.6" calcext:value-type="float">
            <text:p>1639.6</text:p>
          </table:table-cell>
          <table:table-cell table:style-name="ce28" office:value-type="float" office:value="56.8" calcext:value-type="float">
            <text:p>56.8</text:p>
          </table:table-cell>
          <table:table-cell table:style-name="ce31" table:formula="of:=[.D26]" office:value-type="float" office:value="56.8" calcext:value-type="float">
            <text:p>56.8</text:p>
          </table:table-cell>
          <table:table-cell table:style-name="ce31" table:formula="of:=0.071*[.C26]" office:value-type="float" office:value="116.4116" calcext:value-type="float">
            <text:p>116.4</text:p>
          </table:table-cell>
          <table:table-cell table:style-name="ce31" table:formula="of:=[.F26]" office:value-type="float" office:value="116.4116" calcext:value-type="float">
            <text:p>116.4</text:p>
          </table:table-cell>
          <table:table-cell table:style-name="ce21" table:number-columns-repeated="3"/>
          <table:table-cell table:number-columns-repeated="3"/>
          <table:table-cell table:style-name="ce36" table:formula="of:=[.A26]*[.A26]*0.000001" office:value-type="float" office:value="1.0412773849" calcext:value-type="float">
            <text:p>1.0413</text:p>
          </table:table-cell>
          <table:table-cell table:style-name="ce36" table:formula="of:=[.C26]" office:value-type="float" office:value="1639.6" calcext:value-type="float">
            <text:p>1639.6000</text:p>
          </table:table-cell>
          <table:table-cell table:style-name="ce36" table:formula="of:=SQRT([.D26]*[.E26]+[.F26]*[.G26])" office:value-type="float" office:value="129.529535684183" calcext:value-type="float">
            <text:p>129.5295</text:p>
          </table:table-cell>
          <table:table-cell table:style-name="ce36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office:value-type="float" office:value="1021.41" calcext:value-type="float">
            <text:p>1021.41</text:p>
          </table:table-cell>
          <table:table-cell table:style-name="ce20" table:formula="of:=[.A27]" office:value-type="float" office:value="1021.41" calcext:value-type="float">
            <text:p>1021.41</text:p>
          </table:table-cell>
          <table:table-cell table:style-name="ce28" office:value-type="float" office:value="1087.2" calcext:value-type="float">
            <text:p>1087.2</text:p>
          </table:table-cell>
          <table:table-cell table:style-name="ce28" office:value-type="float" office:value="42.2" calcext:value-type="float">
            <text:p>42.2</text:p>
          </table:table-cell>
          <table:table-cell table:style-name="ce31" table:formula="of:=[.D27]" office:value-type="float" office:value="42.2" calcext:value-type="float">
            <text:p>42.2</text:p>
          </table:table-cell>
          <table:table-cell table:style-name="ce31" table:formula="of:=0.071*[.C27]" office:value-type="float" office:value="77.1912" calcext:value-type="float">
            <text:p>77.2</text:p>
          </table:table-cell>
          <table:table-cell table:style-name="ce31" table:formula="of:=[.F27]" office:value-type="float" office:value="77.1912" calcext:value-type="float">
            <text:p>77.2</text:p>
          </table:table-cell>
          <table:table-cell table:style-name="ce21" table:number-columns-repeated="3"/>
          <table:table-cell table:number-columns-repeated="3"/>
          <table:table-cell table:style-name="ce36" table:formula="of:=[.A27]*[.A27]*0.000001" office:value-type="float" office:value="1.0432783881" calcext:value-type="float">
            <text:p>1.0433</text:p>
          </table:table-cell>
          <table:table-cell table:style-name="ce36" table:formula="of:=[.C27]" office:value-type="float" office:value="1087.2" calcext:value-type="float">
            <text:p>1087.2000</text:p>
          </table:table-cell>
          <table:table-cell table:style-name="ce36" table:formula="of:=SQRT([.D27]*[.E27]+[.F27]*[.G27])" office:value-type="float" office:value="87.9734127872734" calcext:value-type="float">
            <text:p>87.9734</text:p>
          </table:table-cell>
          <table:table-cell table:style-name="ce36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office:value-type="float" office:value="1022.32" calcext:value-type="float">
            <text:p>1022.32</text:p>
          </table:table-cell>
          <table:table-cell table:style-name="ce20" table:formula="of:=[.A28]" office:value-type="float" office:value="1022.32" calcext:value-type="float">
            <text:p>1022.32</text:p>
          </table:table-cell>
          <table:table-cell table:style-name="ce28" office:value-type="float" office:value="672.9" calcext:value-type="float">
            <text:p>672.9</text:p>
          </table:table-cell>
          <table:table-cell table:style-name="ce28" office:value-type="float" office:value="29.8" calcext:value-type="float">
            <text:p>29.8</text:p>
          </table:table-cell>
          <table:table-cell table:style-name="ce31" table:formula="of:=[.D28]" office:value-type="float" office:value="29.8" calcext:value-type="float">
            <text:p>29.8</text:p>
          </table:table-cell>
          <table:table-cell table:style-name="ce31" table:formula="of:=0.071*[.C28]" office:value-type="float" office:value="47.7759" calcext:value-type="float">
            <text:p>47.8</text:p>
          </table:table-cell>
          <table:table-cell table:style-name="ce31" table:formula="of:=[.F28]" office:value-type="float" office:value="47.7759" calcext:value-type="float">
            <text:p>47.8</text:p>
          </table:table-cell>
          <table:table-cell table:style-name="ce21" table:number-columns-repeated="3"/>
          <table:table-cell table:number-columns-repeated="3"/>
          <table:table-cell table:style-name="ce36" table:formula="of:=[.A28]*[.A28]*0.000001" office:value-type="float" office:value="1.0451381824" calcext:value-type="float">
            <text:p>1.0451</text:p>
          </table:table-cell>
          <table:table-cell table:style-name="ce36" table:formula="of:=[.C28]" office:value-type="float" office:value="672.9" calcext:value-type="float">
            <text:p>672.9000</text:p>
          </table:table-cell>
          <table:table-cell table:style-name="ce36" table:formula="of:=SQRT([.D28]*[.E28]+[.F28]*[.G28])" office:value-type="float" office:value="56.3078735241352" calcext:value-type="float">
            <text:p>56.3079</text:p>
          </table:table-cell>
          <table:table-cell table:style-name="ce36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office:value-type="float" office:value="1027.52" calcext:value-type="float">
            <text:p>1027.52</text:p>
          </table:table-cell>
          <table:table-cell table:style-name="ce20" table:formula="of:=[.A29]" office:value-type="float" office:value="1027.52" calcext:value-type="float">
            <text:p>1027.52</text:p>
          </table:table-cell>
          <table:table-cell table:style-name="ce28" office:value-type="float" office:value="179.6" calcext:value-type="float">
            <text:p>179.6</text:p>
          </table:table-cell>
          <table:table-cell table:style-name="ce28" office:value-type="float" office:value="6.9" calcext:value-type="float">
            <text:p>6.9</text:p>
          </table:table-cell>
          <table:table-cell table:style-name="ce31" table:formula="of:=[.D29]" office:value-type="float" office:value="6.9" calcext:value-type="float">
            <text:p>6.9</text:p>
          </table:table-cell>
          <table:table-cell table:style-name="ce31" table:formula="of:=0.071*[.C29]" office:value-type="float" office:value="12.7516" calcext:value-type="float">
            <text:p>12.8</text:p>
          </table:table-cell>
          <table:table-cell table:style-name="ce31" table:formula="of:=[.F29]" office:value-type="float" office:value="12.7516" calcext:value-type="float">
            <text:p>12.8</text:p>
          </table:table-cell>
          <table:table-cell table:style-name="ce21" table:number-columns-repeated="3"/>
          <table:table-cell table:number-columns-repeated="3"/>
          <table:table-cell table:style-name="ce36" table:formula="of:=[.A29]*[.A29]*0.000001" office:value-type="float" office:value="1.0557973504" calcext:value-type="float">
            <text:p>1.0558</text:p>
          </table:table-cell>
          <table:table-cell table:style-name="ce36" table:formula="of:=[.C29]" office:value-type="float" office:value="179.6" calcext:value-type="float">
            <text:p>179.6000</text:p>
          </table:table-cell>
          <table:table-cell table:style-name="ce36" table:formula="of:=SQRT([.D29]*[.E29]+[.F29]*[.G29])" office:value-type="float" office:value="14.4987345158121" calcext:value-type="float">
            <text:p>14.4987</text:p>
          </table:table-cell>
          <table:table-cell table:style-name="ce36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office:value-type="float" office:value="1033.58" calcext:value-type="float">
            <text:p>1033.58</text:p>
          </table:table-cell>
          <table:table-cell table:style-name="ce20" table:formula="of:=[.A30]" office:value-type="float" office:value="1033.58" calcext:value-type="float">
            <text:p>1033.58</text:p>
          </table:table-cell>
          <table:table-cell table:style-name="ce28" office:value-type="float" office:value="79.9" calcext:value-type="float">
            <text:p>79.9</text:p>
          </table:table-cell>
          <table:table-cell table:style-name="ce28" office:value-type="float" office:value="2.9" calcext:value-type="float">
            <text:p>2.9</text:p>
          </table:table-cell>
          <table:table-cell table:style-name="ce31" table:formula="of:=[.D30]" office:value-type="float" office:value="2.9" calcext:value-type="float">
            <text:p>2.9</text:p>
          </table:table-cell>
          <table:table-cell table:style-name="ce31" table:formula="of:=0.071*[.C30]" office:value-type="float" office:value="5.6729" calcext:value-type="float">
            <text:p>5.7</text:p>
          </table:table-cell>
          <table:table-cell table:style-name="ce31" table:formula="of:=[.F30]" office:value-type="float" office:value="5.6729" calcext:value-type="float">
            <text:p>5.7</text:p>
          </table:table-cell>
          <table:table-cell table:style-name="ce21" table:number-columns-repeated="3"/>
          <table:table-cell table:number-columns-repeated="3"/>
          <table:table-cell table:style-name="ce36" table:formula="of:=[.A30]*[.A30]*0.000001" office:value-type="float" office:value="1.0682876164" calcext:value-type="float">
            <text:p>1.0683</text:p>
          </table:table-cell>
          <table:table-cell table:style-name="ce36" table:formula="of:=[.C30]" office:value-type="float" office:value="79.9" calcext:value-type="float">
            <text:p>79.9000</text:p>
          </table:table-cell>
          <table:table-cell table:style-name="ce36" table:formula="of:=SQRT([.D30]*[.E30]+[.F30]*[.G30])" office:value-type="float" office:value="6.37116899870032" calcext:value-type="float">
            <text:p>6.3712</text:p>
          </table:table-cell>
          <table:table-cell table:style-name="ce36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office:value-type="float" office:value="1039.64" calcext:value-type="float">
            <text:p>1039.64</text:p>
          </table:table-cell>
          <table:table-cell table:style-name="ce20" table:formula="of:=[.A31]" office:value-type="float" office:value="1039.64" calcext:value-type="float">
            <text:p>1039.64</text:p>
          </table:table-cell>
          <table:table-cell table:style-name="ce28" office:value-type="float" office:value="48.7" calcext:value-type="float">
            <text:p>48.7</text:p>
          </table:table-cell>
          <table:table-cell table:style-name="ce28" office:value-type="float" office:value="1.9" calcext:value-type="float">
            <text:p>1.9</text:p>
          </table:table-cell>
          <table:table-cell table:style-name="ce31" table:formula="of:=[.D31]" office:value-type="float" office:value="1.9" calcext:value-type="float">
            <text:p>1.9</text:p>
          </table:table-cell>
          <table:table-cell table:style-name="ce31" table:formula="of:=0.071*[.C31]" office:value-type="float" office:value="3.4577" calcext:value-type="float">
            <text:p>3.5</text:p>
          </table:table-cell>
          <table:table-cell table:style-name="ce31" table:formula="of:=[.F31]" office:value-type="float" office:value="3.4577" calcext:value-type="float">
            <text:p>3.5</text:p>
          </table:table-cell>
          <table:table-cell table:style-name="ce21" table:number-columns-repeated="3"/>
          <table:table-cell table:number-columns-repeated="3"/>
          <table:table-cell table:style-name="ce36" table:formula="of:=[.A31]*[.A31]*0.000001" office:value-type="float" office:value="1.0808513296" calcext:value-type="float">
            <text:p>1.0809</text:p>
          </table:table-cell>
          <table:table-cell table:style-name="ce36" table:formula="of:=[.C31]" office:value-type="float" office:value="48.7" calcext:value-type="float">
            <text:p>48.7000</text:p>
          </table:table-cell>
          <table:table-cell table:style-name="ce36" table:formula="of:=SQRT([.D31]*[.E31]+[.F31]*[.G31])" office:value-type="float" office:value="3.94533766489004" calcext:value-type="float">
            <text:p>3.9453</text:p>
          </table:table-cell>
          <table:table-cell table:style-name="ce36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office:value-type="float" office:value="1049.6" calcext:value-type="float">
            <text:p>1049.60</text:p>
          </table:table-cell>
          <table:table-cell table:style-name="ce20" table:formula="of:=[.A32]" office:value-type="float" office:value="1049.6" calcext:value-type="float">
            <text:p>1049.60</text:p>
          </table:table-cell>
          <table:table-cell table:style-name="ce28" office:value-type="float" office:value="31.2" calcext:value-type="float">
            <text:p>31.2</text:p>
          </table:table-cell>
          <table:table-cell table:style-name="ce28" office:value-type="float" office:value="1.5" calcext:value-type="float">
            <text:p>1.5</text:p>
          </table:table-cell>
          <table:table-cell table:style-name="ce31" table:formula="of:=[.D32]" office:value-type="float" office:value="1.5" calcext:value-type="float">
            <text:p>1.5</text:p>
          </table:table-cell>
          <table:table-cell table:style-name="ce31" table:formula="of:=0.071*[.C32]" office:value-type="float" office:value="2.2152" calcext:value-type="float">
            <text:p>2.2</text:p>
          </table:table-cell>
          <table:table-cell table:style-name="ce31" table:formula="of:=[.F32]" office:value-type="float" office:value="2.2152" calcext:value-type="float">
            <text:p>2.2</text:p>
          </table:table-cell>
          <table:table-cell table:style-name="ce21" table:number-columns-repeated="3"/>
          <table:table-cell table:number-columns-repeated="3"/>
          <table:table-cell table:style-name="ce36" table:formula="of:=[.A32]*[.A32]*0.000001" office:value-type="float" office:value="1.10166016" calcext:value-type="float">
            <text:p>1.1017</text:p>
          </table:table-cell>
          <table:table-cell table:style-name="ce36" table:formula="of:=[.C32]" office:value-type="float" office:value="31.2" calcext:value-type="float">
            <text:p>31.2000</text:p>
          </table:table-cell>
          <table:table-cell table:style-name="ce36" table:formula="of:=SQRT([.D32]*[.E32]+[.F32]*[.G32])" office:value-type="float" office:value="2.67527775006634" calcext:value-type="float">
            <text:p>2.6753</text:p>
          </table:table-cell>
          <table:table-cell table:style-name="ce36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office:value-type="float" office:value="1059.52" calcext:value-type="float">
            <text:p>1059.52</text:p>
          </table:table-cell>
          <table:table-cell table:style-name="ce20" table:formula="of:=[.A33]" office:value-type="float" office:value="1059.52" calcext:value-type="float">
            <text:p>1059.52</text:p>
          </table:table-cell>
          <table:table-cell table:style-name="ce28" office:value-type="float" office:value="20.9" calcext:value-type="float">
            <text:p>20.9</text:p>
          </table:table-cell>
          <table:table-cell table:style-name="ce28" office:value-type="float" office:value="1.2" calcext:value-type="float">
            <text:p>1.2</text:p>
          </table:table-cell>
          <table:table-cell table:style-name="ce31" table:formula="of:=[.D33]" office:value-type="float" office:value="1.2" calcext:value-type="float">
            <text:p>1.2</text:p>
          </table:table-cell>
          <table:table-cell table:style-name="ce31" table:formula="of:=0.071*[.C33]" office:value-type="float" office:value="1.4839" calcext:value-type="float">
            <text:p>1.5</text:p>
          </table:table-cell>
          <table:table-cell table:style-name="ce31" table:formula="of:=[.F33]" office:value-type="float" office:value="1.4839" calcext:value-type="float">
            <text:p>1.5</text:p>
          </table:table-cell>
          <table:table-cell table:style-name="ce21" table:number-columns-repeated="3"/>
          <table:table-cell table:number-columns-repeated="3"/>
          <table:table-cell table:style-name="ce36" table:formula="of:=[.A33]*[.A33]*0.000001" office:value-type="float" office:value="1.1225826304" calcext:value-type="float">
            <text:p>1.1226</text:p>
          </table:table-cell>
          <table:table-cell table:style-name="ce36" table:formula="of:=[.C33]" office:value-type="float" office:value="20.9" calcext:value-type="float">
            <text:p>20.9000</text:p>
          </table:table-cell>
          <table:table-cell table:style-name="ce36" table:formula="of:=SQRT([.D33]*[.E33]+[.F33]*[.G33])" office:value-type="float" office:value="1.90839178629547" calcext:value-type="float">
            <text:p>1.9084</text:p>
          </table:table-cell>
          <table:table-cell table:style-name="ce36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7"/>
        </table:table-row>
        <table:table-row table:style-name="ro4" table:number-rows-repeated="1048541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7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80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23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3" table:number-columns-repeated="1009"/>
        </table:table-row>
        <table:table-row table:style-name="ro3">
          <table:table-cell table:style-name="ce8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23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3" table:number-columns-repeated="1009"/>
        </table:table-row>
        <table:table-row table:style-name="ro3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99"/>
          <table:table-cell table:number-columns-repeated="9"/>
          <table:table-cell table:style-name="ce23" table:number-columns-repeated="1002"/>
        </table:table-row>
        <table:table-row table:style-name="ro3">
          <table:table-cell table:style-name="ce53" office:value-type="string" calcext:value-type="string">
            <text:p>x</text:p>
          </table:table-cell>
          <table:table-cell table:style-name="ce9" office:value-type="string" calcext:value-type="string">
            <text:p>dx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 [nb]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3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style-name="ce23" table:number-columns-repeated="1002"/>
        </table:table-row>
        <table:table-row table:style-name="ro4">
          <table:table-cell table:style-name="ce54" office:value-type="float" office:value="993.956" calcext:value-type="float">
            <text:p>993.956</text:p>
          </table:table-cell>
          <table:table-cell table:style-name="ce61" office:value-type="float" office:value="0.6" calcext:value-type="float">
            <text:p>0.600</text:p>
          </table:table-cell>
          <table:table-cell table:style-name="ce10" office:value-type="string" calcext:value-type="string">
            <text:p>–</text:p>
          </table:table-cell>
          <table:table-cell table:style-name="ce10"/>
          <table:table-cell table:style-name="ce49" table:number-columns-repeated="7"/>
          <table:table-cell table:style-name="ce82"/>
          <table:table-cell table:style-name="Default"/>
          <table:table-cell table:style-name="ce86" table:formula="of:=[.A5]*[.A5]*0.000001" office:value-type="float" office:value="0.987948529936" calcext:value-type="float">
            <text:p>0.9879</text:p>
          </table:table-cell>
          <table:table-cell table:style-name="ce86" table:formula="of:=[.C5]" office:value-type="string" office:string-value="–" calcext:value-type="string">
            <text:p>–</text:p>
          </table:table-cell>
          <table:table-cell table:style-name="ce86" table:number-columns-repeated="2"/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08.624" calcext:value-type="float">
            <text:p>1008.624</text:p>
          </table:table-cell>
          <table:table-cell table:style-name="ce61" office:value-type="float" office:value="0.402" calcext:value-type="float">
            <text:p>0.402</text:p>
          </table:table-cell>
          <table:table-cell table:number-columns-repeated="3" table:style-name="ce10" office:value-type="float" office:value="50" calcext:value-type="float">
            <text:p>50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6]*[.A6]*0.000001" office:value-type="float" office:value="1.017322373376" calcext:value-type="float">
            <text:p>1.0173</text:p>
          </table:table-cell>
          <table:table-cell table:style-name="ce86" table:formula="of:=[.C6]" office:value-type="float" office:value="50" calcext:value-type="float">
            <text:p>50.0000</text:p>
          </table:table-cell>
          <table:table-cell table:style-name="ce86" table:formula="of:=SQRT([.D6]*[.E6]+[.F6]*[.G6])" office:value-type="float" office:value="50" calcext:value-type="float">
            <text:p>50.0000</text:p>
          </table:table-cell>
          <table:table-cell table:style-name="ce86" table:formula="of:=[.P6]" office:value-type="float" office:value="50" calcext:value-type="float">
            <text:p>50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3.882" calcext:value-type="float">
            <text:p>1013.882</text:p>
          </table:table-cell>
          <table:table-cell table:style-name="ce61" office:value-type="float" office:value="0.182" calcext:value-type="float">
            <text:p>0.182</text:p>
          </table:table-cell>
          <table:table-cell table:style-name="ce10" office:value-type="float" office:value="222" calcext:value-type="float">
            <text:p>222.00</text:p>
          </table:table-cell>
          <table:table-cell table:number-columns-repeated="2" table:style-name="ce10" office:value-type="float" office:value="54" calcext:value-type="float">
            <text:p>54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7]*[.A7]*0.000001" office:value-type="float" office:value="1.027956709924" calcext:value-type="float">
            <text:p>1.0280</text:p>
          </table:table-cell>
          <table:table-cell table:style-name="ce86" table:formula="of:=[.C7]" office:value-type="float" office:value="222" calcext:value-type="float">
            <text:p>222.0000</text:p>
          </table:table-cell>
          <table:table-cell table:style-name="ce86" table:formula="of:=SQRT([.D7]*[.E7]+[.F7]*[.G7])" office:value-type="float" office:value="54" calcext:value-type="float">
            <text:p>54.0000</text:p>
          </table:table-cell>
          <table:table-cell table:style-name="ce86" table:formula="of:=[.P7]" office:value-type="float" office:value="54" calcext:value-type="float">
            <text:p>54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6.726" calcext:value-type="float">
            <text:p>1016.726</text:p>
          </table:table-cell>
          <table:table-cell table:style-name="ce61" office:value-type="float" office:value="0.09" calcext:value-type="float">
            <text:p>0.090</text:p>
          </table:table-cell>
          <table:table-cell table:style-name="ce10" office:value-type="float" office:value="713" calcext:value-type="float">
            <text:p>713.00</text:p>
          </table:table-cell>
          <table:table-cell table:number-columns-repeated="2" table:style-name="ce10" office:value-type="float" office:value="114" calcext:value-type="float">
            <text:p>114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8]*[.A8]*0.000001" office:value-type="float" office:value="1.033731759076" calcext:value-type="float">
            <text:p>1.0337</text:p>
          </table:table-cell>
          <table:table-cell table:style-name="ce86" table:formula="of:=[.C8]" office:value-type="float" office:value="713" calcext:value-type="float">
            <text:p>713.0000</text:p>
          </table:table-cell>
          <table:table-cell table:style-name="ce86" table:formula="of:=SQRT([.D8]*[.E8]+[.F8]*[.G8])" office:value-type="float" office:value="114" calcext:value-type="float">
            <text:p>114.0000</text:p>
          </table:table-cell>
          <table:table-cell table:style-name="ce86" table:formula="of:=[.P8]" office:value-type="float" office:value="114" calcext:value-type="float">
            <text:p>114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7.264" calcext:value-type="float">
            <text:p>1017.264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0" office:value-type="float" office:value="897" calcext:value-type="float">
            <text:p>897.00</text:p>
          </table:table-cell>
          <table:table-cell table:number-columns-repeated="2" table:style-name="ce10" office:value-type="float" office:value="134" calcext:value-type="float">
            <text:p>134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9]*[.A9]*0.000001" office:value-type="float" office:value="1.034826045696" calcext:value-type="float">
            <text:p>1.0348</text:p>
          </table:table-cell>
          <table:table-cell table:style-name="ce86" table:formula="of:=[.C9]" office:value-type="float" office:value="897" calcext:value-type="float">
            <text:p>897.0000</text:p>
          </table:table-cell>
          <table:table-cell table:style-name="ce86" table:formula="of:=SQRT([.D9]*[.E9]+[.F9]*[.G9])" office:value-type="float" office:value="134" calcext:value-type="float">
            <text:p>134.0000</text:p>
          </table:table-cell>
          <table:table-cell table:style-name="ce86" table:formula="of:=[.P9]" office:value-type="float" office:value="134" calcext:value-type="float">
            <text:p>134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7.654" calcext:value-type="float">
            <text:p>1017.65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0" office:value-type="float" office:value="1224" calcext:value-type="float">
            <text:p>1224.00</text:p>
          </table:table-cell>
          <table:table-cell table:number-columns-repeated="2" table:style-name="ce10" office:value-type="float" office:value="135" calcext:value-type="float">
            <text:p>135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0]*[.A10]*0.000001" office:value-type="float" office:value="1.035619663716" calcext:value-type="float">
            <text:p>1.0356</text:p>
          </table:table-cell>
          <table:table-cell table:style-name="ce86" table:formula="of:=[.C10]" office:value-type="float" office:value="1224" calcext:value-type="float">
            <text:p>1224.0000</text:p>
          </table:table-cell>
          <table:table-cell table:style-name="ce86" table:formula="of:=SQRT([.D10]*[.E10]+[.F10]*[.G10])" office:value-type="float" office:value="135" calcext:value-type="float">
            <text:p>135.0000</text:p>
          </table:table-cell>
          <table:table-cell table:style-name="ce86" table:formula="of:=[.P10]" office:value-type="float" office:value="135" calcext:value-type="float">
            <text:p>135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34" calcext:value-type="float">
            <text:p>1017.934</text:p>
          </table:table-cell>
          <table:table-cell table:style-name="ce61" office:value-type="float" office:value="0.082" calcext:value-type="float">
            <text:p>0.082</text:p>
          </table:table-cell>
          <table:table-cell table:style-name="ce10" office:value-type="float" office:value="1236" calcext:value-type="float">
            <text:p>1236.00</text:p>
          </table:table-cell>
          <table:table-cell table:number-columns-repeated="2" table:style-name="ce10" office:value-type="float" office:value="134" calcext:value-type="float">
            <text:p>134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1]*[.A11]*0.000001" office:value-type="float" office:value="1.036189628356" calcext:value-type="float">
            <text:p>1.0362</text:p>
          </table:table-cell>
          <table:table-cell table:style-name="ce86" table:formula="of:=[.C11]" office:value-type="float" office:value="1236" calcext:value-type="float">
            <text:p>1236.0000</text:p>
          </table:table-cell>
          <table:table-cell table:style-name="ce86" table:formula="of:=SQRT([.D11]*[.E11]+[.F11]*[.G11])" office:value-type="float" office:value="134" calcext:value-type="float">
            <text:p>134.0000</text:p>
          </table:table-cell>
          <table:table-cell table:style-name="ce86" table:formula="of:=[.P11]" office:value-type="float" office:value="134" calcext:value-type="float">
            <text:p>134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7.992" calcext:value-type="float">
            <text:p>1017.99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0" office:value-type="float" office:value="1477" calcext:value-type="float">
            <text:p>1477.00</text:p>
          </table:table-cell>
          <table:table-cell table:number-columns-repeated="2" table:style-name="ce10" office:value-type="float" office:value="86" calcext:value-type="float">
            <text:p>86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2]*[.A12]*0.000001" office:value-type="float" office:value="1.036307712064" calcext:value-type="float">
            <text:p>1.0363</text:p>
          </table:table-cell>
          <table:table-cell table:style-name="ce86" table:formula="of:=[.C12]" office:value-type="float" office:value="1477" calcext:value-type="float">
            <text:p>1477.0000</text:p>
          </table:table-cell>
          <table:table-cell table:style-name="ce86" table:formula="of:=SQRT([.D12]*[.E12]+[.F12]*[.G12])" office:value-type="float" office:value="86" calcext:value-type="float">
            <text:p>86.0000</text:p>
          </table:table-cell>
          <table:table-cell table:style-name="ce86" table:formula="of:=[.P12]" office:value-type="float" office:value="86" calcext:value-type="float">
            <text:p>86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8.322" calcext:value-type="float">
            <text:p>1018.322</text:p>
          </table:table-cell>
          <table:table-cell table:style-name="ce61" office:value-type="float" office:value="0.066" calcext:value-type="float">
            <text:p>0.066</text:p>
          </table:table-cell>
          <table:table-cell table:style-name="ce10" office:value-type="float" office:value="1844" calcext:value-type="float">
            <text:p>1844.00</text:p>
          </table:table-cell>
          <table:table-cell table:number-columns-repeated="2" table:style-name="ce10" office:value-type="float" office:value="143" calcext:value-type="float">
            <text:p>143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3]*[.A13]*0.000001" office:value-type="float" office:value="1.036979695684" calcext:value-type="float">
            <text:p>1.0370</text:p>
          </table:table-cell>
          <table:table-cell table:style-name="ce86" table:formula="of:=[.C13]" office:value-type="float" office:value="1844" calcext:value-type="float">
            <text:p>1844.0000</text:p>
          </table:table-cell>
          <table:table-cell table:style-name="ce86" table:formula="of:=SQRT([.D13]*[.E13]+[.F13]*[.G13])" office:value-type="float" office:value="143" calcext:value-type="float">
            <text:p>143.0000</text:p>
          </table:table-cell>
          <table:table-cell table:style-name="ce86" table:formula="of:=[.P13]" office:value-type="float" office:value="143" calcext:value-type="float">
            <text:p>143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8.806" calcext:value-type="float">
            <text:p>1018.806</text:p>
          </table:table-cell>
          <table:table-cell table:style-name="ce61" office:value-type="float" office:value="0.074" calcext:value-type="float">
            <text:p>0.074</text:p>
          </table:table-cell>
          <table:table-cell table:style-name="ce10" office:value-type="float" office:value="1852" calcext:value-type="float">
            <text:p>1852.00</text:p>
          </table:table-cell>
          <table:table-cell table:number-columns-repeated="2" table:style-name="ce10" office:value-type="float" office:value="219" calcext:value-type="float">
            <text:p>219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4]*[.A14]*0.000001" office:value-type="float" office:value="1.037965665636" calcext:value-type="float">
            <text:p>1.0380</text:p>
          </table:table-cell>
          <table:table-cell table:style-name="ce86" table:formula="of:=[.C14]" office:value-type="float" office:value="1852" calcext:value-type="float">
            <text:p>1852.0000</text:p>
          </table:table-cell>
          <table:table-cell table:style-name="ce86" table:formula="of:=SQRT([.D14]*[.E14]+[.F14]*[.G14])" office:value-type="float" office:value="219" calcext:value-type="float">
            <text:p>219.0000</text:p>
          </table:table-cell>
          <table:table-cell table:style-name="ce86" table:formula="of:=[.P14]" office:value-type="float" office:value="219" calcext:value-type="float">
            <text:p>219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9.07" calcext:value-type="float">
            <text:p>1019.070</text:p>
          </table:table-cell>
          <table:table-cell table:style-name="ce61" office:value-type="float" office:value="0.07" calcext:value-type="float">
            <text:p>0.070</text:p>
          </table:table-cell>
          <table:table-cell table:style-name="ce10" office:value-type="float" office:value="2317" calcext:value-type="float">
            <text:p>2317.00</text:p>
          </table:table-cell>
          <table:table-cell table:number-columns-repeated="2" table:style-name="ce10" office:value-type="float" office:value="166" calcext:value-type="float">
            <text:p>166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5]*[.A15]*0.000001" office:value-type="float" office:value="1.0385036649" calcext:value-type="float">
            <text:p>1.0385</text:p>
          </table:table-cell>
          <table:table-cell table:style-name="ce86" table:formula="of:=[.C15]" office:value-type="float" office:value="2317" calcext:value-type="float">
            <text:p>2317.0000</text:p>
          </table:table-cell>
          <table:table-cell table:style-name="ce86" table:formula="of:=SQRT([.D15]*[.E15]+[.F15]*[.G15])" office:value-type="float" office:value="166" calcext:value-type="float">
            <text:p>166.0000</text:p>
          </table:table-cell>
          <table:table-cell table:style-name="ce86" table:formula="of:=[.P15]" office:value-type="float" office:value="166" calcext:value-type="float">
            <text:p>166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9.468" calcext:value-type="float">
            <text:p>1019.468</text:p>
          </table:table-cell>
          <table:table-cell table:style-name="ce61" office:value-type="float" office:value="0.104" calcext:value-type="float">
            <text:p>0.104</text:p>
          </table:table-cell>
          <table:table-cell table:style-name="ce10" office:value-type="float" office:value="2152" calcext:value-type="float">
            <text:p>2152.00</text:p>
          </table:table-cell>
          <table:table-cell table:number-columns-repeated="2" table:style-name="ce10" office:value-type="float" office:value="272" calcext:value-type="float">
            <text:p>272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6]*[.A16]*0.000001" office:value-type="float" office:value="1.039315003024" calcext:value-type="float">
            <text:p>1.0393</text:p>
          </table:table-cell>
          <table:table-cell table:style-name="ce86" table:formula="of:=[.C16]" office:value-type="float" office:value="2152" calcext:value-type="float">
            <text:p>2152.0000</text:p>
          </table:table-cell>
          <table:table-cell table:style-name="ce86" table:formula="of:=SQRT([.D16]*[.E16]+[.F16]*[.G16])" office:value-type="float" office:value="272" calcext:value-type="float">
            <text:p>272.0000</text:p>
          </table:table-cell>
          <table:table-cell table:style-name="ce86" table:formula="of:=[.P16]" office:value-type="float" office:value="272" calcext:value-type="float">
            <text:p>272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19.636" calcext:value-type="float">
            <text:p>1019.636</text:p>
          </table:table-cell>
          <table:table-cell table:style-name="ce61" office:value-type="float" office:value="0.094" calcext:value-type="float">
            <text:p>0.094</text:p>
          </table:table-cell>
          <table:table-cell table:style-name="ce10" office:value-type="float" office:value="1939" calcext:value-type="float">
            <text:p>1939.00</text:p>
          </table:table-cell>
          <table:table-cell table:number-columns-repeated="2" table:style-name="ce10" office:value-type="float" office:value="347" calcext:value-type="float">
            <text:p>347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7]*[.A17]*0.000001" office:value-type="float" office:value="1.039657572496" calcext:value-type="float">
            <text:p>1.0397</text:p>
          </table:table-cell>
          <table:table-cell table:style-name="ce86" table:formula="of:=[.C17]" office:value-type="float" office:value="1939" calcext:value-type="float">
            <text:p>1939.0000</text:p>
          </table:table-cell>
          <table:table-cell table:style-name="ce86" table:formula="of:=SQRT([.D17]*[.E17]+[.F17]*[.G17])" office:value-type="float" office:value="347" calcext:value-type="float">
            <text:p>347.0000</text:p>
          </table:table-cell>
          <table:table-cell table:style-name="ce86" table:formula="of:=[.P17]" office:value-type="float" office:value="347" calcext:value-type="float">
            <text:p>347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21.762" calcext:value-type="float">
            <text:p>1021.762</text:p>
          </table:table-cell>
          <table:table-cell table:style-name="ce61" office:value-type="float" office:value="0.084" calcext:value-type="float">
            <text:p>0.084</text:p>
          </table:table-cell>
          <table:table-cell table:style-name="ce10" office:value-type="float" office:value="973" calcext:value-type="float">
            <text:p>973.00</text:p>
          </table:table-cell>
          <table:table-cell table:number-columns-repeated="2" table:style-name="ce10" office:value-type="float" office:value="126" calcext:value-type="float">
            <text:p>126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8]*[.A18]*0.000001" office:value-type="float" office:value="1.043997584644" calcext:value-type="float">
            <text:p>1.0440</text:p>
          </table:table-cell>
          <table:table-cell table:style-name="ce86" table:formula="of:=[.C18]" office:value-type="float" office:value="973" calcext:value-type="float">
            <text:p>973.0000</text:p>
          </table:table-cell>
          <table:table-cell table:style-name="ce86" table:formula="of:=SQRT([.D18]*[.E18]+[.F18]*[.G18])" office:value-type="float" office:value="126" calcext:value-type="float">
            <text:p>126.0000</text:p>
          </table:table-cell>
          <table:table-cell table:style-name="ce86" table:formula="of:=[.P18]" office:value-type="float" office:value="126" calcext:value-type="float">
            <text:p>126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4" office:value-type="float" office:value="1022.072" calcext:value-type="float">
            <text:p>1022.072</text:p>
          </table:table-cell>
          <table:table-cell table:style-name="ce61" office:value-type="float" office:value="0.096" calcext:value-type="float">
            <text:p>0.096</text:p>
          </table:table-cell>
          <table:table-cell table:style-name="ce10" office:value-type="float" office:value="719" calcext:value-type="float">
            <text:p>719.00</text:p>
          </table:table-cell>
          <table:table-cell table:number-columns-repeated="2" table:style-name="ce10" office:value-type="float" office:value="104" calcext:value-type="float">
            <text:p>104.0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19]*[.A19]*0.000001" office:value-type="float" office:value="1.044631173184" calcext:value-type="float">
            <text:p>1.0446</text:p>
          </table:table-cell>
          <table:table-cell table:style-name="ce86" table:formula="of:=[.C19]" office:value-type="float" office:value="719" calcext:value-type="float">
            <text:p>719.0000</text:p>
          </table:table-cell>
          <table:table-cell table:style-name="ce86" table:formula="of:=SQRT([.D19]*[.E19]+[.F19]*[.G19])" office:value-type="float" office:value="104" calcext:value-type="float">
            <text:p>104.0000</text:p>
          </table:table-cell>
          <table:table-cell table:style-name="ce86" table:formula="of:=[.P19]" office:value-type="float" office:value="104" calcext:value-type="float">
            <text:p>104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5" office:value-type="float" office:value="1027.996" calcext:value-type="float">
            <text:p>1027.996</text:p>
          </table:table-cell>
          <table:table-cell table:style-name="ce62" office:value-type="float" office:value="0.124" calcext:value-type="float">
            <text:p>0.124</text:p>
          </table:table-cell>
          <table:table-cell table:style-name="ce64" office:value-type="float" office:value="161" calcext:value-type="float">
            <text:p>161.00</text:p>
          </table:table-cell>
          <table:table-cell table:number-columns-repeated="2" table:style-name="ce64" office:value-type="float" office:value="25" calcext:value-type="float">
            <text:p>25.00</text:p>
          </table:table-cell>
          <table:table-cell table:style-name="ce70" table:number-columns-repeated="6"/>
          <table:table-cell table:style-name="ce83"/>
          <table:table-cell table:style-name="ce71"/>
          <table:table-cell table:style-name="ce86" table:formula="of:=[.A20]*[.A20]*0.000001" office:value-type="float" office:value="1.056775776016" calcext:value-type="float">
            <text:p>1.0568</text:p>
          </table:table-cell>
          <table:table-cell table:style-name="ce86" table:formula="of:=[.C20]" office:value-type="float" office:value="161" calcext:value-type="float">
            <text:p>161.0000</text:p>
          </table:table-cell>
          <table:table-cell table:style-name="ce86" table:formula="of:=SQRT([.D20]*[.E20]+[.F20]*[.G20])" office:value-type="float" office:value="25" calcext:value-type="float">
            <text:p>25.0000</text:p>
          </table:table-cell>
          <table:table-cell table:style-name="ce86" table:formula="of:=[.P20]" office:value-type="float" office:value="25" calcext:value-type="float">
            <text:p>25.0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10"/>
          <table:table-cell table:style-name="ce71" table:number-columns-repeated="4"/>
          <table:table-cell table:number-columns-repeated="6"/>
          <table:table-cell table:style-name="ce71" table:number-columns-repeated="2"/>
          <table:table-cell table:number-columns-repeated="1011"/>
        </table:table-row>
        <table:table-row table:style-name="ro5">
          <table:table-cell table:style-name="ce80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23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3" table:number-columns-repeated="7"/>
          <table:table-cell table:number-columns-repeated="1002"/>
        </table:table-row>
        <table:table-row table:style-name="ro5">
          <table:table-cell table:style-name="ce8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23"/>
          <table:table-cell table:style-name="ce90" table:number-columns-repeated="2"/>
          <table:table-cell table:style-name="ce92"/>
          <table:table-cell table:style-name="ce99"/>
          <table:table-cell table:style-name="ce90" table:number-columns-repeated="2"/>
          <table:table-cell table:style-name="ce23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M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^2</text:p>
          </table:table-cell>
          <table:covered-table-cell table:number-columns-repeated="3" table:style-name="ce75"/>
          <table:covered-table-cell table:style-name="ce78"/>
          <table:table-cell table:style-name="ce99"/>
          <table:table-cell table:number-columns-repeated="1011"/>
        </table:table-row>
        <table:table-row table:style-name="ro5">
          <table:table-cell table:style-name="ce53" office:value-type="string" calcext:value-type="string">
            <text:p>x</text:p>
          </table:table-cell>
          <table:table-cell table:style-name="ce9" office:value-type="string" calcext:value-type="string">
            <text:p>dx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17" office:value-type="string" calcext:value-type="string">
            <text:p>dy-</text:p>
          </table:table-cell>
          <table:table-cell table:style-name="ce12" office:value-type="string" calcext:value-type="string">
            <text:p>y</text:p>
          </table:table-cell>
          <table:table-cell table:style-name="ce15" office:value-type="string" calcext:value-type="string">
            <text:p>dy+</text:p>
          </table:table-cell>
          <table:table-cell table:style-name="ce15" office:value-type="string" calcext:value-type="string">
            <text:p>dy-</text:p>
          </table:table-cell>
          <table:table-cell table:style-name="ce15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99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sigma [nb]</text:p>
          </table:table-cell>
          <table:table-cell table:number-columns-repeated="2" table:style-name="ce85" office:value-type="string" calcext:value-type="string">
            <text:p>err. sigma</text:p>
          </table:table-cell>
          <table:table-cell table:style-name="ce23"/>
          <table:table-cell table:style-name="ce84" office:value-type="string" calcext:value-type="string">
            <text:p>s [GeV^2]</text:p>
          </table:table-cell>
          <table:table-cell table:style-name="ce100" office:value-type="string" calcext:value-type="string">
            <text:p>|F_K|^2</text:p>
          </table:table-cell>
          <table:table-cell table:number-columns-repeated="2" table:style-name="ce85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1011.57" calcext:value-type="float">
            <text:p>1011.57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83.57" calcext:value-type="float">
            <text:p>83.57</text:p>
          </table:table-cell>
          <table:table-cell table:style-name="ce10" office:value-type="float" office:value="5.89" calcext:value-type="float">
            <text:p>5.89</text:p>
          </table:table-cell>
          <table:table-cell table:style-name="ce49" table:formula="of:=[.D26]" office:value-type="float" office:value="5.89" calcext:value-type="float">
            <text:p>5.89</text:p>
          </table:table-cell>
          <table:table-cell table:style-name="ce49" table:number-columns-repeated="6"/>
          <table:table-cell table:style-name="ce82"/>
          <table:table-cell table:style-name="Default"/>
          <table:table-cell table:style-name="ce86" table:formula="of:=[.A26]*[.A26]*0.000001" office:value-type="float" office:value="1.0232738649" calcext:value-type="float">
            <text:p>1.0233</text:p>
          </table:table-cell>
          <table:table-cell table:style-name="ce86" table:formula="of:=[.C26]" office:value-type="float" office:value="83.57" calcext:value-type="float">
            <text:p>83.5700</text:p>
          </table:table-cell>
          <table:table-cell table:style-name="ce86" table:formula="of:=SQRT([.D26]*[.E26]+[.F26]*[.G26])" office:value-type="float" office:value="5.89" calcext:value-type="float">
            <text:p>5.8900</text:p>
          </table:table-cell>
          <table:table-cell table:style-name="ce86" table:formula="of:=[.P26]" office:value-type="float" office:value="5.89" calcext:value-type="float">
            <text:p>5.89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6.12" calcext:value-type="float">
            <text:p>1016.1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549.2" calcext:value-type="float">
            <text:p>549.20</text:p>
          </table:table-cell>
          <table:table-cell table:style-name="ce10" office:value-type="float" office:value="7.47" calcext:value-type="float">
            <text:p>7.47</text:p>
          </table:table-cell>
          <table:table-cell table:style-name="ce49" table:formula="of:=[.D27]" office:value-type="float" office:value="7.47" calcext:value-type="float">
            <text:p>7.47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27]*[.A27]*0.000001" office:value-type="float" office:value="1.0324998544" calcext:value-type="float">
            <text:p>1.0325</text:p>
          </table:table-cell>
          <table:table-cell table:style-name="ce86" table:formula="of:=[.C27]" office:value-type="float" office:value="549.2" calcext:value-type="float">
            <text:p>549.2000</text:p>
          </table:table-cell>
          <table:table-cell table:style-name="ce86" table:formula="of:=SQRT([.D27]*[.E27]+[.F27]*[.G27])" office:value-type="float" office:value="7.47" calcext:value-type="float">
            <text:p>7.4700</text:p>
          </table:table-cell>
          <table:table-cell table:style-name="ce86" table:formula="of:=[.P27]" office:value-type="float" office:value="7.47" calcext:value-type="float">
            <text:p>7.47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2" calcext:value-type="float">
            <text:p>1017.02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853.45" calcext:value-type="float">
            <text:p>853.45</text:p>
          </table:table-cell>
          <table:table-cell table:style-name="ce10" office:value-type="float" office:value="10.33" calcext:value-type="float">
            <text:p>10.33</text:p>
          </table:table-cell>
          <table:table-cell table:style-name="ce49" table:formula="of:=[.D28]" office:value-type="float" office:value="10.33" calcext:value-type="float">
            <text:p>10.33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28]*[.A28]*0.000001" office:value-type="float" office:value="1.0343296804" calcext:value-type="float">
            <text:p>1.0343</text:p>
          </table:table-cell>
          <table:table-cell table:style-name="ce86" table:formula="of:=[.C28]" office:value-type="float" office:value="853.45" calcext:value-type="float">
            <text:p>853.4500</text:p>
          </table:table-cell>
          <table:table-cell table:style-name="ce86" table:formula="of:=SQRT([.D28]*[.E28]+[.F28]*[.G28])" office:value-type="float" office:value="10.33" calcext:value-type="float">
            <text:p>10.3300</text:p>
          </table:table-cell>
          <table:table-cell table:style-name="ce86" table:formula="of:=[.P28]" office:value-type="float" office:value="10.33" calcext:value-type="float">
            <text:p>10.33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7.97" calcext:value-type="float">
            <text:p>1017.97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1389.78" calcext:value-type="float">
            <text:p>1389.78</text:p>
          </table:table-cell>
          <table:table-cell table:style-name="ce10" office:value-type="float" office:value="12.64" calcext:value-type="float">
            <text:p>12.64</text:p>
          </table:table-cell>
          <table:table-cell table:style-name="ce49" table:formula="of:=[.D29]" office:value-type="float" office:value="12.64" calcext:value-type="float">
            <text:p>12.64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29]*[.A29]*0.000001" office:value-type="float" office:value="1.0362629209" calcext:value-type="float">
            <text:p>1.0363</text:p>
          </table:table-cell>
          <table:table-cell table:style-name="ce86" table:formula="of:=[.C29]" office:value-type="float" office:value="1389.78" calcext:value-type="float">
            <text:p>1389.7800</text:p>
          </table:table-cell>
          <table:table-cell table:style-name="ce86" table:formula="of:=SQRT([.D29]*[.E29]+[.F29]*[.G29])" office:value-type="float" office:value="12.64" calcext:value-type="float">
            <text:p>12.6400</text:p>
          </table:table-cell>
          <table:table-cell table:style-name="ce86" table:formula="of:=[.P29]" office:value-type="float" office:value="12.64" calcext:value-type="float">
            <text:p>12.64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9.2" calcext:value-type="float">
            <text:p>1019.2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2020.04" calcext:value-type="float">
            <text:p>2020.04</text:p>
          </table:table-cell>
          <table:table-cell table:style-name="ce10" office:value-type="float" office:value="11.94" calcext:value-type="float">
            <text:p>11.94</text:p>
          </table:table-cell>
          <table:table-cell table:style-name="ce49" table:formula="of:=[.D30]" office:value-type="float" office:value="11.94" calcext:value-type="float">
            <text:p>11.94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0]*[.A30]*0.000001" office:value-type="float" office:value="1.03876864" calcext:value-type="float">
            <text:p>1.0388</text:p>
          </table:table-cell>
          <table:table-cell table:style-name="ce86" table:formula="of:=[.C30]" office:value-type="float" office:value="2020.04" calcext:value-type="float">
            <text:p>2020.0400</text:p>
          </table:table-cell>
          <table:table-cell table:style-name="ce86" table:formula="of:=SQRT([.D30]*[.E30]+[.F30]*[.G30])" office:value-type="float" office:value="11.94" calcext:value-type="float">
            <text:p>11.9400</text:p>
          </table:table-cell>
          <table:table-cell table:style-name="ce86" table:formula="of:=[.P30]" office:value-type="float" office:value="11.94" calcext:value-type="float">
            <text:p>11.94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20.1" calcext:value-type="float">
            <text:p>1020.10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1825.51" calcext:value-type="float">
            <text:p>1825.51</text:p>
          </table:table-cell>
          <table:table-cell table:style-name="ce10" office:value-type="float" office:value="13.83" calcext:value-type="float">
            <text:p>13.83</text:p>
          </table:table-cell>
          <table:table-cell table:style-name="ce49" table:formula="of:=[.D31]" office:value-type="float" office:value="13.83" calcext:value-type="float">
            <text:p>13.83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1]*[.A31]*0.000001" office:value-type="float" office:value="1.04060401" calcext:value-type="float">
            <text:p>1.0406</text:p>
          </table:table-cell>
          <table:table-cell table:style-name="ce86" table:formula="of:=[.C31]" office:value-type="float" office:value="1825.51" calcext:value-type="float">
            <text:p>1825.5100</text:p>
          </table:table-cell>
          <table:table-cell table:style-name="ce86" table:formula="of:=SQRT([.D31]*[.E31]+[.F31]*[.G31])" office:value-type="float" office:value="13.83" calcext:value-type="float">
            <text:p>13.8300</text:p>
          </table:table-cell>
          <table:table-cell table:style-name="ce86" table:formula="of:=[.P31]" office:value-type="float" office:value="13.83" calcext:value-type="float">
            <text:p>13.83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20.97" calcext:value-type="float">
            <text:p>1020.97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1333.87" calcext:value-type="float">
            <text:p>1333.87</text:p>
          </table:table-cell>
          <table:table-cell table:style-name="ce10" office:value-type="float" office:value="13.12" calcext:value-type="float">
            <text:p>13.12</text:p>
          </table:table-cell>
          <table:table-cell table:style-name="ce49" table:formula="of:=[.D32]" office:value-type="float" office:value="13.12" calcext:value-type="float">
            <text:p>13.12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2]*[.A32]*0.000001" office:value-type="float" office:value="1.0423797409" calcext:value-type="float">
            <text:p>1.0424</text:p>
          </table:table-cell>
          <table:table-cell table:style-name="ce86" table:formula="of:=[.C32]" office:value-type="float" office:value="1333.87" calcext:value-type="float">
            <text:p>1333.8700</text:p>
          </table:table-cell>
          <table:table-cell table:style-name="ce86" table:formula="of:=SQRT([.D32]*[.E32]+[.F32]*[.G32])" office:value-type="float" office:value="13.12" calcext:value-type="float">
            <text:p>13.1200</text:p>
          </table:table-cell>
          <table:table-cell table:style-name="ce86" table:formula="of:=[.P32]" office:value-type="float" office:value="13.12" calcext:value-type="float">
            <text:p>13.12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21.81" calcext:value-type="float">
            <text:p>1021.81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917.57" calcext:value-type="float">
            <text:p>917.57</text:p>
          </table:table-cell>
          <table:table-cell table:style-name="ce10" office:value-type="float" office:value="12.46" calcext:value-type="float">
            <text:p>12.46</text:p>
          </table:table-cell>
          <table:table-cell table:style-name="ce49" table:formula="of:=[.D33]" office:value-type="float" office:value="12.46" calcext:value-type="float">
            <text:p>12.46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3]*[.A33]*0.000001" office:value-type="float" office:value="1.0440956761" calcext:value-type="float">
            <text:p>1.0441</text:p>
          </table:table-cell>
          <table:table-cell table:style-name="ce86" table:formula="of:=[.C33]" office:value-type="float" office:value="917.57" calcext:value-type="float">
            <text:p>917.5700</text:p>
          </table:table-cell>
          <table:table-cell table:style-name="ce86" table:formula="of:=SQRT([.D33]*[.E33]+[.F33]*[.G33])" office:value-type="float" office:value="12.46" calcext:value-type="float">
            <text:p>12.4600</text:p>
          </table:table-cell>
          <table:table-cell table:style-name="ce86" table:formula="of:=[.P33]" office:value-type="float" office:value="12.46" calcext:value-type="float">
            <text:p>12.46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22.75" calcext:value-type="float">
            <text:p>1022.75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626.16" calcext:value-type="float">
            <text:p>626.16</text:p>
          </table:table-cell>
          <table:table-cell table:style-name="ce10" office:value-type="float" office:value="15.11" calcext:value-type="float">
            <text:p>15.11</text:p>
          </table:table-cell>
          <table:table-cell table:style-name="ce49" table:formula="of:=[.D34]" office:value-type="float" office:value="15.11" calcext:value-type="float">
            <text:p>15.11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4]*[.A34]*0.000001" office:value-type="float" office:value="1.0460175625" calcext:value-type="float">
            <text:p>1.0460</text:p>
          </table:table-cell>
          <table:table-cell table:style-name="ce86" table:formula="of:=[.C34]" office:value-type="float" office:value="626.16" calcext:value-type="float">
            <text:p>626.1600</text:p>
          </table:table-cell>
          <table:table-cell table:style-name="ce86" table:formula="of:=SQRT([.D34]*[.E34]+[.F34]*[.G34])" office:value-type="float" office:value="15.11" calcext:value-type="float">
            <text:p>15.1100</text:p>
          </table:table-cell>
          <table:table-cell table:style-name="ce86" table:formula="of:=[.P34]" office:value-type="float" office:value="15.11" calcext:value-type="float">
            <text:p>15.11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28.33" calcext:value-type="float">
            <text:p>1028.33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143.8" calcext:value-type="float">
            <text:p>143.80</text:p>
          </table:table-cell>
          <table:table-cell table:style-name="ce10" office:value-type="float" office:value="10.4" calcext:value-type="float">
            <text:p>10.40</text:p>
          </table:table-cell>
          <table:table-cell table:style-name="ce49" table:formula="of:=[.D35]" office:value-type="float" office:value="10.4" calcext:value-type="float">
            <text:p>10.40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5]*[.A35]*0.000001" office:value-type="float" office:value="1.0574625889" calcext:value-type="float">
            <text:p>1.0575</text:p>
          </table:table-cell>
          <table:table-cell table:style-name="ce86" table:formula="of:=[.C35]" office:value-type="float" office:value="143.8" calcext:value-type="float">
            <text:p>143.8000</text:p>
          </table:table-cell>
          <table:table-cell table:style-name="ce86" table:formula="of:=SQRT([.D35]*[.E35]+[.F35]*[.G35])" office:value-type="float" office:value="10.4" calcext:value-type="float">
            <text:p>10.4000</text:p>
          </table:table-cell>
          <table:table-cell table:style-name="ce86" table:formula="of:=[.P35]" office:value-type="float" office:value="10.4" calcext:value-type="float">
            <text:p>10.40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34.06" calcext:value-type="float">
            <text:p>1034.06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70.5" calcext:value-type="float">
            <text:p>70.50</text:p>
          </table:table-cell>
          <table:table-cell table:style-name="ce10" office:value-type="float" office:value="7.54" calcext:value-type="float">
            <text:p>7.54</text:p>
          </table:table-cell>
          <table:table-cell table:style-name="ce49" table:formula="of:=[.D36]" office:value-type="float" office:value="7.54" calcext:value-type="float">
            <text:p>7.54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6]*[.A36]*0.000001" office:value-type="float" office:value="1.0692800836" calcext:value-type="float">
            <text:p>1.0693</text:p>
          </table:table-cell>
          <table:table-cell table:style-name="ce86" table:formula="of:=[.C36]" office:value-type="float" office:value="70.5" calcext:value-type="float">
            <text:p>70.5000</text:p>
          </table:table-cell>
          <table:table-cell table:style-name="ce86" table:formula="of:=SQRT([.D36]*[.E36]+[.F36]*[.G36])" office:value-type="float" office:value="7.54" calcext:value-type="float">
            <text:p>7.5400</text:p>
          </table:table-cell>
          <table:table-cell table:style-name="ce86" table:formula="of:=[.P36]" office:value-type="float" office:value="7.54" calcext:value-type="float">
            <text:p>7.54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1.36" calcext:value-type="float">
            <text:p>1011.36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75.72" calcext:value-type="float">
            <text:p>75.72</text:p>
          </table:table-cell>
          <table:table-cell table:style-name="ce10" office:value-type="float" office:value="5.82" calcext:value-type="float">
            <text:p>5.82</text:p>
          </table:table-cell>
          <table:table-cell table:style-name="ce49" table:formula="of:=[.D37]" office:value-type="float" office:value="5.82" calcext:value-type="float">
            <text:p>5.82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7]*[.A37]*0.000001" office:value-type="float" office:value="1.0228490496" calcext:value-type="float">
            <text:p>1.0228</text:p>
          </table:table-cell>
          <table:table-cell table:style-name="ce86" table:formula="of:=[.C37]" office:value-type="float" office:value="75.72" calcext:value-type="float">
            <text:p>75.7200</text:p>
          </table:table-cell>
          <table:table-cell table:style-name="ce86" table:formula="of:=SQRT([.D37]*[.E37]+[.F37]*[.G37])" office:value-type="float" office:value="5.82" calcext:value-type="float">
            <text:p>5.8200</text:p>
          </table:table-cell>
          <table:table-cell table:style-name="ce86" table:formula="of:=[.P37]" office:value-type="float" office:value="5.82" calcext:value-type="float">
            <text:p>5.82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6.02" calcext:value-type="float">
            <text:p>1016.0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503.76" calcext:value-type="float">
            <text:p>503.76</text:p>
          </table:table-cell>
          <table:table-cell table:style-name="ce10" office:value-type="float" office:value="10.77" calcext:value-type="float">
            <text:p>10.77</text:p>
          </table:table-cell>
          <table:table-cell table:style-name="ce49" table:formula="of:=[.D38]" office:value-type="float" office:value="10.77" calcext:value-type="float">
            <text:p>10.77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8]*[.A38]*0.000001" office:value-type="float" office:value="1.0322966404" calcext:value-type="float">
            <text:p>1.0323</text:p>
          </table:table-cell>
          <table:table-cell table:style-name="ce86" table:formula="of:=[.C38]" office:value-type="float" office:value="503.76" calcext:value-type="float">
            <text:p>503.7600</text:p>
          </table:table-cell>
          <table:table-cell table:style-name="ce86" table:formula="of:=SQRT([.D38]*[.E38]+[.F38]*[.G38])" office:value-type="float" office:value="10.77" calcext:value-type="float">
            <text:p>10.7700</text:p>
          </table:table-cell>
          <table:table-cell table:style-name="ce86" table:formula="of:=[.P38]" office:value-type="float" office:value="10.77" calcext:value-type="float">
            <text:p>10.77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7.09" calcext:value-type="float">
            <text:p>1017.09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889.08" calcext:value-type="float">
            <text:p>889.08</text:p>
          </table:table-cell>
          <table:table-cell table:style-name="ce10" office:value-type="float" office:value="10.73" calcext:value-type="float">
            <text:p>10.73</text:p>
          </table:table-cell>
          <table:table-cell table:style-name="ce49" table:formula="of:=[.D39]" office:value-type="float" office:value="10.73" calcext:value-type="float">
            <text:p>10.73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39]*[.A39]*0.000001" office:value-type="float" office:value="1.0344720681" calcext:value-type="float">
            <text:p>1.0345</text:p>
          </table:table-cell>
          <table:table-cell table:style-name="ce86" table:formula="of:=[.C39]" office:value-type="float" office:value="889.08" calcext:value-type="float">
            <text:p>889.0800</text:p>
          </table:table-cell>
          <table:table-cell table:style-name="ce86" table:formula="of:=SQRT([.D39]*[.E39]+[.F39]*[.G39])" office:value-type="float" office:value="10.73" calcext:value-type="float">
            <text:p>10.7300</text:p>
          </table:table-cell>
          <table:table-cell table:style-name="ce86" table:formula="of:=[.P39]" office:value-type="float" office:value="10.73" calcext:value-type="float">
            <text:p>10.73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8.02" calcext:value-type="float">
            <text:p>1018.02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1423.23" calcext:value-type="float">
            <text:p>1423.23</text:p>
          </table:table-cell>
          <table:table-cell table:style-name="ce10" office:value-type="float" office:value="25.52" calcext:value-type="float">
            <text:p>25.52</text:p>
          </table:table-cell>
          <table:table-cell table:style-name="ce49" table:formula="of:=[.D40]" office:value-type="float" office:value="25.52" calcext:value-type="float">
            <text:p>25.52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40]*[.A40]*0.000001" office:value-type="float" office:value="1.0363647204" calcext:value-type="float">
            <text:p>1.0364</text:p>
          </table:table-cell>
          <table:table-cell table:style-name="ce86" table:formula="of:=[.C40]" office:value-type="float" office:value="1423.23" calcext:value-type="float">
            <text:p>1423.2300</text:p>
          </table:table-cell>
          <table:table-cell table:style-name="ce86" table:formula="of:=SQRT([.D40]*[.E40]+[.F40]*[.G40])" office:value-type="float" office:value="25.52" calcext:value-type="float">
            <text:p>25.5200</text:p>
          </table:table-cell>
          <table:table-cell table:style-name="ce86" table:formula="of:=[.P40]" office:value-type="float" office:value="25.52" calcext:value-type="float">
            <text:p>25.52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8.89" calcext:value-type="float">
            <text:p>1018.89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1951.23" calcext:value-type="float">
            <text:p>1951.23</text:p>
          </table:table-cell>
          <table:table-cell table:style-name="ce10" office:value-type="float" office:value="24.98" calcext:value-type="float">
            <text:p>24.98</text:p>
          </table:table-cell>
          <table:table-cell table:style-name="ce49" table:formula="of:=[.D41]" office:value-type="float" office:value="24.98" calcext:value-type="float">
            <text:p>24.98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41]*[.A41]*0.000001" office:value-type="float" office:value="1.0381368321" calcext:value-type="float">
            <text:p>1.0381</text:p>
          </table:table-cell>
          <table:table-cell table:style-name="ce86" table:formula="of:=[.C41]" office:value-type="float" office:value="1951.23" calcext:value-type="float">
            <text:p>1951.2300</text:p>
          </table:table-cell>
          <table:table-cell table:style-name="ce86" table:formula="of:=SQRT([.D41]*[.E41]+[.F41]*[.G41])" office:value-type="float" office:value="24.98" calcext:value-type="float">
            <text:p>24.9800</text:p>
          </table:table-cell>
          <table:table-cell table:style-name="ce86" table:formula="of:=[.P41]" office:value-type="float" office:value="24.98" calcext:value-type="float">
            <text:p>24.98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19.68" calcext:value-type="float">
            <text:p>1019.68</text:p>
          </table:table-cell>
          <table:table-cell table:style-name="ce10" office:value-type="float" office:value="0.02" calcext:value-type="float">
            <text:p>0.02</text:p>
          </table:table-cell>
          <table:table-cell table:style-name="ce10" office:value-type="float" office:value="1971.87" calcext:value-type="float">
            <text:p>1971.87</text:p>
          </table:table-cell>
          <table:table-cell table:style-name="ce10" office:value-type="float" office:value="12.51" calcext:value-type="float">
            <text:p>12.51</text:p>
          </table:table-cell>
          <table:table-cell table:style-name="ce49" table:formula="of:=[.D42]" office:value-type="float" office:value="12.51" calcext:value-type="float">
            <text:p>12.51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42]*[.A42]*0.000001" office:value-type="float" office:value="1.0397473024" calcext:value-type="float">
            <text:p>1.0397</text:p>
          </table:table-cell>
          <table:table-cell table:style-name="ce86" table:formula="of:=[.C42]" office:value-type="float" office:value="1971.87" calcext:value-type="float">
            <text:p>1971.8700</text:p>
          </table:table-cell>
          <table:table-cell table:style-name="ce86" table:formula="of:=SQRT([.D42]*[.E42]+[.F42]*[.G42])" office:value-type="float" office:value="12.51" calcext:value-type="float">
            <text:p>12.5100</text:p>
          </table:table-cell>
          <table:table-cell table:style-name="ce86" table:formula="of:=[.P42]" office:value-type="float" office:value="12.51" calcext:value-type="float">
            <text:p>12.51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20.72" calcext:value-type="float">
            <text:p>1020.72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1435.03" calcext:value-type="float">
            <text:p>1435.03</text:p>
          </table:table-cell>
          <table:table-cell table:style-name="ce10" office:value-type="float" office:value="18.17" calcext:value-type="float">
            <text:p>18.17</text:p>
          </table:table-cell>
          <table:table-cell table:style-name="ce49" table:formula="of:=[.D43]" office:value-type="float" office:value="18.17" calcext:value-type="float">
            <text:p>18.17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43]*[.A43]*0.000001" office:value-type="float" office:value="1.0418693184" calcext:value-type="float">
            <text:p>1.0419</text:p>
          </table:table-cell>
          <table:table-cell table:style-name="ce86" table:formula="of:=[.C43]" office:value-type="float" office:value="1435.03" calcext:value-type="float">
            <text:p>1435.0300</text:p>
          </table:table-cell>
          <table:table-cell table:style-name="ce86" table:formula="of:=SQRT([.D43]*[.E43]+[.F43]*[.G43])" office:value-type="float" office:value="18.17" calcext:value-type="float">
            <text:p>18.1700</text:p>
          </table:table-cell>
          <table:table-cell table:style-name="ce86" table:formula="of:=[.P43]" office:value-type="float" office:value="18.17" calcext:value-type="float">
            <text:p>18.17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21.74" calcext:value-type="float">
            <text:p>1021.74</text:p>
          </table:table-cell>
          <table:table-cell table:style-name="ce10" office:value-type="float" office:value="0.03" calcext:value-type="float">
            <text:p>0.03</text:p>
          </table:table-cell>
          <table:table-cell table:style-name="ce10" office:value-type="float" office:value="933.69" calcext:value-type="float">
            <text:p>933.69</text:p>
          </table:table-cell>
          <table:table-cell table:style-name="ce10" office:value-type="float" office:value="14.43" calcext:value-type="float">
            <text:p>14.43</text:p>
          </table:table-cell>
          <table:table-cell table:style-name="ce49" table:formula="of:=[.D44]" office:value-type="float" office:value="14.43" calcext:value-type="float">
            <text:p>14.43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44]*[.A44]*0.000001" office:value-type="float" office:value="1.0439526276" calcext:value-type="float">
            <text:p>1.0440</text:p>
          </table:table-cell>
          <table:table-cell table:style-name="ce86" table:formula="of:=[.C44]" office:value-type="float" office:value="933.69" calcext:value-type="float">
            <text:p>933.6900</text:p>
          </table:table-cell>
          <table:table-cell table:style-name="ce86" table:formula="of:=SQRT([.D44]*[.E44]+[.F44]*[.G44])" office:value-type="float" office:value="14.43" calcext:value-type="float">
            <text:p>14.4300</text:p>
          </table:table-cell>
          <table:table-cell table:style-name="ce86" table:formula="of:=[.P44]" office:value-type="float" office:value="14.43" calcext:value-type="float">
            <text:p>14.43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7" office:value-type="float" office:value="1022.67" calcext:value-type="float">
            <text:p>1022.67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606.55" calcext:value-type="float">
            <text:p>606.55</text:p>
          </table:table-cell>
          <table:table-cell table:style-name="ce10" office:value-type="float" office:value="16.99" calcext:value-type="float">
            <text:p>16.99</text:p>
          </table:table-cell>
          <table:table-cell table:style-name="ce49" table:formula="of:=[.D45]" office:value-type="float" office:value="16.99" calcext:value-type="float">
            <text:p>16.99</text:p>
          </table:table-cell>
          <table:table-cell table:style-name="ce49" table:number-columns-repeated="6"/>
          <table:table-cell table:style-name="ce82"/>
          <table:table-cell table:style-name="ce71"/>
          <table:table-cell table:style-name="ce86" table:formula="of:=[.A45]*[.A45]*0.000001" office:value-type="float" office:value="1.0458539289" calcext:value-type="float">
            <text:p>1.0459</text:p>
          </table:table-cell>
          <table:table-cell table:style-name="ce86" table:formula="of:=[.C45]" office:value-type="float" office:value="606.55" calcext:value-type="float">
            <text:p>606.5500</text:p>
          </table:table-cell>
          <table:table-cell table:style-name="ce86" table:formula="of:=SQRT([.D45]*[.E45]+[.F45]*[.G45])" office:value-type="float" office:value="16.99" calcext:value-type="float">
            <text:p>16.9900</text:p>
          </table:table-cell>
          <table:table-cell table:style-name="ce86" table:formula="of:=[.P45]" office:value-type="float" office:value="16.99" calcext:value-type="float">
            <text:p>16.99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>
          <table:table-cell table:style-name="ce58" office:value-type="float" office:value="1028.58" calcext:value-type="float">
            <text:p>1028.58</text:p>
          </table:table-cell>
          <table:table-cell table:style-name="ce64" office:value-type="float" office:value="0.03" calcext:value-type="float">
            <text:p>0.03</text:p>
          </table:table-cell>
          <table:table-cell table:style-name="ce64" office:value-type="float" office:value="158.1" calcext:value-type="float">
            <text:p>158.10</text:p>
          </table:table-cell>
          <table:table-cell table:style-name="ce64" office:value-type="float" office:value="12.16" calcext:value-type="float">
            <text:p>12.16</text:p>
          </table:table-cell>
          <table:table-cell table:style-name="ce70" table:formula="of:=[.D46]" office:value-type="float" office:value="12.16" calcext:value-type="float">
            <text:p>12.16</text:p>
          </table:table-cell>
          <table:table-cell table:style-name="ce70" table:number-columns-repeated="6"/>
          <table:table-cell table:style-name="ce83"/>
          <table:table-cell table:style-name="ce71"/>
          <table:table-cell table:style-name="ce86" table:formula="of:=[.A46]*[.A46]*0.000001" office:value-type="float" office:value="1.0579768164" calcext:value-type="float">
            <text:p>1.0580</text:p>
          </table:table-cell>
          <table:table-cell table:style-name="ce86" table:formula="of:=[.C46]" office:value-type="float" office:value="158.1" calcext:value-type="float">
            <text:p>158.1000</text:p>
          </table:table-cell>
          <table:table-cell table:style-name="ce86" table:formula="of:=SQRT([.D46]*[.E46]+[.F46]*[.G46])" office:value-type="float" office:value="12.16" calcext:value-type="float">
            <text:p>12.1600</text:p>
          </table:table-cell>
          <table:table-cell table:style-name="ce86" table:formula="of:=[.P46]" office:value-type="float" office:value="12.16" calcext:value-type="float">
            <text:p>12.1600</text:p>
          </table:table-cell>
          <table:table-cell/>
          <table:table-cell table:style-name="ce86" table:number-columns-repeated="4"/>
          <table:table-cell table:number-columns-repeated="1002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number-columns-repeated="2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23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3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23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3" table:number-columns-repeated="1009"/>
        </table:table-row>
        <table:table-row table:style-name="ro3">
          <table:table-cell table:style-name="ce3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1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18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  <table:table-cell table:style-name="ce23" table:number-columns-repeated="1002"/>
        </table:table-row>
        <table:table-row table:style-name="ro3">
          <table:table-cell table:style-name="ce4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23" table:number-columns-repeated="1002"/>
        </table:table-row>
        <table:table-row table:style-name="ro4">
          <table:table-cell table:style-name="ce48" office:value-type="float" office:value="1.01047" calcext:value-type="float">
            <text:p>1.01047</text:p>
          </table:table-cell>
          <table:table-cell table:style-name="ce48" table:formula="of:=[.A5]" office:value-type="float" office:value="1.01047" calcext:value-type="float">
            <text:p>1.01047</text:p>
          </table:table-cell>
          <table:table-cell table:style-name="ce1" office:value-type="float" office:value="69.87" calcext:value-type="float">
            <text:p>69.87</text:p>
          </table:table-cell>
          <table:table-cell table:style-name="ce1" office:value-type="float" office:value="0.5" calcext:value-type="float">
            <text:p>0.50</text:p>
          </table:table-cell>
          <table:table-cell table:style-name="ce20" table:formula="of:=[.D5]" office:value-type="float" office:value="0.5" calcext:value-type="float">
            <text:p>0.50</text:p>
          </table:table-cell>
          <table:table-cell table:style-name="ce20" table:formula="of:=0.02*[.C5]" office:value-type="float" office:value="1.3974" calcext:value-type="float">
            <text:p>1.40</text:p>
          </table:table-cell>
          <table:table-cell table:style-name="ce20" table:formula="of:=[.F5]" office:value-type="float" office:value="1.3974" calcext:value-type="float">
            <text:p>1.40</text:p>
          </table:table-cell>
          <table:table-cell table:style-name="ce36" table:number-columns-repeated="5"/>
          <table:table-cell table:style-name="Default"/>
          <table:table-cell table:style-name="ce36" table:formula="of:=[.A5]*[.A5]" office:value-type="float" office:value="1.0210496209" calcext:value-type="float">
            <text:p>1.0210</text:p>
          </table:table-cell>
          <table:table-cell table:style-name="ce36" table:formula="of:=[.C5]" office:value-type="float" office:value="69.87" calcext:value-type="float">
            <text:p>69.8700</text:p>
          </table:table-cell>
          <table:table-cell table:style-name="ce36" table:formula="of:=SQRT([.D5]*[.E5]+[.F5]*[.G5])" office:value-type="float" office:value="1.48415860338442" calcext:value-type="float">
            <text:p>1.4842</text:p>
          </table:table-cell>
          <table:table-cell table:style-name="ce36" table:formula="of:=[.P5]" office:value-type="float" office:value="1.48415860338442" calcext:value-type="float">
            <text:p>1.484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296" calcext:value-type="float">
            <text:p>1.01296</text:p>
          </table:table-cell>
          <table:table-cell table:style-name="ce48" table:formula="of:=[.A6]" office:value-type="float" office:value="1.01296" calcext:value-type="float">
            <text:p>1.01296</text:p>
          </table:table-cell>
          <table:table-cell table:style-name="ce1" office:value-type="float" office:value="152.45" calcext:value-type="float">
            <text:p>152.45</text:p>
          </table:table-cell>
          <table:table-cell table:style-name="ce1" office:value-type="float" office:value="1.01" calcext:value-type="float">
            <text:p>1.01</text:p>
          </table:table-cell>
          <table:table-cell table:style-name="ce20" table:formula="of:=[.D6]" office:value-type="float" office:value="1.01" calcext:value-type="float">
            <text:p>1.01</text:p>
          </table:table-cell>
          <table:table-cell table:style-name="ce20" table:formula="of:=0.02*[.C6]" office:value-type="float" office:value="3.049" calcext:value-type="float">
            <text:p>3.05</text:p>
          </table:table-cell>
          <table:table-cell table:style-name="ce20" table:formula="of:=[.F6]" office:value-type="float" office:value="3.049" calcext:value-type="float">
            <text:p>3.05</text:p>
          </table:table-cell>
          <table:table-cell table:style-name="ce36" table:number-columns-repeated="5"/>
          <table:table-cell/>
          <table:table-cell table:style-name="ce36" table:formula="of:=[.A6]*[.A6]" office:value-type="float" office:value="1.0260879616" calcext:value-type="float">
            <text:p>1.0261</text:p>
          </table:table-cell>
          <table:table-cell table:style-name="ce36" table:formula="of:=[.C6]" office:value-type="float" office:value="152.45" calcext:value-type="float">
            <text:p>152.4500</text:p>
          </table:table-cell>
          <table:table-cell table:style-name="ce36" table:formula="of:=SQRT([.D6]*[.E6]+[.F6]*[.G6])" office:value-type="float" office:value="3.21193103911027" calcext:value-type="float">
            <text:p>3.2119</text:p>
          </table:table-cell>
          <table:table-cell table:style-name="ce36" table:formula="of:=[.P6]" office:value-type="float" office:value="3.21193103911027" calcext:value-type="float">
            <text:p>3.211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507" calcext:value-type="float">
            <text:p>1.01507</text:p>
          </table:table-cell>
          <table:table-cell table:style-name="ce48" table:formula="of:=[.A7]" office:value-type="float" office:value="1.01507" calcext:value-type="float">
            <text:p>1.01507</text:p>
          </table:table-cell>
          <table:table-cell table:style-name="ce1" office:value-type="float" office:value="341.1" calcext:value-type="float">
            <text:p>341.10</text:p>
          </table:table-cell>
          <table:table-cell table:style-name="ce1" office:value-type="float" office:value="5.11" calcext:value-type="float">
            <text:p>5.11</text:p>
          </table:table-cell>
          <table:table-cell table:style-name="ce20" table:formula="of:=[.D7]" office:value-type="float" office:value="5.11" calcext:value-type="float">
            <text:p>5.11</text:p>
          </table:table-cell>
          <table:table-cell table:style-name="ce20" table:formula="of:=0.02*[.C7]" office:value-type="float" office:value="6.822" calcext:value-type="float">
            <text:p>6.82</text:p>
          </table:table-cell>
          <table:table-cell table:style-name="ce20" table:formula="of:=[.F7]" office:value-type="float" office:value="6.822" calcext:value-type="float">
            <text:p>6.82</text:p>
          </table:table-cell>
          <table:table-cell table:style-name="ce36" table:number-columns-repeated="5"/>
          <table:table-cell/>
          <table:table-cell table:style-name="ce36" table:formula="of:=[.A7]*[.A7]" office:value-type="float" office:value="1.0303671049" calcext:value-type="float">
            <text:p>1.0304</text:p>
          </table:table-cell>
          <table:table-cell table:style-name="ce36" table:formula="of:=[.C7]" office:value-type="float" office:value="341.1" calcext:value-type="float">
            <text:p>341.1000</text:p>
          </table:table-cell>
          <table:table-cell table:style-name="ce36" table:formula="of:=SQRT([.D7]*[.E7]+[.F7]*[.G7])" office:value-type="float" office:value="8.52360158618409" calcext:value-type="float">
            <text:p>8.5236</text:p>
          </table:table-cell>
          <table:table-cell table:style-name="ce36" table:formula="of:=[.P7]" office:value-type="float" office:value="8.52360158618409" calcext:value-type="float">
            <text:p>8.523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611" calcext:value-type="float">
            <text:p>1.01611</text:p>
          </table:table-cell>
          <table:table-cell table:style-name="ce48" table:formula="of:=[.A8]" office:value-type="float" office:value="1.01611" calcext:value-type="float">
            <text:p>1.01611</text:p>
          </table:table-cell>
          <table:table-cell table:style-name="ce1" office:value-type="float" office:value="575.08" calcext:value-type="float">
            <text:p>575.08</text:p>
          </table:table-cell>
          <table:table-cell table:style-name="ce1" office:value-type="float" office:value="3.84" calcext:value-type="float">
            <text:p>3.84</text:p>
          </table:table-cell>
          <table:table-cell table:style-name="ce20" table:formula="of:=[.D8]" office:value-type="float" office:value="3.84" calcext:value-type="float">
            <text:p>3.84</text:p>
          </table:table-cell>
          <table:table-cell table:style-name="ce20" table:formula="of:=0.02*[.C8]" office:value-type="float" office:value="11.5016" calcext:value-type="float">
            <text:p>11.50</text:p>
          </table:table-cell>
          <table:table-cell table:style-name="ce20" table:formula="of:=[.F8]" office:value-type="float" office:value="11.5016" calcext:value-type="float">
            <text:p>11.50</text:p>
          </table:table-cell>
          <table:table-cell table:style-name="ce36" table:number-columns-repeated="5"/>
          <table:table-cell/>
          <table:table-cell table:style-name="ce36" table:formula="of:=[.A8]*[.A8]" office:value-type="float" office:value="1.0324795321" calcext:value-type="float">
            <text:p>1.0325</text:p>
          </table:table-cell>
          <table:table-cell table:style-name="ce36" table:formula="of:=[.C8]" office:value-type="float" office:value="575.08" calcext:value-type="float">
            <text:p>575.0800</text:p>
          </table:table-cell>
          <table:table-cell table:style-name="ce36" table:formula="of:=SQRT([.D8]*[.E8]+[.F8]*[.G8])" office:value-type="float" office:value="12.1256918384066" calcext:value-type="float">
            <text:p>12.1257</text:p>
          </table:table-cell>
          <table:table-cell table:style-name="ce36" table:formula="of:=[.P8]" office:value-type="float" office:value="12.1256918384066" calcext:value-type="float">
            <text:p>12.125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5" calcext:value-type="float">
            <text:p>1.01715</text:p>
          </table:table-cell>
          <table:table-cell table:style-name="ce48" table:formula="of:=[.A9]" office:value-type="float" office:value="1.01715" calcext:value-type="float">
            <text:p>1.01715</text:p>
          </table:table-cell>
          <table:table-cell table:style-name="ce1" office:value-type="float" office:value="993.19" calcext:value-type="float">
            <text:p>993.19</text:p>
          </table:table-cell>
          <table:table-cell table:style-name="ce1" office:value-type="float" office:value="5.02" calcext:value-type="float">
            <text:p>5.02</text:p>
          </table:table-cell>
          <table:table-cell table:style-name="ce20" table:formula="of:=[.D9]" office:value-type="float" office:value="5.02" calcext:value-type="float">
            <text:p>5.02</text:p>
          </table:table-cell>
          <table:table-cell table:style-name="ce20" table:formula="of:=0.02*[.C9]" office:value-type="float" office:value="19.8638" calcext:value-type="float">
            <text:p>19.86</text:p>
          </table:table-cell>
          <table:table-cell table:style-name="ce20" table:formula="of:=[.F9]" office:value-type="float" office:value="19.8638" calcext:value-type="float">
            <text:p>19.86</text:p>
          </table:table-cell>
          <table:table-cell table:style-name="ce36" table:number-columns-repeated="5"/>
          <table:table-cell/>
          <table:table-cell table:style-name="ce36" table:formula="of:=[.A9]*[.A9]" office:value-type="float" office:value="1.0345941225" calcext:value-type="float">
            <text:p>1.0346</text:p>
          </table:table-cell>
          <table:table-cell table:style-name="ce36" table:formula="of:=[.C9]" office:value-type="float" office:value="993.19" calcext:value-type="float">
            <text:p>993.1900</text:p>
          </table:table-cell>
          <table:table-cell table:style-name="ce36" table:formula="of:=SQRT([.D9]*[.E9]+[.F9]*[.G9])" office:value-type="float" office:value="20.4883125327588" calcext:value-type="float">
            <text:p>20.4883</text:p>
          </table:table-cell>
          <table:table-cell table:style-name="ce36" table:formula="of:=[.P9]" office:value-type="float" office:value="20.4883125327588" calcext:value-type="float">
            <text:p>20.488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716" calcext:value-type="float">
            <text:p>1.01716</text:p>
          </table:table-cell>
          <table:table-cell table:style-name="ce48" table:formula="of:=[.A10]" office:value-type="float" office:value="1.01716" calcext:value-type="float">
            <text:p>1.01716</text:p>
          </table:table-cell>
          <table:table-cell table:style-name="ce1" office:value-type="float" office:value="984.71" calcext:value-type="float">
            <text:p>984.71</text:p>
          </table:table-cell>
          <table:table-cell table:style-name="ce1" office:value-type="float" office:value="8.89" calcext:value-type="float">
            <text:p>8.89</text:p>
          </table:table-cell>
          <table:table-cell table:style-name="ce20" table:formula="of:=[.D10]" office:value-type="float" office:value="8.89" calcext:value-type="float">
            <text:p>8.89</text:p>
          </table:table-cell>
          <table:table-cell table:style-name="ce20" table:formula="of:=0.02*[.C10]" office:value-type="float" office:value="19.6942" calcext:value-type="float">
            <text:p>19.69</text:p>
          </table:table-cell>
          <table:table-cell table:style-name="ce20" table:formula="of:=[.F10]" office:value-type="float" office:value="19.6942" calcext:value-type="float">
            <text:p>19.69</text:p>
          </table:table-cell>
          <table:table-cell table:style-name="ce36" table:number-columns-repeated="5"/>
          <table:table-cell/>
          <table:table-cell table:style-name="ce36" table:formula="of:=[.A10]*[.A10]" office:value-type="float" office:value="1.0346144656" calcext:value-type="float">
            <text:p>1.0346</text:p>
          </table:table-cell>
          <table:table-cell table:style-name="ce36" table:formula="of:=[.C10]" office:value-type="float" office:value="984.71" calcext:value-type="float">
            <text:p>984.7100</text:p>
          </table:table-cell>
          <table:table-cell table:style-name="ce36" table:formula="of:=SQRT([.D10]*[.E10]+[.F10]*[.G10])" office:value-type="float" office:value="21.6077211579565" calcext:value-type="float">
            <text:p>21.6077</text:p>
          </table:table-cell>
          <table:table-cell table:style-name="ce36" table:formula="of:=[.P10]" office:value-type="float" office:value="21.6077211579565" calcext:value-type="float">
            <text:p>21.607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805" calcext:value-type="float">
            <text:p>1.01805</text:p>
          </table:table-cell>
          <table:table-cell table:style-name="ce48" table:formula="of:=[.A11]" office:value-type="float" office:value="1.01805" calcext:value-type="float">
            <text:p>1.01805</text:p>
          </table:table-cell>
          <table:table-cell table:style-name="ce1" office:value-type="float" office:value="1584.27" calcext:value-type="float">
            <text:p>1584.27</text:p>
          </table:table-cell>
          <table:table-cell table:style-name="ce1" office:value-type="float" office:value="11" calcext:value-type="float">
            <text:p>11.00</text:p>
          </table:table-cell>
          <table:table-cell table:style-name="ce20" table:formula="of:=[.D11]" office:value-type="float" office:value="11" calcext:value-type="float">
            <text:p>11.00</text:p>
          </table:table-cell>
          <table:table-cell table:style-name="ce20" table:formula="of:=0.02*[.C11]" office:value-type="float" office:value="31.6854" calcext:value-type="float">
            <text:p>31.69</text:p>
          </table:table-cell>
          <table:table-cell table:style-name="ce20" table:formula="of:=[.F11]" office:value-type="float" office:value="31.6854" calcext:value-type="float">
            <text:p>31.69</text:p>
          </table:table-cell>
          <table:table-cell table:style-name="ce36" table:number-columns-repeated="5"/>
          <table:table-cell/>
          <table:table-cell table:style-name="ce36" table:formula="of:=[.A11]*[.A11]" office:value-type="float" office:value="1.0364258025" calcext:value-type="float">
            <text:p>1.0364</text:p>
          </table:table-cell>
          <table:table-cell table:style-name="ce36" table:formula="of:=[.C11]" office:value-type="float" office:value="1584.27" calcext:value-type="float">
            <text:p>1584.2700</text:p>
          </table:table-cell>
          <table:table-cell table:style-name="ce36" table:formula="of:=SQRT([.D11]*[.E11]+[.F11]*[.G11])" office:value-type="float" office:value="33.5404915461894" calcext:value-type="float">
            <text:p>33.5405</text:p>
          </table:table-cell>
          <table:table-cell table:style-name="ce36" table:formula="of:=[.P11]" office:value-type="float" office:value="33.5404915461894" calcext:value-type="float">
            <text:p>33.540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12" calcext:value-type="float">
            <text:p>1.01912</text:p>
          </table:table-cell>
          <table:table-cell table:style-name="ce48" table:formula="of:=[.A12]" office:value-type="float" office:value="1.01912" calcext:value-type="float">
            <text:p>1.01912</text:p>
          </table:table-cell>
          <table:table-cell table:style-name="ce1" office:value-type="float" office:value="2228.59" calcext:value-type="float">
            <text:p>2228.59</text:p>
          </table:table-cell>
          <table:table-cell table:style-name="ce1" office:value-type="float" office:value="8.13" calcext:value-type="float">
            <text:p>8.13</text:p>
          </table:table-cell>
          <table:table-cell table:style-name="ce20" table:formula="of:=[.D12]" office:value-type="float" office:value="8.13" calcext:value-type="float">
            <text:p>8.13</text:p>
          </table:table-cell>
          <table:table-cell table:style-name="ce20" table:formula="of:=0.02*[.C12]" office:value-type="float" office:value="44.5718" calcext:value-type="float">
            <text:p>44.57</text:p>
          </table:table-cell>
          <table:table-cell table:style-name="ce20" table:formula="of:=[.F12]" office:value-type="float" office:value="44.5718" calcext:value-type="float">
            <text:p>44.57</text:p>
          </table:table-cell>
          <table:table-cell table:style-name="ce36" table:number-columns-repeated="5"/>
          <table:table-cell/>
          <table:table-cell table:style-name="ce36" table:formula="of:=[.A12]*[.A12]" office:value-type="float" office:value="1.0386055744" calcext:value-type="float">
            <text:p>1.0386</text:p>
          </table:table-cell>
          <table:table-cell table:style-name="ce36" table:formula="of:=[.C12]" office:value-type="float" office:value="2228.59" calcext:value-type="float">
            <text:p>2228.5900</text:p>
          </table:table-cell>
          <table:table-cell table:style-name="ce36" table:formula="of:=SQRT([.D12]*[.E12]+[.F12]*[.G12])" office:value-type="float" office:value="45.3071987132288" calcext:value-type="float">
            <text:p>45.3072</text:p>
          </table:table-cell>
          <table:table-cell table:style-name="ce36" table:formula="of:=[.P12]" office:value-type="float" office:value="45.3071987132288" calcext:value-type="float">
            <text:p>45.307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21" calcext:value-type="float">
            <text:p>1.01921</text:p>
          </table:table-cell>
          <table:table-cell table:style-name="ce48" table:formula="of:=[.A13]" office:value-type="float" office:value="1.01921" calcext:value-type="float">
            <text:p>1.01921</text:p>
          </table:table-cell>
          <table:table-cell table:style-name="ce1" office:value-type="float" office:value="2230.81" calcext:value-type="float">
            <text:p>2230.81</text:p>
          </table:table-cell>
          <table:table-cell table:style-name="ce1" office:value-type="float" office:value="18.14" calcext:value-type="float">
            <text:p>18.14</text:p>
          </table:table-cell>
          <table:table-cell table:style-name="ce20" table:formula="of:=[.D13]" office:value-type="float" office:value="18.14" calcext:value-type="float">
            <text:p>18.14</text:p>
          </table:table-cell>
          <table:table-cell table:style-name="ce20" table:formula="of:=0.02*[.C13]" office:value-type="float" office:value="44.6162" calcext:value-type="float">
            <text:p>44.62</text:p>
          </table:table-cell>
          <table:table-cell table:style-name="ce20" table:formula="of:=[.F13]" office:value-type="float" office:value="44.6162" calcext:value-type="float">
            <text:p>44.62</text:p>
          </table:table-cell>
          <table:table-cell table:style-name="ce36" table:number-columns-repeated="5"/>
          <table:table-cell/>
          <table:table-cell table:style-name="ce36" table:formula="of:=[.A13]*[.A13]" office:value-type="float" office:value="1.0387890241" calcext:value-type="float">
            <text:p>1.0388</text:p>
          </table:table-cell>
          <table:table-cell table:style-name="ce36" table:formula="of:=[.C13]" office:value-type="float" office:value="2230.81" calcext:value-type="float">
            <text:p>2230.8100</text:p>
          </table:table-cell>
          <table:table-cell table:style-name="ce36" table:formula="of:=SQRT([.D13]*[.E13]+[.F13]*[.G13])" office:value-type="float" office:value="48.1628996473427" calcext:value-type="float">
            <text:p>48.1629</text:p>
          </table:table-cell>
          <table:table-cell table:style-name="ce36" table:formula="of:=[.P13]" office:value-type="float" office:value="48.1628996473427" calcext:value-type="float">
            <text:p>48.162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4" calcext:value-type="float">
            <text:p>1.01940</text:p>
          </table:table-cell>
          <table:table-cell table:style-name="ce48" table:formula="of:=[.A14]" office:value-type="float" office:value="1.0194" calcext:value-type="float">
            <text:p>1.01940</text:p>
          </table:table-cell>
          <table:table-cell table:style-name="ce1" office:value-type="float" office:value="2233.66" calcext:value-type="float">
            <text:p>2233.66</text:p>
          </table:table-cell>
          <table:table-cell table:style-name="ce1" office:value-type="float" office:value="22.07" calcext:value-type="float">
            <text:p>22.07</text:p>
          </table:table-cell>
          <table:table-cell table:style-name="ce20" table:formula="of:=[.D14]" office:value-type="float" office:value="22.07" calcext:value-type="float">
            <text:p>22.07</text:p>
          </table:table-cell>
          <table:table-cell table:style-name="ce20" table:formula="of:=0.02*[.C14]" office:value-type="float" office:value="44.6732" calcext:value-type="float">
            <text:p>44.67</text:p>
          </table:table-cell>
          <table:table-cell table:style-name="ce20" table:formula="of:=[.F14]" office:value-type="float" office:value="44.6732" calcext:value-type="float">
            <text:p>44.67</text:p>
          </table:table-cell>
          <table:table-cell table:style-name="ce36" table:number-columns-repeated="5"/>
          <table:table-cell/>
          <table:table-cell table:style-name="ce36" table:formula="of:=[.A14]*[.A14]" office:value-type="float" office:value="1.03917636" calcext:value-type="float">
            <text:p>1.0392</text:p>
          </table:table-cell>
          <table:table-cell table:style-name="ce36" table:formula="of:=[.C14]" office:value-type="float" office:value="2233.66" calcext:value-type="float">
            <text:p>2233.6600</text:p>
          </table:table-cell>
          <table:table-cell table:style-name="ce36" table:formula="of:=SQRT([.D14]*[.E14]+[.F14]*[.G14])" office:value-type="float" office:value="49.8274994178917" calcext:value-type="float">
            <text:p>49.8275</text:p>
          </table:table-cell>
          <table:table-cell table:style-name="ce36" table:formula="of:=[.P14]" office:value-type="float" office:value="49.8274994178917" calcext:value-type="float">
            <text:p>49.8275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199" calcext:value-type="float">
            <text:p>1.01990</text:p>
          </table:table-cell>
          <table:table-cell table:style-name="ce48" table:formula="of:=[.A15]" office:value-type="float" office:value="1.0199" calcext:value-type="float">
            <text:p>1.01990</text:p>
          </table:table-cell>
          <table:table-cell table:style-name="ce1" office:value-type="float" office:value="2127.07" calcext:value-type="float">
            <text:p>2127.07</text:p>
          </table:table-cell>
          <table:table-cell table:style-name="ce1" office:value-type="float" office:value="6.46" calcext:value-type="float">
            <text:p>6.46</text:p>
          </table:table-cell>
          <table:table-cell table:style-name="ce20" table:formula="of:=[.D15]" office:value-type="float" office:value="6.46" calcext:value-type="float">
            <text:p>6.46</text:p>
          </table:table-cell>
          <table:table-cell table:style-name="ce20" table:formula="of:=0.02*[.C15]" office:value-type="float" office:value="42.5414" calcext:value-type="float">
            <text:p>42.54</text:p>
          </table:table-cell>
          <table:table-cell table:style-name="ce20" table:formula="of:=[.F15]" office:value-type="float" office:value="42.5414" calcext:value-type="float">
            <text:p>42.54</text:p>
          </table:table-cell>
          <table:table-cell table:style-name="ce36" table:number-columns-repeated="5"/>
          <table:table-cell/>
          <table:table-cell table:style-name="ce36" table:formula="of:=[.A15]*[.A15]" office:value-type="float" office:value="1.04019601" calcext:value-type="float">
            <text:p>1.0402</text:p>
          </table:table-cell>
          <table:table-cell table:style-name="ce36" table:formula="of:=[.C15]" office:value-type="float" office:value="2127.07" calcext:value-type="float">
            <text:p>2127.0700</text:p>
          </table:table-cell>
          <table:table-cell table:style-name="ce36" table:formula="of:=SQRT([.D15]*[.E15]+[.F15]*[.G15])" office:value-type="float" office:value="43.0290868362321" calcext:value-type="float">
            <text:p>43.0291</text:p>
          </table:table-cell>
          <table:table-cell table:style-name="ce36" table:formula="of:=[.P15]" office:value-type="float" office:value="43.0290868362321" calcext:value-type="float">
            <text:p>43.0291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22" calcext:value-type="float">
            <text:p>1.02122</text:p>
          </table:table-cell>
          <table:table-cell table:style-name="ce48" table:formula="of:=[.A16]" office:value-type="float" office:value="1.02122" calcext:value-type="float">
            <text:p>1.02122</text:p>
          </table:table-cell>
          <table:table-cell table:style-name="ce1" office:value-type="float" office:value="1325.01" calcext:value-type="float">
            <text:p>1325.01</text:p>
          </table:table-cell>
          <table:table-cell table:style-name="ce1" office:value-type="float" office:value="9.01" calcext:value-type="float">
            <text:p>9.01</text:p>
          </table:table-cell>
          <table:table-cell table:style-name="ce20" table:formula="of:=[.D16]" office:value-type="float" office:value="9.01" calcext:value-type="float">
            <text:p>9.01</text:p>
          </table:table-cell>
          <table:table-cell table:style-name="ce20" table:formula="of:=0.02*[.C16]" office:value-type="float" office:value="26.5002" calcext:value-type="float">
            <text:p>26.50</text:p>
          </table:table-cell>
          <table:table-cell table:style-name="ce20" table:formula="of:=[.F16]" office:value-type="float" office:value="26.5002" calcext:value-type="float">
            <text:p>26.50</text:p>
          </table:table-cell>
          <table:table-cell table:style-name="ce36" table:number-columns-repeated="5"/>
          <table:table-cell/>
          <table:table-cell table:style-name="ce36" table:formula="of:=[.A16]*[.A16]" office:value-type="float" office:value="1.0428902884" calcext:value-type="float">
            <text:p>1.0429</text:p>
          </table:table-cell>
          <table:table-cell table:style-name="ce36" table:formula="of:=[.C16]" office:value-type="float" office:value="1325.01" calcext:value-type="float">
            <text:p>1325.0100</text:p>
          </table:table-cell>
          <table:table-cell table:style-name="ce36" table:formula="of:=SQRT([.D16]*[.E16]+[.F16]*[.G16])" office:value-type="float" office:value="27.9900107188261" calcext:value-type="float">
            <text:p>27.9900</text:p>
          </table:table-cell>
          <table:table-cell table:style-name="ce36" table:formula="of:=[.P16]" office:value-type="float" office:value="27.9900107188261" calcext:value-type="float">
            <text:p>27.9900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131" calcext:value-type="float">
            <text:p>1.02131</text:p>
          </table:table-cell>
          <table:table-cell table:style-name="ce48" table:formula="of:=[.A17]" office:value-type="float" office:value="1.02131" calcext:value-type="float">
            <text:p>1.02131</text:p>
          </table:table-cell>
          <table:table-cell table:style-name="ce1" office:value-type="float" office:value="1308.31" calcext:value-type="float">
            <text:p>1308.31</text:p>
          </table:table-cell>
          <table:table-cell table:style-name="ce1" office:value-type="float" office:value="12.5" calcext:value-type="float">
            <text:p>12.50</text:p>
          </table:table-cell>
          <table:table-cell table:style-name="ce20" table:formula="of:=[.D17]" office:value-type="float" office:value="12.5" calcext:value-type="float">
            <text:p>12.50</text:p>
          </table:table-cell>
          <table:table-cell table:style-name="ce20" table:formula="of:=0.02*[.C17]" office:value-type="float" office:value="26.1662" calcext:value-type="float">
            <text:p>26.17</text:p>
          </table:table-cell>
          <table:table-cell table:style-name="ce20" table:formula="of:=[.F17]" office:value-type="float" office:value="26.1662" calcext:value-type="float">
            <text:p>26.17</text:p>
          </table:table-cell>
          <table:table-cell table:style-name="ce36" table:number-columns-repeated="5"/>
          <table:table-cell/>
          <table:table-cell table:style-name="ce36" table:formula="of:=[.A17]*[.A17]" office:value-type="float" office:value="1.0430741161" calcext:value-type="float">
            <text:p>1.0431</text:p>
          </table:table-cell>
          <table:table-cell table:style-name="ce36" table:formula="of:=[.C17]" office:value-type="float" office:value="1308.31" calcext:value-type="float">
            <text:p>1308.3100</text:p>
          </table:table-cell>
          <table:table-cell table:style-name="ce36" table:formula="of:=SQRT([.D17]*[.E17]+[.F17]*[.G17])" office:value-type="float" office:value="28.9986210437669" calcext:value-type="float">
            <text:p>28.9986</text:p>
          </table:table-cell>
          <table:table-cell table:style-name="ce36" table:formula="of:=[.P17]" office:value-type="float" office:value="28.9986210437669" calcext:value-type="float">
            <text:p>28.998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08" calcext:value-type="float">
            <text:p>1.02208</text:p>
          </table:table-cell>
          <table:table-cell table:style-name="ce48" table:formula="of:=[.A18]" office:value-type="float" office:value="1.02208" calcext:value-type="float">
            <text:p>1.02208</text:p>
          </table:table-cell>
          <table:table-cell table:style-name="ce1" office:value-type="float" office:value="933.95" calcext:value-type="float">
            <text:p>933.95</text:p>
          </table:table-cell>
          <table:table-cell table:style-name="ce1" office:value-type="float" office:value="6.81" calcext:value-type="float">
            <text:p>6.81</text:p>
          </table:table-cell>
          <table:table-cell table:style-name="ce20" table:formula="of:=[.D18]" office:value-type="float" office:value="6.81" calcext:value-type="float">
            <text:p>6.81</text:p>
          </table:table-cell>
          <table:table-cell table:style-name="ce20" table:formula="of:=0.02*[.C18]" office:value-type="float" office:value="18.679" calcext:value-type="float">
            <text:p>18.68</text:p>
          </table:table-cell>
          <table:table-cell table:style-name="ce20" table:formula="of:=[.F18]" office:value-type="float" office:value="18.679" calcext:value-type="float">
            <text:p>18.68</text:p>
          </table:table-cell>
          <table:table-cell table:style-name="ce36" table:number-columns-repeated="5"/>
          <table:table-cell/>
          <table:table-cell table:style-name="ce36" table:formula="of:=[.A18]*[.A18]" office:value-type="float" office:value="1.0446475264" calcext:value-type="float">
            <text:p>1.0446</text:p>
          </table:table-cell>
          <table:table-cell table:style-name="ce36" table:formula="of:=[.C18]" office:value-type="float" office:value="933.95" calcext:value-type="float">
            <text:p>933.9500</text:p>
          </table:table-cell>
          <table:table-cell table:style-name="ce36" table:formula="of:=SQRT([.D18]*[.E18]+[.F18]*[.G18])" office:value-type="float" office:value="19.8816785257181" calcext:value-type="float">
            <text:p>19.8817</text:p>
          </table:table-cell>
          <table:table-cell table:style-name="ce36" table:formula="of:=[.P18]" office:value-type="float" office:value="19.8816785257181" calcext:value-type="float">
            <text:p>19.881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274" calcext:value-type="float">
            <text:p>1.02274</text:p>
          </table:table-cell>
          <table:table-cell table:style-name="ce48" table:formula="of:=[.A19]" office:value-type="float" office:value="1.02274" calcext:value-type="float">
            <text:p>1.02274</text:p>
          </table:table-cell>
          <table:table-cell table:style-name="ce1" office:value-type="float" office:value="710.23" calcext:value-type="float">
            <text:p>710.23</text:p>
          </table:table-cell>
          <table:table-cell table:style-name="ce1" office:value-type="float" office:value="5.86" calcext:value-type="float">
            <text:p>5.86</text:p>
          </table:table-cell>
          <table:table-cell table:style-name="ce20" table:formula="of:=[.D19]" office:value-type="float" office:value="5.86" calcext:value-type="float">
            <text:p>5.86</text:p>
          </table:table-cell>
          <table:table-cell table:style-name="ce20" table:formula="of:=0.02*[.C19]" office:value-type="float" office:value="14.2046" calcext:value-type="float">
            <text:p>14.20</text:p>
          </table:table-cell>
          <table:table-cell table:style-name="ce20" table:formula="of:=[.F19]" office:value-type="float" office:value="14.2046" calcext:value-type="float">
            <text:p>14.20</text:p>
          </table:table-cell>
          <table:table-cell table:style-name="ce36" table:number-columns-repeated="5"/>
          <table:table-cell/>
          <table:table-cell table:style-name="ce36" table:formula="of:=[.A19]*[.A19]" office:value-type="float" office:value="1.0459971076" calcext:value-type="float">
            <text:p>1.0460</text:p>
          </table:table-cell>
          <table:table-cell table:style-name="ce36" table:formula="of:=[.C19]" office:value-type="float" office:value="710.23" calcext:value-type="float">
            <text:p>710.2300</text:p>
          </table:table-cell>
          <table:table-cell table:style-name="ce36" table:formula="of:=SQRT([.D19]*[.E19]+[.F19]*[.G19])" office:value-type="float" office:value="15.365879771754" calcext:value-type="float">
            <text:p>15.3659</text:p>
          </table:table-cell>
          <table:table-cell table:style-name="ce36" table:formula="of:=[.P19]" office:value-type="float" office:value="15.365879771754" calcext:value-type="float">
            <text:p>15.365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326" calcext:value-type="float">
            <text:p>1.02326</text:p>
          </table:table-cell>
          <table:table-cell table:style-name="ce48" table:formula="of:=[.A20]" office:value-type="float" office:value="1.02326" calcext:value-type="float">
            <text:p>1.02326</text:p>
          </table:table-cell>
          <table:table-cell table:style-name="ce1" office:value-type="float" office:value="595.03" calcext:value-type="float">
            <text:p>595.03</text:p>
          </table:table-cell>
          <table:table-cell table:style-name="ce1" office:value-type="float" office:value="6.56" calcext:value-type="float">
            <text:p>6.56</text:p>
          </table:table-cell>
          <table:table-cell table:style-name="ce20" table:formula="of:=[.D20]" office:value-type="float" office:value="6.56" calcext:value-type="float">
            <text:p>6.56</text:p>
          </table:table-cell>
          <table:table-cell table:style-name="ce20" table:formula="of:=0.02*[.C20]" office:value-type="float" office:value="11.9006" calcext:value-type="float">
            <text:p>11.90</text:p>
          </table:table-cell>
          <table:table-cell table:style-name="ce20" table:formula="of:=[.F20]" office:value-type="float" office:value="11.9006" calcext:value-type="float">
            <text:p>11.90</text:p>
          </table:table-cell>
          <table:table-cell table:style-name="ce36" table:number-columns-repeated="5"/>
          <table:table-cell/>
          <table:table-cell table:style-name="ce36" table:formula="of:=[.A20]*[.A20]" office:value-type="float" office:value="1.0470610276" calcext:value-type="float">
            <text:p>1.0471</text:p>
          </table:table-cell>
          <table:table-cell table:style-name="ce36" table:formula="of:=[.C20]" office:value-type="float" office:value="595.03" calcext:value-type="float">
            <text:p>595.0300</text:p>
          </table:table-cell>
          <table:table-cell table:style-name="ce36" table:formula="of:=SQRT([.D20]*[.E20]+[.F20]*[.G20])" office:value-type="float" office:value="13.588888120814" calcext:value-type="float">
            <text:p>13.5889</text:p>
          </table:table-cell>
          <table:table-cell table:style-name="ce36" table:formula="of:=[.P20]" office:value-type="float" office:value="13.588888120814" calcext:value-type="float">
            <text:p>13.5889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532" calcext:value-type="float">
            <text:p>1.02532</text:p>
          </table:table-cell>
          <table:table-cell table:style-name="ce48" table:formula="of:=[.A21]" office:value-type="float" office:value="1.02532" calcext:value-type="float">
            <text:p>1.02532</text:p>
          </table:table-cell>
          <table:table-cell table:style-name="ce1" office:value-type="float" office:value="334.77" calcext:value-type="float">
            <text:p>334.77</text:p>
          </table:table-cell>
          <table:table-cell table:style-name="ce1" office:value-type="float" office:value="5.55" calcext:value-type="float">
            <text:p>5.55</text:p>
          </table:table-cell>
          <table:table-cell table:style-name="ce20" table:formula="of:=[.D21]" office:value-type="float" office:value="5.55" calcext:value-type="float">
            <text:p>5.55</text:p>
          </table:table-cell>
          <table:table-cell table:style-name="ce20" table:formula="of:=0.02*[.C21]" office:value-type="float" office:value="6.6954" calcext:value-type="float">
            <text:p>6.70</text:p>
          </table:table-cell>
          <table:table-cell table:style-name="ce20" table:formula="of:=[.F21]" office:value-type="float" office:value="6.6954" calcext:value-type="float">
            <text:p>6.70</text:p>
          </table:table-cell>
          <table:table-cell table:style-name="ce36" table:number-columns-repeated="5"/>
          <table:table-cell/>
          <table:table-cell table:style-name="ce36" table:formula="of:=[.A21]*[.A21]" office:value-type="float" office:value="1.0512811024" calcext:value-type="float">
            <text:p>1.0513</text:p>
          </table:table-cell>
          <table:table-cell table:style-name="ce36" table:formula="of:=[.C21]" office:value-type="float" office:value="334.77" calcext:value-type="float">
            <text:p>334.7700</text:p>
          </table:table-cell>
          <table:table-cell table:style-name="ce36" table:formula="of:=SQRT([.D21]*[.E21]+[.F21]*[.G21])" office:value-type="float" office:value="8.69660170181434" calcext:value-type="float">
            <text:p>8.6966</text:p>
          </table:table-cell>
          <table:table-cell table:style-name="ce36" table:formula="of:=[.P21]" office:value-type="float" office:value="8.69660170181434" calcext:value-type="float">
            <text:p>8.6966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796" calcext:value-type="float">
            <text:p>1.02796</text:p>
          </table:table-cell>
          <table:table-cell table:style-name="ce48" table:formula="of:=[.A22]" office:value-type="float" office:value="1.02796" calcext:value-type="float">
            <text:p>1.02796</text:p>
          </table:table-cell>
          <table:table-cell table:style-name="ce1" office:value-type="float" office:value="191.64" calcext:value-type="float">
            <text:p>191.64</text:p>
          </table:table-cell>
          <table:table-cell table:style-name="ce1" office:value-type="float" office:value="1.74" calcext:value-type="float">
            <text:p>1.74</text:p>
          </table:table-cell>
          <table:table-cell table:style-name="ce20" table:formula="of:=[.D22]" office:value-type="float" office:value="1.74" calcext:value-type="float">
            <text:p>1.74</text:p>
          </table:table-cell>
          <table:table-cell table:style-name="ce20" table:formula="of:=0.02*[.C22]" office:value-type="float" office:value="3.8328" calcext:value-type="float">
            <text:p>3.83</text:p>
          </table:table-cell>
          <table:table-cell table:style-name="ce20" table:formula="of:=[.F22]" office:value-type="float" office:value="3.8328" calcext:value-type="float">
            <text:p>3.83</text:p>
          </table:table-cell>
          <table:table-cell table:style-name="ce36" table:number-columns-repeated="5"/>
          <table:table-cell/>
          <table:table-cell table:style-name="ce36" table:formula="of:=[.A22]*[.A22]" office:value-type="float" office:value="1.0567017616" calcext:value-type="float">
            <text:p>1.0567</text:p>
          </table:table-cell>
          <table:table-cell table:style-name="ce36" table:formula="of:=[.C22]" office:value-type="float" office:value="191.64" calcext:value-type="float">
            <text:p>191.6400</text:p>
          </table:table-cell>
          <table:table-cell table:style-name="ce36" table:formula="of:=SQRT([.D22]*[.E22]+[.F22]*[.G22])" office:value-type="float" office:value="4.20927022653571" calcext:value-type="float">
            <text:p>4.2093</text:p>
          </table:table-cell>
          <table:table-cell table:style-name="ce36" table:formula="of:=[.P22]" office:value-type="float" office:value="4.20927022653571" calcext:value-type="float">
            <text:p>4.2093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2909" calcext:value-type="float">
            <text:p>1.02909</text:p>
          </table:table-cell>
          <table:table-cell table:style-name="ce48" table:formula="of:=[.A23]" office:value-type="float" office:value="1.02909" calcext:value-type="float">
            <text:p>1.02909</text:p>
          </table:table-cell>
          <table:table-cell table:style-name="ce1" office:value-type="float" office:value="159.94" calcext:value-type="float">
            <text:p>159.94</text:p>
          </table:table-cell>
          <table:table-cell table:style-name="ce1" office:value-type="float" office:value="2.95" calcext:value-type="float">
            <text:p>2.95</text:p>
          </table:table-cell>
          <table:table-cell table:style-name="ce20" table:formula="of:=[.D23]" office:value-type="float" office:value="2.95" calcext:value-type="float">
            <text:p>2.95</text:p>
          </table:table-cell>
          <table:table-cell table:style-name="ce20" table:formula="of:=0.02*[.C23]" office:value-type="float" office:value="3.1988" calcext:value-type="float">
            <text:p>3.20</text:p>
          </table:table-cell>
          <table:table-cell table:style-name="ce20" table:formula="of:=[.F23]" office:value-type="float" office:value="3.1988" calcext:value-type="float">
            <text:p>3.20</text:p>
          </table:table-cell>
          <table:table-cell table:style-name="ce36" table:number-columns-repeated="5"/>
          <table:table-cell/>
          <table:table-cell table:style-name="ce36" table:formula="of:=[.A23]*[.A23]" office:value-type="float" office:value="1.0590262281" calcext:value-type="float">
            <text:p>1.0590</text:p>
          </table:table-cell>
          <table:table-cell table:style-name="ce36" table:formula="of:=[.C23]" office:value-type="float" office:value="159.94" calcext:value-type="float">
            <text:p>159.9400</text:p>
          </table:table-cell>
          <table:table-cell table:style-name="ce36" table:formula="of:=SQRT([.D23]*[.E23]+[.F23]*[.G23])" office:value-type="float" office:value="4.35141602699627" calcext:value-type="float">
            <text:p>4.3514</text:p>
          </table:table-cell>
          <table:table-cell table:style-name="ce36" table:formula="of:=[.P23]" office:value-type="float" office:value="4.35141602699627" calcext:value-type="float">
            <text:p>4.351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3391" calcext:value-type="float">
            <text:p>1.03391</text:p>
          </table:table-cell>
          <table:table-cell table:style-name="ce48" table:formula="of:=[.A24]" office:value-type="float" office:value="1.03391" calcext:value-type="float">
            <text:p>1.03391</text:p>
          </table:table-cell>
          <table:table-cell table:style-name="ce1" office:value-type="float" office:value="89.65" calcext:value-type="float">
            <text:p>89.65</text:p>
          </table:table-cell>
          <table:table-cell table:style-name="ce1" office:value-type="float" office:value="1.24" calcext:value-type="float">
            <text:p>1.24</text:p>
          </table:table-cell>
          <table:table-cell table:style-name="ce20" table:formula="of:=[.D24]" office:value-type="float" office:value="1.24" calcext:value-type="float">
            <text:p>1.24</text:p>
          </table:table-cell>
          <table:table-cell table:style-name="ce20" table:formula="of:=0.028*[.C24]" office:value-type="float" office:value="2.5102" calcext:value-type="float">
            <text:p>2.51</text:p>
          </table:table-cell>
          <table:table-cell table:style-name="ce20" table:formula="of:=[.F24]" office:value-type="float" office:value="2.5102" calcext:value-type="float">
            <text:p>2.51</text:p>
          </table:table-cell>
          <table:table-cell table:style-name="ce36" table:number-columns-repeated="5"/>
          <table:table-cell/>
          <table:table-cell table:style-name="ce36" table:formula="of:=[.A24]*[.A24]" office:value-type="float" office:value="1.0689698881" calcext:value-type="float">
            <text:p>1.0690</text:p>
          </table:table-cell>
          <table:table-cell table:style-name="ce36" table:formula="of:=[.C24]" office:value-type="float" office:value="89.65" calcext:value-type="float">
            <text:p>89.6500</text:p>
          </table:table-cell>
          <table:table-cell table:style-name="ce36" table:formula="of:=SQRT([.D24]*[.E24]+[.F24]*[.G24])" office:value-type="float" office:value="2.79976856900709" calcext:value-type="float">
            <text:p>2.7998</text:p>
          </table:table-cell>
          <table:table-cell table:style-name="ce36" table:formula="of:=[.P24]" office:value-type="float" office:value="2.79976856900709" calcext:value-type="float">
            <text:p>2.7998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003" calcext:value-type="float">
            <text:p>1.04003</text:p>
          </table:table-cell>
          <table:table-cell table:style-name="ce48" table:formula="of:=[.A25]" office:value-type="float" office:value="1.04003" calcext:value-type="float">
            <text:p>1.04003</text:p>
          </table:table-cell>
          <table:table-cell table:style-name="ce1" office:value-type="float" office:value="55.87" calcext:value-type="float">
            <text:p>55.87</text:p>
          </table:table-cell>
          <table:table-cell table:style-name="ce1" office:value-type="float" office:value="0.94" calcext:value-type="float">
            <text:p>0.94</text:p>
          </table:table-cell>
          <table:table-cell table:style-name="ce20" table:formula="of:=[.D25]" office:value-type="float" office:value="0.94" calcext:value-type="float">
            <text:p>0.94</text:p>
          </table:table-cell>
          <table:table-cell table:style-name="ce20" table:formula="of:=0.02*[.C25]" office:value-type="float" office:value="1.1174" calcext:value-type="float">
            <text:p>1.12</text:p>
          </table:table-cell>
          <table:table-cell table:style-name="ce20" table:formula="of:=[.F25]" office:value-type="float" office:value="1.1174" calcext:value-type="float">
            <text:p>1.12</text:p>
          </table:table-cell>
          <table:table-cell table:style-name="ce36" table:number-columns-repeated="5"/>
          <table:table-cell/>
          <table:table-cell table:style-name="ce36" table:formula="of:=[.A25]*[.A25]" office:value-type="float" office:value="1.0816624009" calcext:value-type="float">
            <text:p>1.0817</text:p>
          </table:table-cell>
          <table:table-cell table:style-name="ce36" table:formula="of:=[.C25]" office:value-type="float" office:value="55.87" calcext:value-type="float">
            <text:p>55.8700</text:p>
          </table:table-cell>
          <table:table-cell table:style-name="ce36" table:formula="of:=SQRT([.D25]*[.E25]+[.F25]*[.G25])" office:value-type="float" office:value="1.46019956170381" calcext:value-type="float">
            <text:p>1.4602</text:p>
          </table:table-cell>
          <table:table-cell table:style-name="ce36" table:formula="of:=[.P25]" office:value-type="float" office:value="1.46019956170381" calcext:value-type="float">
            <text:p>1.4602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4986" calcext:value-type="float">
            <text:p>1.04986</text:p>
          </table:table-cell>
          <table:table-cell table:style-name="ce48" table:formula="of:=[.A26]" office:value-type="float" office:value="1.04986" calcext:value-type="float">
            <text:p>1.04986</text:p>
          </table:table-cell>
          <table:table-cell table:style-name="ce1" office:value-type="float" office:value="34.47" calcext:value-type="float">
            <text:p>34.47</text:p>
          </table:table-cell>
          <table:table-cell table:style-name="ce1" office:value-type="float" office:value="0.47" calcext:value-type="float">
            <text:p>0.47</text:p>
          </table:table-cell>
          <table:table-cell table:style-name="ce20" table:formula="of:=[.D26]" office:value-type="float" office:value="0.47" calcext:value-type="float">
            <text:p>0.47</text:p>
          </table:table-cell>
          <table:table-cell table:style-name="ce20" table:formula="of:=0.02*[.C26]" office:value-type="float" office:value="0.6894" calcext:value-type="float">
            <text:p>0.69</text:p>
          </table:table-cell>
          <table:table-cell table:style-name="ce20" table:formula="of:=[.F26]" office:value-type="float" office:value="0.6894" calcext:value-type="float">
            <text:p>0.69</text:p>
          </table:table-cell>
          <table:table-cell table:style-name="ce36" table:number-columns-repeated="5"/>
          <table:table-cell/>
          <table:table-cell table:style-name="ce36" table:formula="of:=[.A26]*[.A26]" office:value-type="float" office:value="1.1022060196" calcext:value-type="float">
            <text:p>1.1022</text:p>
          </table:table-cell>
          <table:table-cell table:style-name="ce36" table:formula="of:=[.C26]" office:value-type="float" office:value="34.47" calcext:value-type="float">
            <text:p>34.4700</text:p>
          </table:table-cell>
          <table:table-cell table:style-name="ce36" table:formula="of:=SQRT([.D26]*[.E26]+[.F26]*[.G26])" office:value-type="float" office:value="0.834369438558244" calcext:value-type="float">
            <text:p>0.8344</text:p>
          </table:table-cell>
          <table:table-cell table:style-name="ce36" table:formula="of:=[.P26]" office:value-type="float" office:value="0.834369438558244" calcext:value-type="float">
            <text:p>0.834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086" calcext:value-type="float">
            <text:p>1.05086</text:p>
          </table:table-cell>
          <table:table-cell table:style-name="ce48" table:formula="of:=[.A27]" office:value-type="float" office:value="1.05086" calcext:value-type="float">
            <text:p>1.05086</text:p>
          </table:table-cell>
          <table:table-cell table:style-name="ce1" office:value-type="float" office:value="33.89" calcext:value-type="float">
            <text:p>33.89</text:p>
          </table:table-cell>
          <table:table-cell table:style-name="ce1" office:value-type="float" office:value="0.84" calcext:value-type="float">
            <text:p>0.84</text:p>
          </table:table-cell>
          <table:table-cell table:style-name="ce20" table:formula="of:=[.D27]" office:value-type="float" office:value="0.84" calcext:value-type="float">
            <text:p>0.84</text:p>
          </table:table-cell>
          <table:table-cell table:style-name="ce20" table:formula="of:=0.02*[.C27]" office:value-type="float" office:value="0.6778" calcext:value-type="float">
            <text:p>0.68</text:p>
          </table:table-cell>
          <table:table-cell table:style-name="ce20" table:formula="of:=[.F27]" office:value-type="float" office:value="0.6778" calcext:value-type="float">
            <text:p>0.68</text:p>
          </table:table-cell>
          <table:table-cell table:style-name="ce36" table:number-columns-repeated="5"/>
          <table:table-cell/>
          <table:table-cell table:style-name="ce36" table:formula="of:=[.A27]*[.A27]" office:value-type="float" office:value="1.1043067396" calcext:value-type="float">
            <text:p>1.1043</text:p>
          </table:table-cell>
          <table:table-cell table:style-name="ce36" table:formula="of:=[.C27]" office:value-type="float" office:value="33.89" calcext:value-type="float">
            <text:p>33.8900</text:p>
          </table:table-cell>
          <table:table-cell table:style-name="ce36" table:formula="of:=SQRT([.D27]*[.E27]+[.F27]*[.G27])" office:value-type="float" office:value="1.0793576052449" calcext:value-type="float">
            <text:p>1.0794</text:p>
          </table:table-cell>
          <table:table-cell table:style-name="ce36" table:formula="of:=[.P27]" office:value-type="float" office:value="1.0793576052449" calcext:value-type="float">
            <text:p>1.0794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4">
          <table:table-cell table:style-name="ce51" office:value-type="float" office:value="1.05995" calcext:value-type="float">
            <text:p>1.05995</text:p>
          </table:table-cell>
          <table:table-cell table:style-name="ce48" table:formula="of:=[.A28]" office:value-type="float" office:value="1.05995" calcext:value-type="float">
            <text:p>1.05995</text:p>
          </table:table-cell>
          <table:table-cell table:style-name="ce1" office:value-type="float" office:value="25.93" calcext:value-type="float">
            <text:p>25.93</text:p>
          </table:table-cell>
          <table:table-cell table:style-name="ce1" office:value-type="float" office:value="0.64" calcext:value-type="float">
            <text:p>0.64</text:p>
          </table:table-cell>
          <table:table-cell table:style-name="ce20" table:formula="of:=[.D28]" office:value-type="float" office:value="0.64" calcext:value-type="float">
            <text:p>0.64</text:p>
          </table:table-cell>
          <table:table-cell table:style-name="ce20" table:formula="of:=0.02*[.C28]" office:value-type="float" office:value="0.5186" calcext:value-type="float">
            <text:p>0.52</text:p>
          </table:table-cell>
          <table:table-cell table:style-name="ce20" table:formula="of:=[.F28]" office:value-type="float" office:value="0.5186" calcext:value-type="float">
            <text:p>0.52</text:p>
          </table:table-cell>
          <table:table-cell table:style-name="ce36" table:number-columns-repeated="5"/>
          <table:table-cell/>
          <table:table-cell table:style-name="ce36" table:formula="of:=[.A28]*[.A28]" office:value-type="float" office:value="1.1234940025" calcext:value-type="float">
            <text:p>1.1235</text:p>
          </table:table-cell>
          <table:table-cell table:style-name="ce36" table:formula="of:=[.C28]" office:value-type="float" office:value="25.93" calcext:value-type="float">
            <text:p>25.9300</text:p>
          </table:table-cell>
          <table:table-cell table:style-name="ce36" table:formula="of:=SQRT([.D28]*[.E28]+[.F28]*[.G28])" office:value-type="float" office:value="0.823739012066322" calcext:value-type="float">
            <text:p>0.8237</text:p>
          </table:table-cell>
          <table:table-cell table:style-name="ce36" table:formula="of:=[.P28]" office:value-type="float" office:value="0.823739012066322" calcext:value-type="float">
            <text:p>0.8237</text:p>
          </table:table-cell>
          <table:table-cell/>
          <table:table-cell table:style-name="ce36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 table:number-rows-repeated="34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9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23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3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23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3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38"/>
          <table:table-cell table:number-columns-repeated="9"/>
          <table:table-cell table:style-name="ce23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23" table:number-columns-repeated="1002"/>
        </table:table-row>
        <table:table-row table:style-name="ro4">
          <table:table-cell table:style-name="ce21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13" table:number-columns-repeated="2"/>
          <table:table-cell table:style-name="ce32" office:value-type="float" office:value="74.8979" calcext:value-type="float">
            <text:p>74.8979</text:p>
          </table:table-cell>
          <table:table-cell table:number-columns-repeated="2" table:style-name="ce32" office:value-type="float" office:value="501.60399927" calcext:value-type="float">
            <text:p>501.6040</text:p>
          </table:table-cell>
          <table:table-cell table:style-name="ce36" table:number-columns-repeated="3"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C5]" office:value-type="float" office:value="0.034043" calcext:value-type="float">
            <text:p>0.0340</text:p>
          </table:table-cell>
          <table:table-cell table:style-name="ce36" table:formula="of:=[.D5]" office:value-type="float" office:value="0.05225675" calcext:value-type="float">
            <text:p>0.0523</text:p>
          </table:table-cell>
          <table:table-cell table:style-name="ce36" table:formula="of:=[.P5]" office:value-type="float" office:value="0.05225675" calcext:value-type="float">
            <text:p>0.0523</text:p>
          </table:table-cell>
          <table:table-cell/>
          <table:table-cell table:style-name="ce36" table:formula="of:=([.A5]+[.B5])/2*([.A5]+[.B5])/2" office:value-type="float" office:value="0.97515625" calcext:value-type="float">
            <text:p>0.9752</text:p>
          </table:table-cell>
          <table:table-cell table:style-name="ce36" table:formula="of:=[.H5]" office:value-type="float" office:value="74.8979" calcext:value-type="float">
            <text:p>74.8979</text:p>
          </table:table-cell>
          <table:table-cell table:style-name="ce36" table:formula="of:=[.I5]" office:value-type="float" office:value="501.60399927" calcext:value-type="float">
            <text:p>501.6040</text:p>
          </table:table-cell>
          <table:table-cell table:style-name="ce36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21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13" table:number-columns-repeated="2"/>
          <table:table-cell table:style-name="ce32" office:value-type="float" office:value="24.1007" calcext:value-type="float">
            <text:p>24.1007</text:p>
          </table:table-cell>
          <table:table-cell table:number-columns-repeated="2" table:style-name="ce32" office:value-type="float" office:value="20.7459052" calcext:value-type="float">
            <text:p>20.7459</text:p>
          </table:table-cell>
          <table:table-cell table:style-name="ce36" table:number-columns-repeated="3"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C6]" office:value-type="float" office:value="0.520231" calcext:value-type="float">
            <text:p>0.5202</text:p>
          </table:table-cell>
          <table:table-cell table:style-name="ce36" table:formula="of:=[.D6]" office:value-type="float" office:value="0.20090772" calcext:value-type="float">
            <text:p>0.2009</text:p>
          </table:table-cell>
          <table:table-cell table:style-name="ce36" table:formula="of:=[.P6]" office:value-type="float" office:value="0.20090772" calcext:value-type="float">
            <text:p>0.2009</text:p>
          </table:table-cell>
          <table:table-cell/>
          <table:table-cell table:style-name="ce36" table:formula="of:=([.A6]+[.B6])/2*([.A6]+[.B6])/2" office:value-type="float" office:value="0.98505625" calcext:value-type="float">
            <text:p>0.9851</text:p>
          </table:table-cell>
          <table:table-cell table:style-name="ce36" table:formula="of:=[.H6]" office:value-type="float" office:value="24.1007" calcext:value-type="float">
            <text:p>24.1007</text:p>
          </table:table-cell>
          <table:table-cell table:style-name="ce36" table:formula="of:=[.I6]" office:value-type="float" office:value="20.7459052" calcext:value-type="float">
            <text:p>20.7459</text:p>
          </table:table-cell>
          <table:table-cell table:style-name="ce36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21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13" table:number-columns-repeated="2"/>
          <table:table-cell table:style-name="ce32" office:value-type="float" office:value="49.6448" calcext:value-type="float">
            <text:p>49.6448</text:p>
          </table:table-cell>
          <table:table-cell table:number-columns-repeated="2" table:style-name="ce32" office:value-type="float" office:value="9.9155221" calcext:value-type="float">
            <text:p>9.9155</text:p>
          </table:table-cell>
          <table:table-cell table:style-name="ce36" table:number-columns-repeated="3"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C7]" office:value-type="float" office:value="3.192171" calcext:value-type="float">
            <text:p>3.1922</text:p>
          </table:table-cell>
          <table:table-cell table:style-name="ce36" table:formula="of:=[.D7]" office:value-type="float" office:value="0.41330177" calcext:value-type="float">
            <text:p>0.4133</text:p>
          </table:table-cell>
          <table:table-cell table:style-name="ce36" table:formula="of:=[.P7]" office:value-type="float" office:value="0.41330177" calcext:value-type="float">
            <text:p>0.4133</text:p>
          </table:table-cell>
          <table:table-cell/>
          <table:table-cell table:style-name="ce36" table:formula="of:=([.A7]+[.B7])/2*([.A7]+[.B7])/2" office:value-type="float" office:value="0.99500625" calcext:value-type="float">
            <text:p>0.9950</text:p>
          </table:table-cell>
          <table:table-cell table:style-name="ce36" table:formula="of:=[.H7]" office:value-type="float" office:value="49.6448" calcext:value-type="float">
            <text:p>49.6448</text:p>
          </table:table-cell>
          <table:table-cell table:style-name="ce36" table:formula="of:=[.I7]" office:value-type="float" office:value="9.9155221" calcext:value-type="float">
            <text:p>9.9155</text:p>
          </table:table-cell>
          <table:table-cell table:style-name="ce36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21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13" table:number-columns-repeated="2"/>
          <table:table-cell table:style-name="ce32" office:value-type="float" office:value="80.4645" calcext:value-type="float">
            <text:p>80.4645</text:p>
          </table:table-cell>
          <table:table-cell table:number-columns-repeated="2" table:style-name="ce32" office:value-type="float" office:value="12.7609145" calcext:value-type="float">
            <text:p>12.7609</text:p>
          </table:table-cell>
          <table:table-cell table:style-name="ce36" table:number-columns-repeated="3"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C8]" office:value-type="float" office:value="7.764837" calcext:value-type="float">
            <text:p>7.7648</text:p>
          </table:table-cell>
          <table:table-cell table:style-name="ce36" table:formula="of:=[.D8]" office:value-type="float" office:value="1.51775665" calcext:value-type="float">
            <text:p>1.5178</text:p>
          </table:table-cell>
          <table:table-cell table:style-name="ce36" table:formula="of:=[.P8]" office:value-type="float" office:value="1.51775665" calcext:value-type="float">
            <text:p>1.5178</text:p>
          </table:table-cell>
          <table:table-cell/>
          <table:table-cell table:style-name="ce36" table:formula="of:=([.A8]+[.B8])/2*([.A8]+[.B8])/2" office:value-type="float" office:value="1.00100025" calcext:value-type="float">
            <text:p>1.0010</text:p>
          </table:table-cell>
          <table:table-cell table:style-name="ce36" table:formula="of:=[.H8]" office:value-type="float" office:value="80.4645" calcext:value-type="float">
            <text:p>80.4645</text:p>
          </table:table-cell>
          <table:table-cell table:style-name="ce36" table:formula="of:=[.I8]" office:value-type="float" office:value="12.7609145" calcext:value-type="float">
            <text:p>12.7609</text:p>
          </table:table-cell>
          <table:table-cell table:style-name="ce36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13" table:number-columns-repeated="2"/>
          <table:table-cell table:style-name="ce32" office:value-type="float" office:value="55.4932" calcext:value-type="float">
            <text:p>55.4932</text:p>
          </table:table-cell>
          <table:table-cell table:number-columns-repeated="2" table:style-name="ce32" office:value-type="float" office:value="10.98416233" calcext:value-type="float">
            <text:p>10.9842</text:p>
          </table:table-cell>
          <table:table-cell table:style-name="ce36" table:number-columns-repeated="3"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C9]" office:value-type="float" office:value="5.94779" calcext:value-type="float">
            <text:p>5.9478</text:p>
          </table:table-cell>
          <table:table-cell table:style-name="ce36" table:formula="of:=[.D9]" office:value-type="float" office:value="1.38686541" calcext:value-type="float">
            <text:p>1.3869</text:p>
          </table:table-cell>
          <table:table-cell table:style-name="ce36" table:formula="of:=[.P9]" office:value-type="float" office:value="1.38686541" calcext:value-type="float">
            <text:p>1.3869</text:p>
          </table:table-cell>
          <table:table-cell/>
          <table:table-cell table:style-name="ce36" table:formula="of:=([.A9]+[.B9])/2*([.A9]+[.B9])/2" office:value-type="float" office:value="1.00300225" calcext:value-type="float">
            <text:p>1.0030</text:p>
          </table:table-cell>
          <table:table-cell table:style-name="ce36" table:formula="of:=[.H9]" office:value-type="float" office:value="55.4932" calcext:value-type="float">
            <text:p>55.4932</text:p>
          </table:table-cell>
          <table:table-cell table:style-name="ce36" table:formula="of:=[.I9]" office:value-type="float" office:value="10.98416233" calcext:value-type="float">
            <text:p>10.9842</text:p>
          </table:table-cell>
          <table:table-cell table:style-name="ce36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13" table:number-columns-repeated="2"/>
          <table:table-cell table:style-name="ce32" office:value-type="float" office:value="89.5983" calcext:value-type="float">
            <text:p>89.5983</text:p>
          </table:table-cell>
          <table:table-cell table:number-columns-repeated="2" table:style-name="ce32" office:value-type="float" office:value="11.35909362" calcext:value-type="float">
            <text:p>11.3591</text:p>
          </table:table-cell>
          <table:table-cell table:style-name="ce36" table:number-columns-repeated="3"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C10]" office:value-type="float" office:value="10.590196" calcext:value-type="float">
            <text:p>10.5902</text:p>
          </table:table-cell>
          <table:table-cell table:style-name="ce36" table:formula="of:=[.D10]" office:value-type="float" office:value="1.8046758" calcext:value-type="float">
            <text:p>1.8047</text:p>
          </table:table-cell>
          <table:table-cell table:style-name="ce36" table:formula="of:=[.P10]" office:value-type="float" office:value="1.8046758" calcext:value-type="float">
            <text:p>1.8047</text:p>
          </table:table-cell>
          <table:table-cell/>
          <table:table-cell table:style-name="ce36" table:formula="of:=([.A10]+[.B10])/2*([.A10]+[.B10])/2" office:value-type="float" office:value="1.00500625" calcext:value-type="float">
            <text:p>1.0050</text:p>
          </table:table-cell>
          <table:table-cell table:style-name="ce36" table:formula="of:=[.H10]" office:value-type="float" office:value="89.5983" calcext:value-type="float">
            <text:p>89.5983</text:p>
          </table:table-cell>
          <table:table-cell table:style-name="ce36" table:formula="of:=[.I10]" office:value-type="float" office:value="11.35909362" calcext:value-type="float">
            <text:p>11.3591</text:p>
          </table:table-cell>
          <table:table-cell table:style-name="ce36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13" table:number-columns-repeated="2"/>
          <table:table-cell table:style-name="ce32" office:value-type="float" office:value="74.35" calcext:value-type="float">
            <text:p>74.3500</text:p>
          </table:table-cell>
          <table:table-cell table:number-columns-repeated="2" table:style-name="ce32" office:value-type="float" office:value="10.53405561" calcext:value-type="float">
            <text:p>10.5341</text:p>
          </table:table-cell>
          <table:table-cell table:style-name="ce36" table:number-columns-repeated="3"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C11]" office:value-type="float" office:value="9.631461" calcext:value-type="float">
            <text:p>9.6315</text:p>
          </table:table-cell>
          <table:table-cell table:style-name="ce36" table:formula="of:=[.D11]" office:value-type="float" office:value="1.86381955" calcext:value-type="float">
            <text:p>1.8638</text:p>
          </table:table-cell>
          <table:table-cell table:style-name="ce36" table:formula="of:=[.P11]" office:value-type="float" office:value="1.86381955" calcext:value-type="float">
            <text:p>1.8638</text:p>
          </table:table-cell>
          <table:table-cell/>
          <table:table-cell table:style-name="ce36" table:formula="of:=([.A11]+[.B11])/2*([.A11]+[.B11])/2" office:value-type="float" office:value="1.00701225" calcext:value-type="float">
            <text:p>1.0070</text:p>
          </table:table-cell>
          <table:table-cell table:style-name="ce36" table:formula="of:=[.H11]" office:value-type="float" office:value="74.35" calcext:value-type="float">
            <text:p>74.3500</text:p>
          </table:table-cell>
          <table:table-cell table:style-name="ce36" table:formula="of:=[.I11]" office:value-type="float" office:value="10.53405561" calcext:value-type="float">
            <text:p>10.5341</text:p>
          </table:table-cell>
          <table:table-cell table:style-name="ce36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21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13" table:number-columns-repeated="2"/>
          <table:table-cell table:style-name="ce32" office:value-type="float" office:value="98.7423" calcext:value-type="float">
            <text:p>98.7423</text:p>
          </table:table-cell>
          <table:table-cell table:number-columns-repeated="2" table:style-name="ce32" office:value-type="float" office:value="10.58486359" calcext:value-type="float">
            <text:p>10.5849</text:p>
          </table:table-cell>
          <table:table-cell table:style-name="ce36" table:number-columns-repeated="3"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C12]" office:value-type="float" office:value="13.943978" calcext:value-type="float">
            <text:p>13.9440</text:p>
          </table:table-cell>
          <table:table-cell table:style-name="ce36" table:formula="of:=[.D12]" office:value-type="float" office:value="2.23720295" calcext:value-type="float">
            <text:p>2.2372</text:p>
          </table:table-cell>
          <table:table-cell table:style-name="ce36" table:formula="of:=[.P12]" office:value-type="float" office:value="2.23720295" calcext:value-type="float">
            <text:p>2.2372</text:p>
          </table:table-cell>
          <table:table-cell/>
          <table:table-cell table:style-name="ce36" table:formula="of:=([.A12]+[.B12])/2*([.A12]+[.B12])/2" office:value-type="float" office:value="1.00902025" calcext:value-type="float">
            <text:p>1.0090</text:p>
          </table:table-cell>
          <table:table-cell table:style-name="ce36" table:formula="of:=[.H12]" office:value-type="float" office:value="98.7423" calcext:value-type="float">
            <text:p>98.7423</text:p>
          </table:table-cell>
          <table:table-cell table:style-name="ce36" table:formula="of:=[.I12]" office:value-type="float" office:value="10.58486359" calcext:value-type="float">
            <text:p>10.5849</text:p>
          </table:table-cell>
          <table:table-cell table:style-name="ce36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21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13" table:number-columns-repeated="2"/>
          <table:table-cell table:style-name="ce32" office:value-type="float" office:value="132.747" calcext:value-type="float">
            <text:p>132.7470</text:p>
          </table:table-cell>
          <table:table-cell table:number-columns-repeated="2" table:style-name="ce32" office:value-type="float" office:value="10.73903729" calcext:value-type="float">
            <text:p>10.7390</text:p>
          </table:table-cell>
          <table:table-cell table:style-name="ce36" table:number-columns-repeated="3"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C13]" office:value-type="float" office:value="20.339486" calcext:value-type="float">
            <text:p>20.3395</text:p>
          </table:table-cell>
          <table:table-cell table:style-name="ce36" table:formula="of:=[.D13]" office:value-type="float" office:value="2.71258704" calcext:value-type="float">
            <text:p>2.7126</text:p>
          </table:table-cell>
          <table:table-cell table:style-name="ce36" table:formula="of:=[.P13]" office:value-type="float" office:value="2.71258704" calcext:value-type="float">
            <text:p>2.7126</text:p>
          </table:table-cell>
          <table:table-cell/>
          <table:table-cell table:style-name="ce36" table:formula="of:=([.A13]+[.B13])/2*([.A13]+[.B13])/2" office:value-type="float" office:value="1.01103025" calcext:value-type="float">
            <text:p>1.0110</text:p>
          </table:table-cell>
          <table:table-cell table:style-name="ce36" table:formula="of:=[.H13]" office:value-type="float" office:value="132.747" calcext:value-type="float">
            <text:p>132.7470</text:p>
          </table:table-cell>
          <table:table-cell table:style-name="ce36" table:formula="of:=[.I13]" office:value-type="float" office:value="10.73903729" calcext:value-type="float">
            <text:p>10.7390</text:p>
          </table:table-cell>
          <table:table-cell table:style-name="ce36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13" table:number-columns-repeated="2"/>
          <table:table-cell table:style-name="ce32" office:value-type="float" office:value="175.677" calcext:value-type="float">
            <text:p>175.6770</text:p>
          </table:table-cell>
          <table:table-cell table:number-columns-repeated="2" table:style-name="ce32" office:value-type="float" office:value="10.67969307" calcext:value-type="float">
            <text:p>10.6797</text:p>
          </table:table-cell>
          <table:table-cell table:style-name="ce36" table:number-columns-repeated="3"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C14]" office:value-type="float" office:value="29.0858" calcext:value-type="float">
            <text:p>29.0858</text:p>
          </table:table-cell>
          <table:table-cell table:style-name="ce36" table:formula="of:=[.D14]" office:value-type="float" office:value="3.13552159" calcext:value-type="float">
            <text:p>3.1355</text:p>
          </table:table-cell>
          <table:table-cell table:style-name="ce36" table:formula="of:=[.P14]" office:value-type="float" office:value="3.13552159" calcext:value-type="float">
            <text:p>3.1355</text:p>
          </table:table-cell>
          <table:table-cell/>
          <table:table-cell table:style-name="ce36" table:formula="of:=([.A14]+[.B14])/2*([.A14]+[.B14])/2" office:value-type="float" office:value="1.01304225" calcext:value-type="float">
            <text:p>1.0130</text:p>
          </table:table-cell>
          <table:table-cell table:style-name="ce36" table:formula="of:=[.H14]" office:value-type="float" office:value="175.677" calcext:value-type="float">
            <text:p>175.6770</text:p>
          </table:table-cell>
          <table:table-cell table:style-name="ce36" table:formula="of:=[.I14]" office:value-type="float" office:value="10.67969307" calcext:value-type="float">
            <text:p>10.6797</text:p>
          </table:table-cell>
          <table:table-cell table:style-name="ce36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13" table:number-columns-repeated="2"/>
          <table:table-cell table:style-name="ce32" office:value-type="float" office:value="169.053" calcext:value-type="float">
            <text:p>169.0530</text:p>
          </table:table-cell>
          <table:table-cell table:number-columns-repeated="2" table:style-name="ce32" office:value-type="float" office:value="10.24300902" calcext:value-type="float">
            <text:p>10.2430</text:p>
          </table:table-cell>
          <table:table-cell table:style-name="ce36" table:number-columns-repeated="3"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C15]" office:value-type="float" office:value="30.135827" calcext:value-type="float">
            <text:p>30.1358</text:p>
          </table:table-cell>
          <table:table-cell table:style-name="ce36" table:formula="of:=[.D15]" office:value-type="float" office:value="3.34322181" calcext:value-type="float">
            <text:p>3.3432</text:p>
          </table:table-cell>
          <table:table-cell table:style-name="ce36" table:formula="of:=[.P15]" office:value-type="float" office:value="3.34322181" calcext:value-type="float">
            <text:p>3.3432</text:p>
          </table:table-cell>
          <table:table-cell/>
          <table:table-cell table:style-name="ce36" table:formula="of:=([.A15]+[.B15])/2*([.A15]+[.B15])/2" office:value-type="float" office:value="1.01505625" calcext:value-type="float">
            <text:p>1.0151</text:p>
          </table:table-cell>
          <table:table-cell table:style-name="ce36" table:formula="of:=[.H15]" office:value-type="float" office:value="169.053" calcext:value-type="float">
            <text:p>169.0530</text:p>
          </table:table-cell>
          <table:table-cell table:style-name="ce36" table:formula="of:=[.I15]" office:value-type="float" office:value="10.24300902" calcext:value-type="float">
            <text:p>10.2430</text:p>
          </table:table-cell>
          <table:table-cell table:style-name="ce36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13" table:number-columns-repeated="2"/>
          <table:table-cell table:style-name="ce32" office:value-type="float" office:value="211.153" calcext:value-type="float">
            <text:p>211.1530</text:p>
          </table:table-cell>
          <table:table-cell table:number-columns-repeated="2" table:style-name="ce32" office:value-type="float" office:value="10.27330099" calcext:value-type="float">
            <text:p>10.2733</text:p>
          </table:table-cell>
          <table:table-cell table:style-name="ce36" table:number-columns-repeated="3"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C16]" office:value-type="float" office:value="40.402239" calcext:value-type="float">
            <text:p>40.4022</text:p>
          </table:table-cell>
          <table:table-cell table:style-name="ce36" table:formula="of:=[.D16]" office:value-type="float" office:value="3.87817016" calcext:value-type="float">
            <text:p>3.8782</text:p>
          </table:table-cell>
          <table:table-cell table:style-name="ce36" table:formula="of:=[.P16]" office:value-type="float" office:value="3.87817016" calcext:value-type="float">
            <text:p>3.8782</text:p>
          </table:table-cell>
          <table:table-cell/>
          <table:table-cell table:style-name="ce36" table:formula="of:=([.A16]+[.B16])/2*([.A16]+[.B16])/2" office:value-type="float" office:value="1.01707225" calcext:value-type="float">
            <text:p>1.0171</text:p>
          </table:table-cell>
          <table:table-cell table:style-name="ce36" table:formula="of:=[.H16]" office:value-type="float" office:value="211.153" calcext:value-type="float">
            <text:p>211.1530</text:p>
          </table:table-cell>
          <table:table-cell table:style-name="ce36" table:formula="of:=[.I16]" office:value-type="float" office:value="10.27330099" calcext:value-type="float">
            <text:p>10.2733</text:p>
          </table:table-cell>
          <table:table-cell table:style-name="ce36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21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13" table:number-columns-repeated="2"/>
          <table:table-cell table:style-name="ce32" office:value-type="float" office:value="255.437" calcext:value-type="float">
            <text:p>255.4370</text:p>
          </table:table-cell>
          <table:table-cell table:number-columns-repeated="2" table:style-name="ce32" office:value-type="float" office:value="10.33048901" calcext:value-type="float">
            <text:p>10.3305</text:p>
          </table:table-cell>
          <table:table-cell table:style-name="ce36" table:number-columns-repeated="3"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C17]" office:value-type="float" office:value="52.323489" calcext:value-type="float">
            <text:p>52.3235</text:p>
          </table:table-cell>
          <table:table-cell table:style-name="ce36" table:formula="of:=[.D17]" office:value-type="float" office:value="4.4983377" calcext:value-type="float">
            <text:p>4.4983</text:p>
          </table:table-cell>
          <table:table-cell table:style-name="ce36" table:formula="of:=[.P17]" office:value-type="float" office:value="4.4983377" calcext:value-type="float">
            <text:p>4.4983</text:p>
          </table:table-cell>
          <table:table-cell/>
          <table:table-cell table:style-name="ce36" table:formula="of:=([.A17]+[.B17])/2*([.A17]+[.B17])/2" office:value-type="float" office:value="1.01909025" calcext:value-type="float">
            <text:p>1.0191</text:p>
          </table:table-cell>
          <table:table-cell table:style-name="ce36" table:formula="of:=[.H17]" office:value-type="float" office:value="255.437" calcext:value-type="float">
            <text:p>255.4370</text:p>
          </table:table-cell>
          <table:table-cell table:style-name="ce36" table:formula="of:=[.I17]" office:value-type="float" office:value="10.33048901" calcext:value-type="float">
            <text:p>10.3305</text:p>
          </table:table-cell>
          <table:table-cell table:style-name="ce36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13" table:number-columns-repeated="2"/>
          <table:table-cell table:style-name="ce32" office:value-type="float" office:value="308.129" calcext:value-type="float">
            <text:p>308.1290</text:p>
          </table:table-cell>
          <table:table-cell table:number-columns-repeated="2" table:style-name="ce32" office:value-type="float" office:value="9.99349754" calcext:value-type="float">
            <text:p>9.9935</text:p>
          </table:table-cell>
          <table:table-cell table:style-name="ce36" table:number-columns-repeated="3"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C18]" office:value-type="float" office:value="67.422385" calcext:value-type="float">
            <text:p>67.4224</text:p>
          </table:table-cell>
          <table:table-cell table:style-name="ce36" table:formula="of:=[.D18]" office:value-type="float" office:value="4.80623162" calcext:value-type="float">
            <text:p>4.8062</text:p>
          </table:table-cell>
          <table:table-cell table:style-name="ce36" table:formula="of:=[.P18]" office:value-type="float" office:value="4.80623162" calcext:value-type="float">
            <text:p>4.8062</text:p>
          </table:table-cell>
          <table:table-cell/>
          <table:table-cell table:style-name="ce36" table:formula="of:=([.A18]+[.B18])/2*([.A18]+[.B18])/2" office:value-type="float" office:value="1.02111025" calcext:value-type="float">
            <text:p>1.0211</text:p>
          </table:table-cell>
          <table:table-cell table:style-name="ce36" table:formula="of:=[.H18]" office:value-type="float" office:value="308.129" calcext:value-type="float">
            <text:p>308.1290</text:p>
          </table:table-cell>
          <table:table-cell table:style-name="ce36" table:formula="of:=[.I18]" office:value-type="float" office:value="9.99349754" calcext:value-type="float">
            <text:p>9.9935</text:p>
          </table:table-cell>
          <table:table-cell table:style-name="ce36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13" table:number-columns-repeated="2"/>
          <table:table-cell table:style-name="ce32" office:value-type="float" office:value="449.942" calcext:value-type="float">
            <text:p>449.9420</text:p>
          </table:table-cell>
          <table:table-cell table:number-columns-repeated="2" table:style-name="ce32" office:value-type="float" office:value="10.41727622" calcext:value-type="float">
            <text:p>10.4173</text:p>
          </table:table-cell>
          <table:table-cell table:style-name="ce36" table:number-columns-repeated="3"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C19]" office:value-type="float" office:value="104.990931" calcext:value-type="float">
            <text:p>104.9909</text:p>
          </table:table-cell>
          <table:table-cell table:style-name="ce36" table:formula="of:=[.D19]" office:value-type="float" office:value="5.95695277" calcext:value-type="float">
            <text:p>5.9570</text:p>
          </table:table-cell>
          <table:table-cell table:style-name="ce36" table:formula="of:=[.P19]" office:value-type="float" office:value="5.95695277" calcext:value-type="float">
            <text:p>5.9570</text:p>
          </table:table-cell>
          <table:table-cell/>
          <table:table-cell table:style-name="ce36" table:formula="of:=([.A19]+[.B19])/2*([.A19]+[.B19])/2" office:value-type="float" office:value="1.02313225" calcext:value-type="float">
            <text:p>1.0231</text:p>
          </table:table-cell>
          <table:table-cell table:style-name="ce36" table:formula="of:=[.H19]" office:value-type="float" office:value="449.942" calcext:value-type="float">
            <text:p>449.9420</text:p>
          </table:table-cell>
          <table:table-cell table:style-name="ce36" table:formula="of:=[.I19]" office:value-type="float" office:value="10.41727622" calcext:value-type="float">
            <text:p>10.4173</text:p>
          </table:table-cell>
          <table:table-cell table:style-name="ce36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13" table:number-columns-repeated="2"/>
          <table:table-cell table:style-name="ce32" office:value-type="float" office:value="533.981" calcext:value-type="float">
            <text:p>533.9810</text:p>
          </table:table-cell>
          <table:table-cell table:number-columns-repeated="2" table:style-name="ce32" office:value-type="float" office:value="10.77427284" calcext:value-type="float">
            <text:p>10.7743</text:p>
          </table:table-cell>
          <table:table-cell table:style-name="ce36" table:number-columns-repeated="3"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C20]" office:value-type="float" office:value="132.719585" calcext:value-type="float">
            <text:p>132.7196</text:p>
          </table:table-cell>
          <table:table-cell table:style-name="ce36" table:formula="of:=[.D20]" office:value-type="float" office:value="7.23462801" calcext:value-type="float">
            <text:p>7.2346</text:p>
          </table:table-cell>
          <table:table-cell table:style-name="ce36" table:formula="of:=[.P20]" office:value-type="float" office:value="7.23462801" calcext:value-type="float">
            <text:p>7.2346</text:p>
          </table:table-cell>
          <table:table-cell/>
          <table:table-cell table:style-name="ce36" table:formula="of:=([.A20]+[.B20])/2*([.A20]+[.B20])/2" office:value-type="float" office:value="1.02515625" calcext:value-type="float">
            <text:p>1.0252</text:p>
          </table:table-cell>
          <table:table-cell table:style-name="ce36" table:formula="of:=[.H20]" office:value-type="float" office:value="533.981" calcext:value-type="float">
            <text:p>533.9810</text:p>
          </table:table-cell>
          <table:table-cell table:style-name="ce36" table:formula="of:=[.I20]" office:value-type="float" office:value="10.77427284" calcext:value-type="float">
            <text:p>10.7743</text:p>
          </table:table-cell>
          <table:table-cell table:style-name="ce36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13" table:number-columns-repeated="2"/>
          <table:table-cell table:style-name="ce32" office:value-type="float" office:value="689.099" calcext:value-type="float">
            <text:p>689.0990</text:p>
          </table:table-cell>
          <table:table-cell table:number-columns-repeated="2" table:style-name="ce32" office:value-type="float" office:value="10.90571179" calcext:value-type="float">
            <text:p>10.9057</text:p>
          </table:table-cell>
          <table:table-cell table:style-name="ce36" table:number-columns-repeated="3"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C21]" office:value-type="float" office:value="182.323915" calcext:value-type="float">
            <text:p>182.3239</text:p>
          </table:table-cell>
          <table:table-cell table:style-name="ce36" table:formula="of:=[.D21]" office:value-type="float" office:value="8.42876961" calcext:value-type="float">
            <text:p>8.4288</text:p>
          </table:table-cell>
          <table:table-cell table:style-name="ce36" table:formula="of:=[.P21]" office:value-type="float" office:value="8.42876961" calcext:value-type="float">
            <text:p>8.4288</text:p>
          </table:table-cell>
          <table:table-cell/>
          <table:table-cell table:style-name="ce36" table:formula="of:=([.A21]+[.B21])/2*([.A21]+[.B21])/2" office:value-type="float" office:value="1.02718225" calcext:value-type="float">
            <text:p>1.0272</text:p>
          </table:table-cell>
          <table:table-cell table:style-name="ce36" table:formula="of:=[.H21]" office:value-type="float" office:value="689.099" calcext:value-type="float">
            <text:p>689.0990</text:p>
          </table:table-cell>
          <table:table-cell table:style-name="ce36" table:formula="of:=[.I21]" office:value-type="float" office:value="10.90571179" calcext:value-type="float">
            <text:p>10.9057</text:p>
          </table:table-cell>
          <table:table-cell table:style-name="ce36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13" table:number-columns-repeated="2"/>
          <table:table-cell table:style-name="ce32" office:value-type="float" office:value="973.303" calcext:value-type="float">
            <text:p>973.3030</text:p>
          </table:table-cell>
          <table:table-cell table:number-columns-repeated="2" table:style-name="ce32" office:value-type="float" office:value="11.52463627" calcext:value-type="float">
            <text:p>11.5246</text:p>
          </table:table-cell>
          <table:table-cell table:style-name="ce36" table:number-columns-repeated="3"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C22]" office:value-type="float" office:value="274.117277" calcext:value-type="float">
            <text:p>274.1173</text:p>
          </table:table-cell>
          <table:table-cell table:style-name="ce36" table:formula="of:=[.D22]" office:value-type="float" office:value="10.71819779" calcext:value-type="float">
            <text:p>10.7182</text:p>
          </table:table-cell>
          <table:table-cell table:style-name="ce36" table:formula="of:=[.P22]" office:value-type="float" office:value="10.71819779" calcext:value-type="float">
            <text:p>10.7182</text:p>
          </table:table-cell>
          <table:table-cell/>
          <table:table-cell table:style-name="ce36" table:formula="of:=([.A22]+[.B22])/2*([.A22]+[.B22])/2" office:value-type="float" office:value="1.02921025" calcext:value-type="float">
            <text:p>1.0292</text:p>
          </table:table-cell>
          <table:table-cell table:style-name="ce36" table:formula="of:=[.H22]" office:value-type="float" office:value="973.303" calcext:value-type="float">
            <text:p>973.3030</text:p>
          </table:table-cell>
          <table:table-cell table:style-name="ce36" table:formula="of:=[.I22]" office:value-type="float" office:value="11.52463627" calcext:value-type="float">
            <text:p>11.5246</text:p>
          </table:table-cell>
          <table:table-cell table:style-name="ce36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21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13" table:number-columns-repeated="2"/>
          <table:table-cell table:style-name="ce32" office:value-type="float" office:value="1482.62" calcext:value-type="float">
            <text:p>1482.6200</text:p>
          </table:table-cell>
          <table:table-cell table:number-columns-repeated="2" table:style-name="ce32" office:value-type="float" office:value="12.3201071" calcext:value-type="float">
            <text:p>12.3201</text:p>
          </table:table-cell>
          <table:table-cell table:style-name="ce36" table:number-columns-repeated="3"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C23]" office:value-type="float" office:value="444.483734" calcext:value-type="float">
            <text:p>444.4837</text:p>
          </table:table-cell>
          <table:table-cell table:style-name="ce36" table:formula="of:=[.D23]" office:value-type="float" office:value="14.01244122" calcext:value-type="float">
            <text:p>14.0124</text:p>
          </table:table-cell>
          <table:table-cell table:style-name="ce36" table:formula="of:=[.P23]" office:value-type="float" office:value="14.01244122" calcext:value-type="float">
            <text:p>14.0124</text:p>
          </table:table-cell>
          <table:table-cell/>
          <table:table-cell table:style-name="ce36" table:formula="of:=([.A23]+[.B23])/2*([.A23]+[.B23])/2" office:value-type="float" office:value="1.03124025" calcext:value-type="float">
            <text:p>1.0312</text:p>
          </table:table-cell>
          <table:table-cell table:style-name="ce36" table:formula="of:=[.H23]" office:value-type="float" office:value="1482.62" calcext:value-type="float">
            <text:p>1482.6200</text:p>
          </table:table-cell>
          <table:table-cell table:style-name="ce36" table:formula="of:=[.I23]" office:value-type="float" office:value="12.3201071" calcext:value-type="float">
            <text:p>12.3201</text:p>
          </table:table-cell>
          <table:table-cell table:style-name="ce36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21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13" table:number-columns-repeated="2"/>
          <table:table-cell table:style-name="ce32" office:value-type="float" office:value="2184.88" calcext:value-type="float">
            <text:p>2184.8800</text:p>
          </table:table-cell>
          <table:table-cell table:number-columns-repeated="2" table:style-name="ce32" office:value-type="float" office:value="13.23066353" calcext:value-type="float">
            <text:p>13.2307</text:p>
          </table:table-cell>
          <table:table-cell table:style-name="ce36" table:number-columns-repeated="3"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C24]" office:value-type="float" office:value="695.802224" calcext:value-type="float">
            <text:p>695.8022</text:p>
          </table:table-cell>
          <table:table-cell table:style-name="ce36" table:formula="of:=[.D24]" office:value-type="float" office:value="18.4466364" calcext:value-type="float">
            <text:p>18.4466</text:p>
          </table:table-cell>
          <table:table-cell table:style-name="ce36" table:formula="of:=[.P24]" office:value-type="float" office:value="18.4466364" calcext:value-type="float">
            <text:p>18.4466</text:p>
          </table:table-cell>
          <table:table-cell/>
          <table:table-cell table:style-name="ce36" table:formula="of:=([.A24]+[.B24])/2*([.A24]+[.B24])/2" office:value-type="float" office:value="1.03327225" calcext:value-type="float">
            <text:p>1.0333</text:p>
          </table:table-cell>
          <table:table-cell table:style-name="ce36" table:formula="of:=[.H24]" office:value-type="float" office:value="2184.88" calcext:value-type="float">
            <text:p>2184.8800</text:p>
          </table:table-cell>
          <table:table-cell table:style-name="ce36" table:formula="of:=[.I24]" office:value-type="float" office:value="13.23066353" calcext:value-type="float">
            <text:p>13.2307</text:p>
          </table:table-cell>
          <table:table-cell table:style-name="ce36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21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13" table:number-columns-repeated="2"/>
          <table:table-cell table:style-name="ce32" office:value-type="float" office:value="3625.23" calcext:value-type="float">
            <text:p>3625.2300</text:p>
          </table:table-cell>
          <table:table-cell table:number-columns-repeated="2" table:style-name="ce32" office:value-type="float" office:value="13.97548615" calcext:value-type="float">
            <text:p>13.9755</text:p>
          </table:table-cell>
          <table:table-cell table:style-name="ce36" table:number-columns-repeated="3"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C25]" office:value-type="float" office:value="1211.072232" calcext:value-type="float">
            <text:p>1211.0722</text:p>
          </table:table-cell>
          <table:table-cell table:style-name="ce36" table:formula="of:=[.D25]" office:value-type="float" office:value="23.47671283" calcext:value-type="float">
            <text:p>23.4767</text:p>
          </table:table-cell>
          <table:table-cell table:style-name="ce36" table:formula="of:=[.P25]" office:value-type="float" office:value="23.47671283" calcext:value-type="float">
            <text:p>23.4767</text:p>
          </table:table-cell>
          <table:table-cell/>
          <table:table-cell table:style-name="ce36" table:formula="of:=([.A25]+[.B25])/2*([.A25]+[.B25])/2" office:value-type="float" office:value="1.03530625" calcext:value-type="float">
            <text:p>1.0353</text:p>
          </table:table-cell>
          <table:table-cell table:style-name="ce36" table:formula="of:=[.H25]" office:value-type="float" office:value="3625.23" calcext:value-type="float">
            <text:p>3625.2300</text:p>
          </table:table-cell>
          <table:table-cell table:style-name="ce36" table:formula="of:=[.I25]" office:value-type="float" office:value="13.97548615" calcext:value-type="float">
            <text:p>13.9755</text:p>
          </table:table-cell>
          <table:table-cell table:style-name="ce36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21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13" table:number-columns-repeated="2"/>
          <table:table-cell table:style-name="ce32" office:value-type="float" office:value="5404.37" calcext:value-type="float">
            <text:p>5404.3700</text:p>
          </table:table-cell>
          <table:table-cell table:number-columns-repeated="2" table:style-name="ce32" office:value-type="float" office:value="15.98643507" calcext:value-type="float">
            <text:p>15.9864</text:p>
          </table:table-cell>
          <table:table-cell table:style-name="ce36" table:number-columns-repeated="3"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C26]" office:value-type="float" office:value="1815.482965" calcext:value-type="float">
            <text:p>1815.4830</text:p>
          </table:table-cell>
          <table:table-cell table:style-name="ce36" table:formula="of:=[.D26]" office:value-type="float" office:value="31.66413707" calcext:value-type="float">
            <text:p>31.6641</text:p>
          </table:table-cell>
          <table:table-cell table:style-name="ce36" table:formula="of:=[.P26]" office:value-type="float" office:value="31.66413707" calcext:value-type="float">
            <text:p>31.6641</text:p>
          </table:table-cell>
          <table:table-cell/>
          <table:table-cell table:style-name="ce36" table:formula="of:=([.A26]+[.B26])/2*([.A26]+[.B26])/2" office:value-type="float" office:value="1.03734225" calcext:value-type="float">
            <text:p>1.0373</text:p>
          </table:table-cell>
          <table:table-cell table:style-name="ce36" table:formula="of:=[.H26]" office:value-type="float" office:value="5404.37" calcext:value-type="float">
            <text:p>5404.3700</text:p>
          </table:table-cell>
          <table:table-cell table:style-name="ce36" table:formula="of:=[.I26]" office:value-type="float" office:value="15.98643507" calcext:value-type="float">
            <text:p>15.9864</text:p>
          </table:table-cell>
          <table:table-cell table:style-name="ce36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21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21"/>
          <table:table-cell table:style-name="ce32" office:value-type="float" office:value="6304.53" calcext:value-type="float">
            <text:p>6304.5300</text:p>
          </table:table-cell>
          <table:table-cell table:number-columns-repeated="2" table:style-name="ce32" office:value-type="float" office:value="16.95964449" calcext:value-type="float">
            <text:p>16.9596</text:p>
          </table:table-cell>
          <table:table-cell table:number-columns-repeated="3"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C27]" office:value-type="float" office:value="2009.060129" calcext:value-type="float">
            <text:p>2009.0601</text:p>
          </table:table-cell>
          <table:table-cell table:style-name="ce36" table:formula="of:=[.D27]" office:value-type="float" office:value="32.59444424" calcext:value-type="float">
            <text:p>32.5944</text:p>
          </table:table-cell>
          <table:table-cell table:style-name="ce36" table:formula="of:=[.P27]" office:value-type="float" office:value="32.59444424" calcext:value-type="float">
            <text:p>32.5944</text:p>
          </table:table-cell>
          <table:table-cell/>
          <table:table-cell table:style-name="ce36" table:formula="of:=([.A27]+[.B27])/2*([.A27]+[.B27])/2" office:value-type="float" office:value="1.03938025" calcext:value-type="float">
            <text:p>1.0394</text:p>
          </table:table-cell>
          <table:table-cell table:style-name="ce36" table:formula="of:=[.H27]" office:value-type="float" office:value="6304.53" calcext:value-type="float">
            <text:p>6304.5300</text:p>
          </table:table-cell>
          <table:table-cell table:style-name="ce36" table:formula="of:=[.I27]" office:value-type="float" office:value="16.95964449" calcext:value-type="float">
            <text:p>16.9596</text:p>
          </table:table-cell>
          <table:table-cell table:style-name="ce36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21"/>
          <table:table-cell table:style-name="ce32" office:value-type="float" office:value="4926.18" calcext:value-type="float">
            <text:p>4926.1800</text:p>
          </table:table-cell>
          <table:table-cell table:number-columns-repeated="2" table:style-name="ce32" office:value-type="float" office:value="16.03967334" calcext:value-type="float">
            <text:p>16.0397</text:p>
          </table:table-cell>
          <table:table-cell table:number-columns-repeated="3"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C28]" office:value-type="float" office:value="1510.643077" calcext:value-type="float">
            <text:p>1510.6431</text:p>
          </table:table-cell>
          <table:table-cell table:style-name="ce36" table:formula="of:=[.D28]" office:value-type="float" office:value="26.52573153" calcext:value-type="float">
            <text:p>26.5257</text:p>
          </table:table-cell>
          <table:table-cell table:style-name="ce36" table:formula="of:=[.P28]" office:value-type="float" office:value="26.52573153" calcext:value-type="float">
            <text:p>26.5257</text:p>
          </table:table-cell>
          <table:table-cell/>
          <table:table-cell table:style-name="ce36" table:formula="of:=([.A28]+[.B28])/2*([.A28]+[.B28])/2" office:value-type="float" office:value="1.04142025" calcext:value-type="float">
            <text:p>1.0414</text:p>
          </table:table-cell>
          <table:table-cell table:style-name="ce36" table:formula="of:=[.H28]" office:value-type="float" office:value="4926.18" calcext:value-type="float">
            <text:p>4926.1800</text:p>
          </table:table-cell>
          <table:table-cell table:style-name="ce36" table:formula="of:=[.I28]" office:value-type="float" office:value="16.03967334" calcext:value-type="float">
            <text:p>16.0397</text:p>
          </table:table-cell>
          <table:table-cell table:style-name="ce36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21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21"/>
          <table:table-cell table:style-name="ce32" office:value-type="float" office:value="3038.81" calcext:value-type="float">
            <text:p>3038.8100</text:p>
          </table:table-cell>
          <table:table-cell table:number-columns-repeated="2" table:style-name="ce32" office:value-type="float" office:value="12.97421366" calcext:value-type="float">
            <text:p>12.9742</text:p>
          </table:table-cell>
          <table:table-cell table:number-columns-repeated="3"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C29]" office:value-type="float" office:value="949.83482" calcext:value-type="float">
            <text:p>949.8348</text:p>
          </table:table-cell>
          <table:table-cell table:style-name="ce36" table:formula="of:=[.D29]" office:value-type="float" office:value="17.81092062" calcext:value-type="float">
            <text:p>17.8109</text:p>
          </table:table-cell>
          <table:table-cell table:style-name="ce36" table:formula="of:=[.P29]" office:value-type="float" office:value="17.81092062" calcext:value-type="float">
            <text:p>17.8109</text:p>
          </table:table-cell>
          <table:table-cell/>
          <table:table-cell table:style-name="ce36" table:formula="of:=([.A29]+[.B29])/2*([.A29]+[.B29])/2" office:value-type="float" office:value="1.04346225" calcext:value-type="float">
            <text:p>1.0435</text:p>
          </table:table-cell>
          <table:table-cell table:style-name="ce36" table:formula="of:=[.H29]" office:value-type="float" office:value="3038.81" calcext:value-type="float">
            <text:p>3038.8100</text:p>
          </table:table-cell>
          <table:table-cell table:style-name="ce36" table:formula="of:=[.I29]" office:value-type="float" office:value="12.97421366" calcext:value-type="float">
            <text:p>12.9742</text:p>
          </table:table-cell>
          <table:table-cell table:style-name="ce36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21"/>
          <table:table-cell table:style-name="ce32" office:value-type="float" office:value="2062.04" calcext:value-type="float">
            <text:p>2062.0400</text:p>
          </table:table-cell>
          <table:table-cell table:number-columns-repeated="2" table:style-name="ce32" office:value-type="float" office:value="11.14532119" calcext:value-type="float">
            <text:p>11.1453</text:p>
          </table:table-cell>
          <table:table-cell table:number-columns-repeated="3"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C30]" office:value-type="float" office:value="675.077932" calcext:value-type="float">
            <text:p>675.0779</text:p>
          </table:table-cell>
          <table:table-cell table:style-name="ce36" table:formula="of:=[.D30]" office:value-type="float" office:value="14.17320404" calcext:value-type="float">
            <text:p>14.1732</text:p>
          </table:table-cell>
          <table:table-cell table:style-name="ce36" table:formula="of:=[.P30]" office:value-type="float" office:value="14.17320404" calcext:value-type="float">
            <text:p>14.1732</text:p>
          </table:table-cell>
          <table:table-cell/>
          <table:table-cell table:style-name="ce36" table:formula="of:=([.A30]+[.B30])/2*([.A30]+[.B30])/2" office:value-type="float" office:value="1.04550625" calcext:value-type="float">
            <text:p>1.0455</text:p>
          </table:table-cell>
          <table:table-cell table:style-name="ce36" table:formula="of:=[.H30]" office:value-type="float" office:value="2062.04" calcext:value-type="float">
            <text:p>2062.0400</text:p>
          </table:table-cell>
          <table:table-cell table:style-name="ce36" table:formula="of:=[.I30]" office:value-type="float" office:value="11.14532119" calcext:value-type="float">
            <text:p>11.1453</text:p>
          </table:table-cell>
          <table:table-cell table:style-name="ce36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21"/>
          <table:table-cell table:style-name="ce32" office:value-type="float" office:value="1321.09" calcext:value-type="float">
            <text:p>1321.0900</text:p>
          </table:table-cell>
          <table:table-cell table:number-columns-repeated="2" table:style-name="ce32" office:value-type="float" office:value="10.15594571" calcext:value-type="float">
            <text:p>10.1559</text:p>
          </table:table-cell>
          <table:table-cell table:number-columns-repeated="3"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C31]" office:value-type="float" office:value="455.07878" calcext:value-type="float">
            <text:p>455.0788</text:p>
          </table:table-cell>
          <table:table-cell table:style-name="ce36" table:formula="of:=[.D31]" office:value-type="float" office:value="12.67009069" calcext:value-type="float">
            <text:p>12.6701</text:p>
          </table:table-cell>
          <table:table-cell table:style-name="ce36" table:formula="of:=[.P31]" office:value-type="float" office:value="12.67009069" calcext:value-type="float">
            <text:p>12.6701</text:p>
          </table:table-cell>
          <table:table-cell/>
          <table:table-cell table:style-name="ce36" table:formula="of:=([.A31]+[.B31])/2*([.A31]+[.B31])/2" office:value-type="float" office:value="1.04755225" calcext:value-type="float">
            <text:p>1.0476</text:p>
          </table:table-cell>
          <table:table-cell table:style-name="ce36" table:formula="of:=[.H31]" office:value-type="float" office:value="1321.09" calcext:value-type="float">
            <text:p>1321.0900</text:p>
          </table:table-cell>
          <table:table-cell table:style-name="ce36" table:formula="of:=[.I31]" office:value-type="float" office:value="10.15594571" calcext:value-type="float">
            <text:p>10.1559</text:p>
          </table:table-cell>
          <table:table-cell table:style-name="ce36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21"/>
          <table:table-cell table:style-name="ce32" office:value-type="float" office:value="1006.27" calcext:value-type="float">
            <text:p>1006.2700</text:p>
          </table:table-cell>
          <table:table-cell table:number-columns-repeated="2" table:style-name="ce32" office:value-type="float" office:value="9.07214216" calcext:value-type="float">
            <text:p>9.0721</text:p>
          </table:table-cell>
          <table:table-cell table:number-columns-repeated="3"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C32]" office:value-type="float" office:value="363.976039" calcext:value-type="float">
            <text:p>363.9760</text:p>
          </table:table-cell>
          <table:table-cell table:style-name="ce36" table:formula="of:=[.D32]" office:value-type="float" office:value="11.08233483" calcext:value-type="float">
            <text:p>11.0823</text:p>
          </table:table-cell>
          <table:table-cell table:style-name="ce36" table:formula="of:=[.P32]" office:value-type="float" office:value="11.08233483" calcext:value-type="float">
            <text:p>11.0823</text:p>
          </table:table-cell>
          <table:table-cell/>
          <table:table-cell table:style-name="ce36" table:formula="of:=([.A32]+[.B32])/2*([.A32]+[.B32])/2" office:value-type="float" office:value="1.04960025" calcext:value-type="float">
            <text:p>1.0496</text:p>
          </table:table-cell>
          <table:table-cell table:style-name="ce36" table:formula="of:=[.H32]" office:value-type="float" office:value="1006.27" calcext:value-type="float">
            <text:p>1006.2700</text:p>
          </table:table-cell>
          <table:table-cell table:style-name="ce36" table:formula="of:=[.I32]" office:value-type="float" office:value="9.07214216" calcext:value-type="float">
            <text:p>9.0721</text:p>
          </table:table-cell>
          <table:table-cell table:style-name="ce36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21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21"/>
          <table:table-cell table:style-name="ce32" office:value-type="float" office:value="736.129" calcext:value-type="float">
            <text:p>736.1290</text:p>
          </table:table-cell>
          <table:table-cell table:number-columns-repeated="2" table:style-name="ce32" office:value-type="float" office:value="8.26992745" calcext:value-type="float">
            <text:p>8.2699</text:p>
          </table:table-cell>
          <table:table-cell table:number-columns-repeated="3"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C33]" office:value-type="float" office:value="278.696471" calcext:value-type="float">
            <text:p>278.6965</text:p>
          </table:table-cell>
          <table:table-cell table:style-name="ce36" table:formula="of:=[.D33]" office:value-type="float" office:value="10.00625211" calcext:value-type="float">
            <text:p>10.0063</text:p>
          </table:table-cell>
          <table:table-cell table:style-name="ce36" table:formula="of:=[.P33]" office:value-type="float" office:value="10.00625211" calcext:value-type="float">
            <text:p>10.0063</text:p>
          </table:table-cell>
          <table:table-cell/>
          <table:table-cell table:style-name="ce36" table:formula="of:=([.A33]+[.B33])/2*([.A33]+[.B33])/2" office:value-type="float" office:value="1.05165025" calcext:value-type="float">
            <text:p>1.0517</text:p>
          </table:table-cell>
          <table:table-cell table:style-name="ce36" table:formula="of:=[.H33]" office:value-type="float" office:value="736.129" calcext:value-type="float">
            <text:p>736.1290</text:p>
          </table:table-cell>
          <table:table-cell table:style-name="ce36" table:formula="of:=[.I33]" office:value-type="float" office:value="8.26992745" calcext:value-type="float">
            <text:p>8.2699</text:p>
          </table:table-cell>
          <table:table-cell table:style-name="ce36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21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21"/>
          <table:table-cell table:style-name="ce32" office:value-type="float" office:value="582.711" calcext:value-type="float">
            <text:p>582.7110</text:p>
          </table:table-cell>
          <table:table-cell table:number-columns-repeated="2" table:style-name="ce32" office:value-type="float" office:value="7.32583424" calcext:value-type="float">
            <text:p>7.3258</text:p>
          </table:table-cell>
          <table:table-cell table:number-columns-repeated="3"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C34]" office:value-type="float" office:value="230.229385" calcext:value-type="float">
            <text:p>230.2294</text:p>
          </table:table-cell>
          <table:table-cell table:style-name="ce36" table:formula="of:=[.D34]" office:value-type="float" office:value="8.54020507" calcext:value-type="float">
            <text:p>8.5402</text:p>
          </table:table-cell>
          <table:table-cell table:style-name="ce36" table:formula="of:=[.P34]" office:value-type="float" office:value="8.54020507" calcext:value-type="float">
            <text:p>8.5402</text:p>
          </table:table-cell>
          <table:table-cell/>
          <table:table-cell table:style-name="ce36" table:formula="of:=([.A34]+[.B34])/2*([.A34]+[.B34])/2" office:value-type="float" office:value="1.05370225" calcext:value-type="float">
            <text:p>1.0537</text:p>
          </table:table-cell>
          <table:table-cell table:style-name="ce36" table:formula="of:=[.H34]" office:value-type="float" office:value="582.711" calcext:value-type="float">
            <text:p>582.7110</text:p>
          </table:table-cell>
          <table:table-cell table:style-name="ce36" table:formula="of:=[.I34]" office:value-type="float" office:value="7.32583424" calcext:value-type="float">
            <text:p>7.3258</text:p>
          </table:table-cell>
          <table:table-cell table:style-name="ce36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21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21"/>
          <table:table-cell table:style-name="ce32" office:value-type="float" office:value="417.792" calcext:value-type="float">
            <text:p>417.7920</text:p>
          </table:table-cell>
          <table:table-cell table:number-columns-repeated="2" table:style-name="ce32" office:value-type="float" office:value="6.3101716" calcext:value-type="float">
            <text:p>6.3102</text:p>
          </table:table-cell>
          <table:table-cell table:number-columns-repeated="3"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C35]" office:value-type="float" office:value="171.829324" calcext:value-type="float">
            <text:p>171.8293</text:p>
          </table:table-cell>
          <table:table-cell table:style-name="ce36" table:formula="of:=[.D35]" office:value-type="float" office:value="6.84797779" calcext:value-type="float">
            <text:p>6.8480</text:p>
          </table:table-cell>
          <table:table-cell table:style-name="ce36" table:formula="of:=[.P35]" office:value-type="float" office:value="6.84797779" calcext:value-type="float">
            <text:p>6.8480</text:p>
          </table:table-cell>
          <table:table-cell/>
          <table:table-cell table:style-name="ce36" table:formula="of:=([.A35]+[.B35])/2*([.A35]+[.B35])/2" office:value-type="float" office:value="1.05575625" calcext:value-type="float">
            <text:p>1.0558</text:p>
          </table:table-cell>
          <table:table-cell table:style-name="ce36" table:formula="of:=[.H35]" office:value-type="float" office:value="417.792" calcext:value-type="float">
            <text:p>417.7920</text:p>
          </table:table-cell>
          <table:table-cell table:style-name="ce36" table:formula="of:=[.I35]" office:value-type="float" office:value="6.3101716" calcext:value-type="float">
            <text:p>6.3102</text:p>
          </table:table-cell>
          <table:table-cell table:style-name="ce36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21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21"/>
          <table:table-cell table:style-name="ce32" office:value-type="float" office:value="364.917" calcext:value-type="float">
            <text:p>364.9170</text:p>
          </table:table-cell>
          <table:table-cell table:number-columns-repeated="2" table:style-name="ce32" office:value-type="float" office:value="6.31660127" calcext:value-type="float">
            <text:p>6.3166</text:p>
          </table:table-cell>
          <table:table-cell table:number-columns-repeated="3"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C36]" office:value-type="float" office:value="155.895753" calcext:value-type="float">
            <text:p>155.8958</text:p>
          </table:table-cell>
          <table:table-cell table:style-name="ce36" table:formula="of:=[.D36]" office:value-type="float" office:value="7.36794364" calcext:value-type="float">
            <text:p>7.3679</text:p>
          </table:table-cell>
          <table:table-cell table:style-name="ce36" table:formula="of:=[.P36]" office:value-type="float" office:value="7.36794364" calcext:value-type="float">
            <text:p>7.3679</text:p>
          </table:table-cell>
          <table:table-cell/>
          <table:table-cell table:style-name="ce36" table:formula="of:=([.A36]+[.B36])/2*([.A36]+[.B36])/2" office:value-type="float" office:value="1.05781225" calcext:value-type="float">
            <text:p>1.0578</text:p>
          </table:table-cell>
          <table:table-cell table:style-name="ce36" table:formula="of:=[.H36]" office:value-type="float" office:value="364.917" calcext:value-type="float">
            <text:p>364.9170</text:p>
          </table:table-cell>
          <table:table-cell table:style-name="ce36" table:formula="of:=[.I36]" office:value-type="float" office:value="6.31660127" calcext:value-type="float">
            <text:p>6.3166</text:p>
          </table:table-cell>
          <table:table-cell table:style-name="ce36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21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21"/>
          <table:table-cell table:style-name="ce32" office:value-type="float" office:value="301.894" calcext:value-type="float">
            <text:p>301.8940</text:p>
          </table:table-cell>
          <table:table-cell table:number-columns-repeated="2" table:style-name="ce32" office:value-type="float" office:value="5.87781221" calcext:value-type="float">
            <text:p>5.8778</text:p>
          </table:table-cell>
          <table:table-cell table:number-columns-repeated="3"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C37]" office:value-type="float" office:value="133.723404" calcext:value-type="float">
            <text:p>133.7234</text:p>
          </table:table-cell>
          <table:table-cell table:style-name="ce36" table:formula="of:=[.D37]" office:value-type="float" office:value="6.84659366" calcext:value-type="float">
            <text:p>6.8466</text:p>
          </table:table-cell>
          <table:table-cell table:style-name="ce36" table:formula="of:=[.P37]" office:value-type="float" office:value="6.84659366" calcext:value-type="float">
            <text:p>6.8466</text:p>
          </table:table-cell>
          <table:table-cell/>
          <table:table-cell table:style-name="ce36" table:formula="of:=([.A37]+[.B37])/2*([.A37]+[.B37])/2" office:value-type="float" office:value="1.05987025" calcext:value-type="float">
            <text:p>1.0599</text:p>
          </table:table-cell>
          <table:table-cell table:style-name="ce36" table:formula="of:=[.H37]" office:value-type="float" office:value="301.894" calcext:value-type="float">
            <text:p>301.8940</text:p>
          </table:table-cell>
          <table:table-cell table:style-name="ce36" table:formula="of:=[.I37]" office:value-type="float" office:value="5.87781221" calcext:value-type="float">
            <text:p>5.8778</text:p>
          </table:table-cell>
          <table:table-cell table:style-name="ce36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21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21"/>
          <table:table-cell table:style-name="ce32" office:value-type="float" office:value="276.281" calcext:value-type="float">
            <text:p>276.2810</text:p>
          </table:table-cell>
          <table:table-cell table:number-columns-repeated="2" table:style-name="ce32" office:value-type="float" office:value="5.32526283" calcext:value-type="float">
            <text:p>5.3253</text:p>
          </table:table-cell>
          <table:table-cell table:number-columns-repeated="3"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C38]" office:value-type="float" office:value="126.68812" calcext:value-type="float">
            <text:p>126.6881</text:p>
          </table:table-cell>
          <table:table-cell table:style-name="ce36" table:formula="of:=[.D38]" office:value-type="float" office:value="6.05927794" calcext:value-type="float">
            <text:p>6.0593</text:p>
          </table:table-cell>
          <table:table-cell table:style-name="ce36" table:formula="of:=[.P38]" office:value-type="float" office:value="6.05927794" calcext:value-type="float">
            <text:p>6.0593</text:p>
          </table:table-cell>
          <table:table-cell/>
          <table:table-cell table:style-name="ce36" table:formula="of:=([.A38]+[.B38])/2*([.A38]+[.B38])/2" office:value-type="float" office:value="1.06193025" calcext:value-type="float">
            <text:p>1.0619</text:p>
          </table:table-cell>
          <table:table-cell table:style-name="ce36" table:formula="of:=[.H38]" office:value-type="float" office:value="276.281" calcext:value-type="float">
            <text:p>276.2810</text:p>
          </table:table-cell>
          <table:table-cell table:style-name="ce36" table:formula="of:=[.I38]" office:value-type="float" office:value="5.32526283" calcext:value-type="float">
            <text:p>5.3253</text:p>
          </table:table-cell>
          <table:table-cell table:style-name="ce36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21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21"/>
          <table:table-cell table:style-name="ce32" office:value-type="float" office:value="213.861" calcext:value-type="float">
            <text:p>213.8610</text:p>
          </table:table-cell>
          <table:table-cell table:number-columns-repeated="2" table:style-name="ce32" office:value-type="float" office:value="5.08813834" calcext:value-type="float">
            <text:p>5.0881</text:p>
          </table:table-cell>
          <table:table-cell table:number-columns-repeated="3"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C39]" office:value-type="float" office:value="101.379719" calcext:value-type="float">
            <text:p>101.3797</text:p>
          </table:table-cell>
          <table:table-cell table:style-name="ce36" table:formula="of:=[.D39]" office:value-type="float" office:value="5.88124661" calcext:value-type="float">
            <text:p>5.8812</text:p>
          </table:table-cell>
          <table:table-cell table:style-name="ce36" table:formula="of:=[.P39]" office:value-type="float" office:value="5.88124661" calcext:value-type="float">
            <text:p>5.8812</text:p>
          </table:table-cell>
          <table:table-cell/>
          <table:table-cell table:style-name="ce36" table:formula="of:=([.A39]+[.B39])/2*([.A39]+[.B39])/2" office:value-type="float" office:value="1.06399225" calcext:value-type="float">
            <text:p>1.0640</text:p>
          </table:table-cell>
          <table:table-cell table:style-name="ce36" table:formula="of:=[.H39]" office:value-type="float" office:value="213.861" calcext:value-type="float">
            <text:p>213.8610</text:p>
          </table:table-cell>
          <table:table-cell table:style-name="ce36" table:formula="of:=[.I39]" office:value-type="float" office:value="5.08813834" calcext:value-type="float">
            <text:p>5.0881</text:p>
          </table:table-cell>
          <table:table-cell table:style-name="ce36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21"/>
          <table:table-cell table:style-name="ce32" office:value-type="float" office:value="193.013" calcext:value-type="float">
            <text:p>193.0130</text:p>
          </table:table-cell>
          <table:table-cell table:number-columns-repeated="2" table:style-name="ce32" office:value-type="float" office:value="4.83708219" calcext:value-type="float">
            <text:p>4.8371</text:p>
          </table:table-cell>
          <table:table-cell table:number-columns-repeated="3"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C40]" office:value-type="float" office:value="94.473745" calcext:value-type="float">
            <text:p>94.4737</text:p>
          </table:table-cell>
          <table:table-cell table:style-name="ce36" table:formula="of:=[.D40]" office:value-type="float" office:value="5.6627494" calcext:value-type="float">
            <text:p>5.6627</text:p>
          </table:table-cell>
          <table:table-cell table:style-name="ce36" table:formula="of:=[.P40]" office:value-type="float" office:value="5.6627494" calcext:value-type="float">
            <text:p>5.6627</text:p>
          </table:table-cell>
          <table:table-cell/>
          <table:table-cell table:style-name="ce36" table:formula="of:=([.A40]+[.B40])/2*([.A40]+[.B40])/2" office:value-type="float" office:value="1.06605625" calcext:value-type="float">
            <text:p>1.0661</text:p>
          </table:table-cell>
          <table:table-cell table:style-name="ce36" table:formula="of:=[.H40]" office:value-type="float" office:value="193.013" calcext:value-type="float">
            <text:p>193.0130</text:p>
          </table:table-cell>
          <table:table-cell table:style-name="ce36" table:formula="of:=[.I40]" office:value-type="float" office:value="4.83708219" calcext:value-type="float">
            <text:p>4.8371</text:p>
          </table:table-cell>
          <table:table-cell table:style-name="ce36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21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21"/>
          <table:table-cell table:style-name="ce32" office:value-type="float" office:value="156.442" calcext:value-type="float">
            <text:p>156.4420</text:p>
          </table:table-cell>
          <table:table-cell table:number-columns-repeated="2" table:style-name="ce32" office:value-type="float" office:value="4.49573632" calcext:value-type="float">
            <text:p>4.4957</text:p>
          </table:table-cell>
          <table:table-cell table:number-columns-repeated="3"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C41]" office:value-type="float" office:value="78.977476" calcext:value-type="float">
            <text:p>78.9775</text:p>
          </table:table-cell>
          <table:table-cell table:style-name="ce36" table:formula="of:=[.D41]" office:value-type="float" office:value="5.19467663" calcext:value-type="float">
            <text:p>5.1947</text:p>
          </table:table-cell>
          <table:table-cell table:style-name="ce36" table:formula="of:=[.P41]" office:value-type="float" office:value="5.19467663" calcext:value-type="float">
            <text:p>5.1947</text:p>
          </table:table-cell>
          <table:table-cell/>
          <table:table-cell table:style-name="ce36" table:formula="of:=([.A41]+[.B41])/2*([.A41]+[.B41])/2" office:value-type="float" office:value="1.06812225" calcext:value-type="float">
            <text:p>1.0681</text:p>
          </table:table-cell>
          <table:table-cell table:style-name="ce36" table:formula="of:=[.H41]" office:value-type="float" office:value="156.442" calcext:value-type="float">
            <text:p>156.4420</text:p>
          </table:table-cell>
          <table:table-cell table:style-name="ce36" table:formula="of:=[.I41]" office:value-type="float" office:value="4.49573632" calcext:value-type="float">
            <text:p>4.4957</text:p>
          </table:table-cell>
          <table:table-cell table:style-name="ce36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21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21"/>
          <table:table-cell table:style-name="ce32" office:value-type="float" office:value="143.465" calcext:value-type="float">
            <text:p>143.4650</text:p>
          </table:table-cell>
          <table:table-cell table:number-columns-repeated="2" table:style-name="ce32" office:value-type="float" office:value="4.3326256" calcext:value-type="float">
            <text:p>4.3326</text:p>
          </table:table-cell>
          <table:table-cell table:number-columns-repeated="3"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C42]" office:value-type="float" office:value="74.625343" calcext:value-type="float">
            <text:p>74.6253</text:p>
          </table:table-cell>
          <table:table-cell table:style-name="ce36" table:formula="of:=[.D42]" office:value-type="float" office:value="5.11851296" calcext:value-type="float">
            <text:p>5.1185</text:p>
          </table:table-cell>
          <table:table-cell table:style-name="ce36" table:formula="of:=[.P42]" office:value-type="float" office:value="5.11851296" calcext:value-type="float">
            <text:p>5.1185</text:p>
          </table:table-cell>
          <table:table-cell/>
          <table:table-cell table:style-name="ce36" table:formula="of:=([.A42]+[.B42])/2*([.A42]+[.B42])/2" office:value-type="float" office:value="1.07019025" calcext:value-type="float">
            <text:p>1.0702</text:p>
          </table:table-cell>
          <table:table-cell table:style-name="ce36" table:formula="of:=[.H42]" office:value-type="float" office:value="143.465" calcext:value-type="float">
            <text:p>143.4650</text:p>
          </table:table-cell>
          <table:table-cell table:style-name="ce36" table:formula="of:=[.I42]" office:value-type="float" office:value="4.3326256" calcext:value-type="float">
            <text:p>4.3326</text:p>
          </table:table-cell>
          <table:table-cell table:style-name="ce36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21"/>
          <table:table-cell table:style-name="ce32" office:value-type="float" office:value="121.771" calcext:value-type="float">
            <text:p>121.7710</text:p>
          </table:table-cell>
          <table:table-cell table:number-columns-repeated="2" table:style-name="ce32" office:value-type="float" office:value="4.02200949" calcext:value-type="float">
            <text:p>4.0220</text:p>
          </table:table-cell>
          <table:table-cell table:number-columns-repeated="3"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C43]" office:value-type="float" office:value="65.204429" calcext:value-type="float">
            <text:p>65.2044</text:p>
          </table:table-cell>
          <table:table-cell table:style-name="ce36" table:formula="of:=[.D43]" office:value-type="float" office:value="4.67123018" calcext:value-type="float">
            <text:p>4.6712</text:p>
          </table:table-cell>
          <table:table-cell table:style-name="ce36" table:formula="of:=[.P43]" office:value-type="float" office:value="4.67123018" calcext:value-type="float">
            <text:p>4.6712</text:p>
          </table:table-cell>
          <table:table-cell/>
          <table:table-cell table:style-name="ce36" table:formula="of:=([.A43]+[.B43])/2*([.A43]+[.B43])/2" office:value-type="float" office:value="1.07226025" calcext:value-type="float">
            <text:p>1.0723</text:p>
          </table:table-cell>
          <table:table-cell table:style-name="ce36" table:formula="of:=[.H43]" office:value-type="float" office:value="121.771" calcext:value-type="float">
            <text:p>121.7710</text:p>
          </table:table-cell>
          <table:table-cell table:style-name="ce36" table:formula="of:=[.I43]" office:value-type="float" office:value="4.02200949" calcext:value-type="float">
            <text:p>4.0220</text:p>
          </table:table-cell>
          <table:table-cell table:style-name="ce36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21"/>
          <table:table-cell table:style-name="ce32" office:value-type="float" office:value="110.563" calcext:value-type="float">
            <text:p>110.5630</text:p>
          </table:table-cell>
          <table:table-cell table:number-columns-repeated="2" table:style-name="ce32" office:value-type="float" office:value="3.83347854" calcext:value-type="float">
            <text:p>3.8335</text:p>
          </table:table-cell>
          <table:table-cell table:number-columns-repeated="3"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C44]" office:value-type="float" office:value="60.893121" calcext:value-type="float">
            <text:p>60.8931</text:p>
          </table:table-cell>
          <table:table-cell table:style-name="ce36" table:formula="of:=[.D44]" office:value-type="float" office:value="4.48756784" calcext:value-type="float">
            <text:p>4.4876</text:p>
          </table:table-cell>
          <table:table-cell table:style-name="ce36" table:formula="of:=[.P44]" office:value-type="float" office:value="4.48756784" calcext:value-type="float">
            <text:p>4.4876</text:p>
          </table:table-cell>
          <table:table-cell/>
          <table:table-cell table:style-name="ce36" table:formula="of:=([.A44]+[.B44])/2*([.A44]+[.B44])/2" office:value-type="float" office:value="1.07433225" calcext:value-type="float">
            <text:p>1.0743</text:p>
          </table:table-cell>
          <table:table-cell table:style-name="ce36" table:formula="of:=[.H44]" office:value-type="float" office:value="110.563" calcext:value-type="float">
            <text:p>110.5630</text:p>
          </table:table-cell>
          <table:table-cell table:style-name="ce36" table:formula="of:=[.I44]" office:value-type="float" office:value="3.83347854" calcext:value-type="float">
            <text:p>3.8335</text:p>
          </table:table-cell>
          <table:table-cell table:style-name="ce36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21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21"/>
          <table:table-cell table:style-name="ce32" office:value-type="float" office:value="114.508" calcext:value-type="float">
            <text:p>114.5080</text:p>
          </table:table-cell>
          <table:table-cell table:number-columns-repeated="2" table:style-name="ce32" office:value-type="float" office:value="3.61390132" calcext:value-type="float">
            <text:p>3.6139</text:p>
          </table:table-cell>
          <table:table-cell table:number-columns-repeated="3"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C45]" office:value-type="float" office:value="64.814911" calcext:value-type="float">
            <text:p>64.8149</text:p>
          </table:table-cell>
          <table:table-cell table:style-name="ce36" table:formula="of:=[.D45]" office:value-type="float" office:value="4.22048918" calcext:value-type="float">
            <text:p>4.2205</text:p>
          </table:table-cell>
          <table:table-cell table:style-name="ce36" table:formula="of:=[.P45]" office:value-type="float" office:value="4.22048918" calcext:value-type="float">
            <text:p>4.2205</text:p>
          </table:table-cell>
          <table:table-cell/>
          <table:table-cell table:style-name="ce36" table:formula="of:=([.A45]+[.B45])/2*([.A45]+[.B45])/2" office:value-type="float" office:value="1.07640625" calcext:value-type="float">
            <text:p>1.0764</text:p>
          </table:table-cell>
          <table:table-cell table:style-name="ce36" table:formula="of:=[.H45]" office:value-type="float" office:value="114.508" calcext:value-type="float">
            <text:p>114.5080</text:p>
          </table:table-cell>
          <table:table-cell table:style-name="ce36" table:formula="of:=[.I45]" office:value-type="float" office:value="3.61390132" calcext:value-type="float">
            <text:p>3.6139</text:p>
          </table:table-cell>
          <table:table-cell table:style-name="ce36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21"/>
          <table:table-cell table:style-name="ce32" office:value-type="float" office:value="88.8809" calcext:value-type="float">
            <text:p>88.8809</text:p>
          </table:table-cell>
          <table:table-cell table:number-columns-repeated="2" table:style-name="ce32" office:value-type="float" office:value="3.47785497" calcext:value-type="float">
            <text:p>3.4779</text:p>
          </table:table-cell>
          <table:table-cell table:number-columns-repeated="3"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C46]" office:value-type="float" office:value="51.66602" calcext:value-type="float">
            <text:p>51.6660</text:p>
          </table:table-cell>
          <table:table-cell table:style-name="ce36" table:formula="of:=[.D46]" office:value-type="float" office:value="4.11063383" calcext:value-type="float">
            <text:p>4.1106</text:p>
          </table:table-cell>
          <table:table-cell table:style-name="ce36" table:formula="of:=[.P46]" office:value-type="float" office:value="4.11063383" calcext:value-type="float">
            <text:p>4.1106</text:p>
          </table:table-cell>
          <table:table-cell/>
          <table:table-cell table:style-name="ce36" table:formula="of:=([.A46]+[.B46])/2*([.A46]+[.B46])/2" office:value-type="float" office:value="1.07848225" calcext:value-type="float">
            <text:p>1.0785</text:p>
          </table:table-cell>
          <table:table-cell table:style-name="ce36" table:formula="of:=[.H46]" office:value-type="float" office:value="88.8809" calcext:value-type="float">
            <text:p>88.8809</text:p>
          </table:table-cell>
          <table:table-cell table:style-name="ce36" table:formula="of:=[.I46]" office:value-type="float" office:value="3.47785497" calcext:value-type="float">
            <text:p>3.4779</text:p>
          </table:table-cell>
          <table:table-cell table:style-name="ce36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21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21"/>
          <table:table-cell table:style-name="ce32" office:value-type="float" office:value="76.7725" calcext:value-type="float">
            <text:p>76.7725</text:p>
          </table:table-cell>
          <table:table-cell table:number-columns-repeated="2" table:style-name="ce32" office:value-type="float" office:value="3.25433496" calcext:value-type="float">
            <text:p>3.2543</text:p>
          </table:table-cell>
          <table:table-cell table:number-columns-repeated="3"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C47]" office:value-type="float" office:value="45.799478" calcext:value-type="float">
            <text:p>45.7995</text:p>
          </table:table-cell>
          <table:table-cell table:style-name="ce36" table:formula="of:=[.D47]" office:value-type="float" office:value="3.78912115" calcext:value-type="float">
            <text:p>3.7891</text:p>
          </table:table-cell>
          <table:table-cell table:style-name="ce36" table:formula="of:=[.P47]" office:value-type="float" office:value="3.78912115" calcext:value-type="float">
            <text:p>3.7891</text:p>
          </table:table-cell>
          <table:table-cell/>
          <table:table-cell table:style-name="ce36" table:formula="of:=([.A47]+[.B47])/2*([.A47]+[.B47])/2" office:value-type="float" office:value="1.08056025" calcext:value-type="float">
            <text:p>1.0806</text:p>
          </table:table-cell>
          <table:table-cell table:style-name="ce36" table:formula="of:=[.H47]" office:value-type="float" office:value="76.7725" calcext:value-type="float">
            <text:p>76.7725</text:p>
          </table:table-cell>
          <table:table-cell table:style-name="ce36" table:formula="of:=[.I47]" office:value-type="float" office:value="3.25433496" calcext:value-type="float">
            <text:p>3.2543</text:p>
          </table:table-cell>
          <table:table-cell table:style-name="ce36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21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21"/>
          <table:table-cell table:style-name="ce32" office:value-type="float" office:value="67.6461" calcext:value-type="float">
            <text:p>67.6461</text:p>
          </table:table-cell>
          <table:table-cell table:number-columns-repeated="2" table:style-name="ce32" office:value-type="float" office:value="1.95301583" calcext:value-type="float">
            <text:p>1.9530</text:p>
          </table:table-cell>
          <table:table-cell table:number-columns-repeated="3"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C48]" office:value-type="float" office:value="43.404662" calcext:value-type="float">
            <text:p>43.4047</text:p>
          </table:table-cell>
          <table:table-cell table:style-name="ce36" table:formula="of:=[.D48]" office:value-type="float" office:value="1.68540091" calcext:value-type="float">
            <text:p>1.6854</text:p>
          </table:table-cell>
          <table:table-cell table:style-name="ce36" table:formula="of:=[.P48]" office:value-type="float" office:value="1.68540091" calcext:value-type="float">
            <text:p>1.6854</text:p>
          </table:table-cell>
          <table:table-cell/>
          <table:table-cell table:style-name="ce36" table:formula="of:=([.A48]+[.B48])/2*([.A48]+[.B48])/2" office:value-type="float" office:value="1.08680625" calcext:value-type="float">
            <text:p>1.0868</text:p>
          </table:table-cell>
          <table:table-cell table:style-name="ce36" table:formula="of:=[.H48]" office:value-type="float" office:value="67.6461" calcext:value-type="float">
            <text:p>67.6461</text:p>
          </table:table-cell>
          <table:table-cell table:style-name="ce36" table:formula="of:=[.I48]" office:value-type="float" office:value="1.95301583" calcext:value-type="float">
            <text:p>1.9530</text:p>
          </table:table-cell>
          <table:table-cell table:style-name="ce36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21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21"/>
          <table:table-cell table:style-name="ce32" office:value-type="float" office:value="48.7312" calcext:value-type="float">
            <text:p>48.7312</text:p>
          </table:table-cell>
          <table:table-cell table:number-columns-repeated="2" table:style-name="ce32" office:value-type="float" office:value="1.67823164" calcext:value-type="float">
            <text:p>1.6782</text:p>
          </table:table-cell>
          <table:table-cell table:number-columns-repeated="3"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C49]" office:value-type="float" office:value="34.995776" calcext:value-type="float">
            <text:p>34.9958</text:p>
          </table:table-cell>
          <table:table-cell table:style-name="ce36" table:formula="of:=[.D49]" office:value-type="float" office:value="1.53404221" calcext:value-type="float">
            <text:p>1.5340</text:p>
          </table:table-cell>
          <table:table-cell table:style-name="ce36" table:formula="of:=[.P49]" office:value-type="float" office:value="1.53404221" calcext:value-type="float">
            <text:p>1.5340</text:p>
          </table:table-cell>
          <table:table-cell/>
          <table:table-cell table:style-name="ce36" table:formula="of:=([.A49]+[.B49])/2*([.A49]+[.B49])/2" office:value-type="float" office:value="1.09725625" calcext:value-type="float">
            <text:p>1.0973</text:p>
          </table:table-cell>
          <table:table-cell table:style-name="ce36" table:formula="of:=[.H49]" office:value-type="float" office:value="48.7312" calcext:value-type="float">
            <text:p>48.7312</text:p>
          </table:table-cell>
          <table:table-cell table:style-name="ce36" table:formula="of:=[.I49]" office:value-type="float" office:value="1.67823164" calcext:value-type="float">
            <text:p>1.6782</text:p>
          </table:table-cell>
          <table:table-cell table:style-name="ce36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21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21"/>
          <table:table-cell table:style-name="ce32" office:value-type="float" office:value="34.5162" calcext:value-type="float">
            <text:p>34.5162</text:p>
          </table:table-cell>
          <table:table-cell table:number-columns-repeated="2" table:style-name="ce32" office:value-type="float" office:value="1.41882669" calcext:value-type="float">
            <text:p>1.4188</text:p>
          </table:table-cell>
          <table:table-cell table:number-columns-repeated="3"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C50]" office:value-type="float" office:value="27.429883" calcext:value-type="float">
            <text:p>27.4299</text:p>
          </table:table-cell>
          <table:table-cell table:style-name="ce36" table:formula="of:=[.D50]" office:value-type="float" office:value="1.33541661" calcext:value-type="float">
            <text:p>1.3354</text:p>
          </table:table-cell>
          <table:table-cell table:style-name="ce36" table:formula="of:=[.P50]" office:value-type="float" office:value="1.33541661" calcext:value-type="float">
            <text:p>1.3354</text:p>
          </table:table-cell>
          <table:table-cell/>
          <table:table-cell table:style-name="ce36" table:formula="of:=([.A50]+[.B50])/2*([.A50]+[.B50])/2" office:value-type="float" office:value="1.10775625" calcext:value-type="float">
            <text:p>1.1078</text:p>
          </table:table-cell>
          <table:table-cell table:style-name="ce36" table:formula="of:=[.H50]" office:value-type="float" office:value="34.5162" calcext:value-type="float">
            <text:p>34.5162</text:p>
          </table:table-cell>
          <table:table-cell table:style-name="ce36" table:formula="of:=[.I50]" office:value-type="float" office:value="1.41882669" calcext:value-type="float">
            <text:p>1.4188</text:p>
          </table:table-cell>
          <table:table-cell table:style-name="ce36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21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21"/>
          <table:table-cell table:style-name="ce32" office:value-type="float" office:value="26.2988" calcext:value-type="float">
            <text:p>26.2988</text:p>
          </table:table-cell>
          <table:table-cell table:number-columns-repeated="2" table:style-name="ce32" office:value-type="float" office:value="1.24202722" calcext:value-type="float">
            <text:p>1.2420</text:p>
          </table:table-cell>
          <table:table-cell table:number-columns-repeated="3"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C51]" office:value-type="float" office:value="22.911984" calcext:value-type="float">
            <text:p>22.9120</text:p>
          </table:table-cell>
          <table:table-cell table:style-name="ce36" table:formula="of:=[.D51]" office:value-type="float" office:value="1.21964233" calcext:value-type="float">
            <text:p>1.2196</text:p>
          </table:table-cell>
          <table:table-cell table:style-name="ce36" table:formula="of:=[.P51]" office:value-type="float" office:value="1.21964233" calcext:value-type="float">
            <text:p>1.2196</text:p>
          </table:table-cell>
          <table:table-cell/>
          <table:table-cell table:style-name="ce36" table:formula="of:=([.A51]+[.B51])/2*([.A51]+[.B51])/2" office:value-type="float" office:value="1.11830625" calcext:value-type="float">
            <text:p>1.1183</text:p>
          </table:table-cell>
          <table:table-cell table:style-name="ce36" table:formula="of:=[.H51]" office:value-type="float" office:value="26.2988" calcext:value-type="float">
            <text:p>26.2988</text:p>
          </table:table-cell>
          <table:table-cell table:style-name="ce36" table:formula="of:=[.I51]" office:value-type="float" office:value="1.24202722" calcext:value-type="float">
            <text:p>1.2420</text:p>
          </table:table-cell>
          <table:table-cell table:style-name="ce36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21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21"/>
          <table:table-cell table:style-name="ce32" office:value-type="float" office:value="22.258" calcext:value-type="float">
            <text:p>22.2580</text:p>
          </table:table-cell>
          <table:table-cell table:number-columns-repeated="2" table:style-name="ce32" office:value-type="float" office:value="1.10618599" calcext:value-type="float">
            <text:p>1.1062</text:p>
          </table:table-cell>
          <table:table-cell table:number-columns-repeated="3"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C52]" office:value-type="float" office:value="21.091216" calcext:value-type="float">
            <text:p>21.0912</text:p>
          </table:table-cell>
          <table:table-cell table:style-name="ce36" table:formula="of:=[.D52]" office:value-type="float" office:value="1.14277985" calcext:value-type="float">
            <text:p>1.1428</text:p>
          </table:table-cell>
          <table:table-cell table:style-name="ce36" table:formula="of:=[.P52]" office:value-type="float" office:value="1.14277985" calcext:value-type="float">
            <text:p>1.1428</text:p>
          </table:table-cell>
          <table:table-cell/>
          <table:table-cell table:style-name="ce36" table:formula="of:=([.A52]+[.B52])/2*([.A52]+[.B52])/2" office:value-type="float" office:value="1.12890625" calcext:value-type="float">
            <text:p>1.1289</text:p>
          </table:table-cell>
          <table:table-cell table:style-name="ce36" table:formula="of:=[.H52]" office:value-type="float" office:value="22.258" calcext:value-type="float">
            <text:p>22.2580</text:p>
          </table:table-cell>
          <table:table-cell table:style-name="ce36" table:formula="of:=[.I52]" office:value-type="float" office:value="1.10618599" calcext:value-type="float">
            <text:p>1.1062</text:p>
          </table:table-cell>
          <table:table-cell table:style-name="ce36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21"/>
          <table:table-cell table:style-name="ce32" office:value-type="float" office:value="18.7755" calcext:value-type="float">
            <text:p>18.7755</text:p>
          </table:table-cell>
          <table:table-cell table:number-columns-repeated="2" table:style-name="ce32" office:value-type="float" office:value="0.99562748" calcext:value-type="float">
            <text:p>0.9956</text:p>
          </table:table-cell>
          <table:table-cell table:number-columns-repeated="3"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C53]" office:value-type="float" office:value="19.219573" calcext:value-type="float">
            <text:p>19.2196</text:p>
          </table:table-cell>
          <table:table-cell table:style-name="ce36" table:formula="of:=[.D53]" office:value-type="float" office:value="1.07747225" calcext:value-type="float">
            <text:p>1.0775</text:p>
          </table:table-cell>
          <table:table-cell table:style-name="ce36" table:formula="of:=[.P53]" office:value-type="float" office:value="1.07747225" calcext:value-type="float">
            <text:p>1.0775</text:p>
          </table:table-cell>
          <table:table-cell/>
          <table:table-cell table:style-name="ce36" table:formula="of:=([.A53]+[.B53])/2*([.A53]+[.B53])/2" office:value-type="float" office:value="1.13955625" calcext:value-type="float">
            <text:p>1.1396</text:p>
          </table:table-cell>
          <table:table-cell table:style-name="ce36" table:formula="of:=[.H53]" office:value-type="float" office:value="18.7755" calcext:value-type="float">
            <text:p>18.7755</text:p>
          </table:table-cell>
          <table:table-cell table:style-name="ce36" table:formula="of:=[.I53]" office:value-type="float" office:value="0.99562748" calcext:value-type="float">
            <text:p>0.9956</text:p>
          </table:table-cell>
          <table:table-cell table:style-name="ce36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21"/>
          <table:table-cell table:style-name="ce32" office:value-type="float" office:value="15.1501" calcext:value-type="float">
            <text:p>15.1501</text:p>
          </table:table-cell>
          <table:table-cell table:number-columns-repeated="2" table:style-name="ce32" office:value-type="float" office:value="0.89123766" calcext:value-type="float">
            <text:p>0.8912</text:p>
          </table:table-cell>
          <table:table-cell table:number-columns-repeated="3"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C54]" office:value-type="float" office:value="16.654716" calcext:value-type="float">
            <text:p>16.6547</text:p>
          </table:table-cell>
          <table:table-cell table:style-name="ce36" table:formula="of:=[.D54]" office:value-type="float" office:value="0.99146773" calcext:value-type="float">
            <text:p>0.9915</text:p>
          </table:table-cell>
          <table:table-cell table:style-name="ce36" table:formula="of:=[.P54]" office:value-type="float" office:value="0.99146773" calcext:value-type="float">
            <text:p>0.9915</text:p>
          </table:table-cell>
          <table:table-cell/>
          <table:table-cell table:style-name="ce36" table:formula="of:=([.A54]+[.B54])/2*([.A54]+[.B54])/2" office:value-type="float" office:value="1.15025625" calcext:value-type="float">
            <text:p>1.1503</text:p>
          </table:table-cell>
          <table:table-cell table:style-name="ce36" table:formula="of:=[.H54]" office:value-type="float" office:value="15.1501" calcext:value-type="float">
            <text:p>15.1501</text:p>
          </table:table-cell>
          <table:table-cell table:style-name="ce36" table:formula="of:=[.I54]" office:value-type="float" office:value="0.89123766" calcext:value-type="float">
            <text:p>0.8912</text:p>
          </table:table-cell>
          <table:table-cell table:style-name="ce36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21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21"/>
          <table:table-cell table:style-name="ce32" office:value-type="float" office:value="14.197" calcext:value-type="float">
            <text:p>14.1970</text:p>
          </table:table-cell>
          <table:table-cell table:number-columns-repeated="2" table:style-name="ce32" office:value-type="float" office:value="0.83960145" calcext:value-type="float">
            <text:p>0.8396</text:p>
          </table:table-cell>
          <table:table-cell table:number-columns-repeated="3"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C55]" office:value-type="float" office:value="16.673699" calcext:value-type="float">
            <text:p>16.6737</text:p>
          </table:table-cell>
          <table:table-cell table:style-name="ce36" table:formula="of:=[.D55]" office:value-type="float" office:value="1.00357463" calcext:value-type="float">
            <text:p>1.0036</text:p>
          </table:table-cell>
          <table:table-cell table:style-name="ce36" table:formula="of:=[.P55]" office:value-type="float" office:value="1.00357463" calcext:value-type="float">
            <text:p>1.0036</text:p>
          </table:table-cell>
          <table:table-cell/>
          <table:table-cell table:style-name="ce36" table:formula="of:=([.A55]+[.B55])/2*([.A55]+[.B55])/2" office:value-type="float" office:value="1.16100625" calcext:value-type="float">
            <text:p>1.1610</text:p>
          </table:table-cell>
          <table:table-cell table:style-name="ce36" table:formula="of:=[.H55]" office:value-type="float" office:value="14.197" calcext:value-type="float">
            <text:p>14.1970</text:p>
          </table:table-cell>
          <table:table-cell table:style-name="ce36" table:formula="of:=[.I55]" office:value-type="float" office:value="0.83960145" calcext:value-type="float">
            <text:p>0.8396</text:p>
          </table:table-cell>
          <table:table-cell table:style-name="ce36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21"/>
          <table:table-cell table:style-name="ce32" office:value-type="float" office:value="12.8672" calcext:value-type="float">
            <text:p>12.8672</text:p>
          </table:table-cell>
          <table:table-cell table:number-columns-repeated="2" table:style-name="ce32" office:value-type="float" office:value="0.77563028" calcext:value-type="float">
            <text:p>0.7756</text:p>
          </table:table-cell>
          <table:table-cell table:number-columns-repeated="3"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C56]" office:value-type="float" office:value="16.070664" calcext:value-type="float">
            <text:p>16.0707</text:p>
          </table:table-cell>
          <table:table-cell table:style-name="ce36" table:formula="of:=[.D56]" office:value-type="float" office:value="0.96851309" calcext:value-type="float">
            <text:p>0.9685</text:p>
          </table:table-cell>
          <table:table-cell table:style-name="ce36" table:formula="of:=[.P56]" office:value-type="float" office:value="0.96851309" calcext:value-type="float">
            <text:p>0.9685</text:p>
          </table:table-cell>
          <table:table-cell/>
          <table:table-cell table:style-name="ce36" table:formula="of:=([.A56]+[.B56])/2*([.A56]+[.B56])/2" office:value-type="float" office:value="1.17180625" calcext:value-type="float">
            <text:p>1.1718</text:p>
          </table:table-cell>
          <table:table-cell table:style-name="ce36" table:formula="of:=[.H56]" office:value-type="float" office:value="12.8672" calcext:value-type="float">
            <text:p>12.8672</text:p>
          </table:table-cell>
          <table:table-cell table:style-name="ce36" table:formula="of:=[.I56]" office:value-type="float" office:value="0.77563028" calcext:value-type="float">
            <text:p>0.7756</text:p>
          </table:table-cell>
          <table:table-cell table:style-name="ce36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21"/>
          <table:table-cell table:style-name="ce32" office:value-type="float" office:value="10.4359" calcext:value-type="float">
            <text:p>10.4359</text:p>
          </table:table-cell>
          <table:table-cell table:number-columns-repeated="2" table:style-name="ce32" office:value-type="float" office:value="0.70261447" calcext:value-type="float">
            <text:p>0.7026</text:p>
          </table:table-cell>
          <table:table-cell table:number-columns-repeated="3"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C57]" office:value-type="float" office:value="13.804179" calcext:value-type="float">
            <text:p>13.8042</text:p>
          </table:table-cell>
          <table:table-cell table:style-name="ce36" table:formula="of:=[.D57]" office:value-type="float" office:value="0.88791605" calcext:value-type="float">
            <text:p>0.8879</text:p>
          </table:table-cell>
          <table:table-cell table:style-name="ce36" table:formula="of:=[.P57]" office:value-type="float" office:value="0.88791605" calcext:value-type="float">
            <text:p>0.8879</text:p>
          </table:table-cell>
          <table:table-cell/>
          <table:table-cell table:style-name="ce36" table:formula="of:=([.A57]+[.B57])/2*([.A57]+[.B57])/2" office:value-type="float" office:value="1.18265625" calcext:value-type="float">
            <text:p>1.1827</text:p>
          </table:table-cell>
          <table:table-cell table:style-name="ce36" table:formula="of:=[.H57]" office:value-type="float" office:value="10.4359" calcext:value-type="float">
            <text:p>10.4359</text:p>
          </table:table-cell>
          <table:table-cell table:style-name="ce36" table:formula="of:=[.I57]" office:value-type="float" office:value="0.70261447" calcext:value-type="float">
            <text:p>0.7026</text:p>
          </table:table-cell>
          <table:table-cell table:style-name="ce36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21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21"/>
          <table:table-cell table:style-name="ce32" office:value-type="float" office:value="9.9373" calcext:value-type="float">
            <text:p>9.9373</text:p>
          </table:table-cell>
          <table:table-cell table:number-columns-repeated="2" table:style-name="ce32" office:value-type="float" office:value="0.67340336" calcext:value-type="float">
            <text:p>0.6734</text:p>
          </table:table-cell>
          <table:table-cell table:number-columns-repeated="3"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C58]" office:value-type="float" office:value="13.870008" calcext:value-type="float">
            <text:p>13.8700</text:p>
          </table:table-cell>
          <table:table-cell table:style-name="ce36" table:formula="of:=[.D58]" office:value-type="float" office:value="0.90727084" calcext:value-type="float">
            <text:p>0.9073</text:p>
          </table:table-cell>
          <table:table-cell table:style-name="ce36" table:formula="of:=[.P58]" office:value-type="float" office:value="0.90727084" calcext:value-type="float">
            <text:p>0.9073</text:p>
          </table:table-cell>
          <table:table-cell/>
          <table:table-cell table:style-name="ce36" table:formula="of:=([.A58]+[.B58])/2*([.A58]+[.B58])/2" office:value-type="float" office:value="1.19355625" calcext:value-type="float">
            <text:p>1.1936</text:p>
          </table:table-cell>
          <table:table-cell table:style-name="ce36" table:formula="of:=[.H58]" office:value-type="float" office:value="9.9373" calcext:value-type="float">
            <text:p>9.9373</text:p>
          </table:table-cell>
          <table:table-cell table:style-name="ce36" table:formula="of:=[.I58]" office:value-type="float" office:value="0.67340336" calcext:value-type="float">
            <text:p>0.6734</text:p>
          </table:table-cell>
          <table:table-cell table:style-name="ce36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21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21"/>
          <table:table-cell table:style-name="ce32" office:value-type="float" office:value="8.68021" calcext:value-type="float">
            <text:p>8.6802</text:p>
          </table:table-cell>
          <table:table-cell table:number-columns-repeated="2" table:style-name="ce32" office:value-type="float" office:value="0.62853205" calcext:value-type="float">
            <text:p>0.6285</text:p>
          </table:table-cell>
          <table:table-cell table:number-columns-repeated="3"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C59]" office:value-type="float" office:value="12.741526" calcext:value-type="float">
            <text:p>12.7415</text:p>
          </table:table-cell>
          <table:table-cell table:style-name="ce36" table:formula="of:=[.D59]" office:value-type="float" office:value="0.8721255" calcext:value-type="float">
            <text:p>0.8721</text:p>
          </table:table-cell>
          <table:table-cell table:style-name="ce36" table:formula="of:=[.P59]" office:value-type="float" office:value="0.8721255" calcext:value-type="float">
            <text:p>0.8721</text:p>
          </table:table-cell>
          <table:table-cell/>
          <table:table-cell table:style-name="ce36" table:formula="of:=([.A59]+[.B59])/2*([.A59]+[.B59])/2" office:value-type="float" office:value="1.20450625" calcext:value-type="float">
            <text:p>1.2045</text:p>
          </table:table-cell>
          <table:table-cell table:style-name="ce36" table:formula="of:=[.H59]" office:value-type="float" office:value="8.68021" calcext:value-type="float">
            <text:p>8.6802</text:p>
          </table:table-cell>
          <table:table-cell table:style-name="ce36" table:formula="of:=[.I59]" office:value-type="float" office:value="0.62853205" calcext:value-type="float">
            <text:p>0.6285</text:p>
          </table:table-cell>
          <table:table-cell table:style-name="ce36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21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21"/>
          <table:table-cell table:style-name="ce32" office:value-type="float" office:value="7.01556" calcext:value-type="float">
            <text:p>7.0156</text:p>
          </table:table-cell>
          <table:table-cell table:number-columns-repeated="2" table:style-name="ce32" office:value-type="float" office:value="0.36766606" calcext:value-type="float">
            <text:p>0.3677</text:p>
          </table:table-cell>
          <table:table-cell table:number-columns-repeated="3"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C60]" office:value-type="float" office:value="11.503552" calcext:value-type="float">
            <text:p>11.5036</text:p>
          </table:table-cell>
          <table:table-cell table:style-name="ce36" table:formula="of:=[.D60]" office:value-type="float" office:value="0.40949828" calcext:value-type="float">
            <text:p>0.4095</text:p>
          </table:table-cell>
          <table:table-cell table:style-name="ce36" table:formula="of:=[.P60]" office:value-type="float" office:value="0.40949828" calcext:value-type="float">
            <text:p>0.4095</text:p>
          </table:table-cell>
          <table:table-cell/>
          <table:table-cell table:style-name="ce36" table:formula="of:=([.A60]+[.B60])/2*([.A60]+[.B60])/2" office:value-type="float" office:value="1.2321" calcext:value-type="float">
            <text:p>1.2321</text:p>
          </table:table-cell>
          <table:table-cell table:style-name="ce36" table:formula="of:=[.H60]" office:value-type="float" office:value="7.01556" calcext:value-type="float">
            <text:p>7.0156</text:p>
          </table:table-cell>
          <table:table-cell table:style-name="ce36" table:formula="of:=[.I60]" office:value-type="float" office:value="0.36766606" calcext:value-type="float">
            <text:p>0.3677</text:p>
          </table:table-cell>
          <table:table-cell table:style-name="ce36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21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21"/>
          <table:table-cell table:style-name="ce32" office:value-type="float" office:value="5.11547" calcext:value-type="float">
            <text:p>5.1155</text:p>
          </table:table-cell>
          <table:table-cell table:number-columns-repeated="2" table:style-name="ce32" office:value-type="float" office:value="0.30349994" calcext:value-type="float">
            <text:p>0.3035</text:p>
          </table:table-cell>
          <table:table-cell table:number-columns-repeated="3"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C61]" office:value-type="float" office:value="9.763161" calcext:value-type="float">
            <text:p>9.7632</text:p>
          </table:table-cell>
          <table:table-cell table:style-name="ce36" table:formula="of:=[.D61]" office:value-type="float" office:value="0.37177308" calcext:value-type="float">
            <text:p>0.3718</text:p>
          </table:table-cell>
          <table:table-cell table:style-name="ce36" table:formula="of:=[.P61]" office:value-type="float" office:value="0.37177308" calcext:value-type="float">
            <text:p>0.3718</text:p>
          </table:table-cell>
          <table:table-cell/>
          <table:table-cell table:style-name="ce36" table:formula="of:=([.A61]+[.B61])/2*([.A61]+[.B61])/2" office:value-type="float" office:value="1.2769" calcext:value-type="float">
            <text:p>1.2769</text:p>
          </table:table-cell>
          <table:table-cell table:style-name="ce36" table:formula="of:=[.H61]" office:value-type="float" office:value="5.11547" calcext:value-type="float">
            <text:p>5.1155</text:p>
          </table:table-cell>
          <table:table-cell table:style-name="ce36" table:formula="of:=[.I61]" office:value-type="float" office:value="0.30349994" calcext:value-type="float">
            <text:p>0.3035</text:p>
          </table:table-cell>
          <table:table-cell table:style-name="ce36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21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21"/>
          <table:table-cell table:style-name="ce32" office:value-type="float" office:value="4.11747" calcext:value-type="float">
            <text:p>4.1175</text:p>
          </table:table-cell>
          <table:table-cell table:number-columns-repeated="2" table:style-name="ce32" office:value-type="float" office:value="0.26329705" calcext:value-type="float">
            <text:p>0.2633</text:p>
          </table:table-cell>
          <table:table-cell table:number-columns-repeated="3"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C62]" office:value-type="float" office:value="8.888187" calcext:value-type="float">
            <text:p>8.8882</text:p>
          </table:table-cell>
          <table:table-cell table:style-name="ce36" table:formula="of:=[.D62]" office:value-type="float" office:value="0.35440543" calcext:value-type="float">
            <text:p>0.3544</text:p>
          </table:table-cell>
          <table:table-cell table:style-name="ce36" table:formula="of:=[.P62]" office:value-type="float" office:value="0.35440543" calcext:value-type="float">
            <text:p>0.3544</text:p>
          </table:table-cell>
          <table:table-cell/>
          <table:table-cell table:style-name="ce36" table:formula="of:=([.A62]+[.B62])/2*([.A62]+[.B62])/2" office:value-type="float" office:value="1.3225" calcext:value-type="float">
            <text:p>1.3225</text:p>
          </table:table-cell>
          <table:table-cell table:style-name="ce36" table:formula="of:=[.H62]" office:value-type="float" office:value="4.11747" calcext:value-type="float">
            <text:p>4.1175</text:p>
          </table:table-cell>
          <table:table-cell table:style-name="ce36" table:formula="of:=[.I62]" office:value-type="float" office:value="0.26329705" calcext:value-type="float">
            <text:p>0.2633</text:p>
          </table:table-cell>
          <table:table-cell table:style-name="ce36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21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21"/>
          <table:table-cell table:style-name="ce32" office:value-type="float" office:value="3.3108" calcext:value-type="float">
            <text:p>3.3108</text:p>
          </table:table-cell>
          <table:table-cell table:number-columns-repeated="2" table:style-name="ce32" office:value-type="float" office:value="0.23171724" calcext:value-type="float">
            <text:p>0.2317</text:p>
          </table:table-cell>
          <table:table-cell table:number-columns-repeated="3"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C63]" office:value-type="float" office:value="7.911645" calcext:value-type="float">
            <text:p>7.9116</text:p>
          </table:table-cell>
          <table:table-cell table:style-name="ce36" table:formula="of:=[.D63]" office:value-type="float" office:value="0.33293268" calcext:value-type="float">
            <text:p>0.3329</text:p>
          </table:table-cell>
          <table:table-cell table:style-name="ce36" table:formula="of:=[.P63]" office:value-type="float" office:value="0.33293268" calcext:value-type="float">
            <text:p>0.3329</text:p>
          </table:table-cell>
          <table:table-cell/>
          <table:table-cell table:style-name="ce36" table:formula="of:=([.A63]+[.B63])/2*([.A63]+[.B63])/2" office:value-type="float" office:value="1.3689" calcext:value-type="float">
            <text:p>1.3689</text:p>
          </table:table-cell>
          <table:table-cell table:style-name="ce36" table:formula="of:=[.H63]" office:value-type="float" office:value="3.3108" calcext:value-type="float">
            <text:p>3.3108</text:p>
          </table:table-cell>
          <table:table-cell table:style-name="ce36" table:formula="of:=[.I63]" office:value-type="float" office:value="0.23171724" calcext:value-type="float">
            <text:p>0.2317</text:p>
          </table:table-cell>
          <table:table-cell table:style-name="ce36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21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21"/>
          <table:table-cell table:style-name="ce32" office:value-type="float" office:value="2.92114" calcext:value-type="float">
            <text:p>2.9211</text:p>
          </table:table-cell>
          <table:table-cell table:number-columns-repeated="2" table:style-name="ce32" office:value-type="float" office:value="0.21094789" calcext:value-type="float">
            <text:p>0.2109</text:p>
          </table:table-cell>
          <table:table-cell table:number-columns-repeated="3"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C64]" office:value-type="float" office:value="7.611485" calcext:value-type="float">
            <text:p>7.6115</text:p>
          </table:table-cell>
          <table:table-cell table:style-name="ce36" table:formula="of:=[.D64]" office:value-type="float" office:value="0.32689553" calcext:value-type="float">
            <text:p>0.3269</text:p>
          </table:table-cell>
          <table:table-cell table:style-name="ce36" table:formula="of:=[.P64]" office:value-type="float" office:value="0.32689553" calcext:value-type="float">
            <text:p>0.3269</text:p>
          </table:table-cell>
          <table:table-cell/>
          <table:table-cell table:style-name="ce36" table:formula="of:=([.A64]+[.B64])/2*([.A64]+[.B64])/2" office:value-type="float" office:value="1.4161" calcext:value-type="float">
            <text:p>1.4161</text:p>
          </table:table-cell>
          <table:table-cell table:style-name="ce36" table:formula="of:=[.H64]" office:value-type="float" office:value="2.92114" calcext:value-type="float">
            <text:p>2.9211</text:p>
          </table:table-cell>
          <table:table-cell table:style-name="ce36" table:formula="of:=[.I64]" office:value-type="float" office:value="0.21094789" calcext:value-type="float">
            <text:p>0.2109</text:p>
          </table:table-cell>
          <table:table-cell table:style-name="ce36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21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21"/>
          <table:table-cell table:style-name="ce32" office:value-type="float" office:value="2.60052" calcext:value-type="float">
            <text:p>2.6005</text:p>
          </table:table-cell>
          <table:table-cell table:number-columns-repeated="2" table:style-name="ce32" office:value-type="float" office:value="0.19673453" calcext:value-type="float">
            <text:p>0.1967</text:p>
          </table:table-cell>
          <table:table-cell table:number-columns-repeated="3"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C65]" office:value-type="float" office:value="7.276515" calcext:value-type="float">
            <text:p>7.2765</text:p>
          </table:table-cell>
          <table:table-cell table:style-name="ce36" table:formula="of:=[.D65]" office:value-type="float" office:value="0.34374174" calcext:value-type="float">
            <text:p>0.3437</text:p>
          </table:table-cell>
          <table:table-cell table:style-name="ce36" table:formula="of:=[.P65]" office:value-type="float" office:value="0.34374174" calcext:value-type="float">
            <text:p>0.3437</text:p>
          </table:table-cell>
          <table:table-cell/>
          <table:table-cell table:style-name="ce36" table:formula="of:=([.A65]+[.B65])/2*([.A65]+[.B65])/2" office:value-type="float" office:value="1.4641" calcext:value-type="float">
            <text:p>1.4641</text:p>
          </table:table-cell>
          <table:table-cell table:style-name="ce36" table:formula="of:=[.H65]" office:value-type="float" office:value="2.60052" calcext:value-type="float">
            <text:p>2.6005</text:p>
          </table:table-cell>
          <table:table-cell table:style-name="ce36" table:formula="of:=[.I65]" office:value-type="float" office:value="0.19673453" calcext:value-type="float">
            <text:p>0.1967</text:p>
          </table:table-cell>
          <table:table-cell table:style-name="ce36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21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21"/>
          <table:table-cell table:style-name="ce32" office:value-type="float" office:value="2.1288" calcext:value-type="float">
            <text:p>2.1288</text:p>
          </table:table-cell>
          <table:table-cell table:number-columns-repeated="2" table:style-name="ce32" office:value-type="float" office:value="0.17937624" calcext:value-type="float">
            <text:p>0.1794</text:p>
          </table:table-cell>
          <table:table-cell table:number-columns-repeated="3"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C66]" office:value-type="float" office:value="6.326981" calcext:value-type="float">
            <text:p>6.3270</text:p>
          </table:table-cell>
          <table:table-cell table:style-name="ce36" table:formula="of:=[.D66]" office:value-type="float" office:value="0.31731268" calcext:value-type="float">
            <text:p>0.3173</text:p>
          </table:table-cell>
          <table:table-cell table:style-name="ce36" table:formula="of:=[.P66]" office:value-type="float" office:value="0.31731268" calcext:value-type="float">
            <text:p>0.3173</text:p>
          </table:table-cell>
          <table:table-cell/>
          <table:table-cell table:style-name="ce36" table:formula="of:=([.A66]+[.B66])/2*([.A66]+[.B66])/2" office:value-type="float" office:value="1.5129" calcext:value-type="float">
            <text:p>1.5129</text:p>
          </table:table-cell>
          <table:table-cell table:style-name="ce36" table:formula="of:=[.H66]" office:value-type="float" office:value="2.1288" calcext:value-type="float">
            <text:p>2.1288</text:p>
          </table:table-cell>
          <table:table-cell table:style-name="ce36" table:formula="of:=[.I66]" office:value-type="float" office:value="0.17937624" calcext:value-type="float">
            <text:p>0.1794</text:p>
          </table:table-cell>
          <table:table-cell table:style-name="ce36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21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21"/>
          <table:table-cell table:style-name="ce32" office:value-type="float" office:value="2.31523" calcext:value-type="float">
            <text:p>2.3152</text:p>
          </table:table-cell>
          <table:table-cell table:number-columns-repeated="2" table:style-name="ce32" office:value-type="float" office:value="0.1727755" calcext:value-type="float">
            <text:p>0.1728</text:p>
          </table:table-cell>
          <table:table-cell table:number-columns-repeated="3"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C67]" office:value-type="float" office:value="7.255386" calcext:value-type="float">
            <text:p>7.2554</text:p>
          </table:table-cell>
          <table:table-cell table:style-name="ce36" table:formula="of:=[.D67]" office:value-type="float" office:value="0.33483939" calcext:value-type="float">
            <text:p>0.3348</text:p>
          </table:table-cell>
          <table:table-cell table:style-name="ce36" table:formula="of:=[.P67]" office:value-type="float" office:value="0.33483939" calcext:value-type="float">
            <text:p>0.3348</text:p>
          </table:table-cell>
          <table:table-cell/>
          <table:table-cell table:style-name="ce36" table:formula="of:=([.A67]+[.B67])/2*([.A67]+[.B67])/2" office:value-type="float" office:value="1.5625" calcext:value-type="float">
            <text:p>1.5625</text:p>
          </table:table-cell>
          <table:table-cell table:style-name="ce36" table:formula="of:=[.H67]" office:value-type="float" office:value="2.31523" calcext:value-type="float">
            <text:p>2.3152</text:p>
          </table:table-cell>
          <table:table-cell table:style-name="ce36" table:formula="of:=[.I67]" office:value-type="float" office:value="0.1727755" calcext:value-type="float">
            <text:p>0.1728</text:p>
          </table:table-cell>
          <table:table-cell table:style-name="ce36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21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21"/>
          <table:table-cell table:style-name="ce32" office:value-type="float" office:value="1.90531" calcext:value-type="float">
            <text:p>1.9053</text:p>
          </table:table-cell>
          <table:table-cell table:number-columns-repeated="2" table:style-name="ce32" office:value-type="float" office:value="0.15924653" calcext:value-type="float">
            <text:p>0.1592</text:p>
          </table:table-cell>
          <table:table-cell table:number-columns-repeated="3"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C68]" office:value-type="float" office:value="6.240046" calcext:value-type="float">
            <text:p>6.2400</text:p>
          </table:table-cell>
          <table:table-cell table:style-name="ce36" table:formula="of:=[.D68]" office:value-type="float" office:value="0.30553688" calcext:value-type="float">
            <text:p>0.3055</text:p>
          </table:table-cell>
          <table:table-cell table:style-name="ce36" table:formula="of:=[.P68]" office:value-type="float" office:value="0.30553688" calcext:value-type="float">
            <text:p>0.3055</text:p>
          </table:table-cell>
          <table:table-cell/>
          <table:table-cell table:style-name="ce36" table:formula="of:=([.A68]+[.B68])/2*([.A68]+[.B68])/2" office:value-type="float" office:value="1.6129" calcext:value-type="float">
            <text:p>1.6129</text:p>
          </table:table-cell>
          <table:table-cell table:style-name="ce36" table:formula="of:=[.H68]" office:value-type="float" office:value="1.90531" calcext:value-type="float">
            <text:p>1.9053</text:p>
          </table:table-cell>
          <table:table-cell table:style-name="ce36" table:formula="of:=[.I68]" office:value-type="float" office:value="0.15924653" calcext:value-type="float">
            <text:p>0.1592</text:p>
          </table:table-cell>
          <table:table-cell table:style-name="ce36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21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21"/>
          <table:table-cell table:style-name="ce32" office:value-type="float" office:value="1.7718" calcext:value-type="float">
            <text:p>1.7718</text:p>
          </table:table-cell>
          <table:table-cell table:number-columns-repeated="2" table:style-name="ce32" office:value-type="float" office:value="0.15034414" calcext:value-type="float">
            <text:p>0.1503</text:p>
          </table:table-cell>
          <table:table-cell table:number-columns-repeated="3"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C69]" office:value-type="float" office:value="6.023625" calcext:value-type="float">
            <text:p>6.0236</text:p>
          </table:table-cell>
          <table:table-cell table:style-name="ce36" table:formula="of:=[.D69]" office:value-type="float" office:value="0.29376224" calcext:value-type="float">
            <text:p>0.2938</text:p>
          </table:table-cell>
          <table:table-cell table:style-name="ce36" table:formula="of:=[.P69]" office:value-type="float" office:value="0.29376224" calcext:value-type="float">
            <text:p>0.2938</text:p>
          </table:table-cell>
          <table:table-cell/>
          <table:table-cell table:style-name="ce36" table:formula="of:=([.A69]+[.B69])/2*([.A69]+[.B69])/2" office:value-type="float" office:value="1.6641" calcext:value-type="float">
            <text:p>1.6641</text:p>
          </table:table-cell>
          <table:table-cell table:style-name="ce36" table:formula="of:=[.H69]" office:value-type="float" office:value="1.7718" calcext:value-type="float">
            <text:p>1.7718</text:p>
          </table:table-cell>
          <table:table-cell table:style-name="ce36" table:formula="of:=[.I69]" office:value-type="float" office:value="0.15034414" calcext:value-type="float">
            <text:p>0.1503</text:p>
          </table:table-cell>
          <table:table-cell table:style-name="ce36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21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21"/>
          <table:table-cell table:style-name="ce32" office:value-type="float" office:value="1.61431" calcext:value-type="float">
            <text:p>1.6143</text:p>
          </table:table-cell>
          <table:table-cell table:number-columns-repeated="2" table:style-name="ce32" office:value-type="float" office:value="0.14279133" calcext:value-type="float">
            <text:p>0.1428</text:p>
          </table:table-cell>
          <table:table-cell table:number-columns-repeated="3"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C70]" office:value-type="float" office:value="5.666007" calcext:value-type="float">
            <text:p>5.6660</text:p>
          </table:table-cell>
          <table:table-cell table:style-name="ce36" table:formula="of:=[.D70]" office:value-type="float" office:value="0.31551683" calcext:value-type="float">
            <text:p>0.3155</text:p>
          </table:table-cell>
          <table:table-cell table:style-name="ce36" table:formula="of:=[.P70]" office:value-type="float" office:value="0.31551683" calcext:value-type="float">
            <text:p>0.3155</text:p>
          </table:table-cell>
          <table:table-cell/>
          <table:table-cell table:style-name="ce36" table:formula="of:=([.A70]+[.B70])/2*([.A70]+[.B70])/2" office:value-type="float" office:value="1.7161" calcext:value-type="float">
            <text:p>1.7161</text:p>
          </table:table-cell>
          <table:table-cell table:style-name="ce36" table:formula="of:=[.H70]" office:value-type="float" office:value="1.61431" calcext:value-type="float">
            <text:p>1.6143</text:p>
          </table:table-cell>
          <table:table-cell table:style-name="ce36" table:formula="of:=[.I70]" office:value-type="float" office:value="0.14279133" calcext:value-type="float">
            <text:p>0.1428</text:p>
          </table:table-cell>
          <table:table-cell table:style-name="ce36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21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21"/>
          <table:table-cell table:style-name="ce32" office:value-type="float" office:value="1.52545" calcext:value-type="float">
            <text:p>1.5255</text:p>
          </table:table-cell>
          <table:table-cell table:number-columns-repeated="2" table:style-name="ce32" office:value-type="float" office:value="0.1373942" calcext:value-type="float">
            <text:p>0.1374</text:p>
          </table:table-cell>
          <table:table-cell table:number-columns-repeated="3"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C71]" office:value-type="float" office:value="5.501583" calcext:value-type="float">
            <text:p>5.5016</text:p>
          </table:table-cell>
          <table:table-cell table:style-name="ce36" table:formula="of:=[.D71]" office:value-type="float" office:value="0.30767291" calcext:value-type="float">
            <text:p>0.3077</text:p>
          </table:table-cell>
          <table:table-cell table:style-name="ce36" table:formula="of:=[.P71]" office:value-type="float" office:value="0.30767291" calcext:value-type="float">
            <text:p>0.3077</text:p>
          </table:table-cell>
          <table:table-cell/>
          <table:table-cell table:style-name="ce36" table:formula="of:=([.A71]+[.B71])/2*([.A71]+[.B71])/2" office:value-type="float" office:value="1.7689" calcext:value-type="float">
            <text:p>1.7689</text:p>
          </table:table-cell>
          <table:table-cell table:style-name="ce36" table:formula="of:=[.H71]" office:value-type="float" office:value="1.52545" calcext:value-type="float">
            <text:p>1.5255</text:p>
          </table:table-cell>
          <table:table-cell table:style-name="ce36" table:formula="of:=[.I71]" office:value-type="float" office:value="0.1373942" calcext:value-type="float">
            <text:p>0.1374</text:p>
          </table:table-cell>
          <table:table-cell table:style-name="ce36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21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21"/>
          <table:table-cell table:style-name="ce32" office:value-type="float" office:value="1.35548" calcext:value-type="float">
            <text:p>1.3555</text:p>
          </table:table-cell>
          <table:table-cell table:number-columns-repeated="2" table:style-name="ce32" office:value-type="float" office:value="0.12989708" calcext:value-type="float">
            <text:p>0.1299</text:p>
          </table:table-cell>
          <table:table-cell table:number-columns-repeated="3"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C72]" office:value-type="float" office:value="5.002754" calcext:value-type="float">
            <text:p>5.0028</text:p>
          </table:table-cell>
          <table:table-cell table:style-name="ce36" table:formula="of:=[.D72]" office:value-type="float" office:value="0.28504601" calcext:value-type="float">
            <text:p>0.2850</text:p>
          </table:table-cell>
          <table:table-cell table:style-name="ce36" table:formula="of:=[.P72]" office:value-type="float" office:value="0.28504601" calcext:value-type="float">
            <text:p>0.2850</text:p>
          </table:table-cell>
          <table:table-cell/>
          <table:table-cell table:style-name="ce36" table:formula="of:=([.A72]+[.B72])/2*([.A72]+[.B72])/2" office:value-type="float" office:value="1.8225" calcext:value-type="float">
            <text:p>1.8225</text:p>
          </table:table-cell>
          <table:table-cell table:style-name="ce36" table:formula="of:=[.H72]" office:value-type="float" office:value="1.35548" calcext:value-type="float">
            <text:p>1.3555</text:p>
          </table:table-cell>
          <table:table-cell table:style-name="ce36" table:formula="of:=[.I72]" office:value-type="float" office:value="0.12989708" calcext:value-type="float">
            <text:p>0.1299</text:p>
          </table:table-cell>
          <table:table-cell table:style-name="ce36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21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21"/>
          <table:table-cell table:style-name="ce32" office:value-type="float" office:value="1.26229" calcext:value-type="float">
            <text:p>1.2623</text:p>
          </table:table-cell>
          <table:table-cell table:number-columns-repeated="2" table:style-name="ce32" office:value-type="float" office:value="0.12499117" calcext:value-type="float">
            <text:p>0.1250</text:p>
          </table:table-cell>
          <table:table-cell table:number-columns-repeated="3"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C73]" office:value-type="float" office:value="4.750623" calcext:value-type="float">
            <text:p>4.7506</text:p>
          </table:table-cell>
          <table:table-cell table:style-name="ce36" table:formula="of:=[.D73]" office:value-type="float" office:value="0.27312164" calcext:value-type="float">
            <text:p>0.2731</text:p>
          </table:table-cell>
          <table:table-cell table:style-name="ce36" table:formula="of:=[.P73]" office:value-type="float" office:value="0.27312164" calcext:value-type="float">
            <text:p>0.2731</text:p>
          </table:table-cell>
          <table:table-cell/>
          <table:table-cell table:style-name="ce36" table:formula="of:=([.A73]+[.B73])/2*([.A73]+[.B73])/2" office:value-type="float" office:value="1.8769" calcext:value-type="float">
            <text:p>1.8769</text:p>
          </table:table-cell>
          <table:table-cell table:style-name="ce36" table:formula="of:=[.H73]" office:value-type="float" office:value="1.26229" calcext:value-type="float">
            <text:p>1.2623</text:p>
          </table:table-cell>
          <table:table-cell table:style-name="ce36" table:formula="of:=[.I73]" office:value-type="float" office:value="0.12499117" calcext:value-type="float">
            <text:p>0.1250</text:p>
          </table:table-cell>
          <table:table-cell table:style-name="ce36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21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21"/>
          <table:table-cell table:style-name="ce32" office:value-type="float" office:value="1.32296" calcext:value-type="float">
            <text:p>1.3230</text:p>
          </table:table-cell>
          <table:table-cell table:number-columns-repeated="2" table:style-name="ce32" office:value-type="float" office:value="0.1240687" calcext:value-type="float">
            <text:p>0.1241</text:p>
          </table:table-cell>
          <table:table-cell table:number-columns-repeated="3"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C74]" office:value-type="float" office:value="5.061183" calcext:value-type="float">
            <text:p>5.0612</text:p>
          </table:table-cell>
          <table:table-cell table:style-name="ce36" table:formula="of:=[.D74]" office:value-type="float" office:value="0.28256919" calcext:value-type="float">
            <text:p>0.2826</text:p>
          </table:table-cell>
          <table:table-cell table:style-name="ce36" table:formula="of:=[.P74]" office:value-type="float" office:value="0.28256919" calcext:value-type="float">
            <text:p>0.2826</text:p>
          </table:table-cell>
          <table:table-cell/>
          <table:table-cell table:style-name="ce36" table:formula="of:=([.A74]+[.B74])/2*([.A74]+[.B74])/2" office:value-type="float" office:value="1.9321" calcext:value-type="float">
            <text:p>1.9321</text:p>
          </table:table-cell>
          <table:table-cell table:style-name="ce36" table:formula="of:=[.H74]" office:value-type="float" office:value="1.32296" calcext:value-type="float">
            <text:p>1.3230</text:p>
          </table:table-cell>
          <table:table-cell table:style-name="ce36" table:formula="of:=[.I74]" office:value-type="float" office:value="0.1240687" calcext:value-type="float">
            <text:p>0.1241</text:p>
          </table:table-cell>
          <table:table-cell table:style-name="ce36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21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21"/>
          <table:table-cell table:style-name="ce32" office:value-type="float" office:value="1.11817" calcext:value-type="float">
            <text:p>1.1182</text:p>
          </table:table-cell>
          <table:table-cell table:number-columns-repeated="2" table:style-name="ce32" office:value-type="float" office:value="0.11772107" calcext:value-type="float">
            <text:p>0.1177</text:p>
          </table:table-cell>
          <table:table-cell table:number-columns-repeated="3"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C75]" office:value-type="float" office:value="4.336389" calcext:value-type="float">
            <text:p>4.3364</text:p>
          </table:table-cell>
          <table:table-cell table:style-name="ce36" table:formula="of:=[.D75]" office:value-type="float" office:value="0.25455192" calcext:value-type="float">
            <text:p>0.2546</text:p>
          </table:table-cell>
          <table:table-cell table:style-name="ce36" table:formula="of:=[.P75]" office:value-type="float" office:value="0.25455192" calcext:value-type="float">
            <text:p>0.2546</text:p>
          </table:table-cell>
          <table:table-cell/>
          <table:table-cell table:style-name="ce36" table:formula="of:=([.A75]+[.B75])/2*([.A75]+[.B75])/2" office:value-type="float" office:value="1.9881" calcext:value-type="float">
            <text:p>1.9881</text:p>
          </table:table-cell>
          <table:table-cell table:style-name="ce36" table:formula="of:=[.H75]" office:value-type="float" office:value="1.11817" calcext:value-type="float">
            <text:p>1.1182</text:p>
          </table:table-cell>
          <table:table-cell table:style-name="ce36" table:formula="of:=[.I75]" office:value-type="float" office:value="0.11772107" calcext:value-type="float">
            <text:p>0.1177</text:p>
          </table:table-cell>
          <table:table-cell table:style-name="ce36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21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21"/>
          <table:table-cell table:style-name="ce32" office:value-type="float" office:value="1.08436" calcext:value-type="float">
            <text:p>1.0844</text:p>
          </table:table-cell>
          <table:table-cell table:number-columns-repeated="2" table:style-name="ce32" office:value-type="float" office:value="0.11473239" calcext:value-type="float">
            <text:p>0.1147</text:p>
          </table:table-cell>
          <table:table-cell table:number-columns-repeated="3"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C76]" office:value-type="float" office:value="4.252461" calcext:value-type="float">
            <text:p>4.2525</text:p>
          </table:table-cell>
          <table:table-cell table:style-name="ce36" table:formula="of:=[.D76]" office:value-type="float" office:value="0.24803407" calcext:value-type="float">
            <text:p>0.2480</text:p>
          </table:table-cell>
          <table:table-cell table:style-name="ce36" table:formula="of:=[.P76]" office:value-type="float" office:value="0.24803407" calcext:value-type="float">
            <text:p>0.2480</text:p>
          </table:table-cell>
          <table:table-cell/>
          <table:table-cell table:style-name="ce36" table:formula="of:=([.A76]+[.B76])/2*([.A76]+[.B76])/2" office:value-type="float" office:value="2.0449" calcext:value-type="float">
            <text:p>2.0449</text:p>
          </table:table-cell>
          <table:table-cell table:style-name="ce36" table:formula="of:=[.H76]" office:value-type="float" office:value="1.08436" calcext:value-type="float">
            <text:p>1.0844</text:p>
          </table:table-cell>
          <table:table-cell table:style-name="ce36" table:formula="of:=[.I76]" office:value-type="float" office:value="0.11473239" calcext:value-type="float">
            <text:p>0.1147</text:p>
          </table:table-cell>
          <table:table-cell table:style-name="ce36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21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21"/>
          <table:table-cell table:style-name="ce32" office:value-type="float" office:value="1.03813" calcext:value-type="float">
            <text:p>1.0381</text:p>
          </table:table-cell>
          <table:table-cell table:number-columns-repeated="2" table:style-name="ce32" office:value-type="float" office:value="0.11269781" calcext:value-type="float">
            <text:p>0.1127</text:p>
          </table:table-cell>
          <table:table-cell table:number-columns-repeated="3"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C77]" office:value-type="float" office:value="4.10792" calcext:value-type="float">
            <text:p>4.1079</text:p>
          </table:table-cell>
          <table:table-cell table:style-name="ce36" table:formula="of:=[.D77]" office:value-type="float" office:value="0.24231063" calcext:value-type="float">
            <text:p>0.2423</text:p>
          </table:table-cell>
          <table:table-cell table:style-name="ce36" table:formula="of:=[.P77]" office:value-type="float" office:value="0.24231063" calcext:value-type="float">
            <text:p>0.2423</text:p>
          </table:table-cell>
          <table:table-cell/>
          <table:table-cell table:style-name="ce36" table:formula="of:=([.A77]+[.B77])/2*([.A77]+[.B77])/2" office:value-type="float" office:value="2.1025" calcext:value-type="float">
            <text:p>2.1025</text:p>
          </table:table-cell>
          <table:table-cell table:style-name="ce36" table:formula="of:=[.H77]" office:value-type="float" office:value="1.03813" calcext:value-type="float">
            <text:p>1.0381</text:p>
          </table:table-cell>
          <table:table-cell table:style-name="ce36" table:formula="of:=[.I77]" office:value-type="float" office:value="0.11269781" calcext:value-type="float">
            <text:p>0.1127</text:p>
          </table:table-cell>
          <table:table-cell table:style-name="ce36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21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21"/>
          <table:table-cell table:style-name="ce32" office:value-type="float" office:value="0.942165" calcext:value-type="float">
            <text:p>0.9422</text:p>
          </table:table-cell>
          <table:table-cell table:number-columns-repeated="2" table:style-name="ce32" office:value-type="float" office:value="0.10935025" calcext:value-type="float">
            <text:p>0.1094</text:p>
          </table:table-cell>
          <table:table-cell table:number-columns-repeated="3"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C78]" office:value-type="float" office:value="3.754519" calcext:value-type="float">
            <text:p>3.7545</text:p>
          </table:table-cell>
          <table:table-cell table:style-name="ce36" table:formula="of:=[.D78]" office:value-type="float" office:value="0.22817988" calcext:value-type="float">
            <text:p>0.2282</text:p>
          </table:table-cell>
          <table:table-cell table:style-name="ce36" table:formula="of:=[.P78]" office:value-type="float" office:value="0.22817988" calcext:value-type="float">
            <text:p>0.2282</text:p>
          </table:table-cell>
          <table:table-cell/>
          <table:table-cell table:style-name="ce36" table:formula="of:=([.A78]+[.B78])/2*([.A78]+[.B78])/2" office:value-type="float" office:value="2.1609" calcext:value-type="float">
            <text:p>2.1609</text:p>
          </table:table-cell>
          <table:table-cell table:style-name="ce36" table:formula="of:=[.H78]" office:value-type="float" office:value="0.942165" calcext:value-type="float">
            <text:p>0.9422</text:p>
          </table:table-cell>
          <table:table-cell table:style-name="ce36" table:formula="of:=[.I78]" office:value-type="float" office:value="0.10935025" calcext:value-type="float">
            <text:p>0.1094</text:p>
          </table:table-cell>
          <table:table-cell table:style-name="ce36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21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21"/>
          <table:table-cell table:style-name="ce32" office:value-type="float" office:value="0.865932" calcext:value-type="float">
            <text:p>0.8659</text:p>
          </table:table-cell>
          <table:table-cell table:number-columns-repeated="2" table:style-name="ce32" office:value-type="float" office:value="0.10619427" calcext:value-type="float">
            <text:p>0.1062</text:p>
          </table:table-cell>
          <table:table-cell table:number-columns-repeated="3"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C79]" office:value-type="float" office:value="3.469052" calcext:value-type="float">
            <text:p>3.4691</text:p>
          </table:table-cell>
          <table:table-cell table:style-name="ce36" table:formula="of:=[.D79]" office:value-type="float" office:value="0.21546434" calcext:value-type="float">
            <text:p>0.2155</text:p>
          </table:table-cell>
          <table:table-cell table:style-name="ce36" table:formula="of:=[.P79]" office:value-type="float" office:value="0.21546434" calcext:value-type="float">
            <text:p>0.2155</text:p>
          </table:table-cell>
          <table:table-cell/>
          <table:table-cell table:style-name="ce36" table:formula="of:=([.A79]+[.B79])/2*([.A79]+[.B79])/2" office:value-type="float" office:value="2.2201" calcext:value-type="float">
            <text:p>2.2201</text:p>
          </table:table-cell>
          <table:table-cell table:style-name="ce36" table:formula="of:=[.H79]" office:value-type="float" office:value="0.865932" calcext:value-type="float">
            <text:p>0.8659</text:p>
          </table:table-cell>
          <table:table-cell table:style-name="ce36" table:formula="of:=[.I79]" office:value-type="float" office:value="0.10619427" calcext:value-type="float">
            <text:p>0.1062</text:p>
          </table:table-cell>
          <table:table-cell table:style-name="ce36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21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21"/>
          <table:table-cell table:style-name="ce32" office:value-type="float" office:value="0.897785" calcext:value-type="float">
            <text:p>0.8978</text:p>
          </table:table-cell>
          <table:table-cell table:number-columns-repeated="2" table:style-name="ce32" office:value-type="float" office:value="0.10652476" calcext:value-type="float">
            <text:p>0.1065</text:p>
          </table:table-cell>
          <table:table-cell table:number-columns-repeated="3"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C80]" office:value-type="float" office:value="3.610099" calcext:value-type="float">
            <text:p>3.6101</text:p>
          </table:table-cell>
          <table:table-cell table:style-name="ce36" table:formula="of:=[.D80]" office:value-type="float" office:value="0.22759229" calcext:value-type="float">
            <text:p>0.2276</text:p>
          </table:table-cell>
          <table:table-cell table:style-name="ce36" table:formula="of:=[.P80]" office:value-type="float" office:value="0.22759229" calcext:value-type="float">
            <text:p>0.2276</text:p>
          </table:table-cell>
          <table:table-cell/>
          <table:table-cell table:style-name="ce36" table:formula="of:=([.A80]+[.B80])/2*([.A80]+[.B80])/2" office:value-type="float" office:value="2.2801" calcext:value-type="float">
            <text:p>2.2801</text:p>
          </table:table-cell>
          <table:table-cell table:style-name="ce36" table:formula="of:=[.H80]" office:value-type="float" office:value="0.897785" calcext:value-type="float">
            <text:p>0.8978</text:p>
          </table:table-cell>
          <table:table-cell table:style-name="ce36" table:formula="of:=[.I80]" office:value-type="float" office:value="0.10652476" calcext:value-type="float">
            <text:p>0.1065</text:p>
          </table:table-cell>
          <table:table-cell table:style-name="ce36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21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21"/>
          <table:table-cell table:style-name="ce32" office:value-type="float" office:value="0.799457" calcext:value-type="float">
            <text:p>0.7995</text:p>
          </table:table-cell>
          <table:table-cell table:number-columns-repeated="2" table:style-name="ce32" office:value-type="float" office:value="0.10381249" calcext:value-type="float">
            <text:p>0.1038</text:p>
          </table:table-cell>
          <table:table-cell table:number-columns-repeated="3"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C81]" office:value-type="float" office:value="3.222179" calcext:value-type="float">
            <text:p>3.2222</text:p>
          </table:table-cell>
          <table:table-cell table:style-name="ce36" table:formula="of:=[.D81]" office:value-type="float" office:value="0.21235349" calcext:value-type="float">
            <text:p>0.2124</text:p>
          </table:table-cell>
          <table:table-cell table:style-name="ce36" table:formula="of:=[.P81]" office:value-type="float" office:value="0.21235349" calcext:value-type="float">
            <text:p>0.2124</text:p>
          </table:table-cell>
          <table:table-cell/>
          <table:table-cell table:style-name="ce36" table:formula="of:=([.A81]+[.B81])/2*([.A81]+[.B81])/2" office:value-type="float" office:value="2.3409" calcext:value-type="float">
            <text:p>2.3409</text:p>
          </table:table-cell>
          <table:table-cell table:style-name="ce36" table:formula="of:=[.H81]" office:value-type="float" office:value="0.799457" calcext:value-type="float">
            <text:p>0.7995</text:p>
          </table:table-cell>
          <table:table-cell table:style-name="ce36" table:formula="of:=[.I81]" office:value-type="float" office:value="0.10381249" calcext:value-type="float">
            <text:p>0.1038</text:p>
          </table:table-cell>
          <table:table-cell table:style-name="ce36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21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21"/>
          <table:table-cell table:style-name="ce32" office:value-type="float" office:value="0.760727" calcext:value-type="float">
            <text:p>0.7607</text:p>
          </table:table-cell>
          <table:table-cell table:number-columns-repeated="2" table:style-name="ce32" office:value-type="float" office:value="0.10282916" calcext:value-type="float">
            <text:p>0.1028</text:p>
          </table:table-cell>
          <table:table-cell table:number-columns-repeated="3"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C82]" office:value-type="float" office:value="3.069294" calcext:value-type="float">
            <text:p>3.0693</text:p>
          </table:table-cell>
          <table:table-cell table:style-name="ce36" table:formula="of:=[.D82]" office:value-type="float" office:value="0.20672405" calcext:value-type="float">
            <text:p>0.2067</text:p>
          </table:table-cell>
          <table:table-cell table:style-name="ce36" table:formula="of:=[.P82]" office:value-type="float" office:value="0.20672405" calcext:value-type="float">
            <text:p>0.2067</text:p>
          </table:table-cell>
          <table:table-cell/>
          <table:table-cell table:style-name="ce36" table:formula="of:=([.A82]+[.B82])/2*([.A82]+[.B82])/2" office:value-type="float" office:value="2.4025" calcext:value-type="float">
            <text:p>2.4025</text:p>
          </table:table-cell>
          <table:table-cell table:style-name="ce36" table:formula="of:=[.H82]" office:value-type="float" office:value="0.760727" calcext:value-type="float">
            <text:p>0.7607</text:p>
          </table:table-cell>
          <table:table-cell table:style-name="ce36" table:formula="of:=[.I82]" office:value-type="float" office:value="0.10282916" calcext:value-type="float">
            <text:p>0.1028</text:p>
          </table:table-cell>
          <table:table-cell table:style-name="ce36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21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21"/>
          <table:table-cell table:style-name="ce32" office:value-type="float" office:value="0.819543" calcext:value-type="float">
            <text:p>0.8195</text:p>
          </table:table-cell>
          <table:table-cell table:number-columns-repeated="2" table:style-name="ce32" office:value-type="float" office:value="0.10339507" calcext:value-type="float">
            <text:p>0.1034</text:p>
          </table:table-cell>
          <table:table-cell table:number-columns-repeated="3"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C83]" office:value-type="float" office:value="3.306258" calcext:value-type="float">
            <text:p>3.3063</text:p>
          </table:table-cell>
          <table:table-cell table:style-name="ce36" table:formula="of:=[.D83]" office:value-type="float" office:value="0.21326493" calcext:value-type="float">
            <text:p>0.2133</text:p>
          </table:table-cell>
          <table:table-cell table:style-name="ce36" table:formula="of:=[.P83]" office:value-type="float" office:value="0.21326493" calcext:value-type="float">
            <text:p>0.2133</text:p>
          </table:table-cell>
          <table:table-cell/>
          <table:table-cell table:style-name="ce36" table:formula="of:=([.A83]+[.B83])/2*([.A83]+[.B83])/2" office:value-type="float" office:value="2.4649" calcext:value-type="float">
            <text:p>2.4649</text:p>
          </table:table-cell>
          <table:table-cell table:style-name="ce36" table:formula="of:=[.H83]" office:value-type="float" office:value="0.819543" calcext:value-type="float">
            <text:p>0.8195</text:p>
          </table:table-cell>
          <table:table-cell table:style-name="ce36" table:formula="of:=[.I83]" office:value-type="float" office:value="0.10339507" calcext:value-type="float">
            <text:p>0.1034</text:p>
          </table:table-cell>
          <table:table-cell table:style-name="ce36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21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21"/>
          <table:table-cell table:style-name="ce32" office:value-type="float" office:value="0.80247" calcext:value-type="float">
            <text:p>0.8025</text:p>
          </table:table-cell>
          <table:table-cell table:number-columns-repeated="2" table:style-name="ce32" office:value-type="float" office:value="0.1023593" calcext:value-type="float">
            <text:p>0.1024</text:p>
          </table:table-cell>
          <table:table-cell table:number-columns-repeated="3"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C84]" office:value-type="float" office:value="3.233675" calcext:value-type="float">
            <text:p>3.2337</text:p>
          </table:table-cell>
          <table:table-cell table:style-name="ce36" table:formula="of:=[.D84]" office:value-type="float" office:value="0.20855127" calcext:value-type="float">
            <text:p>0.2086</text:p>
          </table:table-cell>
          <table:table-cell table:style-name="ce36" table:formula="of:=[.P84]" office:value-type="float" office:value="0.20855127" calcext:value-type="float">
            <text:p>0.2086</text:p>
          </table:table-cell>
          <table:table-cell/>
          <table:table-cell table:style-name="ce36" table:formula="of:=([.A84]+[.B84])/2*([.A84]+[.B84])/2" office:value-type="float" office:value="2.5281" calcext:value-type="float">
            <text:p>2.5281</text:p>
          </table:table-cell>
          <table:table-cell table:style-name="ce36" table:formula="of:=[.H84]" office:value-type="float" office:value="0.80247" calcext:value-type="float">
            <text:p>0.8025</text:p>
          </table:table-cell>
          <table:table-cell table:style-name="ce36" table:formula="of:=[.I84]" office:value-type="float" office:value="0.1023593" calcext:value-type="float">
            <text:p>0.1024</text:p>
          </table:table-cell>
          <table:table-cell table:style-name="ce36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21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32" office:value-type="float" office:value="0.725196" calcext:value-type="float">
            <text:p>0.7252</text:p>
          </table:table-cell>
          <table:table-cell table:number-columns-repeated="2" table:style-name="ce32" office:value-type="float" office:value="0.10078013" calcext:value-type="float">
            <text:p>0.1008</text:p>
          </table:table-cell>
          <table:table-cell table:number-columns-repeated="3"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C85]" office:value-type="float" office:value="2.916183" calcext:value-type="float">
            <text:p>2.9162</text:p>
          </table:table-cell>
          <table:table-cell table:style-name="ce36" table:formula="of:=[.D85]" office:value-type="float" office:value="0.19699035" calcext:value-type="float">
            <text:p>0.1970</text:p>
          </table:table-cell>
          <table:table-cell table:style-name="ce36" table:formula="of:=[.P85]" office:value-type="float" office:value="0.19699035" calcext:value-type="float">
            <text:p>0.1970</text:p>
          </table:table-cell>
          <table:table-cell/>
          <table:table-cell table:style-name="ce36" table:formula="of:=([.A85]+[.B85])/2*([.A85]+[.B85])/2" office:value-type="float" office:value="2.5921" calcext:value-type="float">
            <text:p>2.5921</text:p>
          </table:table-cell>
          <table:table-cell table:style-name="ce36" table:formula="of:=[.H85]" office:value-type="float" office:value="0.725196" calcext:value-type="float">
            <text:p>0.7252</text:p>
          </table:table-cell>
          <table:table-cell table:style-name="ce36" table:formula="of:=[.I85]" office:value-type="float" office:value="0.10078013" calcext:value-type="float">
            <text:p>0.1008</text:p>
          </table:table-cell>
          <table:table-cell table:style-name="ce36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21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32" office:value-type="float" office:value="0.671957" calcext:value-type="float">
            <text:p>0.6720</text:p>
          </table:table-cell>
          <table:table-cell table:number-columns-repeated="2" table:style-name="ce32" office:value-type="float" office:value="0.09895523" calcext:value-type="float">
            <text:p>0.0990</text:p>
          </table:table-cell>
          <table:table-cell table:number-columns-repeated="3"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C86]" office:value-type="float" office:value="2.694128" calcext:value-type="float">
            <text:p>2.6941</text:p>
          </table:table-cell>
          <table:table-cell table:style-name="ce36" table:formula="of:=[.D86]" office:value-type="float" office:value="0.18675169" calcext:value-type="float">
            <text:p>0.1868</text:p>
          </table:table-cell>
          <table:table-cell table:style-name="ce36" table:formula="of:=[.P86]" office:value-type="float" office:value="0.18675169" calcext:value-type="float">
            <text:p>0.1868</text:p>
          </table:table-cell>
          <table:table-cell/>
          <table:table-cell table:style-name="ce36" table:formula="of:=([.A86]+[.B86])/2*([.A86]+[.B86])/2" office:value-type="float" office:value="2.6569" calcext:value-type="float">
            <text:p>2.6569</text:p>
          </table:table-cell>
          <table:table-cell table:style-name="ce36" table:formula="of:=[.H86]" office:value-type="float" office:value="0.671957" calcext:value-type="float">
            <text:p>0.6720</text:p>
          </table:table-cell>
          <table:table-cell table:style-name="ce36" table:formula="of:=[.I86]" office:value-type="float" office:value="0.09895523" calcext:value-type="float">
            <text:p>0.0990</text:p>
          </table:table-cell>
          <table:table-cell table:style-name="ce36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21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32" office:value-type="float" office:value="0.632342" calcext:value-type="float">
            <text:p>0.6323</text:p>
          </table:table-cell>
          <table:table-cell table:number-columns-repeated="2" table:style-name="ce32" office:value-type="float" office:value="0.0970148" calcext:value-type="float">
            <text:p>0.0970</text:p>
          </table:table-cell>
          <table:table-cell table:number-columns-repeated="3"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C87]" office:value-type="float" office:value="2.525847" calcext:value-type="float">
            <text:p>2.5258</text:p>
          </table:table-cell>
          <table:table-cell table:style-name="ce36" table:formula="of:=[.D87]" office:value-type="float" office:value="0.17727836" calcext:value-type="float">
            <text:p>0.1773</text:p>
          </table:table-cell>
          <table:table-cell table:style-name="ce36" table:formula="of:=[.P87]" office:value-type="float" office:value="0.17727836" calcext:value-type="float">
            <text:p>0.1773</text:p>
          </table:table-cell>
          <table:table-cell/>
          <table:table-cell table:style-name="ce36" table:formula="of:=([.A87]+[.B87])/2*([.A87]+[.B87])/2" office:value-type="float" office:value="2.7225" calcext:value-type="float">
            <text:p>2.7225</text:p>
          </table:table-cell>
          <table:table-cell table:style-name="ce36" table:formula="of:=[.H87]" office:value-type="float" office:value="0.632342" calcext:value-type="float">
            <text:p>0.6323</text:p>
          </table:table-cell>
          <table:table-cell table:style-name="ce36" table:formula="of:=[.I87]" office:value-type="float" office:value="0.0970148" calcext:value-type="float">
            <text:p>0.0970</text:p>
          </table:table-cell>
          <table:table-cell table:style-name="ce36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21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32" office:value-type="float" office:value="0.477801" calcext:value-type="float">
            <text:p>0.4778</text:p>
          </table:table-cell>
          <table:table-cell table:number-columns-repeated="2" table:style-name="ce32" office:value-type="float" office:value="0.09165082" calcext:value-type="float">
            <text:p>0.0917</text:p>
          </table:table-cell>
          <table:table-cell table:number-columns-repeated="3"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C88]" office:value-type="float" office:value="1.900072" calcext:value-type="float">
            <text:p>1.9001</text:p>
          </table:table-cell>
          <table:table-cell table:style-name="ce36" table:formula="of:=[.D88]" office:value-type="float" office:value="0.15056087" calcext:value-type="float">
            <text:p>0.1506</text:p>
          </table:table-cell>
          <table:table-cell table:style-name="ce36" table:formula="of:=[.P88]" office:value-type="float" office:value="0.15056087" calcext:value-type="float">
            <text:p>0.1506</text:p>
          </table:table-cell>
          <table:table-cell/>
          <table:table-cell table:style-name="ce36" table:formula="of:=([.A88]+[.B88])/2*([.A88]+[.B88])/2" office:value-type="float" office:value="2.7889" calcext:value-type="float">
            <text:p>2.7889</text:p>
          </table:table-cell>
          <table:table-cell table:style-name="ce36" table:formula="of:=[.H88]" office:value-type="float" office:value="0.477801" calcext:value-type="float">
            <text:p>0.4778</text:p>
          </table:table-cell>
          <table:table-cell table:style-name="ce36" table:formula="of:=[.I88]" office:value-type="float" office:value="0.09165082" calcext:value-type="float">
            <text:p>0.0917</text:p>
          </table:table-cell>
          <table:table-cell table:style-name="ce36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21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32" office:value-type="float" office:value="0.298812" calcext:value-type="float">
            <text:p>0.2988</text:p>
          </table:table-cell>
          <table:table-cell table:number-columns-repeated="2" table:style-name="ce32" office:value-type="float" office:value="0.08258443" calcext:value-type="float">
            <text:p>0.0826</text:p>
          </table:table-cell>
          <table:table-cell table:number-columns-repeated="3"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C89]" office:value-type="float" office:value="1.18224" calcext:value-type="float">
            <text:p>1.1822</text:p>
          </table:table-cell>
          <table:table-cell table:style-name="ce36" table:formula="of:=[.D89]" office:value-type="float" office:value="0.11550952" calcext:value-type="float">
            <text:p>0.1155</text:p>
          </table:table-cell>
          <table:table-cell table:style-name="ce36" table:formula="of:=[.P89]" office:value-type="float" office:value="0.11550952" calcext:value-type="float">
            <text:p>0.1155</text:p>
          </table:table-cell>
          <table:table-cell/>
          <table:table-cell table:style-name="ce36" table:formula="of:=([.A89]+[.B89])/2*([.A89]+[.B89])/2" office:value-type="float" office:value="2.8561" calcext:value-type="float">
            <text:p>2.8561</text:p>
          </table:table-cell>
          <table:table-cell table:style-name="ce36" table:formula="of:=[.H89]" office:value-type="float" office:value="0.298812" calcext:value-type="float">
            <text:p>0.2988</text:p>
          </table:table-cell>
          <table:table-cell table:style-name="ce36" table:formula="of:=[.I89]" office:value-type="float" office:value="0.08258443" calcext:value-type="float">
            <text:p>0.0826</text:p>
          </table:table-cell>
          <table:table-cell table:style-name="ce36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21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32" office:value-type="float" office:value="0.215186" calcext:value-type="float">
            <text:p>0.2152</text:p>
          </table:table-cell>
          <table:table-cell table:number-columns-repeated="2" table:style-name="ce32" office:value-type="float" office:value="0.07557577" calcext:value-type="float">
            <text:p>0.0756</text:p>
          </table:table-cell>
          <table:table-cell table:number-columns-repeated="3"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C90]" office:value-type="float" office:value="0.846542" calcext:value-type="float">
            <text:p>0.8465</text:p>
          </table:table-cell>
          <table:table-cell table:style-name="ce36" table:formula="of:=[.D90]" office:value-type="float" office:value="0.10660985" calcext:value-type="float">
            <text:p>0.1066</text:p>
          </table:table-cell>
          <table:table-cell table:style-name="ce36" table:formula="of:=[.P90]" office:value-type="float" office:value="0.10660985" calcext:value-type="float">
            <text:p>0.1066</text:p>
          </table:table-cell>
          <table:table-cell/>
          <table:table-cell table:style-name="ce36" table:formula="of:=([.A90]+[.B90])/2*([.A90]+[.B90])/2" office:value-type="float" office:value="2.9241" calcext:value-type="float">
            <text:p>2.9241</text:p>
          </table:table-cell>
          <table:table-cell table:style-name="ce36" table:formula="of:=[.H90]" office:value-type="float" office:value="0.215186" calcext:value-type="float">
            <text:p>0.2152</text:p>
          </table:table-cell>
          <table:table-cell table:style-name="ce36" table:formula="of:=[.I90]" office:value-type="float" office:value="0.07557577" calcext:value-type="float">
            <text:p>0.0756</text:p>
          </table:table-cell>
          <table:table-cell table:style-name="ce36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21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32" office:value-type="float" office:value="0.222237" calcext:value-type="float">
            <text:p>0.2222</text:p>
          </table:table-cell>
          <table:table-cell table:number-columns-repeated="2" table:style-name="ce32" office:value-type="float" office:value="0.07612356" calcext:value-type="float">
            <text:p>0.0761</text:p>
          </table:table-cell>
          <table:table-cell table:number-columns-repeated="3"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C91]" office:value-type="float" office:value="0.867827" calcext:value-type="float">
            <text:p>0.8678</text:p>
          </table:table-cell>
          <table:table-cell table:style-name="ce36" table:formula="of:=[.D91]" office:value-type="float" office:value="0.10742749" calcext:value-type="float">
            <text:p>0.1074</text:p>
          </table:table-cell>
          <table:table-cell table:style-name="ce36" table:formula="of:=[.P91]" office:value-type="float" office:value="0.10742749" calcext:value-type="float">
            <text:p>0.1074</text:p>
          </table:table-cell>
          <table:table-cell/>
          <table:table-cell table:style-name="ce36" table:formula="of:=([.A91]+[.B91])/2*([.A91]+[.B91])/2" office:value-type="float" office:value="2.9929" calcext:value-type="float">
            <text:p>2.9929</text:p>
          </table:table-cell>
          <table:table-cell table:style-name="ce36" table:formula="of:=[.H91]" office:value-type="float" office:value="0.222237" calcext:value-type="float">
            <text:p>0.2222</text:p>
          </table:table-cell>
          <table:table-cell table:style-name="ce36" table:formula="of:=[.I91]" office:value-type="float" office:value="0.07612356" calcext:value-type="float">
            <text:p>0.0761</text:p>
          </table:table-cell>
          <table:table-cell table:style-name="ce36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21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32" office:value-type="float" office:value="0.140076" calcext:value-type="float">
            <text:p>0.1401</text:p>
          </table:table-cell>
          <table:table-cell table:number-columns-repeated="2" table:style-name="ce32" office:value-type="float" office:value="0.06959143" calcext:value-type="float">
            <text:p>0.0696</text:p>
          </table:table-cell>
          <table:table-cell table:number-columns-repeated="3"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C92]" office:value-type="float" office:value="0.54285" calcext:value-type="float">
            <text:p>0.5429</text:p>
          </table:table-cell>
          <table:table-cell table:style-name="ce36" table:formula="of:=[.D92]" office:value-type="float" office:value="0.08216386" calcext:value-type="float">
            <text:p>0.0822</text:p>
          </table:table-cell>
          <table:table-cell table:style-name="ce36" table:formula="of:=[.P92]" office:value-type="float" office:value="0.08216386" calcext:value-type="float">
            <text:p>0.0822</text:p>
          </table:table-cell>
          <table:table-cell/>
          <table:table-cell table:style-name="ce36" table:formula="of:=([.A92]+[.B92])/2*([.A92]+[.B92])/2" office:value-type="float" office:value="3.0625" calcext:value-type="float">
            <text:p>3.0625</text:p>
          </table:table-cell>
          <table:table-cell table:style-name="ce36" table:formula="of:=[.H92]" office:value-type="float" office:value="0.140076" calcext:value-type="float">
            <text:p>0.1401</text:p>
          </table:table-cell>
          <table:table-cell table:style-name="ce36" table:formula="of:=[.I92]" office:value-type="float" office:value="0.06959143" calcext:value-type="float">
            <text:p>0.0696</text:p>
          </table:table-cell>
          <table:table-cell table:style-name="ce36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21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32" office:value-type="float" office:value="0.0868801" calcext:value-type="float">
            <text:p>0.0869</text:p>
          </table:table-cell>
          <table:table-cell table:number-columns-repeated="2" table:style-name="ce32" office:value-type="float" office:value="0.06288264" calcext:value-type="float">
            <text:p>0.0629</text:p>
          </table:table-cell>
          <table:table-cell table:number-columns-repeated="3"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C93]" office:value-type="float" office:value="0.334282" calcext:value-type="float">
            <text:p>0.3343</text:p>
          </table:table-cell>
          <table:table-cell table:style-name="ce36" table:formula="of:=[.D93]" office:value-type="float" office:value="0.0630925" calcext:value-type="float">
            <text:p>0.0631</text:p>
          </table:table-cell>
          <table:table-cell table:style-name="ce36" table:formula="of:=[.P93]" office:value-type="float" office:value="0.0630925" calcext:value-type="float">
            <text:p>0.0631</text:p>
          </table:table-cell>
          <table:table-cell/>
          <table:table-cell table:style-name="ce36" table:formula="of:=([.A93]+[.B93])/2*([.A93]+[.B93])/2" office:value-type="float" office:value="3.1329" calcext:value-type="float">
            <text:p>3.1329</text:p>
          </table:table-cell>
          <table:table-cell table:style-name="ce36" table:formula="of:=[.H93]" office:value-type="float" office:value="0.0868801" calcext:value-type="float">
            <text:p>0.0869</text:p>
          </table:table-cell>
          <table:table-cell table:style-name="ce36" table:formula="of:=[.I93]" office:value-type="float" office:value="0.06288264" calcext:value-type="float">
            <text:p>0.0629</text:p>
          </table:table-cell>
          <table:table-cell table:style-name="ce36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21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32" office:value-type="float" office:value="0.0357288" calcext:value-type="float">
            <text:p>0.0357</text:p>
          </table:table-cell>
          <table:table-cell table:number-columns-repeated="2" table:style-name="ce32" office:value-type="float" office:value="0.05343352" calcext:value-type="float">
            <text:p>0.0534</text:p>
          </table:table-cell>
          <table:table-cell table:number-columns-repeated="3"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C94]" office:value-type="float" office:value="0.136429" calcext:value-type="float">
            <text:p>0.1364</text:p>
          </table:table-cell>
          <table:table-cell table:style-name="ce36" table:formula="of:=[.D94]" office:value-type="float" office:value="0.04272338" calcext:value-type="float">
            <text:p>0.0427</text:p>
          </table:table-cell>
          <table:table-cell table:style-name="ce36" table:formula="of:=[.P94]" office:value-type="float" office:value="0.04272338" calcext:value-type="float">
            <text:p>0.0427</text:p>
          </table:table-cell>
          <table:table-cell/>
          <table:table-cell table:style-name="ce36" table:formula="of:=([.A94]+[.B94])/2*([.A94]+[.B94])/2" office:value-type="float" office:value="3.2041" calcext:value-type="float">
            <text:p>3.2041</text:p>
          </table:table-cell>
          <table:table-cell table:style-name="ce36" table:formula="of:=[.H94]" office:value-type="float" office:value="0.0357288" calcext:value-type="float">
            <text:p>0.0357</text:p>
          </table:table-cell>
          <table:table-cell table:style-name="ce36" table:formula="of:=[.I94]" office:value-type="float" office:value="0.05343352" calcext:value-type="float">
            <text:p>0.0534</text:p>
          </table:table-cell>
          <table:table-cell table:style-name="ce36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21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32" office:value-type="float" office:value="0.0570654" calcext:value-type="float">
            <text:p>0.0571</text:p>
          </table:table-cell>
          <table:table-cell table:number-columns-repeated="2" table:style-name="ce32" office:value-type="float" office:value="0.05615361" calcext:value-type="float">
            <text:p>0.0562</text:p>
          </table:table-cell>
          <table:table-cell table:number-columns-repeated="3"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C95]" office:value-type="float" office:value="0.216168" calcext:value-type="float">
            <text:p>0.2162</text:p>
          </table:table-cell>
          <table:table-cell table:style-name="ce36" table:formula="of:=[.D95]" office:value-type="float" office:value="0.04773793" calcext:value-type="float">
            <text:p>0.0477</text:p>
          </table:table-cell>
          <table:table-cell table:style-name="ce36" table:formula="of:=[.P95]" office:value-type="float" office:value="0.04773793" calcext:value-type="float">
            <text:p>0.0477</text:p>
          </table:table-cell>
          <table:table-cell/>
          <table:table-cell table:style-name="ce36" table:formula="of:=([.A95]+[.B95])/2*([.A95]+[.B95])/2" office:value-type="float" office:value="3.2761" calcext:value-type="float">
            <text:p>3.2761</text:p>
          </table:table-cell>
          <table:table-cell table:style-name="ce36" table:formula="of:=[.H95]" office:value-type="float" office:value="0.0570654" calcext:value-type="float">
            <text:p>0.0571</text:p>
          </table:table-cell>
          <table:table-cell table:style-name="ce36" table:formula="of:=[.I95]" office:value-type="float" office:value="0.05615361" calcext:value-type="float">
            <text:p>0.0562</text:p>
          </table:table-cell>
          <table:table-cell table:style-name="ce36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21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32" office:value-type="float" office:value="0.080242" calcext:value-type="float">
            <text:p>0.0802</text:p>
          </table:table-cell>
          <table:table-cell table:number-columns-repeated="2" table:style-name="ce32" office:value-type="float" office:value="0.0617626" calcext:value-type="float">
            <text:p>0.0618</text:p>
          </table:table-cell>
          <table:table-cell table:number-columns-repeated="3"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C96]" office:value-type="float" office:value="0.301438" calcext:value-type="float">
            <text:p>0.3014</text:p>
          </table:table-cell>
          <table:table-cell table:style-name="ce36" table:formula="of:=[.D96]" office:value-type="float" office:value="0.05786421" calcext:value-type="float">
            <text:p>0.0579</text:p>
          </table:table-cell>
          <table:table-cell table:style-name="ce36" table:formula="of:=[.P96]" office:value-type="float" office:value="0.05786421" calcext:value-type="float">
            <text:p>0.0579</text:p>
          </table:table-cell>
          <table:table-cell/>
          <table:table-cell table:style-name="ce36" table:formula="of:=([.A96]+[.B96])/2*([.A96]+[.B96])/2" office:value-type="float" office:value="3.3489" calcext:value-type="float">
            <text:p>3.3489</text:p>
          </table:table-cell>
          <table:table-cell table:style-name="ce36" table:formula="of:=[.H96]" office:value-type="float" office:value="0.080242" calcext:value-type="float">
            <text:p>0.0802</text:p>
          </table:table-cell>
          <table:table-cell table:style-name="ce36" table:formula="of:=[.I96]" office:value-type="float" office:value="0.0617626" calcext:value-type="float">
            <text:p>0.0618</text:p>
          </table:table-cell>
          <table:table-cell table:style-name="ce36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32" office:value-type="float" office:value="0.0547514" calcext:value-type="float">
            <text:p>0.0548</text:p>
          </table:table-cell>
          <table:table-cell table:number-columns-repeated="2" table:style-name="ce32" office:value-type="float" office:value="0.05747272" calcext:value-type="float">
            <text:p>0.0575</text:p>
          </table:table-cell>
          <table:table-cell table:number-columns-repeated="3"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C97]" office:value-type="float" office:value="0.203906" calcext:value-type="float">
            <text:p>0.2039</text:p>
          </table:table-cell>
          <table:table-cell table:style-name="ce36" table:formula="of:=[.D97]" office:value-type="float" office:value="0.04800977" calcext:value-type="float">
            <text:p>0.0480</text:p>
          </table:table-cell>
          <table:table-cell table:style-name="ce36" table:formula="of:=[.P97]" office:value-type="float" office:value="0.04800977" calcext:value-type="float">
            <text:p>0.0480</text:p>
          </table:table-cell>
          <table:table-cell/>
          <table:table-cell table:style-name="ce36" table:formula="of:=([.A97]+[.B97])/2*([.A97]+[.B97])/2" office:value-type="float" office:value="3.4225" calcext:value-type="float">
            <text:p>3.4225</text:p>
          </table:table-cell>
          <table:table-cell table:style-name="ce36" table:formula="of:=[.H97]" office:value-type="float" office:value="0.0547514" calcext:value-type="float">
            <text:p>0.0548</text:p>
          </table:table-cell>
          <table:table-cell table:style-name="ce36" table:formula="of:=[.I97]" office:value-type="float" office:value="0.05747272" calcext:value-type="float">
            <text:p>0.0575</text:p>
          </table:table-cell>
          <table:table-cell table:style-name="ce36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21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32" office:value-type="float" office:value="0.088067" calcext:value-type="float">
            <text:p>0.0881</text:p>
          </table:table-cell>
          <table:table-cell table:number-columns-repeated="2" table:style-name="ce32" office:value-type="float" office:value="0.06302441" calcext:value-type="float">
            <text:p>0.0630</text:p>
          </table:table-cell>
          <table:table-cell table:number-columns-repeated="3"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C98]" office:value-type="float" office:value="0.325057" calcext:value-type="float">
            <text:p>0.3251</text:p>
          </table:table-cell>
          <table:table-cell table:style-name="ce36" table:formula="of:=[.D98]" office:value-type="float" office:value="0.05875381" calcext:value-type="float">
            <text:p>0.0588</text:p>
          </table:table-cell>
          <table:table-cell table:style-name="ce36" table:formula="of:=[.P98]" office:value-type="float" office:value="0.05875381" calcext:value-type="float">
            <text:p>0.0588</text:p>
          </table:table-cell>
          <table:table-cell/>
          <table:table-cell table:style-name="ce36" table:formula="of:=([.A98]+[.B98])/2*([.A98]+[.B98])/2" office:value-type="float" office:value="3.4969" calcext:value-type="float">
            <text:p>3.4969</text:p>
          </table:table-cell>
          <table:table-cell table:style-name="ce36" table:formula="of:=[.H98]" office:value-type="float" office:value="0.088067" calcext:value-type="float">
            <text:p>0.0881</text:p>
          </table:table-cell>
          <table:table-cell table:style-name="ce36" table:formula="of:=[.I98]" office:value-type="float" office:value="0.06302441" calcext:value-type="float">
            <text:p>0.0630</text:p>
          </table:table-cell>
          <table:table-cell table:style-name="ce36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21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32" office:value-type="float" office:value="0.0649654" calcext:value-type="float">
            <text:p>0.0650</text:p>
          </table:table-cell>
          <table:table-cell table:number-columns-repeated="2" table:style-name="ce32" office:value-type="float" office:value="0.06017485" calcext:value-type="float">
            <text:p>0.0602</text:p>
          </table:table-cell>
          <table:table-cell table:number-columns-repeated="3"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C99]" office:value-type="float" office:value="0.237587" calcext:value-type="float">
            <text:p>0.2376</text:p>
          </table:table-cell>
          <table:table-cell table:style-name="ce36" table:formula="of:=[.D99]" office:value-type="float" office:value="0.05123663" calcext:value-type="float">
            <text:p>0.0512</text:p>
          </table:table-cell>
          <table:table-cell table:style-name="ce36" table:formula="of:=[.P99]" office:value-type="float" office:value="0.05123663" calcext:value-type="float">
            <text:p>0.0512</text:p>
          </table:table-cell>
          <table:table-cell/>
          <table:table-cell table:style-name="ce36" table:formula="of:=([.A99]+[.B99])/2*([.A99]+[.B99])/2" office:value-type="float" office:value="3.5721" calcext:value-type="float">
            <text:p>3.5721</text:p>
          </table:table-cell>
          <table:table-cell table:style-name="ce36" table:formula="of:=[.H99]" office:value-type="float" office:value="0.0649654" calcext:value-type="float">
            <text:p>0.0650</text:p>
          </table:table-cell>
          <table:table-cell table:style-name="ce36" table:formula="of:=[.I99]" office:value-type="float" office:value="0.06017485" calcext:value-type="float">
            <text:p>0.0602</text:p>
          </table:table-cell>
          <table:table-cell table:style-name="ce36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32" office:value-type="float" office:value="0.092702" calcext:value-type="float">
            <text:p>0.0927</text:p>
          </table:table-cell>
          <table:table-cell table:number-columns-repeated="2" table:style-name="ce32" office:value-type="float" office:value="0.06629151" calcext:value-type="float">
            <text:p>0.0663</text:p>
          </table:table-cell>
          <table:table-cell table:number-columns-repeated="3"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C100]" office:value-type="float" office:value="0.335828" calcext:value-type="float">
            <text:p>0.3358</text:p>
          </table:table-cell>
          <table:table-cell table:style-name="ce36" table:formula="of:=[.D100]" office:value-type="float" office:value="0.06233069" calcext:value-type="float">
            <text:p>0.0623</text:p>
          </table:table-cell>
          <table:table-cell table:style-name="ce36" table:formula="of:=[.P100]" office:value-type="float" office:value="0.06233069" calcext:value-type="float">
            <text:p>0.0623</text:p>
          </table:table-cell>
          <table:table-cell/>
          <table:table-cell table:style-name="ce36" table:formula="of:=([.A100]+[.B100])/2*([.A100]+[.B100])/2" office:value-type="float" office:value="3.6481" calcext:value-type="float">
            <text:p>3.6481</text:p>
          </table:table-cell>
          <table:table-cell table:style-name="ce36" table:formula="of:=[.H100]" office:value-type="float" office:value="0.092702" calcext:value-type="float">
            <text:p>0.0927</text:p>
          </table:table-cell>
          <table:table-cell table:style-name="ce36" table:formula="of:=[.I100]" office:value-type="float" office:value="0.06629151" calcext:value-type="float">
            <text:p>0.0663</text:p>
          </table:table-cell>
          <table:table-cell table:style-name="ce36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21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32" office:value-type="float" office:value="0.0920501" calcext:value-type="float">
            <text:p>0.0921</text:p>
          </table:table-cell>
          <table:table-cell table:number-columns-repeated="2" table:style-name="ce32" office:value-type="float" office:value="0.06648782" calcext:value-type="float">
            <text:p>0.0665</text:p>
          </table:table-cell>
          <table:table-cell table:number-columns-repeated="3"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C101]" office:value-type="float" office:value="0.330249" calcext:value-type="float">
            <text:p>0.3302</text:p>
          </table:table-cell>
          <table:table-cell table:style-name="ce36" table:formula="of:=[.D101]" office:value-type="float" office:value="0.06146743" calcext:value-type="float">
            <text:p>0.0615</text:p>
          </table:table-cell>
          <table:table-cell table:style-name="ce36" table:formula="of:=[.P101]" office:value-type="float" office:value="0.06146743" calcext:value-type="float">
            <text:p>0.0615</text:p>
          </table:table-cell>
          <table:table-cell/>
          <table:table-cell table:style-name="ce36" table:formula="of:=([.A101]+[.B101])/2*([.A101]+[.B101])/2" office:value-type="float" office:value="3.7249" calcext:value-type="float">
            <text:p>3.7249</text:p>
          </table:table-cell>
          <table:table-cell table:style-name="ce36" table:formula="of:=[.H101]" office:value-type="float" office:value="0.0920501" calcext:value-type="float">
            <text:p>0.0921</text:p>
          </table:table-cell>
          <table:table-cell table:style-name="ce36" table:formula="of:=[.I101]" office:value-type="float" office:value="0.06648782" calcext:value-type="float">
            <text:p>0.0665</text:p>
          </table:table-cell>
          <table:table-cell table:style-name="ce36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21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32" office:value-type="float" office:value="0.0932099" calcext:value-type="float">
            <text:p>0.0932</text:p>
          </table:table-cell>
          <table:table-cell table:number-columns-repeated="2" table:style-name="ce32" office:value-type="float" office:value="0.0670855" calcext:value-type="float">
            <text:p>0.0671</text:p>
          </table:table-cell>
          <table:table-cell table:number-columns-repeated="3"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C102]" office:value-type="float" office:value="0.331115" calcext:value-type="float">
            <text:p>0.3311</text:p>
          </table:table-cell>
          <table:table-cell table:style-name="ce36" table:formula="of:=[.D102]" office:value-type="float" office:value="0.06139028" calcext:value-type="float">
            <text:p>0.0614</text:p>
          </table:table-cell>
          <table:table-cell table:style-name="ce36" table:formula="of:=[.P102]" office:value-type="float" office:value="0.06139028" calcext:value-type="float">
            <text:p>0.0614</text:p>
          </table:table-cell>
          <table:table-cell/>
          <table:table-cell table:style-name="ce36" table:formula="of:=([.A102]+[.B102])/2*([.A102]+[.B102])/2" office:value-type="float" office:value="3.8025" calcext:value-type="float">
            <text:p>3.8025</text:p>
          </table:table-cell>
          <table:table-cell table:style-name="ce36" table:formula="of:=[.H102]" office:value-type="float" office:value="0.0932099" calcext:value-type="float">
            <text:p>0.0932</text:p>
          </table:table-cell>
          <table:table-cell table:style-name="ce36" table:formula="of:=[.I102]" office:value-type="float" office:value="0.0670855" calcext:value-type="float">
            <text:p>0.0671</text:p>
          </table:table-cell>
          <table:table-cell table:style-name="ce36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21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32" office:value-type="float" office:value="0.0978646" calcext:value-type="float">
            <text:p>0.0979</text:p>
          </table:table-cell>
          <table:table-cell table:number-columns-repeated="2" table:style-name="ce32" office:value-type="float" office:value="0.06848805" calcext:value-type="float">
            <text:p>0.0685</text:p>
          </table:table-cell>
          <table:table-cell table:number-columns-repeated="3"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C103]" office:value-type="float" office:value="0.34416" calcext:value-type="float">
            <text:p>0.3442</text:p>
          </table:table-cell>
          <table:table-cell table:style-name="ce36" table:formula="of:=[.D103]" office:value-type="float" office:value="0.06286604" calcext:value-type="float">
            <text:p>0.0629</text:p>
          </table:table-cell>
          <table:table-cell table:style-name="ce36" table:formula="of:=[.P103]" office:value-type="float" office:value="0.06286604" calcext:value-type="float">
            <text:p>0.0629</text:p>
          </table:table-cell>
          <table:table-cell/>
          <table:table-cell table:style-name="ce36" table:formula="of:=([.A103]+[.B103])/2*([.A103]+[.B103])/2" office:value-type="float" office:value="3.8809" calcext:value-type="float">
            <text:p>3.8809</text:p>
          </table:table-cell>
          <table:table-cell table:style-name="ce36" table:formula="of:=[.H103]" office:value-type="float" office:value="0.0978646" calcext:value-type="float">
            <text:p>0.0979</text:p>
          </table:table-cell>
          <table:table-cell table:style-name="ce36" table:formula="of:=[.I103]" office:value-type="float" office:value="0.06848805" calcext:value-type="float">
            <text:p>0.0685</text:p>
          </table:table-cell>
          <table:table-cell table:style-name="ce36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21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32" office:value-type="float" office:value="0.0829502" calcext:value-type="float">
            <text:p>0.0830</text:p>
          </table:table-cell>
          <table:table-cell table:number-columns-repeated="2" table:style-name="ce32" office:value-type="float" office:value="0.06683413" calcext:value-type="float">
            <text:p>0.0668</text:p>
          </table:table-cell>
          <table:table-cell table:number-columns-repeated="3"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C104]" office:value-type="float" office:value="0.288732" calcext:value-type="float">
            <text:p>0.2887</text:p>
          </table:table-cell>
          <table:table-cell table:style-name="ce36" table:formula="of:=[.D104]" office:value-type="float" office:value="0.05781061" calcext:value-type="float">
            <text:p>0.0578</text:p>
          </table:table-cell>
          <table:table-cell table:style-name="ce36" table:formula="of:=[.P104]" office:value-type="float" office:value="0.05781061" calcext:value-type="float">
            <text:p>0.0578</text:p>
          </table:table-cell>
          <table:table-cell/>
          <table:table-cell table:style-name="ce36" table:formula="of:=([.A104]+[.B104])/2*([.A104]+[.B104])/2" office:value-type="float" office:value="3.9601" calcext:value-type="float">
            <text:p>3.9601</text:p>
          </table:table-cell>
          <table:table-cell table:style-name="ce36" table:formula="of:=[.H104]" office:value-type="float" office:value="0.0829502" calcext:value-type="float">
            <text:p>0.0830</text:p>
          </table:table-cell>
          <table:table-cell table:style-name="ce36" table:formula="of:=[.I104]" office:value-type="float" office:value="0.06683413" calcext:value-type="float">
            <text:p>0.0668</text:p>
          </table:table-cell>
          <table:table-cell table:style-name="ce36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21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32" office:value-type="float" office:value="0.10856" calcext:value-type="float">
            <text:p>0.1086</text:p>
          </table:table-cell>
          <table:table-cell table:number-columns-repeated="2" table:style-name="ce32" office:value-type="float" office:value="0.06975353" calcext:value-type="float">
            <text:p>0.0698</text:p>
          </table:table-cell>
          <table:table-cell table:number-columns-repeated="3"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C105]" office:value-type="float" office:value="0.373957" calcext:value-type="float">
            <text:p>0.3740</text:p>
          </table:table-cell>
          <table:table-cell table:style-name="ce36" table:formula="of:=[.D105]" office:value-type="float" office:value="0.06345369" calcext:value-type="float">
            <text:p>0.0635</text:p>
          </table:table-cell>
          <table:table-cell table:style-name="ce36" table:formula="of:=[.P105]" office:value-type="float" office:value="0.06345369" calcext:value-type="float">
            <text:p>0.0635</text:p>
          </table:table-cell>
          <table:table-cell/>
          <table:table-cell table:style-name="ce36" table:formula="of:=([.A105]+[.B105])/2*([.A105]+[.B105])/2" office:value-type="float" office:value="4.0401" calcext:value-type="float">
            <text:p>4.0401</text:p>
          </table:table-cell>
          <table:table-cell table:style-name="ce36" table:formula="of:=[.H105]" office:value-type="float" office:value="0.10856" calcext:value-type="float">
            <text:p>0.1086</text:p>
          </table:table-cell>
          <table:table-cell table:style-name="ce36" table:formula="of:=[.I105]" office:value-type="float" office:value="0.06975353" calcext:value-type="float">
            <text:p>0.0698</text:p>
          </table:table-cell>
          <table:table-cell table:style-name="ce36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21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32" office:value-type="float" office:value="0.09439" calcext:value-type="float">
            <text:p>0.0944</text:p>
          </table:table-cell>
          <table:table-cell table:number-columns-repeated="2" table:style-name="ce32" office:value-type="float" office:value="0.06724169" calcext:value-type="float">
            <text:p>0.0672</text:p>
          </table:table-cell>
          <table:table-cell table:number-columns-repeated="3"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C106]" office:value-type="float" office:value="0.321729" calcext:value-type="float">
            <text:p>0.3217</text:p>
          </table:table-cell>
          <table:table-cell table:style-name="ce36" table:formula="of:=[.D106]" office:value-type="float" office:value="0.05720479" calcext:value-type="float">
            <text:p>0.0572</text:p>
          </table:table-cell>
          <table:table-cell table:style-name="ce36" table:formula="of:=[.P106]" office:value-type="float" office:value="0.05720479" calcext:value-type="float">
            <text:p>0.0572</text:p>
          </table:table-cell>
          <table:table-cell/>
          <table:table-cell table:style-name="ce36" table:formula="of:=([.A106]+[.B106])/2*([.A106]+[.B106])/2" office:value-type="float" office:value="4.1209" calcext:value-type="float">
            <text:p>4.1209</text:p>
          </table:table-cell>
          <table:table-cell table:style-name="ce36" table:formula="of:=[.H106]" office:value-type="float" office:value="0.09439" calcext:value-type="float">
            <text:p>0.0944</text:p>
          </table:table-cell>
          <table:table-cell table:style-name="ce36" table:formula="of:=[.I106]" office:value-type="float" office:value="0.06724169" calcext:value-type="float">
            <text:p>0.0672</text:p>
          </table:table-cell>
          <table:table-cell table:style-name="ce36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21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32" office:value-type="float" office:value="0.057228" calcext:value-type="float">
            <text:p>0.0572</text:p>
          </table:table-cell>
          <table:table-cell table:number-columns-repeated="2" table:style-name="ce32" office:value-type="float" office:value="0.06207152" calcext:value-type="float">
            <text:p>0.0621</text:p>
          </table:table-cell>
          <table:table-cell table:number-columns-repeated="3"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C107]" office:value-type="float" office:value="0.192987" calcext:value-type="float">
            <text:p>0.1930</text:p>
          </table:table-cell>
          <table:table-cell table:style-name="ce36" table:formula="of:=[.D107]" office:value-type="float" office:value="0.04587319" calcext:value-type="float">
            <text:p>0.0459</text:p>
          </table:table-cell>
          <table:table-cell table:style-name="ce36" table:formula="of:=[.P107]" office:value-type="float" office:value="0.04587319" calcext:value-type="float">
            <text:p>0.0459</text:p>
          </table:table-cell>
          <table:table-cell/>
          <table:table-cell table:style-name="ce36" table:formula="of:=([.A107]+[.B107])/2*([.A107]+[.B107])/2" office:value-type="float" office:value="4.2025" calcext:value-type="float">
            <text:p>4.2025</text:p>
          </table:table-cell>
          <table:table-cell table:style-name="ce36" table:formula="of:=[.H107]" office:value-type="float" office:value="0.057228" calcext:value-type="float">
            <text:p>0.0572</text:p>
          </table:table-cell>
          <table:table-cell table:style-name="ce36" table:formula="of:=[.I107]" office:value-type="float" office:value="0.06207152" calcext:value-type="float">
            <text:p>0.0621</text:p>
          </table:table-cell>
          <table:table-cell table:style-name="ce36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21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32" office:value-type="float" office:value="0.0873998" calcext:value-type="float">
            <text:p>0.0874</text:p>
          </table:table-cell>
          <table:table-cell table:number-columns-repeated="2" table:style-name="ce32" office:value-type="float" office:value="0.06662325" calcext:value-type="float">
            <text:p>0.0666</text:p>
          </table:table-cell>
          <table:table-cell table:number-columns-repeated="3"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C108]" office:value-type="float" office:value="0.291564" calcext:value-type="float">
            <text:p>0.2916</text:p>
          </table:table-cell>
          <table:table-cell table:style-name="ce36" table:formula="of:=[.D108]" office:value-type="float" office:value="0.0534917" calcext:value-type="float">
            <text:p>0.0535</text:p>
          </table:table-cell>
          <table:table-cell table:style-name="ce36" table:formula="of:=[.P108]" office:value-type="float" office:value="0.0534917" calcext:value-type="float">
            <text:p>0.0535</text:p>
          </table:table-cell>
          <table:table-cell/>
          <table:table-cell table:style-name="ce36" table:formula="of:=([.A108]+[.B108])/2*([.A108]+[.B108])/2" office:value-type="float" office:value="4.2849" calcext:value-type="float">
            <text:p>4.2849</text:p>
          </table:table-cell>
          <table:table-cell table:style-name="ce36" table:formula="of:=[.H108]" office:value-type="float" office:value="0.0873998" calcext:value-type="float">
            <text:p>0.0874</text:p>
          </table:table-cell>
          <table:table-cell table:style-name="ce36" table:formula="of:=[.I108]" office:value-type="float" office:value="0.06662325" calcext:value-type="float">
            <text:p>0.0666</text:p>
          </table:table-cell>
          <table:table-cell table:style-name="ce36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21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32" office:value-type="float" office:value="0.0466993" calcext:value-type="float">
            <text:p>0.0467</text:p>
          </table:table-cell>
          <table:table-cell table:number-columns-repeated="2" table:style-name="ce32" office:value-type="float" office:value="0.06094352" calcext:value-type="float">
            <text:p>0.0609</text:p>
          </table:table-cell>
          <table:table-cell table:number-columns-repeated="3"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C109]" office:value-type="float" office:value="0.154096" calcext:value-type="float">
            <text:p>0.1541</text:p>
          </table:table-cell>
          <table:table-cell table:style-name="ce36" table:formula="of:=[.D109]" office:value-type="float" office:value="0.04187034" calcext:value-type="float">
            <text:p>0.0419</text:p>
          </table:table-cell>
          <table:table-cell table:style-name="ce36" table:formula="of:=[.P109]" office:value-type="float" office:value="0.04187034" calcext:value-type="float">
            <text:p>0.0419</text:p>
          </table:table-cell>
          <table:table-cell/>
          <table:table-cell table:style-name="ce36" table:formula="of:=([.A109]+[.B109])/2*([.A109]+[.B109])/2" office:value-type="float" office:value="4.3681" calcext:value-type="float">
            <text:p>4.3681</text:p>
          </table:table-cell>
          <table:table-cell table:style-name="ce36" table:formula="of:=[.H109]" office:value-type="float" office:value="0.0466993" calcext:value-type="float">
            <text:p>0.0467</text:p>
          </table:table-cell>
          <table:table-cell table:style-name="ce36" table:formula="of:=[.I109]" office:value-type="float" office:value="0.06094352" calcext:value-type="float">
            <text:p>0.0609</text:p>
          </table:table-cell>
          <table:table-cell table:style-name="ce36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21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32" office:value-type="float" office:value="0.058423" calcext:value-type="float">
            <text:p>0.0584</text:p>
          </table:table-cell>
          <table:table-cell table:number-columns-repeated="2" table:style-name="ce32" office:value-type="float" office:value="0.06278621" calcext:value-type="float">
            <text:p>0.0628</text:p>
          </table:table-cell>
          <table:table-cell table:number-columns-repeated="3"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C110]" office:value-type="float" office:value="0.190669" calcext:value-type="float">
            <text:p>0.1907</text:p>
          </table:table-cell>
          <table:table-cell table:style-name="ce36" table:formula="of:=[.D110]" office:value-type="float" office:value="0.04408104" calcext:value-type="float">
            <text:p>0.0441</text:p>
          </table:table-cell>
          <table:table-cell table:style-name="ce36" table:formula="of:=[.P110]" office:value-type="float" office:value="0.04408104" calcext:value-type="float">
            <text:p>0.0441</text:p>
          </table:table-cell>
          <table:table-cell/>
          <table:table-cell table:style-name="ce36" table:formula="of:=([.A110]+[.B110])/2*([.A110]+[.B110])/2" office:value-type="float" office:value="4.4521" calcext:value-type="float">
            <text:p>4.4521</text:p>
          </table:table-cell>
          <table:table-cell table:style-name="ce36" table:formula="of:=[.H110]" office:value-type="float" office:value="0.058423" calcext:value-type="float">
            <text:p>0.0584</text:p>
          </table:table-cell>
          <table:table-cell table:style-name="ce36" table:formula="of:=[.I110]" office:value-type="float" office:value="0.06278621" calcext:value-type="float">
            <text:p>0.0628</text:p>
          </table:table-cell>
          <table:table-cell table:style-name="ce36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32" office:value-type="float" office:value="0.0694678" calcext:value-type="float">
            <text:p>0.0695</text:p>
          </table:table-cell>
          <table:table-cell table:number-columns-repeated="2" table:style-name="ce32" office:value-type="float" office:value="0.06526197" calcext:value-type="float">
            <text:p>0.0653</text:p>
          </table:table-cell>
          <table:table-cell table:number-columns-repeated="3"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C111]" office:value-type="float" office:value="0.224211" calcext:value-type="float">
            <text:p>0.2242</text:p>
          </table:table-cell>
          <table:table-cell table:style-name="ce36" table:formula="of:=[.D111]" office:value-type="float" office:value="0.04709186" calcext:value-type="float">
            <text:p>0.0471</text:p>
          </table:table-cell>
          <table:table-cell table:style-name="ce36" table:formula="of:=[.P111]" office:value-type="float" office:value="0.04709186" calcext:value-type="float">
            <text:p>0.0471</text:p>
          </table:table-cell>
          <table:table-cell/>
          <table:table-cell table:style-name="ce36" table:formula="of:=([.A111]+[.B111])/2*([.A111]+[.B111])/2" office:value-type="float" office:value="4.5369" calcext:value-type="float">
            <text:p>4.5369</text:p>
          </table:table-cell>
          <table:table-cell table:style-name="ce36" table:formula="of:=[.H111]" office:value-type="float" office:value="0.0694678" calcext:value-type="float">
            <text:p>0.0695</text:p>
          </table:table-cell>
          <table:table-cell table:style-name="ce36" table:formula="of:=[.I111]" office:value-type="float" office:value="0.06526197" calcext:value-type="float">
            <text:p>0.0653</text:p>
          </table:table-cell>
          <table:table-cell table:style-name="ce36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21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32" office:value-type="float" office:value="0.0442614" calcext:value-type="float">
            <text:p>0.0443</text:p>
          </table:table-cell>
          <table:table-cell table:number-columns-repeated="2" table:style-name="ce32" office:value-type="float" office:value="0.05853714" calcext:value-type="float">
            <text:p>0.0585</text:p>
          </table:table-cell>
          <table:table-cell table:number-columns-repeated="3"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C112]" office:value-type="float" office:value="0.141267" calcext:value-type="float">
            <text:p>0.1413</text:p>
          </table:table-cell>
          <table:table-cell table:style-name="ce36" table:formula="of:=[.D112]" office:value-type="float" office:value="0.03629466" calcext:value-type="float">
            <text:p>0.0363</text:p>
          </table:table-cell>
          <table:table-cell table:style-name="ce36" table:formula="of:=[.P112]" office:value-type="float" office:value="0.03629466" calcext:value-type="float">
            <text:p>0.0363</text:p>
          </table:table-cell>
          <table:table-cell/>
          <table:table-cell table:style-name="ce36" table:formula="of:=([.A112]+[.B112])/2*([.A112]+[.B112])/2" office:value-type="float" office:value="4.6225" calcext:value-type="float">
            <text:p>4.6225</text:p>
          </table:table-cell>
          <table:table-cell table:style-name="ce36" table:formula="of:=[.H112]" office:value-type="float" office:value="0.0442614" calcext:value-type="float">
            <text:p>0.0443</text:p>
          </table:table-cell>
          <table:table-cell table:style-name="ce36" table:formula="of:=[.I112]" office:value-type="float" office:value="0.05853714" calcext:value-type="float">
            <text:p>0.0585</text:p>
          </table:table-cell>
          <table:table-cell table:style-name="ce36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21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32" office:value-type="float" office:value="0.0316106" calcext:value-type="float">
            <text:p>0.0316</text:p>
          </table:table-cell>
          <table:table-cell table:number-columns-repeated="2" table:style-name="ce32" office:value-type="float" office:value="0.05664475" calcext:value-type="float">
            <text:p>0.0566</text:p>
          </table:table-cell>
          <table:table-cell table:number-columns-repeated="3"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C113]" office:value-type="float" office:value="0.099761" calcext:value-type="float">
            <text:p>0.0998</text:p>
          </table:table-cell>
          <table:table-cell table:style-name="ce36" table:formula="of:=[.D113]" office:value-type="float" office:value="0.03272032" calcext:value-type="float">
            <text:p>0.0327</text:p>
          </table:table-cell>
          <table:table-cell table:style-name="ce36" table:formula="of:=[.P113]" office:value-type="float" office:value="0.03272032" calcext:value-type="float">
            <text:p>0.0327</text:p>
          </table:table-cell>
          <table:table-cell/>
          <table:table-cell table:style-name="ce36" table:formula="of:=([.A113]+[.B113])/2*([.A113]+[.B113])/2" office:value-type="float" office:value="4.7089" calcext:value-type="float">
            <text:p>4.7089</text:p>
          </table:table-cell>
          <table:table-cell table:style-name="ce36" table:formula="of:=[.H113]" office:value-type="float" office:value="0.0316106" calcext:value-type="float">
            <text:p>0.0316</text:p>
          </table:table-cell>
          <table:table-cell table:style-name="ce36" table:formula="of:=[.I113]" office:value-type="float" office:value="0.05664475" calcext:value-type="float">
            <text:p>0.0566</text:p>
          </table:table-cell>
          <table:table-cell table:style-name="ce36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21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32" office:value-type="float" office:value="0.0705446" calcext:value-type="float">
            <text:p>0.0705</text:p>
          </table:table-cell>
          <table:table-cell table:number-columns-repeated="2" table:style-name="ce32" office:value-type="float" office:value="0.06742367" calcext:value-type="float">
            <text:p>0.0674</text:p>
          </table:table-cell>
          <table:table-cell table:number-columns-repeated="3"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C114]" office:value-type="float" office:value="0.220129" calcext:value-type="float">
            <text:p>0.2201</text:p>
          </table:table-cell>
          <table:table-cell table:style-name="ce36" table:formula="of:=[.D114]" office:value-type="float" office:value="0.04689852" calcext:value-type="float">
            <text:p>0.0469</text:p>
          </table:table-cell>
          <table:table-cell table:style-name="ce36" table:formula="of:=[.P114]" office:value-type="float" office:value="0.04689852" calcext:value-type="float">
            <text:p>0.0469</text:p>
          </table:table-cell>
          <table:table-cell/>
          <table:table-cell table:style-name="ce36" table:formula="of:=([.A114]+[.B114])/2*([.A114]+[.B114])/2" office:value-type="float" office:value="4.7961" calcext:value-type="float">
            <text:p>4.7961</text:p>
          </table:table-cell>
          <table:table-cell table:style-name="ce36" table:formula="of:=[.H114]" office:value-type="float" office:value="0.0705446" calcext:value-type="float">
            <text:p>0.0705</text:p>
          </table:table-cell>
          <table:table-cell table:style-name="ce36" table:formula="of:=[.I114]" office:value-type="float" office:value="0.06742367" calcext:value-type="float">
            <text:p>0.0674</text:p>
          </table:table-cell>
          <table:table-cell table:style-name="ce36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21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32" office:value-type="float" office:value="0.0752615" calcext:value-type="float">
            <text:p>0.0753</text:p>
          </table:table-cell>
          <table:table-cell table:number-columns-repeated="2" table:style-name="ce32" office:value-type="float" office:value="0.06783903" calcext:value-type="float">
            <text:p>0.0678</text:p>
          </table:table-cell>
          <table:table-cell table:number-columns-repeated="3"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C115]" office:value-type="float" office:value="0.232192" calcext:value-type="float">
            <text:p>0.2322</text:p>
          </table:table-cell>
          <table:table-cell table:style-name="ce36" table:formula="of:=[.D115]" office:value-type="float" office:value="0.04675406" calcext:value-type="float">
            <text:p>0.0468</text:p>
          </table:table-cell>
          <table:table-cell table:style-name="ce36" table:formula="of:=[.P115]" office:value-type="float" office:value="0.04675406" calcext:value-type="float">
            <text:p>0.0468</text:p>
          </table:table-cell>
          <table:table-cell/>
          <table:table-cell table:style-name="ce36" table:formula="of:=([.A115]+[.B115])/2*([.A115]+[.B115])/2" office:value-type="float" office:value="4.8841" calcext:value-type="float">
            <text:p>4.8841</text:p>
          </table:table-cell>
          <table:table-cell table:style-name="ce36" table:formula="of:=[.H115]" office:value-type="float" office:value="0.0752615" calcext:value-type="float">
            <text:p>0.0753</text:p>
          </table:table-cell>
          <table:table-cell table:style-name="ce36" table:formula="of:=[.I115]" office:value-type="float" office:value="0.06783903" calcext:value-type="float">
            <text:p>0.0678</text:p>
          </table:table-cell>
          <table:table-cell table:style-name="ce36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21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32" office:value-type="float" office:value="0.083319" calcext:value-type="float">
            <text:p>0.0833</text:p>
          </table:table-cell>
          <table:table-cell table:number-columns-repeated="2" table:style-name="ce32" office:value-type="float" office:value="0.07089176" calcext:value-type="float">
            <text:p>0.0709</text:p>
          </table:table-cell>
          <table:table-cell table:number-columns-repeated="3"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C116]" office:value-type="float" office:value="0.254131" calcext:value-type="float">
            <text:p>0.2541</text:p>
          </table:table-cell>
          <table:table-cell table:style-name="ce36" table:formula="of:=[.D116]" office:value-type="float" office:value="0.05006014" calcext:value-type="float">
            <text:p>0.0501</text:p>
          </table:table-cell>
          <table:table-cell table:style-name="ce36" table:formula="of:=[.P116]" office:value-type="float" office:value="0.05006014" calcext:value-type="float">
            <text:p>0.0501</text:p>
          </table:table-cell>
          <table:table-cell/>
          <table:table-cell table:style-name="ce36" table:formula="of:=([.A116]+[.B116])/2*([.A116]+[.B116])/2" office:value-type="float" office:value="4.9729" calcext:value-type="float">
            <text:p>4.9729</text:p>
          </table:table-cell>
          <table:table-cell table:style-name="ce36" table:formula="of:=[.H116]" office:value-type="float" office:value="0.083319" calcext:value-type="float">
            <text:p>0.0833</text:p>
          </table:table-cell>
          <table:table-cell table:style-name="ce36" table:formula="of:=[.I116]" office:value-type="float" office:value="0.07089176" calcext:value-type="float">
            <text:p>0.0709</text:p>
          </table:table-cell>
          <table:table-cell table:style-name="ce36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21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32" office:value-type="float" office:value="0.103591" calcext:value-type="float">
            <text:p>0.1036</text:p>
          </table:table-cell>
          <table:table-cell table:number-columns-repeated="2" table:style-name="ce32" office:value-type="float" office:value="0.07190068" calcext:value-type="float">
            <text:p>0.0719</text:p>
          </table:table-cell>
          <table:table-cell table:number-columns-repeated="3"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C117]" office:value-type="float" office:value="0.312361" calcext:value-type="float">
            <text:p>0.3124</text:p>
          </table:table-cell>
          <table:table-cell table:style-name="ce36" table:formula="of:=[.D117]" office:value-type="float" office:value="0.05189367" calcext:value-type="float">
            <text:p>0.0519</text:p>
          </table:table-cell>
          <table:table-cell table:style-name="ce36" table:formula="of:=[.P117]" office:value-type="float" office:value="0.05189367" calcext:value-type="float">
            <text:p>0.0519</text:p>
          </table:table-cell>
          <table:table-cell/>
          <table:table-cell table:style-name="ce36" table:formula="of:=([.A117]+[.B117])/2*([.A117]+[.B117])/2" office:value-type="float" office:value="5.0625" calcext:value-type="float">
            <text:p>5.0625</text:p>
          </table:table-cell>
          <table:table-cell table:style-name="ce36" table:formula="of:=[.H117]" office:value-type="float" office:value="0.103591" calcext:value-type="float">
            <text:p>0.1036</text:p>
          </table:table-cell>
          <table:table-cell table:style-name="ce36" table:formula="of:=[.I117]" office:value-type="float" office:value="0.07190068" calcext:value-type="float">
            <text:p>0.0719</text:p>
          </table:table-cell>
          <table:table-cell table:style-name="ce36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21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32" office:value-type="float" office:value="0.0437071" calcext:value-type="float">
            <text:p>0.0437</text:p>
          </table:table-cell>
          <table:table-cell table:number-columns-repeated="2" table:style-name="ce32" office:value-type="float" office:value="0.05997984" calcext:value-type="float">
            <text:p>0.0600</text:p>
          </table:table-cell>
          <table:table-cell table:number-columns-repeated="3"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C118]" office:value-type="float" office:value="0.130284" calcext:value-type="float">
            <text:p>0.1303</text:p>
          </table:table-cell>
          <table:table-cell table:style-name="ce36" table:formula="of:=[.D118]" office:value-type="float" office:value="0.03325587" calcext:value-type="float">
            <text:p>0.0333</text:p>
          </table:table-cell>
          <table:table-cell table:style-name="ce36" table:formula="of:=[.P118]" office:value-type="float" office:value="0.03325587" calcext:value-type="float">
            <text:p>0.0333</text:p>
          </table:table-cell>
          <table:table-cell/>
          <table:table-cell table:style-name="ce36" table:formula="of:=([.A118]+[.B118])/2*([.A118]+[.B118])/2" office:value-type="float" office:value="5.1529" calcext:value-type="float">
            <text:p>5.1529</text:p>
          </table:table-cell>
          <table:table-cell table:style-name="ce36" table:formula="of:=[.H118]" office:value-type="float" office:value="0.0437071" calcext:value-type="float">
            <text:p>0.0437</text:p>
          </table:table-cell>
          <table:table-cell table:style-name="ce36" table:formula="of:=[.I118]" office:value-type="float" office:value="0.05997984" calcext:value-type="float">
            <text:p>0.0600</text:p>
          </table:table-cell>
          <table:table-cell table:style-name="ce36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21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32" office:value-type="float" office:value="0.090948" calcext:value-type="float">
            <text:p>0.0909</text:p>
          </table:table-cell>
          <table:table-cell table:number-columns-repeated="2" table:style-name="ce32" office:value-type="float" office:value="0.07049036" calcext:value-type="float">
            <text:p>0.0705</text:p>
          </table:table-cell>
          <table:table-cell table:number-columns-repeated="3"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C119]" office:value-type="float" office:value="0.267993" calcext:value-type="float">
            <text:p>0.2680</text:p>
          </table:table-cell>
          <table:table-cell table:style-name="ce36" table:formula="of:=[.D119]" office:value-type="float" office:value="0.04708879" calcext:value-type="float">
            <text:p>0.0471</text:p>
          </table:table-cell>
          <table:table-cell table:style-name="ce36" table:formula="of:=[.P119]" office:value-type="float" office:value="0.04708879" calcext:value-type="float">
            <text:p>0.0471</text:p>
          </table:table-cell>
          <table:table-cell/>
          <table:table-cell table:style-name="ce36" table:formula="of:=([.A119]+[.B119])/2*([.A119]+[.B119])/2" office:value-type="float" office:value="5.2441" calcext:value-type="float">
            <text:p>5.2441</text:p>
          </table:table-cell>
          <table:table-cell table:style-name="ce36" table:formula="of:=[.H119]" office:value-type="float" office:value="0.090948" calcext:value-type="float">
            <text:p>0.0909</text:p>
          </table:table-cell>
          <table:table-cell table:style-name="ce36" table:formula="of:=[.I119]" office:value-type="float" office:value="0.07049036" calcext:value-type="float">
            <text:p>0.0705</text:p>
          </table:table-cell>
          <table:table-cell table:style-name="ce36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21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32" office:value-type="float" office:value="0.0735064" calcext:value-type="float">
            <text:p>0.0735</text:p>
          </table:table-cell>
          <table:table-cell table:number-columns-repeated="2" table:style-name="ce32" office:value-type="float" office:value="0.06889523" calcext:value-type="float">
            <text:p>0.0689</text:p>
          </table:table-cell>
          <table:table-cell table:number-columns-repeated="3"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C120]" office:value-type="float" office:value="0.214109" calcext:value-type="float">
            <text:p>0.2141</text:p>
          </table:table-cell>
          <table:table-cell table:style-name="ce36" table:formula="of:=[.D120]" office:value-type="float" office:value="0.04214903" calcext:value-type="float">
            <text:p>0.0421</text:p>
          </table:table-cell>
          <table:table-cell table:style-name="ce36" table:formula="of:=[.P120]" office:value-type="float" office:value="0.04214903" calcext:value-type="float">
            <text:p>0.0421</text:p>
          </table:table-cell>
          <table:table-cell/>
          <table:table-cell table:style-name="ce36" table:formula="of:=([.A120]+[.B120])/2*([.A120]+[.B120])/2" office:value-type="float" office:value="5.3361" calcext:value-type="float">
            <text:p>5.3361</text:p>
          </table:table-cell>
          <table:table-cell table:style-name="ce36" table:formula="of:=[.H120]" office:value-type="float" office:value="0.0735064" calcext:value-type="float">
            <text:p>0.0735</text:p>
          </table:table-cell>
          <table:table-cell table:style-name="ce36" table:formula="of:=[.I120]" office:value-type="float" office:value="0.06889523" calcext:value-type="float">
            <text:p>0.0689</text:p>
          </table:table-cell>
          <table:table-cell table:style-name="ce36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21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32" office:value-type="float" office:value="0.0522799" calcext:value-type="float">
            <text:p>0.0523</text:p>
          </table:table-cell>
          <table:table-cell table:number-columns-repeated="2" table:style-name="ce32" office:value-type="float" office:value="0.06495062" calcext:value-type="float">
            <text:p>0.0650</text:p>
          </table:table-cell>
          <table:table-cell table:number-columns-repeated="3"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C121]" office:value-type="float" office:value="0.150527" calcext:value-type="float">
            <text:p>0.1505</text:p>
          </table:table-cell>
          <table:table-cell table:style-name="ce36" table:formula="of:=[.D121]" office:value-type="float" office:value="0.03604937" calcext:value-type="float">
            <text:p>0.0360</text:p>
          </table:table-cell>
          <table:table-cell table:style-name="ce36" table:formula="of:=[.P121]" office:value-type="float" office:value="0.03604937" calcext:value-type="float">
            <text:p>0.0360</text:p>
          </table:table-cell>
          <table:table-cell/>
          <table:table-cell table:style-name="ce36" table:formula="of:=([.A121]+[.B121])/2*([.A121]+[.B121])/2" office:value-type="float" office:value="5.4289" calcext:value-type="float">
            <text:p>5.4289</text:p>
          </table:table-cell>
          <table:table-cell table:style-name="ce36" table:formula="of:=[.H121]" office:value-type="float" office:value="0.0522799" calcext:value-type="float">
            <text:p>0.0523</text:p>
          </table:table-cell>
          <table:table-cell table:style-name="ce36" table:formula="of:=[.I121]" office:value-type="float" office:value="0.06495062" calcext:value-type="float">
            <text:p>0.0650</text:p>
          </table:table-cell>
          <table:table-cell table:style-name="ce36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21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32" office:value-type="float" office:value="0.0357981" calcext:value-type="float">
            <text:p>0.0358</text:p>
          </table:table-cell>
          <table:table-cell table:number-columns-repeated="2" table:style-name="ce32" office:value-type="float" office:value="0.06020118" calcext:value-type="float">
            <text:p>0.0602</text:p>
          </table:table-cell>
          <table:table-cell table:number-columns-repeated="3"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C122]" office:value-type="float" office:value="0.101883" calcext:value-type="float">
            <text:p>0.1019</text:p>
          </table:table-cell>
          <table:table-cell table:style-name="ce36" table:formula="of:=[.D122]" office:value-type="float" office:value="0.02994663" calcext:value-type="float">
            <text:p>0.0299</text:p>
          </table:table-cell>
          <table:table-cell table:style-name="ce36" table:formula="of:=[.P122]" office:value-type="float" office:value="0.02994663" calcext:value-type="float">
            <text:p>0.0299</text:p>
          </table:table-cell>
          <table:table-cell/>
          <table:table-cell table:style-name="ce36" table:formula="of:=([.A122]+[.B122])/2*([.A122]+[.B122])/2" office:value-type="float" office:value="5.5225" calcext:value-type="float">
            <text:p>5.5225</text:p>
          </table:table-cell>
          <table:table-cell table:style-name="ce36" table:formula="of:=[.H122]" office:value-type="float" office:value="0.0357981" calcext:value-type="float">
            <text:p>0.0358</text:p>
          </table:table-cell>
          <table:table-cell table:style-name="ce36" table:formula="of:=[.I122]" office:value-type="float" office:value="0.06020118" calcext:value-type="float">
            <text:p>0.0602</text:p>
          </table:table-cell>
          <table:table-cell table:style-name="ce36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21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32" office:value-type="float" office:value="0.0568007" calcext:value-type="float">
            <text:p>0.0568</text:p>
          </table:table-cell>
          <table:table-cell table:number-columns-repeated="2" table:style-name="ce32" office:value-type="float" office:value="0.06542946" calcext:value-type="float">
            <text:p>0.0654</text:p>
          </table:table-cell>
          <table:table-cell table:number-columns-repeated="3"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C123]" office:value-type="float" office:value="0.159791" calcext:value-type="float">
            <text:p>0.1598</text:p>
          </table:table-cell>
          <table:table-cell table:style-name="ce36" table:formula="of:=[.D123]" office:value-type="float" office:value="0.03512901" calcext:value-type="float">
            <text:p>0.0351</text:p>
          </table:table-cell>
          <table:table-cell table:style-name="ce36" table:formula="of:=[.P123]" office:value-type="float" office:value="0.03512901" calcext:value-type="float">
            <text:p>0.0351</text:p>
          </table:table-cell>
          <table:table-cell/>
          <table:table-cell table:style-name="ce36" table:formula="of:=([.A123]+[.B123])/2*([.A123]+[.B123])/2" office:value-type="float" office:value="5.6169" calcext:value-type="float">
            <text:p>5.6169</text:p>
          </table:table-cell>
          <table:table-cell table:style-name="ce36" table:formula="of:=[.H123]" office:value-type="float" office:value="0.0568007" calcext:value-type="float">
            <text:p>0.0568</text:p>
          </table:table-cell>
          <table:table-cell table:style-name="ce36" table:formula="of:=[.I123]" office:value-type="float" office:value="0.06542946" calcext:value-type="float">
            <text:p>0.0654</text:p>
          </table:table-cell>
          <table:table-cell table:style-name="ce36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21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32" office:value-type="float" office:value="0.027995" calcext:value-type="float">
            <text:p>0.0280</text:p>
          </table:table-cell>
          <table:table-cell table:number-columns-repeated="2" table:style-name="ce32" office:value-type="float" office:value="0.05605576" calcext:value-type="float">
            <text:p>0.0561</text:p>
          </table:table-cell>
          <table:table-cell table:number-columns-repeated="3"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C124]" office:value-type="float" office:value="0.077845" calcext:value-type="float">
            <text:p>0.0778</text:p>
          </table:table-cell>
          <table:table-cell table:style-name="ce36" table:formula="of:=[.D124]" office:value-type="float" office:value="0.02471372" calcext:value-type="float">
            <text:p>0.0247</text:p>
          </table:table-cell>
          <table:table-cell table:style-name="ce36" table:formula="of:=[.P124]" office:value-type="float" office:value="0.02471372" calcext:value-type="float">
            <text:p>0.0247</text:p>
          </table:table-cell>
          <table:table-cell/>
          <table:table-cell table:style-name="ce36" table:formula="of:=([.A124]+[.B124])/2*([.A124]+[.B124])/2" office:value-type="float" office:value="5.7121" calcext:value-type="float">
            <text:p>5.7121</text:p>
          </table:table-cell>
          <table:table-cell table:style-name="ce36" table:formula="of:=[.H124]" office:value-type="float" office:value="0.027995" calcext:value-type="float">
            <text:p>0.0280</text:p>
          </table:table-cell>
          <table:table-cell table:style-name="ce36" table:formula="of:=[.I124]" office:value-type="float" office:value="0.05605576" calcext:value-type="float">
            <text:p>0.0561</text:p>
          </table:table-cell>
          <table:table-cell table:style-name="ce36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21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32" office:value-type="float" office:value="0.0410903" calcext:value-type="float">
            <text:p>0.0411</text:p>
          </table:table-cell>
          <table:table-cell table:number-columns-repeated="2" table:style-name="ce32" office:value-type="float" office:value="0.06116409" calcext:value-type="float">
            <text:p>0.0612</text:p>
          </table:table-cell>
          <table:table-cell table:number-columns-repeated="3"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C125]" office:value-type="float" office:value="0.112938" calcext:value-type="float">
            <text:p>0.1129</text:p>
          </table:table-cell>
          <table:table-cell table:style-name="ce36" table:formula="of:=[.D125]" office:value-type="float" office:value="0.02901321" calcext:value-type="float">
            <text:p>0.0290</text:p>
          </table:table-cell>
          <table:table-cell table:style-name="ce36" table:formula="of:=[.P125]" office:value-type="float" office:value="0.02901321" calcext:value-type="float">
            <text:p>0.0290</text:p>
          </table:table-cell>
          <table:table-cell/>
          <table:table-cell table:style-name="ce36" table:formula="of:=([.A125]+[.B125])/2*([.A125]+[.B125])/2" office:value-type="float" office:value="5.8081" calcext:value-type="float">
            <text:p>5.8081</text:p>
          </table:table-cell>
          <table:table-cell table:style-name="ce36" table:formula="of:=[.H125]" office:value-type="float" office:value="0.0410903" calcext:value-type="float">
            <text:p>0.0411</text:p>
          </table:table-cell>
          <table:table-cell table:style-name="ce36" table:formula="of:=[.I125]" office:value-type="float" office:value="0.06116409" calcext:value-type="float">
            <text:p>0.0612</text:p>
          </table:table-cell>
          <table:table-cell table:style-name="ce36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21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32" office:value-type="float" office:value="0.0441293" calcext:value-type="float">
            <text:p>0.0441</text:p>
          </table:table-cell>
          <table:table-cell table:number-columns-repeated="2" table:style-name="ce32" office:value-type="float" office:value="0.06404318" calcext:value-type="float">
            <text:p>0.0640</text:p>
          </table:table-cell>
          <table:table-cell table:number-columns-repeated="3"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C126]" office:value-type="float" office:value="0.119888" calcext:value-type="float">
            <text:p>0.1199</text:p>
          </table:table-cell>
          <table:table-cell table:style-name="ce36" table:formula="of:=[.D126]" office:value-type="float" office:value="0.03106317" calcext:value-type="float">
            <text:p>0.0311</text:p>
          </table:table-cell>
          <table:table-cell table:style-name="ce36" table:formula="of:=[.P126]" office:value-type="float" office:value="0.03106317" calcext:value-type="float">
            <text:p>0.0311</text:p>
          </table:table-cell>
          <table:table-cell/>
          <table:table-cell table:style-name="ce36" table:formula="of:=([.A126]+[.B126])/2*([.A126]+[.B126])/2" office:value-type="float" office:value="5.9049" calcext:value-type="float">
            <text:p>5.9049</text:p>
          </table:table-cell>
          <table:table-cell table:style-name="ce36" table:formula="of:=[.H126]" office:value-type="float" office:value="0.0441293" calcext:value-type="float">
            <text:p>0.0441</text:p>
          </table:table-cell>
          <table:table-cell table:style-name="ce36" table:formula="of:=[.I126]" office:value-type="float" office:value="0.06404318" calcext:value-type="float">
            <text:p>0.0640</text:p>
          </table:table-cell>
          <table:table-cell table:style-name="ce36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21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32" office:value-type="float" office:value="0.0218484" calcext:value-type="float">
            <text:p>0.0218</text:p>
          </table:table-cell>
          <table:table-cell table:number-columns-repeated="2" table:style-name="ce32" office:value-type="float" office:value="0.05521811" calcext:value-type="float">
            <text:p>0.0552</text:p>
          </table:table-cell>
          <table:table-cell table:number-columns-repeated="3"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C127]" office:value-type="float" office:value="0.05867" calcext:value-type="float">
            <text:p>0.0587</text:p>
          </table:table-cell>
          <table:table-cell table:style-name="ce36" table:formula="of:=[.D127]" office:value-type="float" office:value="0.02224916" calcext:value-type="float">
            <text:p>0.0222</text:p>
          </table:table-cell>
          <table:table-cell table:style-name="ce36" table:formula="of:=[.P127]" office:value-type="float" office:value="0.02224916" calcext:value-type="float">
            <text:p>0.0222</text:p>
          </table:table-cell>
          <table:table-cell/>
          <table:table-cell table:style-name="ce36" table:formula="of:=([.A127]+[.B127])/2*([.A127]+[.B127])/2" office:value-type="float" office:value="6.0025" calcext:value-type="float">
            <text:p>6.0025</text:p>
          </table:table-cell>
          <table:table-cell table:style-name="ce36" table:formula="of:=[.H127]" office:value-type="float" office:value="0.0218484" calcext:value-type="float">
            <text:p>0.0218</text:p>
          </table:table-cell>
          <table:table-cell table:style-name="ce36" table:formula="of:=[.I127]" office:value-type="float" office:value="0.05521811" calcext:value-type="float">
            <text:p>0.0552</text:p>
          </table:table-cell>
          <table:table-cell table:style-name="ce36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21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32" office:value-type="float" office:value="0.0200574" calcext:value-type="float">
            <text:p>0.0201</text:p>
          </table:table-cell>
          <table:table-cell table:number-columns-repeated="2" table:style-name="ce32" office:value-type="float" office:value="0.0547957" calcext:value-type="float">
            <text:p>0.0548</text:p>
          </table:table-cell>
          <table:table-cell table:number-columns-repeated="3"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C128]" office:value-type="float" office:value="0.053238" calcext:value-type="float">
            <text:p>0.0532</text:p>
          </table:table-cell>
          <table:table-cell table:style-name="ce36" table:formula="of:=[.D128]" office:value-type="float" office:value="0.02137869" calcext:value-type="float">
            <text:p>0.0214</text:p>
          </table:table-cell>
          <table:table-cell table:style-name="ce36" table:formula="of:=[.P128]" office:value-type="float" office:value="0.02137869" calcext:value-type="float">
            <text:p>0.0214</text:p>
          </table:table-cell>
          <table:table-cell/>
          <table:table-cell table:style-name="ce36" table:formula="of:=([.A128]+[.B128])/2*([.A128]+[.B128])/2" office:value-type="float" office:value="6.1009" calcext:value-type="float">
            <text:p>6.1009</text:p>
          </table:table-cell>
          <table:table-cell table:style-name="ce36" table:formula="of:=[.H128]" office:value-type="float" office:value="0.0200574" calcext:value-type="float">
            <text:p>0.0201</text:p>
          </table:table-cell>
          <table:table-cell table:style-name="ce36" table:formula="of:=[.I128]" office:value-type="float" office:value="0.0547957" calcext:value-type="float">
            <text:p>0.0548</text:p>
          </table:table-cell>
          <table:table-cell table:style-name="ce36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21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32" office:value-type="float" office:value="0.0402651" calcext:value-type="float">
            <text:p>0.0403</text:p>
          </table:table-cell>
          <table:table-cell table:number-columns-repeated="2" table:style-name="ce32" office:value-type="float" office:value="0.06251201" calcext:value-type="float">
            <text:p>0.0625</text:p>
          </table:table-cell>
          <table:table-cell table:number-columns-repeated="3"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C129]" office:value-type="float" office:value="0.10564" calcext:value-type="float">
            <text:p>0.1056</text:p>
          </table:table-cell>
          <table:table-cell table:style-name="ce36" table:formula="of:=[.D129]" office:value-type="float" office:value="0.02758974" calcext:value-type="float">
            <text:p>0.0276</text:p>
          </table:table-cell>
          <table:table-cell table:style-name="ce36" table:formula="of:=[.P129]" office:value-type="float" office:value="0.02758974" calcext:value-type="float">
            <text:p>0.0276</text:p>
          </table:table-cell>
          <table:table-cell/>
          <table:table-cell table:style-name="ce36" table:formula="of:=([.A129]+[.B129])/2*([.A129]+[.B129])/2" office:value-type="float" office:value="6.2001" calcext:value-type="float">
            <text:p>6.2001</text:p>
          </table:table-cell>
          <table:table-cell table:style-name="ce36" table:formula="of:=[.H129]" office:value-type="float" office:value="0.0402651" calcext:value-type="float">
            <text:p>0.0403</text:p>
          </table:table-cell>
          <table:table-cell table:style-name="ce36" table:formula="of:=[.I129]" office:value-type="float" office:value="0.06251201" calcext:value-type="float">
            <text:p>0.0625</text:p>
          </table:table-cell>
          <table:table-cell table:style-name="ce36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21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32" office:value-type="float" office:value="0.0304849" calcext:value-type="float">
            <text:p>0.0305</text:p>
          </table:table-cell>
          <table:table-cell table:number-columns-repeated="2" table:style-name="ce32" office:value-type="float" office:value="0.06176287" calcext:value-type="float">
            <text:p>0.0618</text:p>
          </table:table-cell>
          <table:table-cell table:number-columns-repeated="3"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C130]" office:value-type="float" office:value="0.079057" calcext:value-type="float">
            <text:p>0.0791</text:p>
          </table:table-cell>
          <table:table-cell table:style-name="ce36" table:formula="of:=[.D130]" office:value-type="float" office:value="0.02606259" calcext:value-type="float">
            <text:p>0.0261</text:p>
          </table:table-cell>
          <table:table-cell table:style-name="ce36" table:formula="of:=[.P130]" office:value-type="float" office:value="0.02606259" calcext:value-type="float">
            <text:p>0.0261</text:p>
          </table:table-cell>
          <table:table-cell/>
          <table:table-cell table:style-name="ce36" table:formula="of:=([.A130]+[.B130])/2*([.A130]+[.B130])/2" office:value-type="float" office:value="6.3001" calcext:value-type="float">
            <text:p>6.3001</text:p>
          </table:table-cell>
          <table:table-cell table:style-name="ce36" table:formula="of:=[.H130]" office:value-type="float" office:value="0.0304849" calcext:value-type="float">
            <text:p>0.0305</text:p>
          </table:table-cell>
          <table:table-cell table:style-name="ce36" table:formula="of:=[.I130]" office:value-type="float" office:value="0.06176287" calcext:value-type="float">
            <text:p>0.0618</text:p>
          </table:table-cell>
          <table:table-cell table:style-name="ce36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21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32" office:value-type="float" office:value="0.0354783" calcext:value-type="float">
            <text:p>0.0355</text:p>
          </table:table-cell>
          <table:table-cell table:number-columns-repeated="2" table:style-name="ce32" office:value-type="float" office:value="0.0636068" calcext:value-type="float">
            <text:p>0.0636</text:p>
          </table:table-cell>
          <table:table-cell table:number-columns-repeated="3"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C131]" office:value-type="float" office:value="0.090945" calcext:value-type="float">
            <text:p>0.0909</text:p>
          </table:table-cell>
          <table:table-cell table:style-name="ce36" table:formula="of:=[.D131]" office:value-type="float" office:value="0.02710516" calcext:value-type="float">
            <text:p>0.0271</text:p>
          </table:table-cell>
          <table:table-cell table:style-name="ce36" table:formula="of:=[.P131]" office:value-type="float" office:value="0.02710516" calcext:value-type="float">
            <text:p>0.0271</text:p>
          </table:table-cell>
          <table:table-cell/>
          <table:table-cell table:style-name="ce36" table:formula="of:=([.A131]+[.B131])/2*([.A131]+[.B131])/2" office:value-type="float" office:value="6.4009" calcext:value-type="float">
            <text:p>6.4009</text:p>
          </table:table-cell>
          <table:table-cell table:style-name="ce36" table:formula="of:=[.H131]" office:value-type="float" office:value="0.0354783" calcext:value-type="float">
            <text:p>0.0355</text:p>
          </table:table-cell>
          <table:table-cell table:style-name="ce36" table:formula="of:=[.I131]" office:value-type="float" office:value="0.0636068" calcext:value-type="float">
            <text:p>0.0636</text:p>
          </table:table-cell>
          <table:table-cell table:style-name="ce36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21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32" office:value-type="float" office:value="0.0409008" calcext:value-type="float">
            <text:p>0.0409</text:p>
          </table:table-cell>
          <table:table-cell table:number-columns-repeated="2" table:style-name="ce32" office:value-type="float" office:value="0.06615986" calcext:value-type="float">
            <text:p>0.0662</text:p>
          </table:table-cell>
          <table:table-cell table:number-columns-repeated="3"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C132]" office:value-type="float" office:value="0.103637" calcext:value-type="float">
            <text:p>0.1036</text:p>
          </table:table-cell>
          <table:table-cell table:style-name="ce36" table:formula="of:=[.D132]" office:value-type="float" office:value="0.02874098" calcext:value-type="float">
            <text:p>0.0287</text:p>
          </table:table-cell>
          <table:table-cell table:style-name="ce36" table:formula="of:=[.P132]" office:value-type="float" office:value="0.02874098" calcext:value-type="float">
            <text:p>0.0287</text:p>
          </table:table-cell>
          <table:table-cell/>
          <table:table-cell table:style-name="ce36" table:formula="of:=([.A132]+[.B132])/2*([.A132]+[.B132])/2" office:value-type="float" office:value="6.5025" calcext:value-type="float">
            <text:p>6.5025</text:p>
          </table:table-cell>
          <table:table-cell table:style-name="ce36" table:formula="of:=[.H132]" office:value-type="float" office:value="0.0409008" calcext:value-type="float">
            <text:p>0.0409</text:p>
          </table:table-cell>
          <table:table-cell table:style-name="ce36" table:formula="of:=[.I132]" office:value-type="float" office:value="0.06615986" calcext:value-type="float">
            <text:p>0.0662</text:p>
          </table:table-cell>
          <table:table-cell table:style-name="ce36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21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32" office:value-type="float" office:value="0.0221867" calcext:value-type="float">
            <text:p>0.0222</text:p>
          </table:table-cell>
          <table:table-cell table:number-columns-repeated="2" table:style-name="ce32" office:value-type="float" office:value="0.05925209" calcext:value-type="float">
            <text:p>0.0593</text:p>
          </table:table-cell>
          <table:table-cell table:number-columns-repeated="3"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C133]" office:value-type="float" office:value="0.055571" calcext:value-type="float">
            <text:p>0.0556</text:p>
          </table:table-cell>
          <table:table-cell table:style-name="ce36" table:formula="of:=[.D133]" office:value-type="float" office:value="0.02226052" calcext:value-type="float">
            <text:p>0.0223</text:p>
          </table:table-cell>
          <table:table-cell table:style-name="ce36" table:formula="of:=[.P133]" office:value-type="float" office:value="0.02226052" calcext:value-type="float">
            <text:p>0.0223</text:p>
          </table:table-cell>
          <table:table-cell/>
          <table:table-cell table:style-name="ce36" table:formula="of:=([.A133]+[.B133])/2*([.A133]+[.B133])/2" office:value-type="float" office:value="6.6049" calcext:value-type="float">
            <text:p>6.6049</text:p>
          </table:table-cell>
          <table:table-cell table:style-name="ce36" table:formula="of:=[.H133]" office:value-type="float" office:value="0.0221867" calcext:value-type="float">
            <text:p>0.0222</text:p>
          </table:table-cell>
          <table:table-cell table:style-name="ce36" table:formula="of:=[.I133]" office:value-type="float" office:value="0.05925209" calcext:value-type="float">
            <text:p>0.0593</text:p>
          </table:table-cell>
          <table:table-cell table:style-name="ce36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21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32" office:value-type="float" office:value="0.0329389" calcext:value-type="float">
            <text:p>0.0329</text:p>
          </table:table-cell>
          <table:table-cell table:number-columns-repeated="2" table:style-name="ce32" office:value-type="float" office:value="0.06280741" calcext:value-type="float">
            <text:p>0.0628</text:p>
          </table:table-cell>
          <table:table-cell table:number-columns-repeated="3"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C134]" office:value-type="float" office:value="0.081554" calcext:value-type="float">
            <text:p>0.0816</text:p>
          </table:table-cell>
          <table:table-cell table:style-name="ce36" table:formula="of:=[.D134]" office:value-type="float" office:value="0.02464195" calcext:value-type="float">
            <text:p>0.0246</text:p>
          </table:table-cell>
          <table:table-cell table:style-name="ce36" table:formula="of:=[.P134]" office:value-type="float" office:value="0.02464195" calcext:value-type="float">
            <text:p>0.0246</text:p>
          </table:table-cell>
          <table:table-cell/>
          <table:table-cell table:style-name="ce36" table:formula="of:=([.A134]+[.B134])/2*([.A134]+[.B134])/2" office:value-type="float" office:value="6.7081" calcext:value-type="float">
            <text:p>6.7081</text:p>
          </table:table-cell>
          <table:table-cell table:style-name="ce36" table:formula="of:=[.H134]" office:value-type="float" office:value="0.0329389" calcext:value-type="float">
            <text:p>0.0329</text:p>
          </table:table-cell>
          <table:table-cell table:style-name="ce36" table:formula="of:=[.I134]" office:value-type="float" office:value="0.06280741" calcext:value-type="float">
            <text:p>0.0628</text:p>
          </table:table-cell>
          <table:table-cell table:style-name="ce36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21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32" office:value-type="float" office:value="0.0270965" calcext:value-type="float">
            <text:p>0.0271</text:p>
          </table:table-cell>
          <table:table-cell table:number-columns-repeated="2" table:style-name="ce32" office:value-type="float" office:value="0.04972198" calcext:value-type="float">
            <text:p>0.0497</text:p>
          </table:table-cell>
          <table:table-cell table:number-columns-repeated="3"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C135]" office:value-type="float" office:value="0.065937" calcext:value-type="float">
            <text:p>0.0659</text:p>
          </table:table-cell>
          <table:table-cell table:style-name="ce36" table:formula="of:=[.D135]" office:value-type="float" office:value="0.01513254" calcext:value-type="float">
            <text:p>0.0151</text:p>
          </table:table-cell>
          <table:table-cell table:style-name="ce36" table:formula="of:=[.P135]" office:value-type="float" office:value="0.01513254" calcext:value-type="float">
            <text:p>0.0151</text:p>
          </table:table-cell>
          <table:table-cell/>
          <table:table-cell table:style-name="ce36" table:formula="of:=([.A135]+[.B135])/2*([.A135]+[.B135])/2" office:value-type="float" office:value="6.8644" calcext:value-type="float">
            <text:p>6.8644</text:p>
          </table:table-cell>
          <table:table-cell table:style-name="ce36" table:formula="of:=[.H135]" office:value-type="float" office:value="0.0270965" calcext:value-type="float">
            <text:p>0.0271</text:p>
          </table:table-cell>
          <table:table-cell table:style-name="ce36" table:formula="of:=[.I135]" office:value-type="float" office:value="0.04972198" calcext:value-type="float">
            <text:p>0.0497</text:p>
          </table:table-cell>
          <table:table-cell table:style-name="ce36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21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32" office:value-type="float" office:value="0.0187906" calcext:value-type="float">
            <text:p>0.0188</text:p>
          </table:table-cell>
          <table:table-cell table:number-columns-repeated="2" table:style-name="ce32" office:value-type="float" office:value="0.04750707" calcext:value-type="float">
            <text:p>0.0475</text:p>
          </table:table-cell>
          <table:table-cell table:number-columns-repeated="3"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C136]" office:value-type="float" office:value="0.044671" calcext:value-type="float">
            <text:p>0.0447</text:p>
          </table:table-cell>
          <table:table-cell table:style-name="ce36" table:formula="of:=[.D136]" office:value-type="float" office:value="0.01301655" calcext:value-type="float">
            <text:p>0.0130</text:p>
          </table:table-cell>
          <table:table-cell table:style-name="ce36" table:formula="of:=[.P136]" office:value-type="float" office:value="0.01301655" calcext:value-type="float">
            <text:p>0.0130</text:p>
          </table:table-cell>
          <table:table-cell/>
          <table:table-cell table:style-name="ce36" table:formula="of:=([.A136]+[.B136])/2*([.A136]+[.B136])/2" office:value-type="float" office:value="7.0756" calcext:value-type="float">
            <text:p>7.0756</text:p>
          </table:table-cell>
          <table:table-cell table:style-name="ce36" table:formula="of:=[.H136]" office:value-type="float" office:value="0.0187906" calcext:value-type="float">
            <text:p>0.0188</text:p>
          </table:table-cell>
          <table:table-cell table:style-name="ce36" table:formula="of:=[.I136]" office:value-type="float" office:value="0.04750707" calcext:value-type="float">
            <text:p>0.0475</text:p>
          </table:table-cell>
          <table:table-cell table:style-name="ce36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21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32" office:value-type="float" office:value="0.0198975" calcext:value-type="float">
            <text:p>0.0199</text:p>
          </table:table-cell>
          <table:table-cell table:number-columns-repeated="2" table:style-name="ce32" office:value-type="float" office:value="0.04719995" calcext:value-type="float">
            <text:p>0.0472</text:p>
          </table:table-cell>
          <table:table-cell table:number-columns-repeated="3"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C137]" office:value-type="float" office:value="0.046153" calcext:value-type="float">
            <text:p>0.0462</text:p>
          </table:table-cell>
          <table:table-cell table:style-name="ce36" table:formula="of:=[.D137]" office:value-type="float" office:value="0.0122826" calcext:value-type="float">
            <text:p>0.0123</text:p>
          </table:table-cell>
          <table:table-cell table:style-name="ce36" table:formula="of:=[.P137]" office:value-type="float" office:value="0.0122826" calcext:value-type="float">
            <text:p>0.0123</text:p>
          </table:table-cell>
          <table:table-cell/>
          <table:table-cell table:style-name="ce36" table:formula="of:=([.A137]+[.B137])/2*([.A137]+[.B137])/2" office:value-type="float" office:value="7.29" calcext:value-type="float">
            <text:p>7.2900</text:p>
          </table:table-cell>
          <table:table-cell table:style-name="ce36" table:formula="of:=[.H137]" office:value-type="float" office:value="0.0198975" calcext:value-type="float">
            <text:p>0.0199</text:p>
          </table:table-cell>
          <table:table-cell table:style-name="ce36" table:formula="of:=[.I137]" office:value-type="float" office:value="0.04719995" calcext:value-type="float">
            <text:p>0.0472</text:p>
          </table:table-cell>
          <table:table-cell table:style-name="ce36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32" office:value-type="float" office:value="0.0163191" calcext:value-type="float">
            <text:p>0.0163</text:p>
          </table:table-cell>
          <table:table-cell table:number-columns-repeated="2" table:style-name="ce32" office:value-type="float" office:value="0.04566586" calcext:value-type="float">
            <text:p>0.0457</text:p>
          </table:table-cell>
          <table:table-cell table:number-columns-repeated="3"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C138]" office:value-type="float" office:value="0.037" calcext:value-type="float">
            <text:p>0.0370</text:p>
          </table:table-cell>
          <table:table-cell table:style-name="ce36" table:formula="of:=[.D138]" office:value-type="float" office:value="0.01093341" calcext:value-type="float">
            <text:p>0.0109</text:p>
          </table:table-cell>
          <table:table-cell table:style-name="ce36" table:formula="of:=[.P138]" office:value-type="float" office:value="0.01093341" calcext:value-type="float">
            <text:p>0.0109</text:p>
          </table:table-cell>
          <table:table-cell/>
          <table:table-cell table:style-name="ce36" table:formula="of:=([.A138]+[.B138])/2*([.A138]+[.B138])/2" office:value-type="float" office:value="7.5076" calcext:value-type="float">
            <text:p>7.5076</text:p>
          </table:table-cell>
          <table:table-cell table:style-name="ce36" table:formula="of:=[.H138]" office:value-type="float" office:value="0.0163191" calcext:value-type="float">
            <text:p>0.0163</text:p>
          </table:table-cell>
          <table:table-cell table:style-name="ce36" table:formula="of:=[.I138]" office:value-type="float" office:value="0.04566586" calcext:value-type="float">
            <text:p>0.0457</text:p>
          </table:table-cell>
          <table:table-cell table:style-name="ce36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21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32" office:value-type="float" office:value="0.0168643" calcext:value-type="float">
            <text:p>0.0169</text:p>
          </table:table-cell>
          <table:table-cell table:number-columns-repeated="2" table:style-name="ce32" office:value-type="float" office:value="0.04720957" calcext:value-type="float">
            <text:p>0.0472</text:p>
          </table:table-cell>
          <table:table-cell table:number-columns-repeated="3"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C139]" office:value-type="float" office:value="0.037379" calcext:value-type="float">
            <text:p>0.0374</text:p>
          </table:table-cell>
          <table:table-cell table:style-name="ce36" table:formula="of:=[.D139]" office:value-type="float" office:value="0.01116241" calcext:value-type="float">
            <text:p>0.0112</text:p>
          </table:table-cell>
          <table:table-cell table:style-name="ce36" table:formula="of:=[.P139]" office:value-type="float" office:value="0.01116241" calcext:value-type="float">
            <text:p>0.0112</text:p>
          </table:table-cell>
          <table:table-cell/>
          <table:table-cell table:style-name="ce36" table:formula="of:=([.A139]+[.B139])/2*([.A139]+[.B139])/2" office:value-type="float" office:value="7.7284" calcext:value-type="float">
            <text:p>7.7284</text:p>
          </table:table-cell>
          <table:table-cell table:style-name="ce36" table:formula="of:=[.H139]" office:value-type="float" office:value="0.0168643" calcext:value-type="float">
            <text:p>0.0169</text:p>
          </table:table-cell>
          <table:table-cell table:style-name="ce36" table:formula="of:=[.I139]" office:value-type="float" office:value="0.04720957" calcext:value-type="float">
            <text:p>0.0472</text:p>
          </table:table-cell>
          <table:table-cell table:style-name="ce36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21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32" office:value-type="float" office:value="0.0180325" calcext:value-type="float">
            <text:p>0.0180</text:p>
          </table:table-cell>
          <table:table-cell table:number-columns-repeated="2" table:style-name="ce32" office:value-type="float" office:value="0.04714727" calcext:value-type="float">
            <text:p>0.0471</text:p>
          </table:table-cell>
          <table:table-cell table:number-columns-repeated="3"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C140]" office:value-type="float" office:value="0.039077" calcext:value-type="float">
            <text:p>0.0391</text:p>
          </table:table-cell>
          <table:table-cell table:style-name="ce36" table:formula="of:=[.D140]" office:value-type="float" office:value="0.01068268" calcext:value-type="float">
            <text:p>0.0107</text:p>
          </table:table-cell>
          <table:table-cell table:style-name="ce36" table:formula="of:=[.P140]" office:value-type="float" office:value="0.01068268" calcext:value-type="float">
            <text:p>0.0107</text:p>
          </table:table-cell>
          <table:table-cell/>
          <table:table-cell table:style-name="ce36" table:formula="of:=([.A140]+[.B140])/2*([.A140]+[.B140])/2" office:value-type="float" office:value="7.9524" calcext:value-type="float">
            <text:p>7.9524</text:p>
          </table:table-cell>
          <table:table-cell table:style-name="ce36" table:formula="of:=[.H140]" office:value-type="float" office:value="0.0180325" calcext:value-type="float">
            <text:p>0.0180</text:p>
          </table:table-cell>
          <table:table-cell table:style-name="ce36" table:formula="of:=[.I140]" office:value-type="float" office:value="0.04714727" calcext:value-type="float">
            <text:p>0.0471</text:p>
          </table:table-cell>
          <table:table-cell table:style-name="ce36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21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32" office:value-type="float" office:value="0.0137046" calcext:value-type="float">
            <text:p>0.0137</text:p>
          </table:table-cell>
          <table:table-cell table:number-columns-repeated="2" table:style-name="ce32" office:value-type="float" office:value="0.04539063" calcext:value-type="float">
            <text:p>0.0454</text:p>
          </table:table-cell>
          <table:table-cell table:number-columns-repeated="3"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C141]" office:value-type="float" office:value="0.02904" calcext:value-type="float">
            <text:p>0.0290</text:p>
          </table:table-cell>
          <table:table-cell table:style-name="ce36" table:formula="of:=[.D141]" office:value-type="float" office:value="0.00940369" calcext:value-type="float">
            <text:p>0.0094</text:p>
          </table:table-cell>
          <table:table-cell table:style-name="ce36" table:formula="of:=[.P141]" office:value-type="float" office:value="0.00940369" calcext:value-type="float">
            <text:p>0.0094</text:p>
          </table:table-cell>
          <table:table-cell/>
          <table:table-cell table:style-name="ce36" table:formula="of:=([.A141]+[.B141])/2*([.A141]+[.B141])/2" office:value-type="float" office:value="8.1796" calcext:value-type="float">
            <text:p>8.1796</text:p>
          </table:table-cell>
          <table:table-cell table:style-name="ce36" table:formula="of:=[.H141]" office:value-type="float" office:value="0.0137046" calcext:value-type="float">
            <text:p>0.0137</text:p>
          </table:table-cell>
          <table:table-cell table:style-name="ce36" table:formula="of:=[.I141]" office:value-type="float" office:value="0.04539063" calcext:value-type="float">
            <text:p>0.0454</text:p>
          </table:table-cell>
          <table:table-cell table:style-name="ce36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21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32" office:value-type="float" office:value="0.0185938" calcext:value-type="float">
            <text:p>0.0186</text:p>
          </table:table-cell>
          <table:table-cell table:number-columns-repeated="2" table:style-name="ce32" office:value-type="float" office:value="0.0504657" calcext:value-type="float">
            <text:p>0.0505</text:p>
          </table:table-cell>
          <table:table-cell table:number-columns-repeated="3"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C142]" office:value-type="float" office:value="0.038532" calcext:value-type="float">
            <text:p>0.0385</text:p>
          </table:table-cell>
          <table:table-cell table:style-name="ce36" table:formula="of:=[.D142]" office:value-type="float" office:value="0.0111638" calcext:value-type="float">
            <text:p>0.0112</text:p>
          </table:table-cell>
          <table:table-cell table:style-name="ce36" table:formula="of:=[.P142]" office:value-type="float" office:value="0.0111638" calcext:value-type="float">
            <text:p>0.0112</text:p>
          </table:table-cell>
          <table:table-cell/>
          <table:table-cell table:style-name="ce36" table:formula="of:=([.A142]+[.B142])/2*([.A142]+[.B142])/2" office:value-type="float" office:value="8.41" calcext:value-type="float">
            <text:p>8.4100</text:p>
          </table:table-cell>
          <table:table-cell table:style-name="ce36" table:formula="of:=[.H142]" office:value-type="float" office:value="0.0185938" calcext:value-type="float">
            <text:p>0.0186</text:p>
          </table:table-cell>
          <table:table-cell table:style-name="ce36" table:formula="of:=[.I142]" office:value-type="float" office:value="0.0504657" calcext:value-type="float">
            <text:p>0.0505</text:p>
          </table:table-cell>
          <table:table-cell table:style-name="ce36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21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32" office:value-type="float" office:value="0.0220508" calcext:value-type="float">
            <text:p>0.0221</text:p>
          </table:table-cell>
          <table:table-cell table:number-columns-repeated="2" table:style-name="ce32" office:value-type="float" office:value="0.05085388" calcext:value-type="float">
            <text:p>0.0509</text:p>
          </table:table-cell>
          <table:table-cell table:number-columns-repeated="3"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C143]" office:value-type="float" office:value="0.044669" calcext:value-type="float">
            <text:p>0.0447</text:p>
          </table:table-cell>
          <table:table-cell table:style-name="ce36" table:formula="of:=[.D143]" office:value-type="float" office:value="0.01092509" calcext:value-type="float">
            <text:p>0.0109</text:p>
          </table:table-cell>
          <table:table-cell table:style-name="ce36" table:formula="of:=[.P143]" office:value-type="float" office:value="0.01092509" calcext:value-type="float">
            <text:p>0.0109</text:p>
          </table:table-cell>
          <table:table-cell/>
          <table:table-cell table:style-name="ce36" table:formula="of:=([.A143]+[.B143])/2*([.A143]+[.B143])/2" office:value-type="float" office:value="8.6436" calcext:value-type="float">
            <text:p>8.6436</text:p>
          </table:table-cell>
          <table:table-cell table:style-name="ce36" table:formula="of:=[.H143]" office:value-type="float" office:value="0.0220508" calcext:value-type="float">
            <text:p>0.0221</text:p>
          </table:table-cell>
          <table:table-cell table:style-name="ce36" table:formula="of:=[.I143]" office:value-type="float" office:value="0.05085388" calcext:value-type="float">
            <text:p>0.0509</text:p>
          </table:table-cell>
          <table:table-cell table:style-name="ce36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21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32" office:value-type="float" office:value="0.0106615" calcext:value-type="float">
            <text:p>0.0107</text:p>
          </table:table-cell>
          <table:table-cell table:number-columns-repeated="2" table:style-name="ce32" office:value-type="float" office:value="0.04495957" calcext:value-type="float">
            <text:p>0.0450</text:p>
          </table:table-cell>
          <table:table-cell table:number-columns-repeated="3"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C144]" office:value-type="float" office:value="0.021097" calcext:value-type="float">
            <text:p>0.0211</text:p>
          </table:table-cell>
          <table:table-cell table:style-name="ce36" table:formula="of:=[.D144]" office:value-type="float" office:value="0.00800931" calcext:value-type="float">
            <text:p>0.0080</text:p>
          </table:table-cell>
          <table:table-cell table:style-name="ce36" table:formula="of:=[.P144]" office:value-type="float" office:value="0.00800931" calcext:value-type="float">
            <text:p>0.0080</text:p>
          </table:table-cell>
          <table:table-cell/>
          <table:table-cell table:style-name="ce36" table:formula="of:=([.A144]+[.B144])/2*([.A144]+[.B144])/2" office:value-type="float" office:value="8.8804" calcext:value-type="float">
            <text:p>8.8804</text:p>
          </table:table-cell>
          <table:table-cell table:style-name="ce36" table:formula="of:=[.H144]" office:value-type="float" office:value="0.0106615" calcext:value-type="float">
            <text:p>0.0107</text:p>
          </table:table-cell>
          <table:table-cell table:style-name="ce36" table:formula="of:=[.I144]" office:value-type="float" office:value="0.04495957" calcext:value-type="float">
            <text:p>0.0450</text:p>
          </table:table-cell>
          <table:table-cell table:style-name="ce36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21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32" office:value-type="float" office:value="0.01218" calcext:value-type="float">
            <text:p>0.0122</text:p>
          </table:table-cell>
          <table:table-cell table:number-columns-repeated="2" table:style-name="ce32" office:value-type="float" office:value="0.04602283" calcext:value-type="float">
            <text:p>0.0460</text:p>
          </table:table-cell>
          <table:table-cell table:number-columns-repeated="3"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C145]" office:value-type="float" office:value="0.023581" calcext:value-type="float">
            <text:p>0.0236</text:p>
          </table:table-cell>
          <table:table-cell table:style-name="ce36" table:formula="of:=[.D145]" office:value-type="float" office:value="0.00820651" calcext:value-type="float">
            <text:p>0.0082</text:p>
          </table:table-cell>
          <table:table-cell table:style-name="ce36" table:formula="of:=[.P145]" office:value-type="float" office:value="0.00820651" calcext:value-type="float">
            <text:p>0.0082</text:p>
          </table:table-cell>
          <table:table-cell/>
          <table:table-cell table:style-name="ce36" table:formula="of:=([.A145]+[.B145])/2*([.A145]+[.B145])/2" office:value-type="float" office:value="9.1204" calcext:value-type="float">
            <text:p>9.1204</text:p>
          </table:table-cell>
          <table:table-cell table:style-name="ce36" table:formula="of:=[.H145]" office:value-type="float" office:value="0.01218" calcext:value-type="float">
            <text:p>0.0122</text:p>
          </table:table-cell>
          <table:table-cell table:style-name="ce36" table:formula="of:=[.I145]" office:value-type="float" office:value="0.04602283" calcext:value-type="float">
            <text:p>0.0460</text:p>
          </table:table-cell>
          <table:table-cell table:style-name="ce36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21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32" office:value-type="float" office:value="0.0178306" calcext:value-type="float">
            <text:p>0.0178</text:p>
          </table:table-cell>
          <table:table-cell table:number-columns-repeated="2" table:style-name="ce32" office:value-type="float" office:value="0.05083671" calcext:value-type="float">
            <text:p>0.0508</text:p>
          </table:table-cell>
          <table:table-cell table:number-columns-repeated="3"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C146]" office:value-type="float" office:value="0.03378" calcext:value-type="float">
            <text:p>0.0338</text:p>
          </table:table-cell>
          <table:table-cell table:style-name="ce36" table:formula="of:=[.D146]" office:value-type="float" office:value="0.00974133" calcext:value-type="float">
            <text:p>0.0097</text:p>
          </table:table-cell>
          <table:table-cell table:style-name="ce36" table:formula="of:=[.P146]" office:value-type="float" office:value="0.00974133" calcext:value-type="float">
            <text:p>0.0097</text:p>
          </table:table-cell>
          <table:table-cell/>
          <table:table-cell table:style-name="ce36" table:formula="of:=([.A146]+[.B146])/2*([.A146]+[.B146])/2" office:value-type="float" office:value="9.3636" calcext:value-type="float">
            <text:p>9.3636</text:p>
          </table:table-cell>
          <table:table-cell table:style-name="ce36" table:formula="of:=[.H146]" office:value-type="float" office:value="0.0178306" calcext:value-type="float">
            <text:p>0.0178</text:p>
          </table:table-cell>
          <table:table-cell table:style-name="ce36" table:formula="of:=[.I146]" office:value-type="float" office:value="0.05083671" calcext:value-type="float">
            <text:p>0.0508</text:p>
          </table:table-cell>
          <table:table-cell table:style-name="ce36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21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32" office:value-type="float" office:value="0.0108589" calcext:value-type="float">
            <text:p>0.0109</text:p>
          </table:table-cell>
          <table:table-cell table:number-columns-repeated="2" table:style-name="ce32" office:value-type="float" office:value="0.04486425" calcext:value-type="float">
            <text:p>0.0449</text:p>
          </table:table-cell>
          <table:table-cell table:number-columns-repeated="3"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C147]" office:value-type="float" office:value="0.020134" calcext:value-type="float">
            <text:p>0.0201</text:p>
          </table:table-cell>
          <table:table-cell table:style-name="ce36" table:formula="of:=[.D147]" office:value-type="float" office:value="0.00714346" calcext:value-type="float">
            <text:p>0.0071</text:p>
          </table:table-cell>
          <table:table-cell table:style-name="ce36" table:formula="of:=[.P147]" office:value-type="float" office:value="0.00714346" calcext:value-type="float">
            <text:p>0.0071</text:p>
          </table:table-cell>
          <table:table-cell/>
          <table:table-cell table:style-name="ce36" table:formula="of:=([.A147]+[.B147])/2*([.A147]+[.B147])/2" office:value-type="float" office:value="9.61" calcext:value-type="float">
            <text:p>9.6100</text:p>
          </table:table-cell>
          <table:table-cell table:style-name="ce36" table:formula="of:=[.H147]" office:value-type="float" office:value="0.0108589" calcext:value-type="float">
            <text:p>0.0109</text:p>
          </table:table-cell>
          <table:table-cell table:style-name="ce36" table:formula="of:=[.I147]" office:value-type="float" office:value="0.04486425" calcext:value-type="float">
            <text:p>0.0449</text:p>
          </table:table-cell>
          <table:table-cell table:style-name="ce36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21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32" office:value-type="float" office:value="0.0182542" calcext:value-type="float">
            <text:p>0.0183</text:p>
          </table:table-cell>
          <table:table-cell table:number-columns-repeated="2" table:style-name="ce32" office:value-type="float" office:value="0.05306225" calcext:value-type="float">
            <text:p>0.0531</text:p>
          </table:table-cell>
          <table:table-cell table:number-columns-repeated="3"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C148]" office:value-type="float" office:value="0.03313" calcext:value-type="float">
            <text:p>0.0331</text:p>
          </table:table-cell>
          <table:table-cell table:style-name="ce36" table:formula="of:=[.D148]" office:value-type="float" office:value="0.0097229" calcext:value-type="float">
            <text:p>0.0097</text:p>
          </table:table-cell>
          <table:table-cell table:style-name="ce36" table:formula="of:=[.P148]" office:value-type="float" office:value="0.0097229" calcext:value-type="float">
            <text:p>0.0097</text:p>
          </table:table-cell>
          <table:table-cell/>
          <table:table-cell table:style-name="ce36" table:formula="of:=([.A148]+[.B148])/2*([.A148]+[.B148])/2" office:value-type="float" office:value="9.8596" calcext:value-type="float">
            <text:p>9.8596</text:p>
          </table:table-cell>
          <table:table-cell table:style-name="ce36" table:formula="of:=[.H148]" office:value-type="float" office:value="0.0182542" calcext:value-type="float">
            <text:p>0.0183</text:p>
          </table:table-cell>
          <table:table-cell table:style-name="ce36" table:formula="of:=[.I148]" office:value-type="float" office:value="0.05306225" calcext:value-type="float">
            <text:p>0.0531</text:p>
          </table:table-cell>
          <table:table-cell table:style-name="ce36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21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32" office:value-type="float" office:value="0.0100415" calcext:value-type="float">
            <text:p>0.0100</text:p>
          </table:table-cell>
          <table:table-cell table:number-columns-repeated="2" table:style-name="ce32" office:value-type="float" office:value="0.04783449" calcext:value-type="float">
            <text:p>0.0478</text:p>
          </table:table-cell>
          <table:table-cell table:number-columns-repeated="3"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C149]" office:value-type="float" office:value="0.017842" calcext:value-type="float">
            <text:p>0.0178</text:p>
          </table:table-cell>
          <table:table-cell table:style-name="ce36" table:formula="of:=[.D149]" office:value-type="float" office:value="0.00739295" calcext:value-type="float">
            <text:p>0.0074</text:p>
          </table:table-cell>
          <table:table-cell table:style-name="ce36" table:formula="of:=[.P149]" office:value-type="float" office:value="0.00739295" calcext:value-type="float">
            <text:p>0.0074</text:p>
          </table:table-cell>
          <table:table-cell/>
          <table:table-cell table:style-name="ce36" table:formula="of:=([.A149]+[.B149])/2*([.A149]+[.B149])/2" office:value-type="float" office:value="10.1124" calcext:value-type="float">
            <text:p>10.1124</text:p>
          </table:table-cell>
          <table:table-cell table:style-name="ce36" table:formula="of:=[.H149]" office:value-type="float" office:value="0.0100415" calcext:value-type="float">
            <text:p>0.0100</text:p>
          </table:table-cell>
          <table:table-cell table:style-name="ce36" table:formula="of:=[.I149]" office:value-type="float" office:value="0.04783449" calcext:value-type="float">
            <text:p>0.0478</text:p>
          </table:table-cell>
          <table:table-cell table:style-name="ce36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21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32" office:value-type="float" office:value="0.0131462" calcext:value-type="float">
            <text:p>0.0131</text:p>
          </table:table-cell>
          <table:table-cell table:number-columns-repeated="2" table:style-name="ce32" office:value-type="float" office:value="0.05001708" calcext:value-type="float">
            <text:p>0.0500</text:p>
          </table:table-cell>
          <table:table-cell table:number-columns-repeated="3"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C150]" office:value-type="float" office:value="0.022872" calcext:value-type="float">
            <text:p>0.0229</text:p>
          </table:table-cell>
          <table:table-cell table:style-name="ce36" table:formula="of:=[.D150]" office:value-type="float" office:value="0.0078361" calcext:value-type="float">
            <text:p>0.0078</text:p>
          </table:table-cell>
          <table:table-cell table:style-name="ce36" table:formula="of:=[.P150]" office:value-type="float" office:value="0.0078361" calcext:value-type="float">
            <text:p>0.0078</text:p>
          </table:table-cell>
          <table:table-cell/>
          <table:table-cell table:style-name="ce36" table:formula="of:=([.A150]+[.B150])/2*([.A150]+[.B150])/2" office:value-type="float" office:value="10.3684" calcext:value-type="float">
            <text:p>10.3684</text:p>
          </table:table-cell>
          <table:table-cell table:style-name="ce36" table:formula="of:=[.H150]" office:value-type="float" office:value="0.0131462" calcext:value-type="float">
            <text:p>0.0131</text:p>
          </table:table-cell>
          <table:table-cell table:style-name="ce36" table:formula="of:=[.I150]" office:value-type="float" office:value="0.05001708" calcext:value-type="float">
            <text:p>0.0500</text:p>
          </table:table-cell>
          <table:table-cell table:style-name="ce36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21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32" office:value-type="float" office:value="0.0143187" calcext:value-type="float">
            <text:p>0.0143</text:p>
          </table:table-cell>
          <table:table-cell table:number-columns-repeated="2" table:style-name="ce32" office:value-type="float" office:value="0.05224944" calcext:value-type="float">
            <text:p>0.0522</text:p>
          </table:table-cell>
          <table:table-cell table:number-columns-repeated="3"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C151]" office:value-type="float" office:value="0.024397" calcext:value-type="float">
            <text:p>0.0244</text:p>
          </table:table-cell>
          <table:table-cell table:style-name="ce36" table:formula="of:=[.D151]" office:value-type="float" office:value="0.00821182" calcext:value-type="float">
            <text:p>0.0082</text:p>
          </table:table-cell>
          <table:table-cell table:style-name="ce36" table:formula="of:=[.P151]" office:value-type="float" office:value="0.00821182" calcext:value-type="float">
            <text:p>0.0082</text:p>
          </table:table-cell>
          <table:table-cell/>
          <table:table-cell table:style-name="ce36" table:formula="of:=([.A151]+[.B151])/2*([.A151]+[.B151])/2" office:value-type="float" office:value="10.6276" calcext:value-type="float">
            <text:p>10.6276</text:p>
          </table:table-cell>
          <table:table-cell table:style-name="ce36" table:formula="of:=[.H151]" office:value-type="float" office:value="0.0143187" calcext:value-type="float">
            <text:p>0.0143</text:p>
          </table:table-cell>
          <table:table-cell table:style-name="ce36" table:formula="of:=[.I151]" office:value-type="float" office:value="0.05224944" calcext:value-type="float">
            <text:p>0.0522</text:p>
          </table:table-cell>
          <table:table-cell table:style-name="ce36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21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32" office:value-type="float" office:value="0.00602484" calcext:value-type="float">
            <text:p>0.0060</text:p>
          </table:table-cell>
          <table:table-cell table:number-columns-repeated="2" table:style-name="ce32" office:value-type="float" office:value="0.0442961" calcext:value-type="float">
            <text:p>0.0443</text:p>
          </table:table-cell>
          <table:table-cell table:number-columns-repeated="3"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C152]" office:value-type="float" office:value="0.010055" calcext:value-type="float">
            <text:p>0.0101</text:p>
          </table:table-cell>
          <table:table-cell table:style-name="ce36" table:formula="of:=[.D152]" office:value-type="float" office:value="0.0055365" calcext:value-type="float">
            <text:p>0.0055</text:p>
          </table:table-cell>
          <table:table-cell table:style-name="ce36" table:formula="of:=[.P152]" office:value-type="float" office:value="0.0055365" calcext:value-type="float">
            <text:p>0.0055</text:p>
          </table:table-cell>
          <table:table-cell/>
          <table:table-cell table:style-name="ce36" table:formula="of:=([.A152]+[.B152])/2*([.A152]+[.B152])/2" office:value-type="float" office:value="10.89" calcext:value-type="float">
            <text:p>10.8900</text:p>
          </table:table-cell>
          <table:table-cell table:style-name="ce36" table:formula="of:=[.H152]" office:value-type="float" office:value="0.00602484" calcext:value-type="float">
            <text:p>0.0060</text:p>
          </table:table-cell>
          <table:table-cell table:style-name="ce36" table:formula="of:=[.I152]" office:value-type="float" office:value="0.0442961" calcext:value-type="float">
            <text:p>0.0443</text:p>
          </table:table-cell>
          <table:table-cell table:style-name="ce36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21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32" office:value-type="float" office:value="0.0184087" calcext:value-type="float">
            <text:p>0.0184</text:p>
          </table:table-cell>
          <table:table-cell table:number-columns-repeated="2" table:style-name="ce32" office:value-type="float" office:value="0.05385695" calcext:value-type="float">
            <text:p>0.0539</text:p>
          </table:table-cell>
          <table:table-cell table:number-columns-repeated="3"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C153]" office:value-type="float" office:value="0.030098" calcext:value-type="float">
            <text:p>0.0301</text:p>
          </table:table-cell>
          <table:table-cell table:style-name="ce36" table:formula="of:=[.D153]" office:value-type="float" office:value="0.00819463" calcext:value-type="float">
            <text:p>0.0082</text:p>
          </table:table-cell>
          <table:table-cell table:style-name="ce36" table:formula="of:=[.P153]" office:value-type="float" office:value="0.00819463" calcext:value-type="float">
            <text:p>0.0082</text:p>
          </table:table-cell>
          <table:table-cell/>
          <table:table-cell table:style-name="ce36" table:formula="of:=([.A153]+[.B153])/2*([.A153]+[.B153])/2" office:value-type="float" office:value="11.1556" calcext:value-type="float">
            <text:p>11.1556</text:p>
          </table:table-cell>
          <table:table-cell table:style-name="ce36" table:formula="of:=[.H153]" office:value-type="float" office:value="0.0184087" calcext:value-type="float">
            <text:p>0.0184</text:p>
          </table:table-cell>
          <table:table-cell table:style-name="ce36" table:formula="of:=[.I153]" office:value-type="float" office:value="0.05385695" calcext:value-type="float">
            <text:p>0.0539</text:p>
          </table:table-cell>
          <table:table-cell table:style-name="ce36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21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32" office:value-type="float" office:value="0.00758292" calcext:value-type="float">
            <text:p>0.0076</text:p>
          </table:table-cell>
          <table:table-cell table:number-columns-repeated="2" table:style-name="ce32" office:value-type="float" office:value="0.04770922" calcext:value-type="float">
            <text:p>0.0477</text:p>
          </table:table-cell>
          <table:table-cell table:number-columns-repeated="3"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C154]" office:value-type="float" office:value="0.012148" calcext:value-type="float">
            <text:p>0.0121</text:p>
          </table:table-cell>
          <table:table-cell table:style-name="ce36" table:formula="of:=[.D154]" office:value-type="float" office:value="0.00593895" calcext:value-type="float">
            <text:p>0.0059</text:p>
          </table:table-cell>
          <table:table-cell table:style-name="ce36" table:formula="of:=[.P154]" office:value-type="float" office:value="0.00593895" calcext:value-type="float">
            <text:p>0.0059</text:p>
          </table:table-cell>
          <table:table-cell/>
          <table:table-cell table:style-name="ce36" table:formula="of:=([.A154]+[.B154])/2*([.A154]+[.B154])/2" office:value-type="float" office:value="11.4244" calcext:value-type="float">
            <text:p>11.4244</text:p>
          </table:table-cell>
          <table:table-cell table:style-name="ce36" table:formula="of:=[.H154]" office:value-type="float" office:value="0.00758292" calcext:value-type="float">
            <text:p>0.0076</text:p>
          </table:table-cell>
          <table:table-cell table:style-name="ce36" table:formula="of:=[.I154]" office:value-type="float" office:value="0.04770922" calcext:value-type="float">
            <text:p>0.0477</text:p>
          </table:table-cell>
          <table:table-cell table:style-name="ce36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21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32" office:value-type="float" office:value="0.00792691" calcext:value-type="float">
            <text:p>0.0079</text:p>
          </table:table-cell>
          <table:table-cell table:number-columns-repeated="2" table:style-name="ce32" office:value-type="float" office:value="0.038428" calcext:value-type="float">
            <text:p>0.0384</text:p>
          </table:table-cell>
          <table:table-cell table:number-columns-repeated="3"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C155]" office:value-type="float" office:value="0.012321" calcext:value-type="float">
            <text:p>0.0123</text:p>
          </table:table-cell>
          <table:table-cell table:style-name="ce36" table:formula="of:=[.D155]" office:value-type="float" office:value="0.00372911" calcext:value-type="float">
            <text:p>0.0037</text:p>
          </table:table-cell>
          <table:table-cell table:style-name="ce36" table:formula="of:=[.P155]" office:value-type="float" office:value="0.00372911" calcext:value-type="float">
            <text:p>0.0037</text:p>
          </table:table-cell>
          <table:table-cell/>
          <table:table-cell table:style-name="ce36" table:formula="of:=([.A155]+[.B155])/2*([.A155]+[.B155])/2" office:value-type="float" office:value="11.8336" calcext:value-type="float">
            <text:p>11.8336</text:p>
          </table:table-cell>
          <table:table-cell table:style-name="ce36" table:formula="of:=[.H155]" office:value-type="float" office:value="0.00792691" calcext:value-type="float">
            <text:p>0.0079</text:p>
          </table:table-cell>
          <table:table-cell table:style-name="ce36" table:formula="of:=[.I155]" office:value-type="float" office:value="0.038428" calcext:value-type="float">
            <text:p>0.0384</text:p>
          </table:table-cell>
          <table:table-cell table:style-name="ce36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21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32" office:value-type="float" office:value="0.00514224" calcext:value-type="float">
            <text:p>0.0051</text:p>
          </table:table-cell>
          <table:table-cell table:number-columns-repeated="2" table:style-name="ce32" office:value-type="float" office:value="0.03510736" calcext:value-type="float">
            <text:p>0.0351</text:p>
          </table:table-cell>
          <table:table-cell table:number-columns-repeated="3"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C156]" office:value-type="float" office:value="0.007684" calcext:value-type="float">
            <text:p>0.0077</text:p>
          </table:table-cell>
          <table:table-cell table:style-name="ce36" table:formula="of:=[.D156]" office:value-type="float" office:value="0.00283415" calcext:value-type="float">
            <text:p>0.0028</text:p>
          </table:table-cell>
          <table:table-cell table:style-name="ce36" table:formula="of:=[.P156]" office:value-type="float" office:value="0.00283415" calcext:value-type="float">
            <text:p>0.0028</text:p>
          </table:table-cell>
          <table:table-cell/>
          <table:table-cell table:style-name="ce36" table:formula="of:=([.A156]+[.B156])/2*([.A156]+[.B156])/2" office:value-type="float" office:value="12.3904" calcext:value-type="float">
            <text:p>12.3904</text:p>
          </table:table-cell>
          <table:table-cell table:style-name="ce36" table:formula="of:=[.H156]" office:value-type="float" office:value="0.00514224" calcext:value-type="float">
            <text:p>0.0051</text:p>
          </table:table-cell>
          <table:table-cell table:style-name="ce36" table:formula="of:=[.I156]" office:value-type="float" office:value="0.03510736" calcext:value-type="float">
            <text:p>0.0351</text:p>
          </table:table-cell>
          <table:table-cell table:style-name="ce36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21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32" office:value-type="float" office:value="0.00572498" calcext:value-type="float">
            <text:p>0.0057</text:p>
          </table:table-cell>
          <table:table-cell table:number-columns-repeated="2" table:style-name="ce32" office:value-type="float" office:value="0.03768319" calcext:value-type="float">
            <text:p>0.0377</text:p>
          </table:table-cell>
          <table:table-cell table:number-columns-repeated="3"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C157]" office:value-type="float" office:value="0.008229" calcext:value-type="float">
            <text:p>0.0082</text:p>
          </table:table-cell>
          <table:table-cell table:style-name="ce36" table:formula="of:=[.D157]" office:value-type="float" office:value="0.00302212" calcext:value-type="float">
            <text:p>0.0030</text:p>
          </table:table-cell>
          <table:table-cell table:style-name="ce36" table:formula="of:=[.P157]" office:value-type="float" office:value="0.00302212" calcext:value-type="float">
            <text:p>0.0030</text:p>
          </table:table-cell>
          <table:table-cell/>
          <table:table-cell table:style-name="ce36" table:formula="of:=([.A157]+[.B157])/2*([.A157]+[.B157])/2" office:value-type="float" office:value="12.96" calcext:value-type="float">
            <text:p>12.9600</text:p>
          </table:table-cell>
          <table:table-cell table:style-name="ce36" table:formula="of:=[.H157]" office:value-type="float" office:value="0.00572498" calcext:value-type="float">
            <text:p>0.0057</text:p>
          </table:table-cell>
          <table:table-cell table:style-name="ce36" table:formula="of:=[.I157]" office:value-type="float" office:value="0.03768319" calcext:value-type="float">
            <text:p>0.0377</text:p>
          </table:table-cell>
          <table:table-cell table:style-name="ce36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21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32" office:value-type="float" office:value="0.00797708" calcext:value-type="float">
            <text:p>0.0080</text:p>
          </table:table-cell>
          <table:table-cell table:number-columns-repeated="2" table:style-name="ce32" office:value-type="float" office:value="0.04112068" calcext:value-type="float">
            <text:p>0.0411</text:p>
          </table:table-cell>
          <table:table-cell table:number-columns-repeated="3"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C158]" office:value-type="float" office:value="0.011026" calcext:value-type="float">
            <text:p>0.0110</text:p>
          </table:table-cell>
          <table:table-cell table:style-name="ce36" table:formula="of:=[.D158]" office:value-type="float" office:value="0.00337338" calcext:value-type="float">
            <text:p>0.0034</text:p>
          </table:table-cell>
          <table:table-cell table:style-name="ce36" table:formula="of:=[.P158]" office:value-type="float" office:value="0.00337338" calcext:value-type="float">
            <text:p>0.0034</text:p>
          </table:table-cell>
          <table:table-cell/>
          <table:table-cell table:style-name="ce36" table:formula="of:=([.A158]+[.B158])/2*([.A158]+[.B158])/2" office:value-type="float" office:value="13.5424" calcext:value-type="float">
            <text:p>13.5424</text:p>
          </table:table-cell>
          <table:table-cell table:style-name="ce36" table:formula="of:=[.H158]" office:value-type="float" office:value="0.00797708" calcext:value-type="float">
            <text:p>0.0080</text:p>
          </table:table-cell>
          <table:table-cell table:style-name="ce36" table:formula="of:=[.I158]" office:value-type="float" office:value="0.04112068" calcext:value-type="float">
            <text:p>0.0411</text:p>
          </table:table-cell>
          <table:table-cell table:style-name="ce36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21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32" office:value-type="float" office:value="0.00402714" calcext:value-type="float">
            <text:p>0.0040</text:p>
          </table:table-cell>
          <table:table-cell table:number-columns-repeated="2" table:style-name="ce32" office:value-type="float" office:value="0.03726214" calcext:value-type="float">
            <text:p>0.0373</text:p>
          </table:table-cell>
          <table:table-cell table:number-columns-repeated="3"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C159]" office:value-type="float" office:value="0.005356" calcext:value-type="float">
            <text:p>0.0054</text:p>
          </table:table-cell>
          <table:table-cell table:style-name="ce36" table:formula="of:=[.D159]" office:value-type="float" office:value="0.00250089" calcext:value-type="float">
            <text:p>0.0025</text:p>
          </table:table-cell>
          <table:table-cell table:style-name="ce36" table:formula="of:=[.P159]" office:value-type="float" office:value="0.00250089" calcext:value-type="float">
            <text:p>0.0025</text:p>
          </table:table-cell>
          <table:table-cell/>
          <table:table-cell table:style-name="ce36" table:formula="of:=([.A159]+[.B159])/2*([.A159]+[.B159])/2" office:value-type="float" office:value="14.1376" calcext:value-type="float">
            <text:p>14.1376</text:p>
          </table:table-cell>
          <table:table-cell table:style-name="ce36" table:formula="of:=[.H159]" office:value-type="float" office:value="0.00402714" calcext:value-type="float">
            <text:p>0.0040</text:p>
          </table:table-cell>
          <table:table-cell table:style-name="ce36" table:formula="of:=[.I159]" office:value-type="float" office:value="0.03726214" calcext:value-type="float">
            <text:p>0.0373</text:p>
          </table:table-cell>
          <table:table-cell table:style-name="ce36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21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32" office:value-type="float" office:value="0.00205096" calcext:value-type="float">
            <text:p>0.0021</text:p>
          </table:table-cell>
          <table:table-cell table:number-columns-repeated="2" table:style-name="ce32" office:value-type="float" office:value="0.0254344" calcext:value-type="float">
            <text:p>0.0254</text:p>
          </table:table-cell>
          <table:table-cell table:number-columns-repeated="3"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C160]" office:value-type="float" office:value="0.002496" calcext:value-type="float">
            <text:p>0.0025</text:p>
          </table:table-cell>
          <table:table-cell table:style-name="ce36" table:formula="of:=[.D160]" office:value-type="float" office:value="0.00098303" calcext:value-type="float">
            <text:p>0.0010</text:p>
          </table:table-cell>
          <table:table-cell table:style-name="ce36" table:formula="of:=[.P160]" office:value-type="float" office:value="0.00098303" calcext:value-type="float">
            <text:p>0.0010</text:p>
          </table:table-cell>
          <table:table-cell/>
          <table:table-cell table:style-name="ce36" table:formula="of:=([.A160]+[.B160])/2*([.A160]+[.B160])/2" office:value-type="float" office:value="15.6025" calcext:value-type="float">
            <text:p>15.6025</text:p>
          </table:table-cell>
          <table:table-cell table:style-name="ce36" table:formula="of:=[.H160]" office:value-type="float" office:value="0.00205096" calcext:value-type="float">
            <text:p>0.0021</text:p>
          </table:table-cell>
          <table:table-cell table:style-name="ce36" table:formula="of:=[.I160]" office:value-type="float" office:value="0.0254344" calcext:value-type="float">
            <text:p>0.0254</text:p>
          </table:table-cell>
          <table:table-cell table:style-name="ce36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21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32" office:value-type="float" office:value="0.00365468" calcext:value-type="float">
            <text:p>0.0037</text:p>
          </table:table-cell>
          <table:table-cell table:number-columns-repeated="2" table:style-name="ce32" office:value-type="float" office:value="0.02778419" calcext:value-type="float">
            <text:p>0.0278</text:p>
          </table:table-cell>
          <table:table-cell table:number-columns-repeated="3"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C161]" office:value-type="float" office:value="0.003895" calcext:value-type="float">
            <text:p>0.0039</text:p>
          </table:table-cell>
          <table:table-cell table:style-name="ce36" table:formula="of:=[.D161]" office:value-type="float" office:value="0.00131556" calcext:value-type="float">
            <text:p>0.0013</text:p>
          </table:table-cell>
          <table:table-cell table:style-name="ce36" table:formula="of:=[.P161]" office:value-type="float" office:value="0.00131556" calcext:value-type="float">
            <text:p>0.0013</text:p>
          </table:table-cell>
          <table:table-cell/>
          <table:table-cell table:style-name="ce36" table:formula="of:=([.A161]+[.B161])/2*([.A161]+[.B161])/2" office:value-type="float" office:value="18.0625" calcext:value-type="float">
            <text:p>18.0625</text:p>
          </table:table-cell>
          <table:table-cell table:style-name="ce36" table:formula="of:=[.H161]" office:value-type="float" office:value="0.00365468" calcext:value-type="float">
            <text:p>0.0037</text:p>
          </table:table-cell>
          <table:table-cell table:style-name="ce36" table:formula="of:=[.I161]" office:value-type="float" office:value="0.02778419" calcext:value-type="float">
            <text:p>0.0278</text:p>
          </table:table-cell>
          <table:table-cell table:style-name="ce36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21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32" office:value-type="float" office:value="0.00168218" calcext:value-type="float">
            <text:p>0.0017</text:p>
          </table:table-cell>
          <table:table-cell table:number-columns-repeated="2" table:style-name="ce32" office:value-type="float" office:value="0.02663881" calcext:value-type="float">
            <text:p>0.0266</text:p>
          </table:table-cell>
          <table:table-cell table:number-columns-repeated="3"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C162]" office:value-type="float" office:value="0.001578" calcext:value-type="float">
            <text:p>0.0016</text:p>
          </table:table-cell>
          <table:table-cell table:style-name="ce36" table:formula="of:=[.D162]" office:value-type="float" office:value="0.00074015" calcext:value-type="float">
            <text:p>0.0007</text:p>
          </table:table-cell>
          <table:table-cell table:style-name="ce36" table:formula="of:=[.P162]" office:value-type="float" office:value="0.00074015" calcext:value-type="float">
            <text:p>0.0007</text:p>
          </table:table-cell>
          <table:table-cell/>
          <table:table-cell table:style-name="ce36" table:formula="of:=([.A162]+[.B162])/2*([.A162]+[.B162])/2" office:value-type="float" office:value="20.7025" calcext:value-type="float">
            <text:p>20.7025</text:p>
          </table:table-cell>
          <table:table-cell table:style-name="ce36" table:formula="of:=[.H162]" office:value-type="float" office:value="0.00168218" calcext:value-type="float">
            <text:p>0.0017</text:p>
          </table:table-cell>
          <table:table-cell table:style-name="ce36" table:formula="of:=[.I162]" office:value-type="float" office:value="0.02663881" calcext:value-type="float">
            <text:p>0.0266</text:p>
          </table:table-cell>
          <table:table-cell table:style-name="ce36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21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32" office:value-type="float" office:value="0.00139483" calcext:value-type="float">
            <text:p>0.0014</text:p>
          </table:table-cell>
          <table:table-cell table:number-columns-repeated="2" table:style-name="ce32" office:value-type="float" office:value="0.02787722" calcext:value-type="float">
            <text:p>0.0279</text:p>
          </table:table-cell>
          <table:table-cell table:number-columns-repeated="3"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C163]" office:value-type="float" office:value="0.001157" calcext:value-type="float">
            <text:p>0.0012</text:p>
          </table:table-cell>
          <table:table-cell table:style-name="ce36" table:formula="of:=[.D163]" office:value-type="float" office:value="0.00060893" calcext:value-type="float">
            <text:p>0.0006</text:p>
          </table:table-cell>
          <table:table-cell table:style-name="ce36" table:formula="of:=[.P163]" office:value-type="float" office:value="0.00060893" calcext:value-type="float">
            <text:p>0.0006</text:p>
          </table:table-cell>
          <table:table-cell/>
          <table:table-cell table:style-name="ce36" table:formula="of:=([.A163]+[.B163])/2*([.A163]+[.B163])/2" office:value-type="float" office:value="23.5225" calcext:value-type="float">
            <text:p>23.5225</text:p>
          </table:table-cell>
          <table:table-cell table:style-name="ce36" table:formula="of:=[.H163]" office:value-type="float" office:value="0.00139483" calcext:value-type="float">
            <text:p>0.0014</text:p>
          </table:table-cell>
          <table:table-cell table:style-name="ce36" table:formula="of:=[.I163]" office:value-type="float" office:value="0.02787722" calcext:value-type="float">
            <text:p>0.0279</text:p>
          </table:table-cell>
          <table:table-cell table:style-name="ce36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23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3" table:number-columns-repeated="7"/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23"/>
          <table:table-cell table:style-name="ce40" table:number-columns-repeated="2"/>
          <table:table-cell table:style-name="ce41" table:number-columns-repeated="2"/>
          <table:table-cell table:style-name="ce40" table:number-columns-repeated="2"/>
          <table:table-cell table:style-name="ce23" table:number-columns-repeated="7"/>
          <table:table-cell table:number-columns-repeated="1002"/>
        </table:table-row>
        <table:table-row table:style-name="ro5">
          <table:table-cell table:style-name="ce52" office:value-type="string" calcext:value-type="string" table:number-columns-spanned="2" table:number-rows-spanned="1">
            <text:p>SQRT(s) [GeV/c^2]</text:p>
          </table:table-cell>
          <table:covered-table-cell table:style-name="ce59"/>
          <table:table-cell table:style-name="ce65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67"/>
          <table:covered-table-cell table:style-name="ce72"/>
          <table:table-cell table:style-name="ce74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75"/>
          <table:covered-table-cell table:style-name="ce78"/>
          <table:table-cell table:style-name="ce38"/>
          <table:table-cell table:number-columns-repeated="1011"/>
        </table:table-row>
        <table:table-row table:style-name="ro5">
          <table:table-cell table:style-name="ce53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79" office:value-type="string" calcext:value-type="string">
            <text:p>dy-</text:p>
          </table:table-cell>
          <table:table-cell table:style-name="ce39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57" office:value-type="float" office:value="2.6" calcext:value-type="float">
            <text:p>2.60</text:p>
          </table:table-cell>
          <table:table-cell table:style-name="ce1" office:value-type="float" office:value="2.7" calcext:value-type="float">
            <text:p>2.70</text:p>
          </table:table-cell>
          <table:table-cell table:style-name="ce61" office:value-type="float" office:value="69.3" calcext:value-type="float">
            <text:p>69.300</text:p>
          </table:table-cell>
          <table:table-cell table:number-columns-repeated="2" table:style-name="ce61" office:value-type="float" office:value="8.1" calcext:value-type="float">
            <text:p>8.100</text:p>
          </table:table-cell>
          <table:table-cell table:number-columns-repeated="2" table:style-name="ce61" office:value-type="float" office:value="3.7" calcext:value-type="float">
            <text:p>3.700</text:p>
          </table:table-cell>
          <table:table-cell table:style-name="ce1" office:value-type="float" office:value="16.7" calcext:value-type="float">
            <text:p>16.70</text:p>
          </table:table-cell>
          <table:table-cell table:number-columns-repeated="2" table:style-name="ce1" office:value-type="float" office:value="1.1" calcext:value-type="float">
            <text:p>1.10</text:p>
          </table:table-cell>
          <table:table-cell table:style-name="ce104"/>
          <table:table-cell table:style-name="ce106"/>
          <table:table-cell table:style-name="ce36"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C170]*0.001" office:value-type="float" office:value="0.0693" calcext:value-type="float">
            <text:p>0.06930</text:p>
          </table:table-cell>
          <table:table-cell table:style-name="ce48" table:formula="of:=SQRT([.D170]*[.E170]+[.F170]*[.G170])*0.001" office:value-type="float" office:value="0.00890505474435728" calcext:value-type="float">
            <text:p>0.00891</text:p>
          </table:table-cell>
          <table:table-cell table:style-name="ce48" table:formula="of:=[.P170]" office:value-type="float" office:value="0.00890505474435728" calcext:value-type="float">
            <text:p>0.00891</text:p>
          </table:table-cell>
          <table:table-cell/>
          <table:table-cell table:style-name="ce36" table:formula="of:=([.A170]+[.B170])/2*([.A170]+[.B170])/2" office:value-type="float" office:value="7.0225" calcext:value-type="float">
            <text:p>7.0225</text:p>
          </table:table-cell>
          <table:table-cell table:style-name="ce48" table:formula="of:=[.H170]*[.H170]*0.0001" office:value-type="float" office:value="0.027889" calcext:value-type="float">
            <text:p>0.02789</text:p>
          </table:table-cell>
          <table:table-cell table:style-name="ce48" table:formula="of:=SQRT([.I170]*[.J170])*0.0001" office:value-type="float" office:value="0.00011" calcext:value-type="float">
            <text:p>0.00011</text:p>
          </table:table-cell>
          <table:table-cell table:style-name="ce48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57" office:value-type="float" office:value="2.7" calcext:value-type="float">
            <text:p>2.70</text:p>
          </table:table-cell>
          <table:table-cell table:style-name="ce1" office:value-type="float" office:value="2.8" calcext:value-type="float">
            <text:p>2.80</text:p>
          </table:table-cell>
          <table:table-cell table:style-name="ce61" office:value-type="float" office:value="52.9" calcext:value-type="float">
            <text:p>52.900</text:p>
          </table:table-cell>
          <table:table-cell table:number-columns-repeated="2" table:style-name="ce61" office:value-type="float" office:value="4.9" calcext:value-type="float">
            <text:p>4.900</text:p>
          </table:table-cell>
          <table:table-cell table:number-columns-repeated="2" table:style-name="ce61" office:value-type="float" office:value="2.4" calcext:value-type="float">
            <text:p>2.400</text:p>
          </table:table-cell>
          <table:table-cell table:style-name="ce1" office:value-type="float" office:value="15" calcext:value-type="float">
            <text:p>15.00</text:p>
          </table:table-cell>
          <table:table-cell table:number-columns-repeated="2" table:style-name="ce1" office:value-type="float" office:value="0.8" calcext:value-type="float">
            <text:p>0.80</text:p>
          </table:table-cell>
          <table:table-cell table:style-name="ce104"/>
          <table:table-cell table:style-name="ce106"/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C171]*0.001" office:value-type="float" office:value="0.0529" calcext:value-type="float">
            <text:p>0.05290</text:p>
          </table:table-cell>
          <table:table-cell table:style-name="ce48" table:formula="of:=SQRT([.D171]*[.E171]+[.F171]*[.G171])*0.001" office:value-type="float" office:value="0.0054561891462815" calcext:value-type="float">
            <text:p>0.00546</text:p>
          </table:table-cell>
          <table:table-cell table:style-name="ce48" table:formula="of:=[.P171]" office:value-type="float" office:value="0.0054561891462815" calcext:value-type="float">
            <text:p>0.00546</text:p>
          </table:table-cell>
          <table:table-cell/>
          <table:table-cell table:style-name="ce36" table:formula="of:=([.A171]+[.B171])/2*([.A171]+[.B171])/2" office:value-type="float" office:value="7.5625" calcext:value-type="float">
            <text:p>7.5625</text:p>
          </table:table-cell>
          <table:table-cell table:style-name="ce48" table:formula="of:=[.H171]*[.H171]*0.0001" office:value-type="float" office:value="0.0225" calcext:value-type="float">
            <text:p>0.02250</text:p>
          </table:table-cell>
          <table:table-cell table:style-name="ce48" table:formula="of:=SQRT([.I171]*[.J171])*0.0001" office:value-type="float" office:value="0.00008" calcext:value-type="float">
            <text:p>0.00008</text:p>
          </table:table-cell>
          <table:table-cell table:style-name="ce48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57" office:value-type="float" office:value="2.8" calcext:value-type="float">
            <text:p>2.80</text:p>
          </table:table-cell>
          <table:table-cell table:style-name="ce1" office:value-type="float" office:value="2.9" calcext:value-type="float">
            <text:p>2.90</text:p>
          </table:table-cell>
          <table:table-cell table:style-name="ce61" office:value-type="float" office:value="42" calcext:value-type="float">
            <text:p>42.000</text:p>
          </table:table-cell>
          <table:table-cell table:number-columns-repeated="2" table:style-name="ce61" office:value-type="float" office:value="3.4" calcext:value-type="float">
            <text:p>3.4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style-name="ce1" office:value-type="float" office:value="13.7" calcext:value-type="float">
            <text:p>13.7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C172]*0.001" office:value-type="float" office:value="0.042" calcext:value-type="float">
            <text:p>0.04200</text:p>
          </table:table-cell>
          <table:table-cell table:style-name="ce48" table:formula="of:=SQRT([.D172]*[.E172]+[.F172]*[.G172])*0.001" office:value-type="float" office:value="0.00375765884561119" calcext:value-type="float">
            <text:p>0.00376</text:p>
          </table:table-cell>
          <table:table-cell table:style-name="ce48" table:formula="of:=[.P172]" office:value-type="float" office:value="0.00375765884561119" calcext:value-type="float">
            <text:p>0.00376</text:p>
          </table:table-cell>
          <table:table-cell/>
          <table:table-cell table:style-name="ce36" table:formula="of:=([.A172]+[.B172])/2*([.A172]+[.B172])/2" office:value-type="float" office:value="8.1225" calcext:value-type="float">
            <text:p>8.1225</text:p>
          </table:table-cell>
          <table:table-cell table:style-name="ce48" table:formula="of:=[.H172]*[.H172]*0.0001" office:value-type="float" office:value="0.018769" calcext:value-type="float">
            <text:p>0.01877</text:p>
          </table:table-cell>
          <table:table-cell table:style-name="ce48" table:formula="of:=SQRT([.I172]*[.J172])*0.0001" office:value-type="float" office:value="0.00006" calcext:value-type="float">
            <text:p>0.00006</text:p>
          </table:table-cell>
          <table:table-cell table:style-name="ce48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2.9" calcext:value-type="float">
            <text:p>2.90</text:p>
          </table:table-cell>
          <table:table-cell table:style-name="ce1" office:value-type="float" office:value="3" calcext:value-type="float">
            <text:p>3.00</text:p>
          </table:table-cell>
          <table:table-cell table:style-name="ce61" office:value-type="float" office:value="32.2" calcext:value-type="float">
            <text:p>32.200</text:p>
          </table:table-cell>
          <table:table-cell table:number-columns-repeated="2" table:style-name="ce61" office:value-type="float" office:value="2.7" calcext:value-type="float">
            <text:p>2.700</text:p>
          </table:table-cell>
          <table:table-cell table:number-columns-repeated="2" table:style-name="ce61" office:value-type="float" office:value="1.2" calcext:value-type="float">
            <text:p>1.200</text:p>
          </table:table-cell>
          <table:table-cell table:style-name="ce1" office:value-type="float" office:value="12.4" calcext:value-type="float">
            <text:p>12.40</text:p>
          </table:table-cell>
          <table:table-cell table:number-columns-repeated="2" table:style-name="ce1" office:value-type="float" office:value="0.6" calcext:value-type="float">
            <text:p>0.60</text:p>
          </table:table-cell>
          <table:table-cell table:style-name="ce104"/>
          <table:table-cell table:style-name="ce106"/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C173]*0.001" office:value-type="float" office:value="0.0322" calcext:value-type="float">
            <text:p>0.03220</text:p>
          </table:table-cell>
          <table:table-cell table:style-name="ce48" table:formula="of:=SQRT([.D173]*[.E173]+[.F173]*[.G173])*0.001" office:value-type="float" office:value="0.00295465734053883" calcext:value-type="float">
            <text:p>0.00295</text:p>
          </table:table-cell>
          <table:table-cell table:style-name="ce48" table:formula="of:=[.P173]" office:value-type="float" office:value="0.00295465734053883" calcext:value-type="float">
            <text:p>0.00295</text:p>
          </table:table-cell>
          <table:table-cell/>
          <table:table-cell table:style-name="ce36" table:formula="of:=([.A173]+[.B173])/2*([.A173]+[.B173])/2" office:value-type="float" office:value="8.7025" calcext:value-type="float">
            <text:p>8.7025</text:p>
          </table:table-cell>
          <table:table-cell table:style-name="ce48" table:formula="of:=[.H173]*[.H173]*0.0001" office:value-type="float" office:value="0.015376" calcext:value-type="float">
            <text:p>0.01538</text:p>
          </table:table-cell>
          <table:table-cell table:style-name="ce48" table:formula="of:=SQRT([.I173]*[.J173])*0.0001" office:value-type="float" office:value="0.00006" calcext:value-type="float">
            <text:p>0.00006</text:p>
          </table:table-cell>
          <table:table-cell table:style-name="ce48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57" office:value-type="float" office:value="3" calcext:value-type="float">
            <text:p>3.00</text:p>
          </table:table-cell>
          <table:table-cell table:style-name="ce1" office:value-type="float" office:value="3.2" calcext:value-type="float">
            <text:p>3.20</text:p>
          </table:table-cell>
          <table:table-cell table:style-name="ce61" office:value-type="float" office:value="21.7" calcext:value-type="float">
            <text:p>21.700</text:p>
          </table:table-cell>
          <table:table-cell table:number-columns-repeated="2" table:style-name="ce61" office:value-type="float" office:value="1.6" calcext:value-type="float">
            <text:p>1.600</text:p>
          </table:table-cell>
          <table:table-cell table:number-columns-repeated="2" table:style-name="ce61" office:value-type="float" office:value="0.6" calcext:value-type="float">
            <text:p>0.600</text:p>
          </table:table-cell>
          <table:table-cell table:style-name="ce1" office:value-type="float" office:value="10.6" calcext:value-type="float">
            <text:p>10.60</text:p>
          </table:table-cell>
          <table:table-cell table:number-columns-repeated="2" table:style-name="ce1" office:value-type="float" office:value="0.4" calcext:value-type="float">
            <text:p>0.40</text:p>
          </table:table-cell>
          <table:table-cell table:style-name="ce104"/>
          <table:table-cell table:style-name="ce106"/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C174]*0.001" office:value-type="float" office:value="0.0217" calcext:value-type="float">
            <text:p>0.02170</text:p>
          </table:table-cell>
          <table:table-cell table:style-name="ce48" table:formula="of:=SQRT([.D174]*[.E174]+[.F174]*[.G174])*0.001" office:value-type="float" office:value="0.00170880074906351" calcext:value-type="float">
            <text:p>0.00171</text:p>
          </table:table-cell>
          <table:table-cell table:style-name="ce48" table:formula="of:=[.P174]" office:value-type="float" office:value="0.00170880074906351" calcext:value-type="float">
            <text:p>0.00171</text:p>
          </table:table-cell>
          <table:table-cell/>
          <table:table-cell table:style-name="ce36" table:formula="of:=([.A174]+[.B174])/2*([.A174]+[.B174])/2" office:value-type="float" office:value="9.61" calcext:value-type="float">
            <text:p>9.6100</text:p>
          </table:table-cell>
          <table:table-cell table:style-name="ce48" table:formula="of:=[.H174]*[.H174]*0.0001" office:value-type="float" office:value="0.011236" calcext:value-type="float">
            <text:p>0.01124</text:p>
          </table:table-cell>
          <table:table-cell table:style-name="ce48" table:formula="of:=SQRT([.I174]*[.J174])*0.0001" office:value-type="float" office:value="0.00004" calcext:value-type="float">
            <text:p>0.00004</text:p>
          </table:table-cell>
          <table:table-cell table:style-name="ce48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57" office:value-type="float" office:value="3.2" calcext:value-type="float">
            <text:p>3.20</text:p>
          </table:table-cell>
          <table:table-cell table:style-name="ce1" office:value-type="float" office:value="3.4" calcext:value-type="float">
            <text:p>3.40</text:p>
          </table:table-cell>
          <table:table-cell table:style-name="ce61" office:value-type="float" office:value="14.8" calcext:value-type="float">
            <text:p>14.800</text:p>
          </table:table-cell>
          <table:table-cell table:number-columns-repeated="2" table:style-name="ce61" office:value-type="float" office:value="0.9" calcext:value-type="float">
            <text:p>0.900</text:p>
          </table:table-cell>
          <table:table-cell table:number-columns-repeated="2" table:style-name="ce61" office:value-type="float" office:value="0.4" calcext:value-type="float">
            <text:p>0.400</text:p>
          </table:table-cell>
          <table:table-cell table:style-name="ce1" office:value-type="float" office:value="9.2" calcext:value-type="float">
            <text:p>9.2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C175]*0.001" office:value-type="float" office:value="0.0148" calcext:value-type="float">
            <text:p>0.01480</text:p>
          </table:table-cell>
          <table:table-cell table:style-name="ce48" table:formula="of:=SQRT([.D175]*[.E175]+[.F175]*[.G175])*0.001" office:value-type="float" office:value="0.000984885780179611" calcext:value-type="float">
            <text:p>0.00098</text:p>
          </table:table-cell>
          <table:table-cell table:style-name="ce48" table:formula="of:=[.P175]" office:value-type="float" office:value="0.000984885780179611" calcext:value-type="float">
            <text:p>0.00098</text:p>
          </table:table-cell>
          <table:table-cell/>
          <table:table-cell table:style-name="ce36" table:formula="of:=([.A175]+[.B175])/2*([.A175]+[.B175])/2" office:value-type="float" office:value="10.89" calcext:value-type="float">
            <text:p>10.8900</text:p>
          </table:table-cell>
          <table:table-cell table:style-name="ce48" table:formula="of:=[.H175]*[.H175]*0.0001" office:value-type="float" office:value="0.008464" calcext:value-type="float">
            <text:p>0.00846</text:p>
          </table:table-cell>
          <table:table-cell table:style-name="ce48" table:formula="of:=SQRT([.I175]*[.J175])*0.0001" office:value-type="float" office:value="0.00003" calcext:value-type="float">
            <text:p>0.00003</text:p>
          </table:table-cell>
          <table:table-cell table:style-name="ce48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4" calcext:value-type="float">
            <text:p>3.40</text:p>
          </table:table-cell>
          <table:table-cell table:style-name="ce1" office:value-type="float" office:value="3.6" calcext:value-type="float">
            <text:p>3.60</text:p>
          </table:table-cell>
          <table:table-cell table:style-name="ce61" office:value-type="float" office:value="7.92" calcext:value-type="float">
            <text:p>7.920</text:p>
          </table:table-cell>
          <table:table-cell table:number-columns-repeated="2" table:style-name="ce61" office:value-type="float" office:value="0.63" calcext:value-type="float">
            <text:p>0.630</text:p>
          </table:table-cell>
          <table:table-cell table:number-columns-repeated="2" table:style-name="ce61" office:value-type="float" office:value="0.24" calcext:value-type="float">
            <text:p>0.240</text:p>
          </table:table-cell>
          <table:table-cell table:style-name="ce1" office:value-type="float" office:value="7.1" calcext:value-type="float">
            <text:p>7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C176]*0.001" office:value-type="float" office:value="0.00792" calcext:value-type="float">
            <text:p>0.00792</text:p>
          </table:table-cell>
          <table:table-cell table:style-name="ce48" table:formula="of:=SQRT([.D176]*[.E176]+[.F176]*[.G176])*0.001" office:value-type="float" office:value="0.000674166151627327" calcext:value-type="float">
            <text:p>0.00067</text:p>
          </table:table-cell>
          <table:table-cell table:style-name="ce48" table:formula="of:=[.P176]" office:value-type="float" office:value="0.000674166151627327" calcext:value-type="float">
            <text:p>0.00067</text:p>
          </table:table-cell>
          <table:table-cell/>
          <table:table-cell table:style-name="ce36" table:formula="of:=([.A176]+[.B176])/2*([.A176]+[.B176])/2" office:value-type="float" office:value="12.25" calcext:value-type="float">
            <text:p>12.2500</text:p>
          </table:table-cell>
          <table:table-cell table:style-name="ce48" table:formula="of:=[.H176]*[.H176]*0.0001" office:value-type="float" office:value="0.005041" calcext:value-type="float">
            <text:p>0.00504</text:p>
          </table:table-cell>
          <table:table-cell table:style-name="ce48" table:formula="of:=SQRT([.I176]*[.J176])*0.0001" office:value-type="float" office:value="0.00003" calcext:value-type="float">
            <text:p>0.00003</text:p>
          </table:table-cell>
          <table:table-cell table:style-name="ce48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6" calcext:value-type="float">
            <text:p>3.60</text:p>
          </table:table-cell>
          <table:table-cell table:style-name="ce1" office:value-type="float" office:value="3.8" calcext:value-type="float">
            <text:p>3.80</text:p>
          </table:table-cell>
          <table:table-cell table:style-name="ce61" office:value-type="float" office:value="5.26" calcext:value-type="float">
            <text:p>5.260</text:p>
          </table:table-cell>
          <table:table-cell table:number-columns-repeated="2" table:style-name="ce61" office:value-type="float" office:value="0.51" calcext:value-type="float">
            <text:p>0.510</text:p>
          </table:table-cell>
          <table:table-cell table:number-columns-repeated="2" table:style-name="ce61" office:value-type="float" office:value="0.16" calcext:value-type="float">
            <text:p>0.160</text:p>
          </table:table-cell>
          <table:table-cell table:style-name="ce1" office:value-type="float" office:value="6.1" calcext:value-type="float">
            <text:p>6.1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C177]*0.001" office:value-type="float" office:value="0.00526" calcext:value-type="float">
            <text:p>0.00526</text:p>
          </table:table-cell>
          <table:table-cell table:style-name="ce48" table:formula="of:=SQRT([.D177]*[.E177]+[.F177]*[.G177])*0.001" office:value-type="float" office:value="0.000534509120595711" calcext:value-type="float">
            <text:p>0.00053</text:p>
          </table:table-cell>
          <table:table-cell table:style-name="ce48" table:formula="of:=[.P177]" office:value-type="float" office:value="0.000534509120595711" calcext:value-type="float">
            <text:p>0.00053</text:p>
          </table:table-cell>
          <table:table-cell/>
          <table:table-cell table:style-name="ce36" table:formula="of:=([.A177]+[.B177])/2*([.A177]+[.B177])/2" office:value-type="float" office:value="13.69" calcext:value-type="float">
            <text:p>13.6900</text:p>
          </table:table-cell>
          <table:table-cell table:style-name="ce48" table:formula="of:=[.H177]*[.H177]*0.0001" office:value-type="float" office:value="0.003721" calcext:value-type="float">
            <text:p>0.00372</text:p>
          </table:table-cell>
          <table:table-cell table:style-name="ce48" table:formula="of:=SQRT([.I177]*[.J177])*0.0001" office:value-type="float" office:value="0.00003" calcext:value-type="float">
            <text:p>0.00003</text:p>
          </table:table-cell>
          <table:table-cell table:style-name="ce48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3.8" calcext:value-type="float">
            <text:p>3.80</text:p>
          </table:table-cell>
          <table:table-cell table:style-name="ce1" office:value-type="float" office:value="4" calcext:value-type="float">
            <text:p>4.00</text:p>
          </table:table-cell>
          <table:table-cell table:style-name="ce61" office:value-type="float" office:value="4.3" calcext:value-type="float">
            <text:p>4.300</text:p>
          </table:table-cell>
          <table:table-cell table:number-columns-repeated="2" table:style-name="ce61" office:value-type="float" office:value="0.36" calcext:value-type="float">
            <text:p>0.36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style-name="ce1" office:value-type="float" office:value="5.7" calcext:value-type="float">
            <text:p>5.70</text:p>
          </table:table-cell>
          <table:table-cell table:number-columns-repeated="2" table:style-name="ce1" office:value-type="float" office:value="0.3" calcext:value-type="float">
            <text:p>0.30</text:p>
          </table:table-cell>
          <table:table-cell table:style-name="ce104"/>
          <table:table-cell table:style-name="ce106"/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C178]*0.001" office:value-type="float" office:value="0.0043" calcext:value-type="float">
            <text:p>0.00430</text:p>
          </table:table-cell>
          <table:table-cell table:style-name="ce48" table:formula="of:=SQRT([.D178]*[.E178]+[.F178]*[.G178])*0.001" office:value-type="float" office:value="0.000382753184180093" calcext:value-type="float">
            <text:p>0.00038</text:p>
          </table:table-cell>
          <table:table-cell table:style-name="ce48" table:formula="of:=[.P178]" office:value-type="float" office:value="0.000382753184180093" calcext:value-type="float">
            <text:p>0.00038</text:p>
          </table:table-cell>
          <table:table-cell/>
          <table:table-cell table:style-name="ce36" table:formula="of:=([.A178]+[.B178])/2*([.A178]+[.B178])/2" office:value-type="float" office:value="15.21" calcext:value-type="float">
            <text:p>15.2100</text:p>
          </table:table-cell>
          <table:table-cell table:style-name="ce48" table:formula="of:=[.H178]*[.H178]*0.0001" office:value-type="float" office:value="0.003249" calcext:value-type="float">
            <text:p>0.00325</text:p>
          </table:table-cell>
          <table:table-cell table:style-name="ce48" table:formula="of:=SQRT([.I178]*[.J178])*0.0001" office:value-type="float" office:value="0.00003" calcext:value-type="float">
            <text:p>0.00003</text:p>
          </table:table-cell>
          <table:table-cell table:style-name="ce48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" calcext:value-type="float">
            <text:p>4.00</text:p>
          </table:table-cell>
          <table:table-cell table:style-name="ce1" office:value-type="float" office:value="4.2" calcext:value-type="float">
            <text:p>4.20</text:p>
          </table:table-cell>
          <table:table-cell table:style-name="ce61" office:value-type="float" office:value="2.52" calcext:value-type="float">
            <text:p>2.520</text:p>
          </table:table-cell>
          <table:table-cell table:number-columns-repeated="2" table:style-name="ce61" office:value-type="float" office:value="0.25" calcext:value-type="float">
            <text:p>0.25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style-name="ce1" office:value-type="float" office:value="4.6" calcext:value-type="float">
            <text:p>4.60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C179]*0.001" office:value-type="float" office:value="0.00252" calcext:value-type="float">
            <text:p>0.00252</text:p>
          </table:table-cell>
          <table:table-cell table:style-name="ce48" table:formula="of:=SQRT([.D179]*[.E179]+[.F179]*[.G179])*0.001" office:value-type="float" office:value="0.000262488094968134" calcext:value-type="float">
            <text:p>0.00026</text:p>
          </table:table-cell>
          <table:table-cell table:style-name="ce48" table:formula="of:=[.P179]" office:value-type="float" office:value="0.000262488094968134" calcext:value-type="float">
            <text:p>0.00026</text:p>
          </table:table-cell>
          <table:table-cell/>
          <table:table-cell table:style-name="ce36" table:formula="of:=([.A179]+[.B179])/2*([.A179]+[.B179])/2" office:value-type="float" office:value="16.81" calcext:value-type="float">
            <text:p>16.8100</text:p>
          </table:table-cell>
          <table:table-cell table:style-name="ce48" table:formula="of:=[.H179]*[.H179]*0.0001" office:value-type="float" office:value="0.002116" calcext:value-type="float">
            <text:p>0.00212</text:p>
          </table:table-cell>
          <table:table-cell table:style-name="ce48" table:formula="of:=SQRT([.I179]*[.J179])*0.0001" office:value-type="float" office:value="0.000025" calcext:value-type="float">
            <text:p>0.00003</text:p>
          </table:table-cell>
          <table:table-cell table:style-name="ce48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2" calcext:value-type="float">
            <text:p>4.20</text:p>
          </table:table-cell>
          <table:table-cell table:style-name="ce1" office:value-type="float" office:value="4.4" calcext:value-type="float">
            <text:p>4.40</text:p>
          </table:table-cell>
          <table:table-cell table:style-name="ce61" office:value-type="float" office:value="1.79" calcext:value-type="float">
            <text:p>1.790</text:p>
          </table:table-cell>
          <table:table-cell table:number-columns-repeated="2" table:style-name="ce61" office:value-type="float" office:value="0.2" calcext:value-type="float">
            <text:p>0.200</text:p>
          </table:table-cell>
          <table:table-cell table:number-columns-repeated="2" table:style-name="ce61" office:value-type="float" office:value="0.06" calcext:value-type="float">
            <text:p>0.060</text:p>
          </table:table-cell>
          <table:table-cell table:style-name="ce1" office:value-type="float" office:value="4.05" calcext:value-type="float">
            <text:p>4.05</text:p>
          </table:table-cell>
          <table:table-cell table:number-columns-repeated="2" table:style-name="ce1" office:value-type="float" office:value="0.25" calcext:value-type="float">
            <text:p>0.25</text:p>
          </table:table-cell>
          <table:table-cell table:style-name="ce104"/>
          <table:table-cell table:style-name="ce106"/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C180]*0.001" office:value-type="float" office:value="0.00179" calcext:value-type="float">
            <text:p>0.00179</text:p>
          </table:table-cell>
          <table:table-cell table:style-name="ce48" table:formula="of:=SQRT([.D180]*[.E180]+[.F180]*[.G180])*0.001" office:value-type="float" office:value="0.000208806130178211" calcext:value-type="float">
            <text:p>0.00021</text:p>
          </table:table-cell>
          <table:table-cell table:style-name="ce48" table:formula="of:=[.P180]" office:value-type="float" office:value="0.000208806130178211" calcext:value-type="float">
            <text:p>0.00021</text:p>
          </table:table-cell>
          <table:table-cell/>
          <table:table-cell table:style-name="ce36" table:formula="of:=([.A180]+[.B180])/2*([.A180]+[.B180])/2" office:value-type="float" office:value="18.49" calcext:value-type="float">
            <text:p>18.4900</text:p>
          </table:table-cell>
          <table:table-cell table:style-name="ce48" table:formula="of:=[.H180]*[.H180]*0.0001" office:value-type="float" office:value="0.00164025" calcext:value-type="float">
            <text:p>0.00164</text:p>
          </table:table-cell>
          <table:table-cell table:style-name="ce48" table:formula="of:=SQRT([.I180]*[.J180])*0.0001" office:value-type="float" office:value="0.000025" calcext:value-type="float">
            <text:p>0.00003</text:p>
          </table:table-cell>
          <table:table-cell table:style-name="ce48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7" office:value-type="float" office:value="4.4" calcext:value-type="float">
            <text:p>4.40</text:p>
          </table:table-cell>
          <table:table-cell table:style-name="ce1" office:value-type="float" office:value="4.6" calcext:value-type="float">
            <text:p>4.60</text:p>
          </table:table-cell>
          <table:table-cell table:style-name="ce61" office:value-type="float" office:value="0.85" calcext:value-type="float">
            <text:p>0.850</text:p>
          </table:table-cell>
          <table:table-cell table:number-columns-repeated="2" table:style-name="ce61" office:value-type="float" office:value="0.13" calcext:value-type="float">
            <text:p>0.13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91" calcext:value-type="float">
            <text:p>2.91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C181]*0.001" office:value-type="float" office:value="0.00085" calcext:value-type="float">
            <text:p>0.00085</text:p>
          </table:table-cell>
          <table:table-cell table:style-name="ce48" table:formula="of:=SQRT([.D181]*[.E181]+[.F181]*[.G181])*0.001" office:value-type="float" office:value="0.000133416640641263" calcext:value-type="float">
            <text:p>0.00013</text:p>
          </table:table-cell>
          <table:table-cell table:style-name="ce48" table:formula="of:=[.P181]" office:value-type="float" office:value="0.000133416640641263" calcext:value-type="float">
            <text:p>0.00013</text:p>
          </table:table-cell>
          <table:table-cell/>
          <table:table-cell table:style-name="ce36" table:formula="of:=([.A181]+[.B181])/2*([.A181]+[.B181])/2" office:value-type="float" office:value="20.25" calcext:value-type="float">
            <text:p>20.2500</text:p>
          </table:table-cell>
          <table:table-cell table:style-name="ce48" table:formula="of:=[.H181]*[.H181]*0.0001" office:value-type="float" office:value="0.00084681" calcext:value-type="float">
            <text:p>0.00085</text:p>
          </table:table-cell>
          <table:table-cell table:style-name="ce48" table:formula="of:=SQRT([.I181]*[.J181])*0.0001" office:value-type="float" office:value="0.000023" calcext:value-type="float">
            <text:p>0.00002</text:p>
          </table:table-cell>
          <table:table-cell table:style-name="ce48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6" calcext:value-type="float">
            <text:p>4.60</text:p>
          </table:table-cell>
          <table:table-cell table:style-name="ce1" office:value-type="float" office:value="4.8" calcext:value-type="float">
            <text:p>4.80</text:p>
          </table:table-cell>
          <table:table-cell table:style-name="ce61" office:value-type="float" office:value="0.7" calcext:value-type="float">
            <text:p>0.700</text:p>
          </table:table-cell>
          <table:table-cell table:number-columns-repeated="2" table:style-name="ce61" office:value-type="float" office:value="0.11" calcext:value-type="float">
            <text:p>0.110</text:p>
          </table:table-cell>
          <table:table-cell table:number-columns-repeated="2" table:style-name="ce61" office:value-type="float" office:value="0.03" calcext:value-type="float">
            <text:p>0.030</text:p>
          </table:table-cell>
          <table:table-cell table:style-name="ce1" office:value-type="float" office:value="2.74" calcext:value-type="float">
            <text:p>2.74</text:p>
          </table:table-cell>
          <table:table-cell table:number-columns-repeated="2" table:style-name="ce1" office:value-type="float" office:value="0.23" calcext:value-type="float">
            <text:p>0.23</text:p>
          </table:table-cell>
          <table:table-cell table:style-name="ce104"/>
          <table:table-cell table:style-name="ce106"/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C182]*0.001" office:value-type="float" office:value="0.0007" calcext:value-type="float">
            <text:p>0.00070</text:p>
          </table:table-cell>
          <table:table-cell table:style-name="ce48" table:formula="of:=SQRT([.D182]*[.E182]+[.F182]*[.G182])*0.001" office:value-type="float" office:value="0.000114017542509914" calcext:value-type="float">
            <text:p>0.00011</text:p>
          </table:table-cell>
          <table:table-cell table:style-name="ce48" table:formula="of:=[.P182]" office:value-type="float" office:value="0.000114017542509914" calcext:value-type="float">
            <text:p>0.00011</text:p>
          </table:table-cell>
          <table:table-cell/>
          <table:table-cell table:style-name="ce36" table:formula="of:=([.A182]+[.B182])/2*([.A182]+[.B182])/2" office:value-type="float" office:value="22.09" calcext:value-type="float">
            <text:p>22.0900</text:p>
          </table:table-cell>
          <table:table-cell table:style-name="ce48" table:formula="of:=[.H182]*[.H182]*0.0001" office:value-type="float" office:value="0.00075076" calcext:value-type="float">
            <text:p>0.00075</text:p>
          </table:table-cell>
          <table:table-cell table:style-name="ce48" table:formula="of:=SQRT([.I182]*[.J182])*0.0001" office:value-type="float" office:value="0.000023" calcext:value-type="float">
            <text:p>0.00002</text:p>
          </table:table-cell>
          <table:table-cell table:style-name="ce48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4.8" calcext:value-type="float">
            <text:p>4.80</text:p>
          </table:table-cell>
          <table:table-cell table:style-name="ce1" office:value-type="float" office:value="5" calcext:value-type="float">
            <text:p>5.00</text:p>
          </table:table-cell>
          <table:table-cell table:style-name="ce61" office:value-type="float" office:value="0.55" calcext:value-type="float">
            <text:p>0.550</text:p>
          </table:table-cell>
          <table:table-cell table:number-columns-repeated="2" table:style-name="ce61" office:value-type="float" office:value="0.09" calcext:value-type="float">
            <text:p>0.09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52" calcext:value-type="float">
            <text:p>2.52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C183]*0.001" office:value-type="float" office:value="0.00055" calcext:value-type="float">
            <text:p>0.00055</text:p>
          </table:table-cell>
          <table:table-cell table:style-name="ce48" table:formula="of:=SQRT([.D183]*[.E183]+[.F183]*[.G183])*0.001" office:value-type="float" office:value="0.0000921954445729289" calcext:value-type="float">
            <text:p>0.00009</text:p>
          </table:table-cell>
          <table:table-cell table:style-name="ce48" table:formula="of:=[.P183]" office:value-type="float" office:value="0.0000921954445729289" calcext:value-type="float">
            <text:p>0.00009</text:p>
          </table:table-cell>
          <table:table-cell/>
          <table:table-cell table:style-name="ce36" table:formula="of:=([.A183]+[.B183])/2*([.A183]+[.B183])/2" office:value-type="float" office:value="24.01" calcext:value-type="float">
            <text:p>24.0100</text:p>
          </table:table-cell>
          <table:table-cell table:style-name="ce48" table:formula="of:=[.H183]*[.H183]*0.0001" office:value-type="float" office:value="0.00063504" calcext:value-type="float">
            <text:p>0.00064</text:p>
          </table:table-cell>
          <table:table-cell table:style-name="ce48" table:formula="of:=SQRT([.I183]*[.J183])*0.0001" office:value-type="float" office:value="0.000022" calcext:value-type="float">
            <text:p>0.00002</text:p>
          </table:table-cell>
          <table:table-cell table:style-name="ce48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" calcext:value-type="float">
            <text:p>5.00</text:p>
          </table:table-cell>
          <table:table-cell table:style-name="ce1" office:value-type="float" office:value="5.2" calcext:value-type="float">
            <text:p>5.20</text:p>
          </table:table-cell>
          <table:table-cell table:style-name="ce61" office:value-type="float" office:value="0.38" calcext:value-type="float">
            <text:p>0.380</text:p>
          </table:table-cell>
          <table:table-cell table:number-columns-repeated="2" table:style-name="ce61" office:value-type="float" office:value="0.08" calcext:value-type="float">
            <text:p>0.080</text:p>
          </table:table-cell>
          <table:table-cell table:number-columns-repeated="2" table:style-name="ce61" office:value-type="float" office:value="0.02" calcext:value-type="float">
            <text:p>0.020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C184]*0.001" office:value-type="float" office:value="0.00038" calcext:value-type="float">
            <text:p>0.00038</text:p>
          </table:table-cell>
          <table:table-cell table:style-name="ce48" table:formula="of:=SQRT([.D184]*[.E184]+[.F184]*[.G184])*0.001" office:value-type="float" office:value="0.0000824621125123532" calcext:value-type="float">
            <text:p>0.00008</text:p>
          </table:table-cell>
          <table:table-cell table:style-name="ce48" table:formula="of:=[.P184]" office:value-type="float" office:value="0.0000824621125123532" calcext:value-type="float">
            <text:p>0.00008</text:p>
          </table:table-cell>
          <table:table-cell/>
          <table:table-cell table:style-name="ce36" table:formula="of:=([.A184]+[.B184])/2*([.A184]+[.B184])/2" office:value-type="float" office:value="26.01" calcext:value-type="float">
            <text:p>26.0100</text:p>
          </table:table-cell>
          <table:table-cell table:style-name="ce48" table:formula="of:=[.H184]*[.H184]*0.0001" office:value-type="float" office:value="0.00047961" calcext:value-type="float">
            <text:p>0.00048</text:p>
          </table:table-cell>
          <table:table-cell table:style-name="ce48" table:formula="of:=SQRT([.I184]*[.J184])*0.0001" office:value-type="float" office:value="0.000022" calcext:value-type="float">
            <text:p>0.00002</text:p>
          </table:table-cell>
          <table:table-cell table:style-name="ce48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2" calcext:value-type="float">
            <text:p>5.20</text:p>
          </table:table-cell>
          <table:table-cell table:style-name="ce1" office:value-type="float" office:value="5.5" calcext:value-type="float">
            <text:p>5.50</text:p>
          </table:table-cell>
          <table:table-cell table:style-name="ce61" office:value-type="float" office:value="0.35" calcext:value-type="float">
            <text:p>0.350</text:p>
          </table:table-cell>
          <table:table-cell table:number-columns-repeated="2" table:style-name="ce61" office:value-type="float" office:value="0.05" calcext:value-type="float">
            <text:p>0.050</text:p>
          </table:table-cell>
          <table:table-cell table:number-columns-repeated="2" table:style-name="ce61" office:value-type="float" office:value="0.01" calcext:value-type="float">
            <text:p>0.010</text:p>
          </table:table-cell>
          <table:table-cell table:style-name="ce1" office:value-type="float" office:value="2.21" calcext:value-type="float">
            <text:p>2.21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04"/>
          <table:table-cell table:style-name="ce106"/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C185]*0.001" office:value-type="float" office:value="0.00035" calcext:value-type="float">
            <text:p>0.00035</text:p>
          </table:table-cell>
          <table:table-cell table:style-name="ce48" table:formula="of:=SQRT([.D185]*[.E185]+[.F185]*[.G185])*0.001" office:value-type="float" office:value="0.0000509901951359279" calcext:value-type="float">
            <text:p>0.00005</text:p>
          </table:table-cell>
          <table:table-cell table:style-name="ce48" table:formula="of:=[.P185]" office:value-type="float" office:value="0.0000509901951359279" calcext:value-type="float">
            <text:p>0.00005</text:p>
          </table:table-cell>
          <table:table-cell/>
          <table:table-cell table:style-name="ce36" table:formula="of:=([.A185]+[.B185])/2*([.A185]+[.B185])/2" office:value-type="float" office:value="28.6225" calcext:value-type="float">
            <text:p>28.6225</text:p>
          </table:table-cell>
          <table:table-cell table:style-name="ce48" table:formula="of:=[.H185]*[.H185]*0.0001" office:value-type="float" office:value="0.00048841" calcext:value-type="float">
            <text:p>0.00049</text:p>
          </table:table-cell>
          <table:table-cell table:style-name="ce48" table:formula="of:=SQRT([.I185]*[.J185])*0.0001" office:value-type="float" office:value="0.000018" calcext:value-type="float">
            <text:p>0.00002</text:p>
          </table:table-cell>
          <table:table-cell table:style-name="ce48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5.5" calcext:value-type="float">
            <text:p>5.50</text:p>
          </table:table-cell>
          <table:table-cell table:style-name="ce1" office:value-type="float" office:value="6" calcext:value-type="float">
            <text:p>6.00</text:p>
          </table:table-cell>
          <table:table-cell table:style-name="ce61" office:value-type="float" office:value="0.15" calcext:value-type="float">
            <text:p>0.150</text:p>
          </table:table-cell>
          <table:table-cell table:number-columns-repeated="2" table:style-name="ce61" office:value-type="float" office:value="0.029" calcext:value-type="float">
            <text:p>0.029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1.54" calcext:value-type="float">
            <text:p>1.54</text:p>
          </table:table-cell>
          <table:table-cell table:number-columns-repeated="2" table:style-name="ce1" office:value-type="float" office:value="0.15" calcext:value-type="float">
            <text:p>0.15</text:p>
          </table:table-cell>
          <table:table-cell table:style-name="ce104"/>
          <table:table-cell table:style-name="ce106"/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C186]*0.001" office:value-type="float" office:value="0.00015" calcext:value-type="float">
            <text:p>0.00015</text:p>
          </table:table-cell>
          <table:table-cell table:style-name="ce48" table:formula="of:=SQRT([.D186]*[.E186]+[.F186]*[.G186])*0.001" office:value-type="float" office:value="0.0000296141857899217" calcext:value-type="float">
            <text:p>0.00003</text:p>
          </table:table-cell>
          <table:table-cell table:style-name="ce48" table:formula="of:=[.P186]" office:value-type="float" office:value="0.0000296141857899217" calcext:value-type="float">
            <text:p>0.00003</text:p>
          </table:table-cell>
          <table:table-cell/>
          <table:table-cell table:style-name="ce36" table:formula="of:=([.A186]+[.B186])/2*([.A186]+[.B186])/2" office:value-type="float" office:value="33.0625" calcext:value-type="float">
            <text:p>33.0625</text:p>
          </table:table-cell>
          <table:table-cell table:style-name="ce48" table:formula="of:=[.H186]*[.H186]*0.0001" office:value-type="float" office:value="0.00023716" calcext:value-type="float">
            <text:p>0.00024</text:p>
          </table:table-cell>
          <table:table-cell table:style-name="ce48" table:formula="of:=SQRT([.I186]*[.J186])*0.0001" office:value-type="float" office:value="0.000015" calcext:value-type="float">
            <text:p>0.00002</text:p>
          </table:table-cell>
          <table:table-cell table:style-name="ce48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" calcext:value-type="float">
            <text:p>6.00</text:p>
          </table:table-cell>
          <table:table-cell table:style-name="ce1" office:value-type="float" office:value="6.5" calcext:value-type="float">
            <text:p>6.50</text:p>
          </table:table-cell>
          <table:table-cell table:style-name="ce61" office:value-type="float" office:value="0.049" calcext:value-type="float">
            <text:p>0.049</text:p>
          </table:table-cell>
          <table:table-cell table:number-columns-repeated="2" table:style-name="ce61" office:value-type="float" office:value="0.021" calcext:value-type="float">
            <text:p>0.021</text:p>
          </table:table-cell>
          <table:table-cell table:number-columns-repeated="2" table:style-name="ce61" office:value-type="float" office:value="0.006" calcext:value-type="float">
            <text:p>0.006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2" table:style-name="ce1" office:value-type="float" office:value="0.22" calcext:value-type="float">
            <text:p>0.22</text:p>
          </table:table-cell>
          <table:table-cell table:style-name="ce104"/>
          <table:table-cell table:style-name="ce106"/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C187]*0.001" office:value-type="float" office:value="0.000049" calcext:value-type="float">
            <text:p>0.00005</text:p>
          </table:table-cell>
          <table:table-cell table:style-name="ce48" table:formula="of:=SQRT([.D187]*[.E187]+[.F187]*[.G187])*0.001" office:value-type="float" office:value="0.0000218403296678416" calcext:value-type="float">
            <text:p>0.00002</text:p>
          </table:table-cell>
          <table:table-cell table:style-name="ce48" table:formula="of:=[.P187]" office:value-type="float" office:value="0.0000218403296678416" calcext:value-type="float">
            <text:p>0.00002</text:p>
          </table:table-cell>
          <table:table-cell/>
          <table:table-cell table:style-name="ce36" table:formula="of:=([.A187]+[.B187])/2*([.A187]+[.B187])/2" office:value-type="float" office:value="39.0625" calcext:value-type="float">
            <text:p>39.0625</text:p>
          </table:table-cell>
          <table:table-cell table:style-name="ce48" table:formula="of:=[.H187]*[.H187]*0.0001" office:value-type="float" office:value="0.00009025" calcext:value-type="float">
            <text:p>0.00009</text:p>
          </table:table-cell>
          <table:table-cell table:style-name="ce48" table:formula="of:=SQRT([.I187]*[.J187])*0.0001" office:value-type="float" office:value="0.000022" calcext:value-type="float">
            <text:p>0.00002</text:p>
          </table:table-cell>
          <table:table-cell table:style-name="ce48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6.5" calcext:value-type="float">
            <text:p>6.50</text:p>
          </table:table-cell>
          <table:table-cell table:style-name="ce1" office:value-type="float" office:value="7" calcext:value-type="float">
            <text:p>7.00</text:p>
          </table:table-cell>
          <table:table-cell table:style-name="ce61" office:value-type="float" office:value="0.047" calcext:value-type="float">
            <text:p>0.047</text:p>
          </table:table-cell>
          <table:table-cell table:number-columns-repeated="2" table:style-name="ce61" office:value-type="float" office:value="0.018" calcext:value-type="float">
            <text:p>0.018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.00</text:p>
          </table:table-cell>
          <table:table-cell table:number-columns-repeated="2" table:style-name="ce1" office:value-type="float" office:value="0.2" calcext:value-type="float">
            <text:p>0.20</text:p>
          </table:table-cell>
          <table:table-cell table:style-name="ce104"/>
          <table:table-cell table:style-name="ce106"/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C188]*0.001" office:value-type="float" office:value="0.000047" calcext:value-type="float">
            <text:p>0.00005</text:p>
          </table:table-cell>
          <table:table-cell table:style-name="ce48" table:formula="of:=SQRT([.D188]*[.E188]+[.F188]*[.G188])*0.001" office:value-type="float" office:value="0.0000184390889145858" calcext:value-type="float">
            <text:p>0.00002</text:p>
          </table:table-cell>
          <table:table-cell table:style-name="ce48" table:formula="of:=[.P188]" office:value-type="float" office:value="0.0000184390889145858" calcext:value-type="float">
            <text:p>0.00002</text:p>
          </table:table-cell>
          <table:table-cell/>
          <table:table-cell table:style-name="ce36" table:formula="of:=([.A188]+[.B188])/2*([.A188]+[.B188])/2" office:value-type="float" office:value="45.5625" calcext:value-type="float">
            <text:p>45.5625</text:p>
          </table:table-cell>
          <table:table-cell table:style-name="ce48" table:formula="of:=[.H188]*[.H188]*0.0001" office:value-type="float" office:value="0.0001" calcext:value-type="float">
            <text:p>0.00010</text:p>
          </table:table-cell>
          <table:table-cell table:style-name="ce48" table:formula="of:=SQRT([.I188]*[.J188])*0.0001" office:value-type="float" office:value="0.00002" calcext:value-type="float">
            <text:p>0.00002</text:p>
          </table:table-cell>
          <table:table-cell table:style-name="ce48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57" office:value-type="float" office:value="7" calcext:value-type="float">
            <text:p>7.00</text:p>
          </table:table-cell>
          <table:table-cell table:style-name="ce1" office:value-type="float" office:value="7.5" calcext:value-type="float">
            <text:p>7.50</text:p>
          </table:table-cell>
          <table:table-cell table:style-name="ce61" office:value-type="float" office:value="0.02" calcext:value-type="float">
            <text:p>0.020</text:p>
          </table:table-cell>
          <table:table-cell table:number-columns-repeated="2" table:style-name="ce61" office:value-type="float" office:value="0.014" calcext:value-type="float">
            <text:p>0.014</text:p>
          </table:table-cell>
          <table:table-cell table:number-columns-repeated="2" table:style-name="ce61" office:value-type="float" office:value="0.004" calcext:value-type="float">
            <text:p>0.004</text:p>
          </table:table-cell>
          <table:table-cell table:style-name="ce1" office:value-type="float" office:value="0.7" calcext:value-type="float">
            <text:p>0.70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36" calcext:value-type="float">
            <text:p>0.36</text:p>
          </table:table-cell>
          <table:table-cell table:style-name="ce104"/>
          <table:table-cell table:style-name="ce106"/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C189]*0.001" office:value-type="float" office:value="0.00002" calcext:value-type="float">
            <text:p>0.00002</text:p>
          </table:table-cell>
          <table:table-cell table:style-name="ce48" table:formula="of:=SQRT([.D189]*[.E189]+[.F189]*[.G189])*0.001" office:value-type="float" office:value="0.000014560219778561" calcext:value-type="float">
            <text:p>0.00001</text:p>
          </table:table-cell>
          <table:table-cell table:style-name="ce48" table:formula="of:=[.P189]" office:value-type="float" office:value="0.000014560219778561" calcext:value-type="float">
            <text:p>0.00001</text:p>
          </table:table-cell>
          <table:table-cell/>
          <table:table-cell table:style-name="ce36" table:formula="of:=([.A189]+[.B189])/2*([.A189]+[.B189])/2" office:value-type="float" office:value="52.5625" calcext:value-type="float">
            <text:p>52.5625</text:p>
          </table:table-cell>
          <table:table-cell table:style-name="ce48" table:formula="of:=[.H189]*[.H189]*0.0001" office:value-type="float" office:value="0.000049" calcext:value-type="float">
            <text:p>0.00005</text:p>
          </table:table-cell>
          <table:table-cell table:style-name="ce48" table:formula="of:=SQRT([.I189]*[.J189])*0.0001" office:value-type="float" office:value="0.0000287749891398763" calcext:value-type="float">
            <text:p>0.00003</text:p>
          </table:table-cell>
          <table:table-cell table:style-name="ce48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58" office:value-type="float" office:value="7.5" calcext:value-type="float">
            <text:p>7.50</text:p>
          </table:table-cell>
          <table:table-cell table:style-name="ce64" office:value-type="float" office:value="8" calcext:value-type="float">
            <text:p>8.00</text:p>
          </table:table-cell>
          <table:table-cell table:style-name="ce62" office:value-type="float" office:value="0.024" calcext:value-type="float">
            <text:p>0.024</text:p>
          </table:table-cell>
          <table:table-cell table:number-columns-repeated="4" table:style-name="ce62" office:value-type="float" office:value="0" calcext:value-type="float">
            <text:p>0.000</text:p>
          </table:table-cell>
          <table:table-cell table:style-name="ce64" office:value-type="float" office:value="0.9" calcext:value-type="float">
            <text:p>0.90</text:p>
          </table:table-cell>
          <table:table-cell table:number-columns-repeated="2" table:style-name="ce64" office:value-type="float" office:value="0" calcext:value-type="float">
            <text:p>0.00</text:p>
          </table:table-cell>
          <table:table-cell table:style-name="ce105"/>
          <table:table-cell table:style-name="ce107"/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C190]*0.001" office:value-type="float" office:value="0.000024" calcext:value-type="float">
            <text:p>0.00002</text:p>
          </table:table-cell>
          <table:table-cell table:style-name="ce48" table:formula="of:=SQRT([.D190]*[.E190]+[.F190]*[.G190])*0.001" office:value-type="float" office:value="0" calcext:value-type="float">
            <text:p>0.00000</text:p>
          </table:table-cell>
          <table:table-cell table:style-name="ce48" table:formula="of:=[.P190]" office:value-type="float" office:value="0" calcext:value-type="float">
            <text:p>0.00000</text:p>
          </table:table-cell>
          <table:table-cell/>
          <table:table-cell table:style-name="ce36" table:formula="of:=([.A190]+[.B190])/2*([.A190]+[.B190])/2" office:value-type="float" office:value="60.0625" calcext:value-type="float">
            <text:p>60.0625</text:p>
          </table:table-cell>
          <table:table-cell table:style-name="ce48" table:formula="of:=[.H190]*[.H190]*0.0001" office:value-type="float" office:value="0.000081" calcext:value-type="float">
            <text:p>0.00008</text:p>
          </table:table-cell>
          <table:table-cell table:style-name="ce48" table:formula="of:=SQRT([.I190]*[.J190])*0.0001" office:value-type="float" office:value="0" calcext:value-type="float">
            <text:p>0.00000</text:p>
          </table:table-cell>
          <table:table-cell table:style-name="ce48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1"/>
          <table:table-cell table:number-columns-repeated="1016"/>
        </table:table-row>
        <table:table-row table:style-name="ro4" table:number-rows-repeated="2">
          <table:table-cell table:style-name="Default" table:number-columns-repeated="2"/>
          <table:table-cell table:number-columns-repeated="1022"/>
        </table:table-row>
        <table:table-row table:style-name="ro4" table:number-rows-repeated="10483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1"/>
        <table:table-column table:style-name="co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2" table:number-columns-repeated="6" table:default-cell-style-name="Default"/>
        <table:table-column table:style-name="co4" table:default-cell-style-name="ce21"/>
        <table:table-column table:style-name="co11" table:default-cell-style-name="ce21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2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23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3" table:number-columns-repeated="1009"/>
        </table:table-row>
        <table:table-row table:style-name="ro3">
          <table:table-cell table:style-name="ce5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3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3" table:number-columns-repeated="1009"/>
        </table:table-row>
        <table:table-row table:style-name="ro3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9"/>
          <table:table-cell table:style-name="ce23" table:number-columns-repeated="1002"/>
        </table:table-row>
        <table:table-row table:style-name="ro3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p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style-name="ce2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 [nb]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3" table:number-columns-repeated="997"/>
        </table:table-row>
        <table:table-row table:style-name="ro4">
          <table:table-cell table:style-name="ce36" office:value-type="float" office:value="2" calcext:value-type="float">
            <text:p>2.0000</text:p>
          </table:table-cell>
          <table:table-cell table:style-name="ce36" table:formula="of:=[.A5]" office:value-type="float" office:value="2" calcext:value-type="float">
            <text:p>2.0000</text:p>
          </table:table-cell>
          <table:table-cell table:style-name="ce31" office:value-type="float" office:value="351.5" calcext:value-type="float">
            <text:p>351.5</text:p>
          </table:table-cell>
          <table:table-cell table:style-name="ce31" office:value-type="float" office:value="8.2" calcext:value-type="float">
            <text:p>8.2</text:p>
          </table:table-cell>
          <table:table-cell table:style-name="ce31" table:formula="of:=[.D5]" office:value-type="float" office:value="8.2" calcext:value-type="float">
            <text:p>8.2</text:p>
          </table:table-cell>
          <table:table-cell table:style-name="ce31" office:value-type="float" office:value="9" calcext:value-type="float">
            <text:p>9.0</text:p>
          </table:table-cell>
          <table:table-cell table:style-name="ce31" table:formula="of:=[.F5]" office:value-type="float" office:value="9" calcext:value-type="float">
            <text:p>9.0</text:p>
          </table:table-cell>
          <table:table-cell table:style-name="ce36" office:value-type="float" office:value="0.1021" calcext:value-type="float">
            <text:p>0.1021</text:p>
          </table:table-cell>
          <table:table-cell table:style-name="ce36" office:value-type="float" office:value="0.0024" calcext:value-type="float">
            <text:p>0.0024</text:p>
          </table:table-cell>
          <table:table-cell table:style-name="ce36" table:formula="of:=[.I5]" office:value-type="float" office:value="0.0024" calcext:value-type="float">
            <text:p>0.0024</text:p>
          </table:table-cell>
          <table:table-cell table:style-name="ce36" office:value-type="float" office:value="0.0026" calcext:value-type="float">
            <text:p>0.0026</text:p>
          </table:table-cell>
          <table:table-cell table:style-name="ce36" table:formula="of:=[.K5]" office:value-type="float" office:value="0.0026" calcext:value-type="float">
            <text:p>0.0026</text:p>
          </table:table-cell>
          <table:table-cell table:style-name="Default"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" office:value-type="float" office:value="351.5" calcext:value-type="float">
            <text:p>351.5000</text:p>
          </table:table-cell>
          <table:table-cell table:style-name="ce36" table:formula="of:=SQRT([.D5]*[.E5]+[.F5]*[.G5])" office:value-type="float" office:value="12.1753850041795" calcext:value-type="float">
            <text:p>12.1754</text:p>
          </table:table-cell>
          <table:table-cell table:style-name="ce36" table:formula="of:=[.P5]" office:value-type="float" office:value="12.1753850041795" calcext:value-type="float">
            <text:p>12.1754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H5]" office:value-type="float" office:value="0.1021" calcext:value-type="float">
            <text:p>0.1021</text:p>
          </table:table-cell>
          <table:table-cell table:style-name="ce36" table:formula="of:=SQRT([.I5]*[.J5]+[.K5]*[.L5])" office:value-type="float" office:value="0.00353836120259083" calcext:value-type="float">
            <text:p>0.0035</text:p>
          </table:table-cell>
          <table:table-cell table:style-name="ce36" table:formula="of:=[.U5]" office:value-type="float" office:value="0.00353836120259083" calcext:value-type="float">
            <text:p>0.0035</text:p>
          </table:table-cell>
          <table:table-cell/>
          <table:table-cell table:style-name="ce36" table:formula="of:=[.A5]*[.A5]" office:value-type="float" office:value="4" calcext:value-type="float">
            <text:p>4.0000</text:p>
          </table:table-cell>
          <table:table-cell table:style-name="ce36" table:formula="of:=[.C5]*0.001" office:value-type="float" office:value="0.3515" calcext:value-type="float">
            <text:p>0.3515</text:p>
          </table:table-cell>
          <table:table-cell table:style-name="ce36" table:formula="of:=SQRT([.D5]*[.E5]+[.F5]*[.G5])*0.001" office:value-type="float" office:value="0.0121753850041795" calcext:value-type="float">
            <text:p>0.0122</text:p>
          </table:table-cell>
          <table:table-cell table:style-name="ce36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36" office:value-type="float" office:value="2.05" calcext:value-type="float">
            <text:p>2.0500</text:p>
          </table:table-cell>
          <table:table-cell table:style-name="ce36" table:formula="of:=[.A6]" office:value-type="float" office:value="2.05" calcext:value-type="float">
            <text:p>2.0500</text:p>
          </table:table-cell>
          <table:table-cell table:style-name="ce31" office:value-type="float" office:value="296.1" calcext:value-type="float">
            <text:p>296.1</text:p>
          </table:table-cell>
          <table:table-cell table:style-name="ce31" office:value-type="float" office:value="13.1" calcext:value-type="float">
            <text:p>13.1</text:p>
          </table:table-cell>
          <table:table-cell table:style-name="ce31" table:formula="of:=[.D6]" office:value-type="float" office:value="13.1" calcext:value-type="float">
            <text:p>13.1</text:p>
          </table:table-cell>
          <table:table-cell table:style-name="ce31" office:value-type="float" office:value="7.5" calcext:value-type="float">
            <text:p>7.5</text:p>
          </table:table-cell>
          <table:table-cell table:style-name="ce31" table:formula="of:=[.F6]" office:value-type="float" office:value="7.5" calcext:value-type="float">
            <text:p>7.5</text:p>
          </table:table-cell>
          <table:table-cell table:style-name="ce36" office:value-type="float" office:value="0.0878" calcext:value-type="float">
            <text:p>0.0878</text:p>
          </table:table-cell>
          <table:table-cell table:style-name="ce36" office:value-type="float" office:value="0.0039" calcext:value-type="float">
            <text:p>0.0039</text:p>
          </table:table-cell>
          <table:table-cell table:style-name="ce36" table:formula="of:=[.I6]" office:value-type="float" office:value="0.0039" calcext:value-type="float">
            <text:p>0.0039</text:p>
          </table:table-cell>
          <table:table-cell table:style-name="ce36" office:value-type="float" office:value="0.0022" calcext:value-type="float">
            <text:p>0.0022</text:p>
          </table:table-cell>
          <table:table-cell table:style-name="ce36" table:formula="of:=[.K6]" office:value-type="float" office:value="0.0022" calcext:value-type="float">
            <text:p>0.0022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" office:value-type="float" office:value="296.1" calcext:value-type="float">
            <text:p>296.1000</text:p>
          </table:table-cell>
          <table:table-cell table:style-name="ce36" table:formula="of:=SQRT([.D6]*[.E6]+[.F6]*[.G6])" office:value-type="float" office:value="15.0950322954275" calcext:value-type="float">
            <text:p>15.0950</text:p>
          </table:table-cell>
          <table:table-cell table:style-name="ce36" table:formula="of:=[.P6]" office:value-type="float" office:value="15.0950322954275" calcext:value-type="float">
            <text:p>15.0950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H6]" office:value-type="float" office:value="0.0878" calcext:value-type="float">
            <text:p>0.0878</text:p>
          </table:table-cell>
          <table:table-cell table:style-name="ce36" table:formula="of:=SQRT([.I6]*[.J6]+[.K6]*[.L6])" office:value-type="float" office:value="0.00447772263544762" calcext:value-type="float">
            <text:p>0.0045</text:p>
          </table:table-cell>
          <table:table-cell table:style-name="ce36" table:formula="of:=[.U6]" office:value-type="float" office:value="0.00447772263544762" calcext:value-type="float">
            <text:p>0.0045</text:p>
          </table:table-cell>
          <table:table-cell/>
          <table:table-cell table:style-name="ce36" table:formula="of:=[.A6]*[.A6]" office:value-type="float" office:value="4.2025" calcext:value-type="float">
            <text:p>4.2025</text:p>
          </table:table-cell>
          <table:table-cell table:style-name="ce36" table:formula="of:=[.C6]*0.001" office:value-type="float" office:value="0.2961" calcext:value-type="float">
            <text:p>0.2961</text:p>
          </table:table-cell>
          <table:table-cell table:style-name="ce36" table:formula="of:=SQRT([.D6]*[.E6]+[.F6]*[.G6])*0.001" office:value-type="float" office:value="0.0150950322954275" calcext:value-type="float">
            <text:p>0.0151</text:p>
          </table:table-cell>
          <table:table-cell table:style-name="ce36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36" office:value-type="float" office:value="2.1" calcext:value-type="float">
            <text:p>2.1000</text:p>
          </table:table-cell>
          <table:table-cell table:style-name="ce36" table:formula="of:=[.A7]" office:value-type="float" office:value="2.1" calcext:value-type="float">
            <text:p>2.1000</text:p>
          </table:table-cell>
          <table:table-cell table:style-name="ce31" office:value-type="float" office:value="220.6" calcext:value-type="float">
            <text:p>220.6</text:p>
          </table:table-cell>
          <table:table-cell table:style-name="ce31" office:value-type="float" office:value="5.9" calcext:value-type="float">
            <text:p>5.9</text:p>
          </table:table-cell>
          <table:table-cell table:style-name="ce31" table:formula="of:=[.D7]" office:value-type="float" office:value="5.9" calcext:value-type="float">
            <text:p>5.9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table:formula="of:=[.F7]" office:value-type="float" office:value="5.5" calcext:value-type="float">
            <text:p>5.5</text:p>
          </table:table-cell>
          <table:table-cell table:style-name="ce36" office:value-type="float" office:value="0.0666" calcext:value-type="float">
            <text:p>0.0666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7]" office:value-type="float" office:value="0.0018" calcext:value-type="float">
            <text:p>0.0018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36" table:formula="of:=[.K7]" office:value-type="float" office:value="0.0017" calcext:value-type="float">
            <text:p>0.0017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" office:value-type="float" office:value="220.6" calcext:value-type="float">
            <text:p>220.6000</text:p>
          </table:table-cell>
          <table:table-cell table:style-name="ce36" table:formula="of:=SQRT([.D7]*[.E7]+[.F7]*[.G7])" office:value-type="float" office:value="8.06597793203031" calcext:value-type="float">
            <text:p>8.0660</text:p>
          </table:table-cell>
          <table:table-cell table:style-name="ce36" table:formula="of:=[.P7]" office:value-type="float" office:value="8.06597793203031" calcext:value-type="float">
            <text:p>8.0660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H7]" office:value-type="float" office:value="0.0666" calcext:value-type="float">
            <text:p>0.0666</text:p>
          </table:table-cell>
          <table:table-cell table:style-name="ce36" table:formula="of:=SQRT([.I7]*[.J7]+[.K7]*[.L7])" office:value-type="float" office:value="0.00247588368062799" calcext:value-type="float">
            <text:p>0.0025</text:p>
          </table:table-cell>
          <table:table-cell table:style-name="ce36" table:formula="of:=[.U7]" office:value-type="float" office:value="0.00247588368062799" calcext:value-type="float">
            <text:p>0.0025</text:p>
          </table:table-cell>
          <table:table-cell/>
          <table:table-cell table:style-name="ce36" table:formula="of:=[.A7]*[.A7]" office:value-type="float" office:value="4.41" calcext:value-type="float">
            <text:p>4.4100</text:p>
          </table:table-cell>
          <table:table-cell table:style-name="ce36" table:formula="of:=[.C7]*0.001" office:value-type="float" office:value="0.2206" calcext:value-type="float">
            <text:p>0.2206</text:p>
          </table:table-cell>
          <table:table-cell table:style-name="ce36" table:formula="of:=SQRT([.D7]*[.E7]+[.F7]*[.G7])*0.001" office:value-type="float" office:value="0.00806597793203031" calcext:value-type="float">
            <text:p>0.0081</text:p>
          </table:table-cell>
          <table:table-cell table:style-name="ce36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36" office:value-type="float" office:value="2.125" calcext:value-type="float">
            <text:p>2.1250</text:p>
          </table:table-cell>
          <table:table-cell table:style-name="ce36" table:formula="of:=[.A8]" office:value-type="float" office:value="2.125" calcext:value-type="float">
            <text:p>2.1250</text:p>
          </table:table-cell>
          <table:table-cell table:style-name="ce31" office:value-type="float" office:value="192" calcext:value-type="float">
            <text:p>192.0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8]" office:value-type="float" office:value="1.8" calcext:value-type="float">
            <text:p>1.8</text:p>
          </table:table-cell>
          <table:table-cell table:style-name="ce31" office:value-type="float" office:value="4.7" calcext:value-type="float">
            <text:p>4.7</text:p>
          </table:table-cell>
          <table:table-cell table:style-name="ce31" table:formula="of:=[.F8]" office:value-type="float" office:value="4.7" calcext:value-type="float">
            <text:p>4.7</text:p>
          </table:table-cell>
          <table:table-cell table:style-name="ce36" office:value-type="float" office:value="0.0593" calcext:value-type="float">
            <text:p>0.0593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8]" office:value-type="float" office:value="0.0006" calcext:value-type="float">
            <text:p>0.0006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36" table:formula="of:=[.K8]" office:value-type="float" office:value="0.0015" calcext:value-type="float">
            <text:p>0.0015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" office:value-type="float" office:value="192" calcext:value-type="float">
            <text:p>192.0000</text:p>
          </table:table-cell>
          <table:table-cell table:style-name="ce36" table:formula="of:=SQRT([.D8]*[.E8]+[.F8]*[.G8])" office:value-type="float" office:value="5.03289181286465" calcext:value-type="float">
            <text:p>5.0329</text:p>
          </table:table-cell>
          <table:table-cell table:style-name="ce36" table:formula="of:=[.P8]" office:value-type="float" office:value="5.03289181286465" calcext:value-type="float">
            <text:p>5.0329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H8]" office:value-type="float" office:value="0.0593" calcext:value-type="float">
            <text:p>0.0593</text:p>
          </table:table-cell>
          <table:table-cell table:style-name="ce36" table:formula="of:=SQRT([.I8]*[.J8]+[.K8]*[.L8])" office:value-type="float" office:value="0.00161554944214035" calcext:value-type="float">
            <text:p>0.0016</text:p>
          </table:table-cell>
          <table:table-cell table:style-name="ce36" table:formula="of:=[.U8]" office:value-type="float" office:value="0.00161554944214035" calcext:value-type="float">
            <text:p>0.0016</text:p>
          </table:table-cell>
          <table:table-cell/>
          <table:table-cell table:style-name="ce36" table:formula="of:=[.A8]*[.A8]" office:value-type="float" office:value="4.515625" calcext:value-type="float">
            <text:p>4.5156</text:p>
          </table:table-cell>
          <table:table-cell table:style-name="ce36" table:formula="of:=[.C8]*0.001" office:value-type="float" office:value="0.192" calcext:value-type="float">
            <text:p>0.1920</text:p>
          </table:table-cell>
          <table:table-cell table:style-name="ce36" table:formula="of:=SQRT([.D8]*[.E8]+[.F8]*[.G8])*0.001" office:value-type="float" office:value="0.00503289181286465" calcext:value-type="float">
            <text:p>0.0050</text:p>
          </table:table-cell>
          <table:table-cell table:style-name="ce36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36" office:value-type="float" office:value="2.15" calcext:value-type="float">
            <text:p>2.1500</text:p>
          </table:table-cell>
          <table:table-cell table:style-name="ce36" table:formula="of:=[.A9]" office:value-type="float" office:value="2.15" calcext:value-type="float">
            <text:p>2.1500</text:p>
          </table:table-cell>
          <table:table-cell table:style-name="ce31" office:value-type="float" office:value="171.7" calcext:value-type="float">
            <text:p>171.7</text:p>
          </table:table-cell>
          <table:table-cell table:style-name="ce31" office:value-type="float" office:value="10.7" calcext:value-type="float">
            <text:p>10.7</text:p>
          </table:table-cell>
          <table:table-cell table:style-name="ce31" table:formula="of:=[.D9]" office:value-type="float" office:value="10.7" calcext:value-type="float">
            <text:p>10.7</text:p>
          </table:table-cell>
          <table:table-cell table:style-name="ce31" office:value-type="float" office:value="4.2" calcext:value-type="float">
            <text:p>4.2</text:p>
          </table:table-cell>
          <table:table-cell table:style-name="ce31" table:formula="of:=[.F9]" office:value-type="float" office:value="4.2" calcext:value-type="float">
            <text:p>4.2</text:p>
          </table:table-cell>
          <table:table-cell table:style-name="ce36" office:value-type="float" office:value="0.0539" calcext:value-type="float">
            <text:p>0.0539</text:p>
          </table:table-cell>
          <table:table-cell table:style-name="ce36" office:value-type="float" office:value="0.0034" calcext:value-type="float">
            <text:p>0.0034</text:p>
          </table:table-cell>
          <table:table-cell table:style-name="ce36" table:formula="of:=[.I9]" office:value-type="float" office:value="0.0034" calcext:value-type="float">
            <text:p>0.0034</text:p>
          </table:table-cell>
          <table:table-cell table:style-name="ce36" office:value-type="float" office:value="0.0013" calcext:value-type="float">
            <text:p>0.0013</text:p>
          </table:table-cell>
          <table:table-cell table:style-name="ce36" table:formula="of:=[.K9]" office:value-type="float" office:value="0.0013" calcext:value-type="float">
            <text:p>0.0013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" office:value-type="float" office:value="171.7" calcext:value-type="float">
            <text:p>171.7000</text:p>
          </table:table-cell>
          <table:table-cell table:style-name="ce36" table:formula="of:=SQRT([.D9]*[.E9]+[.F9]*[.G9])" office:value-type="float" office:value="11.4947814246292" calcext:value-type="float">
            <text:p>11.4948</text:p>
          </table:table-cell>
          <table:table-cell table:style-name="ce36" table:formula="of:=[.P9]" office:value-type="float" office:value="11.4947814246292" calcext:value-type="float">
            <text:p>11.4948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H9]" office:value-type="float" office:value="0.0539" calcext:value-type="float">
            <text:p>0.0539</text:p>
          </table:table-cell>
          <table:table-cell table:style-name="ce36" table:formula="of:=SQRT([.I9]*[.J9]+[.K9]*[.L9])" office:value-type="float" office:value="0.00364005494464026" calcext:value-type="float">
            <text:p>0.0036</text:p>
          </table:table-cell>
          <table:table-cell table:style-name="ce36" table:formula="of:=[.U9]" office:value-type="float" office:value="0.00364005494464026" calcext:value-type="float">
            <text:p>0.0036</text:p>
          </table:table-cell>
          <table:table-cell/>
          <table:table-cell table:style-name="ce36" table:formula="of:=[.A9]*[.A9]" office:value-type="float" office:value="4.6225" calcext:value-type="float">
            <text:p>4.6225</text:p>
          </table:table-cell>
          <table:table-cell table:style-name="ce36" table:formula="of:=[.C9]*0.001" office:value-type="float" office:value="0.1717" calcext:value-type="float">
            <text:p>0.1717</text:p>
          </table:table-cell>
          <table:table-cell table:style-name="ce36" table:formula="of:=SQRT([.D9]*[.E9]+[.F9]*[.G9])*0.001" office:value-type="float" office:value="0.0114947814246292" calcext:value-type="float">
            <text:p>0.0115</text:p>
          </table:table-cell>
          <table:table-cell table:style-name="ce36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36" office:value-type="float" office:value="2.175" calcext:value-type="float">
            <text:p>2.1750</text:p>
          </table:table-cell>
          <table:table-cell table:style-name="ce36" table:formula="of:=[.A10]" office:value-type="float" office:value="2.175" calcext:value-type="float">
            <text:p>2.1750</text:p>
          </table:table-cell>
          <table:table-cell table:style-name="ce31" office:value-type="float" office:value="184.2" calcext:value-type="float">
            <text:p>184.2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0]" office:value-type="float" office:value="5.7" calcext:value-type="float">
            <text:p>5.7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table:formula="of:=[.F10]" office:value-type="float" office:value="4.6" calcext:value-type="float">
            <text:p>4.6</text:p>
          </table:table-cell>
          <table:table-cell table:style-name="ce36" office:value-type="float" office:value="0.059" calcext:value-type="float">
            <text:p>0.0590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0]" office:value-type="float" office:value="0.0018" calcext:value-type="float">
            <text:p>0.0018</text:p>
          </table:table-cell>
          <table:table-cell table:style-name="ce36" office:value-type="float" office:value="0.0015" calcext:value-type="float">
            <text:p>0.0015</text:p>
          </table:table-cell>
          <table:table-cell table:style-name="ce36" table:formula="of:=[.K10]" office:value-type="float" office:value="0.0015" calcext:value-type="float">
            <text:p>0.0015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" office:value-type="float" office:value="184.2" calcext:value-type="float">
            <text:p>184.2000</text:p>
          </table:table-cell>
          <table:table-cell table:style-name="ce36" table:formula="of:=SQRT([.D10]*[.E10]+[.F10]*[.G10])" office:value-type="float" office:value="7.32461603089199" calcext:value-type="float">
            <text:p>7.3246</text:p>
          </table:table-cell>
          <table:table-cell table:style-name="ce36" table:formula="of:=[.P10]" office:value-type="float" office:value="7.32461603089199" calcext:value-type="float">
            <text:p>7.3246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H10]" office:value-type="float" office:value="0.059" calcext:value-type="float">
            <text:p>0.0590</text:p>
          </table:table-cell>
          <table:table-cell table:style-name="ce36" table:formula="of:=SQRT([.I10]*[.J10]+[.K10]*[.L10])" office:value-type="float" office:value="0.002343074902772" calcext:value-type="float">
            <text:p>0.0023</text:p>
          </table:table-cell>
          <table:table-cell table:style-name="ce36" table:formula="of:=[.U10]" office:value-type="float" office:value="0.002343074902772" calcext:value-type="float">
            <text:p>0.0023</text:p>
          </table:table-cell>
          <table:table-cell/>
          <table:table-cell table:style-name="ce36" table:formula="of:=[.A10]*[.A10]" office:value-type="float" office:value="4.730625" calcext:value-type="float">
            <text:p>4.7306</text:p>
          </table:table-cell>
          <table:table-cell table:style-name="ce36" table:formula="of:=[.C10]*0.001" office:value-type="float" office:value="0.1842" calcext:value-type="float">
            <text:p>0.1842</text:p>
          </table:table-cell>
          <table:table-cell table:style-name="ce36" table:formula="of:=SQRT([.D10]*[.E10]+[.F10]*[.G10])*0.001" office:value-type="float" office:value="0.007324616030892" calcext:value-type="float">
            <text:p>0.0073</text:p>
          </table:table-cell>
          <table:table-cell table:style-name="ce36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36" office:value-type="float" office:value="2.2" calcext:value-type="float">
            <text:p>2.2000</text:p>
          </table:table-cell>
          <table:table-cell table:style-name="ce36" table:formula="of:=[.A11]" office:value-type="float" office:value="2.2" calcext:value-type="float">
            <text:p>2.2000</text:p>
          </table:table-cell>
          <table:table-cell table:style-name="ce31" office:value-type="float" office:value="231.4" calcext:value-type="float">
            <text:p>231.4</text:p>
          </table:table-cell>
          <table:table-cell table:style-name="ce31" office:value-type="float" office:value="5.7" calcext:value-type="float">
            <text:p>5.7</text:p>
          </table:table-cell>
          <table:table-cell table:style-name="ce31" table:formula="of:=[.D11]" office:value-type="float" office:value="5.7" calcext:value-type="float">
            <text:p>5.7</text:p>
          </table:table-cell>
          <table:table-cell table:style-name="ce31" office:value-type="float" office:value="6" calcext:value-type="float">
            <text:p>6.0</text:p>
          </table:table-cell>
          <table:table-cell table:style-name="ce31" table:formula="of:=[.F11]" office:value-type="float" office:value="6" calcext:value-type="float">
            <text:p>6.0</text:p>
          </table:table-cell>
          <table:table-cell table:style-name="ce36" office:value-type="float" office:value="0.0744" calcext:value-type="float">
            <text:p>0.0744</text:p>
          </table:table-cell>
          <table:table-cell table:style-name="ce36" office:value-type="float" office:value="0.0018" calcext:value-type="float">
            <text:p>0.0018</text:p>
          </table:table-cell>
          <table:table-cell table:style-name="ce36" table:formula="of:=[.I11]" office:value-type="float" office:value="0.0018" calcext:value-type="float">
            <text:p>0.0018</text:p>
          </table:table-cell>
          <table:table-cell table:style-name="ce36" office:value-type="float" office:value="0.0019" calcext:value-type="float">
            <text:p>0.0019</text:p>
          </table:table-cell>
          <table:table-cell table:style-name="ce36" table:formula="of:=[.K11]" office:value-type="float" office:value="0.0019" calcext:value-type="float">
            <text:p>0.001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" office:value-type="float" office:value="231.4" calcext:value-type="float">
            <text:p>231.4000</text:p>
          </table:table-cell>
          <table:table-cell table:style-name="ce36" table:formula="of:=SQRT([.D11]*[.E11]+[.F11]*[.G11])" office:value-type="float" office:value="8.27586853448023" calcext:value-type="float">
            <text:p>8.2759</text:p>
          </table:table-cell>
          <table:table-cell table:style-name="ce36" table:formula="of:=[.P11]" office:value-type="float" office:value="8.27586853448023" calcext:value-type="float">
            <text:p>8.2759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H11]" office:value-type="float" office:value="0.0744" calcext:value-type="float">
            <text:p>0.0744</text:p>
          </table:table-cell>
          <table:table-cell table:style-name="ce36" table:formula="of:=SQRT([.I11]*[.J11]+[.K11]*[.L11])" office:value-type="float" office:value="0.00261725046566048" calcext:value-type="float">
            <text:p>0.0026</text:p>
          </table:table-cell>
          <table:table-cell table:style-name="ce36" table:formula="of:=[.U11]" office:value-type="float" office:value="0.00261725046566048" calcext:value-type="float">
            <text:p>0.0026</text:p>
          </table:table-cell>
          <table:table-cell/>
          <table:table-cell table:style-name="ce36" table:formula="of:=[.A11]*[.A11]" office:value-type="float" office:value="4.84" calcext:value-type="float">
            <text:p>4.8400</text:p>
          </table:table-cell>
          <table:table-cell table:style-name="ce36" table:formula="of:=[.C11]*0.001" office:value-type="float" office:value="0.2314" calcext:value-type="float">
            <text:p>0.2314</text:p>
          </table:table-cell>
          <table:table-cell table:style-name="ce36" table:formula="of:=SQRT([.D11]*[.E11]+[.F11]*[.G11])*0.001" office:value-type="float" office:value="0.00827586853448023" calcext:value-type="float">
            <text:p>0.0083</text:p>
          </table:table-cell>
          <table:table-cell table:style-name="ce36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36" office:value-type="float" office:value="2.2324" calcext:value-type="float">
            <text:p>2.2324</text:p>
          </table:table-cell>
          <table:table-cell table:style-name="ce36" table:formula="of:=[.A12]" office:value-type="float" office:value="2.2324" calcext:value-type="float">
            <text:p>2.2324</text:p>
          </table:table-cell>
          <table:table-cell table:style-name="ce31" office:value-type="float" office:value="253.2" calcext:value-type="float">
            <text:p>253.2</text:p>
          </table:table-cell>
          <table:table-cell table:style-name="ce31" office:value-type="float" office:value="6.3" calcext:value-type="float">
            <text:p>6.3</text:p>
          </table:table-cell>
          <table:table-cell table:style-name="ce31" table:formula="of:=[.D12]" office:value-type="float" office:value="6.3" calcext:value-type="float">
            <text:p>6.3</text:p>
          </table:table-cell>
          <table:table-cell table:style-name="ce31" office:value-type="float" office:value="6.4" calcext:value-type="float">
            <text:p>6.4</text:p>
          </table:table-cell>
          <table:table-cell table:style-name="ce31" table:formula="of:=[.F12]" office:value-type="float" office:value="6.4" calcext:value-type="float">
            <text:p>6.4</text:p>
          </table:table-cell>
          <table:table-cell table:style-name="ce36" office:value-type="float" office:value="0.0843" calcext:value-type="float">
            <text:p>0.0843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36" table:formula="of:=[.I12]" office:value-type="float" office:value="0.0021" calcext:value-type="float">
            <text:p>0.0021</text:p>
          </table:table-cell>
          <table:table-cell table:style-name="ce36" office:value-type="float" office:value="0.0021" calcext:value-type="float">
            <text:p>0.0021</text:p>
          </table:table-cell>
          <table:table-cell table:style-name="ce36" table:formula="of:=[.K12]" office:value-type="float" office:value="0.0021" calcext:value-type="float">
            <text:p>0.0021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" office:value-type="float" office:value="253.2" calcext:value-type="float">
            <text:p>253.2000</text:p>
          </table:table-cell>
          <table:table-cell table:style-name="ce36" table:formula="of:=SQRT([.D12]*[.E12]+[.F12]*[.G12])" office:value-type="float" office:value="8.98053450525079" calcext:value-type="float">
            <text:p>8.9805</text:p>
          </table:table-cell>
          <table:table-cell table:style-name="ce36" table:formula="of:=[.P12]" office:value-type="float" office:value="8.98053450525079" calcext:value-type="float">
            <text:p>8.9805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H12]" office:value-type="float" office:value="0.0843" calcext:value-type="float">
            <text:p>0.0843</text:p>
          </table:table-cell>
          <table:table-cell table:style-name="ce36" table:formula="of:=SQRT([.I12]*[.J12]+[.K12]*[.L12])" office:value-type="float" office:value="0.0029698484809835" calcext:value-type="float">
            <text:p>0.0030</text:p>
          </table:table-cell>
          <table:table-cell table:style-name="ce36" table:formula="of:=[.U12]" office:value-type="float" office:value="0.0029698484809835" calcext:value-type="float">
            <text:p>0.0030</text:p>
          </table:table-cell>
          <table:table-cell/>
          <table:table-cell table:style-name="ce36" table:formula="of:=[.A12]*[.A12]" office:value-type="float" office:value="4.98360976" calcext:value-type="float">
            <text:p>4.9836</text:p>
          </table:table-cell>
          <table:table-cell table:style-name="ce36" table:formula="of:=[.C12]*0.001" office:value-type="float" office:value="0.2532" calcext:value-type="float">
            <text:p>0.2532</text:p>
          </table:table-cell>
          <table:table-cell table:style-name="ce36" table:formula="of:=SQRT([.D12]*[.E12]+[.F12]*[.G12])*0.001" office:value-type="float" office:value="0.00898053450525079" calcext:value-type="float">
            <text:p>0.0090</text:p>
          </table:table-cell>
          <table:table-cell table:style-name="ce36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36" office:value-type="float" office:value="2.3094" calcext:value-type="float">
            <text:p>2.3094</text:p>
          </table:table-cell>
          <table:table-cell table:style-name="ce36" table:formula="of:=[.A13]" office:value-type="float" office:value="2.3094" calcext:value-type="float">
            <text:p>2.3094</text:p>
          </table:table-cell>
          <table:table-cell table:style-name="ce31" office:value-type="float" office:value="184" calcext:value-type="float">
            <text:p>184.0</text:p>
          </table:table-cell>
          <table:table-cell table:style-name="ce31" office:value-type="float" office:value="4" calcext:value-type="float">
            <text:p>4.0</text:p>
          </table:table-cell>
          <table:table-cell table:style-name="ce31" table:formula="of:=[.D13]" office:value-type="float" office:value="4" calcext:value-type="float">
            <text:p>4.0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table:formula="of:=[.F13]" office:value-type="float" office:value="4.8" calcext:value-type="float">
            <text:p>4.8</text:p>
          </table:table-cell>
          <table:table-cell table:style-name="ce36" office:value-type="float" office:value="0.0635" calcext:value-type="float">
            <text:p>0.0635</text:p>
          </table:table-cell>
          <table:table-cell table:style-name="ce36" office:value-type="float" office:value="0.0014" calcext:value-type="float">
            <text:p>0.0014</text:p>
          </table:table-cell>
          <table:table-cell table:style-name="ce36" table:formula="of:=[.I13]" office:value-type="float" office:value="0.0014" calcext:value-type="float">
            <text:p>0.0014</text:p>
          </table:table-cell>
          <table:table-cell table:style-name="ce36" office:value-type="float" office:value="0.0017" calcext:value-type="float">
            <text:p>0.0017</text:p>
          </table:table-cell>
          <table:table-cell table:style-name="ce36" table:formula="of:=[.K13]" office:value-type="float" office:value="0.0017" calcext:value-type="float">
            <text:p>0.0017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" office:value-type="float" office:value="184" calcext:value-type="float">
            <text:p>184.0000</text:p>
          </table:table-cell>
          <table:table-cell table:style-name="ce36" table:formula="of:=SQRT([.D13]*[.E13]+[.F13]*[.G13])" office:value-type="float" office:value="6.24819974072532" calcext:value-type="float">
            <text:p>6.2482</text:p>
          </table:table-cell>
          <table:table-cell table:style-name="ce36" table:formula="of:=[.P13]" office:value-type="float" office:value="6.24819974072532" calcext:value-type="float">
            <text:p>6.248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H13]" office:value-type="float" office:value="0.0635" calcext:value-type="float">
            <text:p>0.0635</text:p>
          </table:table-cell>
          <table:table-cell table:style-name="ce36" table:formula="of:=SQRT([.I13]*[.J13]+[.K13]*[.L13])" office:value-type="float" office:value="0.00220227155455452" calcext:value-type="float">
            <text:p>0.0022</text:p>
          </table:table-cell>
          <table:table-cell table:style-name="ce36" table:formula="of:=[.U13]" office:value-type="float" office:value="0.00220227155455452" calcext:value-type="float">
            <text:p>0.0022</text:p>
          </table:table-cell>
          <table:table-cell/>
          <table:table-cell table:style-name="ce36" table:formula="of:=[.A13]*[.A13]" office:value-type="float" office:value="5.33332836" calcext:value-type="float">
            <text:p>5.3333</text:p>
          </table:table-cell>
          <table:table-cell table:style-name="ce36" table:formula="of:=[.C13]*0.001" office:value-type="float" office:value="0.184" calcext:value-type="float">
            <text:p>0.1840</text:p>
          </table:table-cell>
          <table:table-cell table:style-name="ce36" table:formula="of:=SQRT([.D13]*[.E13]+[.F13]*[.G13])*0.001" office:value-type="float" office:value="0.00624819974072532" calcext:value-type="float">
            <text:p>0.0062</text:p>
          </table:table-cell>
          <table:table-cell table:style-name="ce36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36" office:value-type="float" office:value="2.3864" calcext:value-type="float">
            <text:p>2.3864</text:p>
          </table:table-cell>
          <table:table-cell table:style-name="ce36" table:formula="of:=[.A14]" office:value-type="float" office:value="2.3864" calcext:value-type="float">
            <text:p>2.3864</text:p>
          </table:table-cell>
          <table:table-cell table:style-name="ce31" office:value-type="float" office:value="101.5" calcext:value-type="float">
            <text:p>101.5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D14]" office:value-type="float" office:value="2.9" calcext:value-type="float">
            <text:p>2.9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4]" office:value-type="float" office:value="2.8" calcext:value-type="float">
            <text:p>2.8</text:p>
          </table:table-cell>
          <table:table-cell table:style-name="ce36" office:value-type="float" office:value="0.0367" calcext:value-type="float">
            <text:p>0.0367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I14]" office:value-type="float" office:value="0.001" calcext:value-type="float">
            <text:p>0.0010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K14]" office:value-type="float" office:value="0.001" calcext:value-type="float">
            <text:p>0.0010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" office:value-type="float" office:value="101.5" calcext:value-type="float">
            <text:p>101.5000</text:p>
          </table:table-cell>
          <table:table-cell table:style-name="ce36" table:formula="of:=SQRT([.D14]*[.E14]+[.F14]*[.G14])" office:value-type="float" office:value="4.03112887414928" calcext:value-type="float">
            <text:p>4.0311</text:p>
          </table:table-cell>
          <table:table-cell table:style-name="ce36" table:formula="of:=[.P14]" office:value-type="float" office:value="4.03112887414928" calcext:value-type="float">
            <text:p>4.0311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H14]" office:value-type="float" office:value="0.0367" calcext:value-type="float">
            <text:p>0.0367</text:p>
          </table:table-cell>
          <table:table-cell table:style-name="ce36" table:formula="of:=SQRT([.I14]*[.J14]+[.K14]*[.L14])" office:value-type="float" office:value="0.0014142135623731" calcext:value-type="float">
            <text:p>0.0014</text:p>
          </table:table-cell>
          <table:table-cell table:style-name="ce36" table:formula="of:=[.U14]" office:value-type="float" office:value="0.0014142135623731" calcext:value-type="float">
            <text:p>0.0014</text:p>
          </table:table-cell>
          <table:table-cell/>
          <table:table-cell table:style-name="ce36" table:formula="of:=[.A14]*[.A14]" office:value-type="float" office:value="5.69490496" calcext:value-type="float">
            <text:p>5.6949</text:p>
          </table:table-cell>
          <table:table-cell table:style-name="ce36" table:formula="of:=[.C14]*0.001" office:value-type="float" office:value="0.1015" calcext:value-type="float">
            <text:p>0.1015</text:p>
          </table:table-cell>
          <table:table-cell table:style-name="ce36" table:formula="of:=SQRT([.D14]*[.E14]+[.F14]*[.G14])*0.001" office:value-type="float" office:value="0.00403112887414928" calcext:value-type="float">
            <text:p>0.0040</text:p>
          </table:table-cell>
          <table:table-cell table:style-name="ce36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36" office:value-type="float" office:value="2.396" calcext:value-type="float">
            <text:p>2.3960</text:p>
          </table:table-cell>
          <table:table-cell table:style-name="ce36" table:formula="of:=[.A15]" office:value-type="float" office:value="2.396" calcext:value-type="float">
            <text:p>2.3960</text:p>
          </table:table-cell>
          <table:table-cell table:style-name="ce31" office:value-type="float" office:value="102.6" calcext:value-type="float">
            <text:p>102.6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D15]" office:value-type="float" office:value="1.7" calcext:value-type="float">
            <text:p>1.7</text:p>
          </table:table-cell>
          <table:table-cell table:style-name="ce31" office:value-type="float" office:value="2.9" calcext:value-type="float">
            <text:p>2.9</text:p>
          </table:table-cell>
          <table:table-cell table:style-name="ce31" table:formula="of:=[.F15]" office:value-type="float" office:value="2.9" calcext:value-type="float">
            <text:p>2.9</text:p>
          </table:table-cell>
          <table:table-cell table:style-name="ce36" office:value-type="float" office:value="0.0371" calcext:value-type="float">
            <text:p>0.0371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I15]" office:value-type="float" office:value="0.0006" calcext:value-type="float">
            <text:p>0.0006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K15]" office:value-type="float" office:value="0.001" calcext:value-type="float">
            <text:p>0.0010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" office:value-type="float" office:value="102.6" calcext:value-type="float">
            <text:p>102.6000</text:p>
          </table:table-cell>
          <table:table-cell table:style-name="ce36" table:formula="of:=SQRT([.D15]*[.E15]+[.F15]*[.G15])" office:value-type="float" office:value="3.36154726279432" calcext:value-type="float">
            <text:p>3.3615</text:p>
          </table:table-cell>
          <table:table-cell table:style-name="ce36" table:formula="of:=[.P15]" office:value-type="float" office:value="3.36154726279432" calcext:value-type="float">
            <text:p>3.3615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H15]" office:value-type="float" office:value="0.0371" calcext:value-type="float">
            <text:p>0.0371</text:p>
          </table:table-cell>
          <table:table-cell table:style-name="ce36" table:formula="of:=SQRT([.I15]*[.J15]+[.K15]*[.L15])" office:value-type="float" office:value="0.00116619037896906" calcext:value-type="float">
            <text:p>0.0012</text:p>
          </table:table-cell>
          <table:table-cell table:style-name="ce36" table:formula="of:=[.U15]" office:value-type="float" office:value="0.00116619037896906" calcext:value-type="float">
            <text:p>0.0012</text:p>
          </table:table-cell>
          <table:table-cell/>
          <table:table-cell table:style-name="ce36" table:formula="of:=[.A15]*[.A15]" office:value-type="float" office:value="5.740816" calcext:value-type="float">
            <text:p>5.7408</text:p>
          </table:table-cell>
          <table:table-cell table:style-name="ce36" table:formula="of:=[.C15]*0.001" office:value-type="float" office:value="0.1026" calcext:value-type="float">
            <text:p>0.1026</text:p>
          </table:table-cell>
          <table:table-cell table:style-name="ce36" table:formula="of:=SQRT([.D15]*[.E15]+[.F15]*[.G15])*0.001" office:value-type="float" office:value="0.00336154726279432" calcext:value-type="float">
            <text:p>0.0034</text:p>
          </table:table-cell>
          <table:table-cell table:style-name="ce36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36" office:value-type="float" office:value="2.5" calcext:value-type="float">
            <text:p>2.5000</text:p>
          </table:table-cell>
          <table:table-cell table:style-name="ce36" table:formula="of:=[.A16]" office:value-type="float" office:value="2.5" calcext:value-type="float">
            <text:p>2.5000</text:p>
          </table:table-cell>
          <table:table-cell table:style-name="ce31" office:value-type="float" office:value="88.1" calcext:value-type="float">
            <text:p>88.1</text:p>
          </table:table-cell>
          <table:table-cell table:style-name="ce31" office:value-type="float" office:value="12.2" calcext:value-type="float">
            <text:p>12.2</text:p>
          </table:table-cell>
          <table:table-cell table:style-name="ce31" table:formula="of:=[.D16]" office:value-type="float" office:value="12.2" calcext:value-type="float">
            <text:p>12.2</text:p>
          </table:table-cell>
          <table:table-cell table:style-name="ce31" office:value-type="float" office:value="2.8" calcext:value-type="float">
            <text:p>2.8</text:p>
          </table:table-cell>
          <table:table-cell table:style-name="ce31" table:formula="of:=[.F16]" office:value-type="float" office:value="2.8" calcext:value-type="float">
            <text:p>2.8</text:p>
          </table:table-cell>
          <table:table-cell table:style-name="ce36" office:value-type="float" office:value="0.0341" calcext:value-type="float">
            <text:p>0.0341</text:p>
          </table:table-cell>
          <table:table-cell table:style-name="ce36" office:value-type="float" office:value="0.0047" calcext:value-type="float">
            <text:p>0.0047</text:p>
          </table:table-cell>
          <table:table-cell table:style-name="ce36" table:formula="of:=[.I16]" office:value-type="float" office:value="0.0047" calcext:value-type="float">
            <text:p>0.0047</text:p>
          </table:table-cell>
          <table:table-cell table:style-name="ce36" office:value-type="float" office:value="0.0011" calcext:value-type="float">
            <text:p>0.0011</text:p>
          </table:table-cell>
          <table:table-cell table:style-name="ce36" table:formula="of:=[.K16]" office:value-type="float" office:value="0.0011" calcext:value-type="float">
            <text:p>0.0011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" office:value-type="float" office:value="88.1" calcext:value-type="float">
            <text:p>88.1000</text:p>
          </table:table-cell>
          <table:table-cell table:style-name="ce36" table:formula="of:=SQRT([.D16]*[.E16]+[.F16]*[.G16])" office:value-type="float" office:value="12.5171881826551" calcext:value-type="float">
            <text:p>12.5172</text:p>
          </table:table-cell>
          <table:table-cell table:style-name="ce36" table:formula="of:=[.P16]" office:value-type="float" office:value="12.5171881826551" calcext:value-type="float">
            <text:p>12.5172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H16]" office:value-type="float" office:value="0.0341" calcext:value-type="float">
            <text:p>0.0341</text:p>
          </table:table-cell>
          <table:table-cell table:style-name="ce36" table:formula="of:=SQRT([.I16]*[.J16]+[.K16]*[.L16])" office:value-type="float" office:value="0.00482700735445887" calcext:value-type="float">
            <text:p>0.0048</text:p>
          </table:table-cell>
          <table:table-cell table:style-name="ce36" table:formula="of:=[.U16]" office:value-type="float" office:value="0.00482700735445887" calcext:value-type="float">
            <text:p>0.0048</text:p>
          </table:table-cell>
          <table:table-cell/>
          <table:table-cell table:style-name="ce36" table:formula="of:=[.A16]*[.A16]" office:value-type="float" office:value="6.25" calcext:value-type="float">
            <text:p>6.2500</text:p>
          </table:table-cell>
          <table:table-cell table:style-name="ce36" table:formula="of:=[.C16]*0.001" office:value-type="float" office:value="0.0881" calcext:value-type="float">
            <text:p>0.0881</text:p>
          </table:table-cell>
          <table:table-cell table:style-name="ce36" table:formula="of:=SQRT([.D16]*[.E16]+[.F16]*[.G16])*0.001" office:value-type="float" office:value="0.0125171881826551" calcext:value-type="float">
            <text:p>0.0125</text:p>
          </table:table-cell>
          <table:table-cell table:style-name="ce36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36" office:value-type="float" office:value="2.6444" calcext:value-type="float">
            <text:p>2.6444</text:p>
          </table:table-cell>
          <table:table-cell table:style-name="ce36" table:formula="of:=[.A17]" office:value-type="float" office:value="2.6444" calcext:value-type="float">
            <text:p>2.6444</text:p>
          </table:table-cell>
          <table:table-cell table:style-name="ce31" office:value-type="float" office:value="56.6" calcext:value-type="float">
            <text:p>56.6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7]" office:value-type="float" office:value="1.8" calcext:value-type="float">
            <text:p>1.8</text:p>
          </table:table-cell>
          <table:table-cell table:style-name="ce31" office:value-type="float" office:value="2.3" calcext:value-type="float">
            <text:p>2.3</text:p>
          </table:table-cell>
          <table:table-cell table:style-name="ce31" table:formula="of:=[.F17]" office:value-type="float" office:value="2.3" calcext:value-type="float">
            <text:p>2.3</text:p>
          </table:table-cell>
          <table:table-cell table:style-name="ce36" office:value-type="float" office:value="0.0237" calcext:value-type="float">
            <text:p>0.0237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7]" office:value-type="float" office:value="0.0008" calcext:value-type="float">
            <text:p>0.0008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K17]" office:value-type="float" office:value="0.001" calcext:value-type="float">
            <text:p>0.0010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" office:value-type="float" office:value="56.6" calcext:value-type="float">
            <text:p>56.6000</text:p>
          </table:table-cell>
          <table:table-cell table:style-name="ce36" table:formula="of:=SQRT([.D17]*[.E17]+[.F17]*[.G17])" office:value-type="float" office:value="2.92061637330205" calcext:value-type="float">
            <text:p>2.9206</text:p>
          </table:table-cell>
          <table:table-cell table:style-name="ce36" table:formula="of:=[.P17]" office:value-type="float" office:value="2.92061637330205" calcext:value-type="float">
            <text:p>2.9206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H17]" office:value-type="float" office:value="0.0237" calcext:value-type="float">
            <text:p>0.0237</text:p>
          </table:table-cell>
          <table:table-cell table:style-name="ce36" table:formula="of:=SQRT([.I17]*[.J17]+[.K17]*[.L17])" office:value-type="float" office:value="0.00128062484748657" calcext:value-type="float">
            <text:p>0.0013</text:p>
          </table:table-cell>
          <table:table-cell table:style-name="ce36" table:formula="of:=[.U17]" office:value-type="float" office:value="0.00128062484748657" calcext:value-type="float">
            <text:p>0.0013</text:p>
          </table:table-cell>
          <table:table-cell/>
          <table:table-cell table:style-name="ce36" table:formula="of:=[.A17]*[.A17]" office:value-type="float" office:value="6.99285136" calcext:value-type="float">
            <text:p>6.9929</text:p>
          </table:table-cell>
          <table:table-cell table:style-name="ce36" table:formula="of:=[.C17]*0.001" office:value-type="float" office:value="0.0566" calcext:value-type="float">
            <text:p>0.0566</text:p>
          </table:table-cell>
          <table:table-cell table:style-name="ce36" table:formula="of:=SQRT([.D17]*[.E17]+[.F17]*[.G17])*0.001" office:value-type="float" office:value="0.00292061637330205" calcext:value-type="float">
            <text:p>0.0029</text:p>
          </table:table-cell>
          <table:table-cell table:style-name="ce36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36" office:value-type="float" office:value="2.6464" calcext:value-type="float">
            <text:p>2.6464</text:p>
          </table:table-cell>
          <table:table-cell table:style-name="ce36" table:formula="of:=[.A18]" office:value-type="float" office:value="2.6464" calcext:value-type="float">
            <text:p>2.6464</text:p>
          </table:table-cell>
          <table:table-cell table:style-name="ce31" office:value-type="float" office:value="56.7" calcext:value-type="float">
            <text:p>56.7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18]" office:value-type="float" office:value="1.8" calcext:value-type="float">
            <text:p>1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F18]" office:value-type="float" office:value="1.8" calcext:value-type="float">
            <text:p>1.8</text:p>
          </table:table-cell>
          <table:table-cell table:style-name="ce36" office:value-type="float" office:value="0.024" calcext:value-type="float">
            <text:p>0.0240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18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K18]" office:value-type="float" office:value="0.0008" calcext:value-type="float">
            <text:p>0.0008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" office:value-type="float" office:value="56.7" calcext:value-type="float">
            <text:p>56.7000</text:p>
          </table:table-cell>
          <table:table-cell table:style-name="ce36" table:formula="of:=SQRT([.D18]*[.E18]+[.F18]*[.G18])" office:value-type="float" office:value="2.54558441227157" calcext:value-type="float">
            <text:p>2.5456</text:p>
          </table:table-cell>
          <table:table-cell table:style-name="ce36" table:formula="of:=[.P18]" office:value-type="float" office:value="2.54558441227157" calcext:value-type="float">
            <text:p>2.5456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H18]" office:value-type="float" office:value="0.024" calcext:value-type="float">
            <text:p>0.0240</text:p>
          </table:table-cell>
          <table:table-cell table:style-name="ce36" table:formula="of:=SQRT([.I18]*[.J18]+[.K18]*[.L18])" office:value-type="float" office:value="0.00113137084989848" calcext:value-type="float">
            <text:p>0.0011</text:p>
          </table:table-cell>
          <table:table-cell table:style-name="ce36" table:formula="of:=[.U18]" office:value-type="float" office:value="0.00113137084989848" calcext:value-type="float">
            <text:p>0.0011</text:p>
          </table:table-cell>
          <table:table-cell/>
          <table:table-cell table:style-name="ce36" table:formula="of:=[.A18]*[.A18]" office:value-type="float" office:value="7.00343296" calcext:value-type="float">
            <text:p>7.0034</text:p>
          </table:table-cell>
          <table:table-cell table:style-name="ce36" table:formula="of:=[.C18]*0.001" office:value-type="float" office:value="0.0567" calcext:value-type="float">
            <text:p>0.0567</text:p>
          </table:table-cell>
          <table:table-cell table:style-name="ce36" table:formula="of:=SQRT([.D18]*[.E18]+[.F18]*[.G18])*0.001" office:value-type="float" office:value="0.00254558441227157" calcext:value-type="float">
            <text:p>0.0025</text:p>
          </table:table-cell>
          <table:table-cell table:style-name="ce36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36" office:value-type="float" office:value="2.7" calcext:value-type="float">
            <text:p>2.7000</text:p>
          </table:table-cell>
          <table:table-cell table:style-name="ce36" table:formula="of:=[.A19]" office:value-type="float" office:value="2.7" calcext:value-type="float">
            <text:p>2.7000</text:p>
          </table:table-cell>
          <table:table-cell table:style-name="ce31" office:value-type="float" office:value="36.3" calcext:value-type="float">
            <text:p>36.3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table:formula="of:=[.D19]" office:value-type="float" office:value="8.4" calcext:value-type="float">
            <text:p>8.4</text:p>
          </table:table-cell>
          <table:table-cell table:style-name="ce31" office:value-type="float" office:value="1.3" calcext:value-type="float">
            <text:p>1.3</text:p>
          </table:table-cell>
          <table:table-cell table:style-name="ce31" table:formula="of:=[.F19]" office:value-type="float" office:value="1.3" calcext:value-type="float">
            <text:p>1.3</text:p>
          </table:table-cell>
          <table:table-cell table:style-name="ce36" office:value-type="float" office:value="0.0158" calcext:value-type="float">
            <text:p>0.0158</text:p>
          </table:table-cell>
          <table:table-cell table:style-name="ce36" office:value-type="float" office:value="0.0037" calcext:value-type="float">
            <text:p>0.0037</text:p>
          </table:table-cell>
          <table:table-cell table:style-name="ce36" table:formula="of:=[.I19]" office:value-type="float" office:value="0.0037" calcext:value-type="float">
            <text:p>0.0037</text:p>
          </table:table-cell>
          <table:table-cell table:style-name="ce36" office:value-type="float" office:value="0.0006" calcext:value-type="float">
            <text:p>0.0006</text:p>
          </table:table-cell>
          <table:table-cell table:style-name="ce36" table:formula="of:=[.K19]" office:value-type="float" office:value="0.0006" calcext:value-type="float">
            <text:p>0.0006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" office:value-type="float" office:value="36.3" calcext:value-type="float">
            <text:p>36.3000</text:p>
          </table:table-cell>
          <table:table-cell table:style-name="ce36" table:formula="of:=SQRT([.D19]*[.E19]+[.F19]*[.G19])" office:value-type="float" office:value="8.5" calcext:value-type="float">
            <text:p>8.5000</text:p>
          </table:table-cell>
          <table:table-cell table:style-name="ce36" table:formula="of:=[.P19]" office:value-type="float" office:value="8.5" calcext:value-type="float">
            <text:p>8.5000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H19]" office:value-type="float" office:value="0.0158" calcext:value-type="float">
            <text:p>0.0158</text:p>
          </table:table-cell>
          <table:table-cell table:style-name="ce36" table:formula="of:=SQRT([.I19]*[.J19]+[.K19]*[.L19])" office:value-type="float" office:value="0.00374833296279826" calcext:value-type="float">
            <text:p>0.0037</text:p>
          </table:table-cell>
          <table:table-cell table:style-name="ce36" table:formula="of:=[.U19]" office:value-type="float" office:value="0.00374833296279826" calcext:value-type="float">
            <text:p>0.0037</text:p>
          </table:table-cell>
          <table:table-cell/>
          <table:table-cell table:style-name="ce36" table:formula="of:=[.A19]*[.A19]" office:value-type="float" office:value="7.29" calcext:value-type="float">
            <text:p>7.2900</text:p>
          </table:table-cell>
          <table:table-cell table:style-name="ce36" table:formula="of:=[.C19]*0.001" office:value-type="float" office:value="0.0363" calcext:value-type="float">
            <text:p>0.0363</text:p>
          </table:table-cell>
          <table:table-cell table:style-name="ce36" table:formula="of:=SQRT([.D19]*[.E19]+[.F19]*[.G19])*0.001" office:value-type="float" office:value="0.0085" calcext:value-type="float">
            <text:p>0.0085</text:p>
          </table:table-cell>
          <table:table-cell table:style-name="ce36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36" office:value-type="float" office:value="2.8" calcext:value-type="float">
            <text:p>2.8000</text:p>
          </table:table-cell>
          <table:table-cell table:style-name="ce36" table:formula="of:=[.A20]" office:value-type="float" office:value="2.8" calcext:value-type="float">
            <text:p>2.8000</text:p>
          </table:table-cell>
          <table:table-cell table:style-name="ce31" office:value-type="float" office:value="37.9" calcext:value-type="float">
            <text:p>37.9</text:p>
          </table:table-cell>
          <table:table-cell table:style-name="ce31" office:value-type="float" office:value="8.8" calcext:value-type="float">
            <text:p>8.8</text:p>
          </table:table-cell>
          <table:table-cell table:style-name="ce31" table:formula="of:=[.D20]" office:value-type="float" office:value="8.8" calcext:value-type="float">
            <text:p>8.8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table:formula="of:=[.F20]" office:value-type="float" office:value="1.7" calcext:value-type="float">
            <text:p>1.7</text:p>
          </table:table-cell>
          <table:table-cell table:style-name="ce36" office:value-type="float" office:value="0.0173" calcext:value-type="float">
            <text:p>0.0173</text:p>
          </table:table-cell>
          <table:table-cell table:style-name="ce36" office:value-type="float" office:value="0.004" calcext:value-type="float">
            <text:p>0.0040</text:p>
          </table:table-cell>
          <table:table-cell table:style-name="ce36" table:formula="of:=[.I20]" office:value-type="float" office:value="0.004" calcext:value-type="float">
            <text:p>0.0040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36" table:formula="of:=[.K20]" office:value-type="float" office:value="0.0007" calcext:value-type="float">
            <text:p>0.000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" office:value-type="float" office:value="37.9" calcext:value-type="float">
            <text:p>37.9000</text:p>
          </table:table-cell>
          <table:table-cell table:style-name="ce36" table:formula="of:=SQRT([.D20]*[.E20]+[.F20]*[.G20])" office:value-type="float" office:value="8.96270048590267" calcext:value-type="float">
            <text:p>8.9627</text:p>
          </table:table-cell>
          <table:table-cell table:style-name="ce36" table:formula="of:=[.P20]" office:value-type="float" office:value="8.96270048590267" calcext:value-type="float">
            <text:p>8.9627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H20]" office:value-type="float" office:value="0.0173" calcext:value-type="float">
            <text:p>0.0173</text:p>
          </table:table-cell>
          <table:table-cell table:style-name="ce36" table:formula="of:=SQRT([.I20]*[.J20]+[.K20]*[.L20])" office:value-type="float" office:value="0.00406078810084939" calcext:value-type="float">
            <text:p>0.0041</text:p>
          </table:table-cell>
          <table:table-cell table:style-name="ce36" table:formula="of:=[.U20]" office:value-type="float" office:value="0.00406078810084939" calcext:value-type="float">
            <text:p>0.0041</text:p>
          </table:table-cell>
          <table:table-cell/>
          <table:table-cell table:style-name="ce36" table:formula="of:=[.A20]*[.A20]" office:value-type="float" office:value="7.84" calcext:value-type="float">
            <text:p>7.8400</text:p>
          </table:table-cell>
          <table:table-cell table:style-name="ce36" table:formula="of:=[.C20]*0.001" office:value-type="float" office:value="0.0379" calcext:value-type="float">
            <text:p>0.0379</text:p>
          </table:table-cell>
          <table:table-cell table:style-name="ce36" table:formula="of:=SQRT([.D20]*[.E20]+[.F20]*[.G20])*0.001" office:value-type="float" office:value="0.00896270048590267" calcext:value-type="float">
            <text:p>0.0090</text:p>
          </table:table-cell>
          <table:table-cell table:style-name="ce36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36" office:value-type="float" office:value="2.9" calcext:value-type="float">
            <text:p>2.9000</text:p>
          </table:table-cell>
          <table:table-cell table:style-name="ce36" table:formula="of:=[.A21]" office:value-type="float" office:value="2.9" calcext:value-type="float">
            <text:p>2.9000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[.D21]" office:value-type="float" office:value="0.8" calcext:value-type="float">
            <text:p>0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1]" office:value-type="float" office:value="1.5" calcext:value-type="float">
            <text:p>1.5</text:p>
          </table:table-cell>
          <table:table-cell table:style-name="ce36" office:value-type="float" office:value="0.0145" calcext:value-type="float">
            <text:p>0.0145</text:p>
          </table:table-cell>
          <table:table-cell table:style-name="ce36" office:value-type="float" office:value="0.0004" calcext:value-type="float">
            <text:p>0.0004</text:p>
          </table:table-cell>
          <table:table-cell table:style-name="ce36" table:formula="of:=[.I21]" office:value-type="float" office:value="0.0004" calcext:value-type="float">
            <text:p>0.0004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36" table:formula="of:=[.K21]" office:value-type="float" office:value="0.0007" calcext:value-type="float">
            <text:p>0.0007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" office:value-type="float" office:value="30.4" calcext:value-type="float">
            <text:p>30.4000</text:p>
          </table:table-cell>
          <table:table-cell table:style-name="ce36" table:formula="of:=SQRT([.D21]*[.E21]+[.F21]*[.G21])" office:value-type="float" office:value="1.7" calcext:value-type="float">
            <text:p>1.7000</text:p>
          </table:table-cell>
          <table:table-cell table:style-name="ce36" table:formula="of:=[.P21]" office:value-type="float" office:value="1.7" calcext:value-type="float">
            <text:p>1.7000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H21]" office:value-type="float" office:value="0.0145" calcext:value-type="float">
            <text:p>0.0145</text:p>
          </table:table-cell>
          <table:table-cell table:style-name="ce36" table:formula="of:=SQRT([.I21]*[.J21]+[.K21]*[.L21])" office:value-type="float" office:value="0.000806225774829855" calcext:value-type="float">
            <text:p>0.0008</text:p>
          </table:table-cell>
          <table:table-cell table:style-name="ce36" table:formula="of:=[.U21]" office:value-type="float" office:value="0.000806225774829855" calcext:value-type="float">
            <text:p>0.0008</text:p>
          </table:table-cell>
          <table:table-cell/>
          <table:table-cell table:style-name="ce36" table:formula="of:=[.A21]*[.A21]" office:value-type="float" office:value="8.41" calcext:value-type="float">
            <text:p>8.4100</text:p>
          </table:table-cell>
          <table:table-cell table:style-name="ce36" table:formula="of:=[.C21]*0.001" office:value-type="float" office:value="0.0304" calcext:value-type="float">
            <text:p>0.0304</text:p>
          </table:table-cell>
          <table:table-cell table:style-name="ce36" table:formula="of:=SQRT([.D21]*[.E21]+[.F21]*[.G21])*0.001" office:value-type="float" office:value="0.0017" calcext:value-type="float">
            <text:p>0.0017</text:p>
          </table:table-cell>
          <table:table-cell table:style-name="ce36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36" office:value-type="float" office:value="2.95" calcext:value-type="float">
            <text:p>2.9500</text:p>
          </table:table-cell>
          <table:table-cell table:style-name="ce36" table:formula="of:=[.A22]" office:value-type="float" office:value="2.95" calcext:value-type="float">
            <text:p>2.9500</text:p>
          </table:table-cell>
          <table:table-cell table:style-name="ce31" office:value-type="float" office:value="25.3" calcext:value-type="float">
            <text:p>25.3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table:formula="of:=[.D22]" office:value-type="float" office:value="1.9" calcext:value-type="float">
            <text:p>1.9</text:p>
          </table:table-cell>
          <table:table-cell table:style-name="ce31" office:value-type="float" office:value="1.4" calcext:value-type="float">
            <text:p>1.4</text:p>
          </table:table-cell>
          <table:table-cell table:style-name="ce31" table:formula="of:=[.F22]" office:value-type="float" office:value="1.4" calcext:value-type="float">
            <text:p>1.4</text:p>
          </table:table-cell>
          <table:table-cell table:style-name="ce36" office:value-type="float" office:value="0.0125" calcext:value-type="float">
            <text:p>0.0125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2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36" table:formula="of:=[.K22]" office:value-type="float" office:value="0.0007" calcext:value-type="float">
            <text:p>0.0007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" office:value-type="float" office:value="25.3" calcext:value-type="float">
            <text:p>25.3000</text:p>
          </table:table-cell>
          <table:table-cell table:style-name="ce36" table:formula="of:=SQRT([.D22]*[.E22]+[.F22]*[.G22])" office:value-type="float" office:value="2.36008474424119" calcext:value-type="float">
            <text:p>2.3601</text:p>
          </table:table-cell>
          <table:table-cell table:style-name="ce36" table:formula="of:=[.P22]" office:value-type="float" office:value="2.36008474424119" calcext:value-type="float">
            <text:p>2.360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H22]" office:value-type="float" office:value="0.0125" calcext:value-type="float">
            <text:p>0.0125</text:p>
          </table:table-cell>
          <table:table-cell table:style-name="ce36" table:formula="of:=SQRT([.I22]*[.J22]+[.K22]*[.L22])" office:value-type="float" office:value="0.00114017542509914" calcext:value-type="float">
            <text:p>0.0011</text:p>
          </table:table-cell>
          <table:table-cell table:style-name="ce36" table:formula="of:=[.U22]" office:value-type="float" office:value="0.00114017542509914" calcext:value-type="float">
            <text:p>0.0011</text:p>
          </table:table-cell>
          <table:table-cell/>
          <table:table-cell table:style-name="ce36" table:formula="of:=[.A22]*[.A22]" office:value-type="float" office:value="8.7025" calcext:value-type="float">
            <text:p>8.7025</text:p>
          </table:table-cell>
          <table:table-cell table:style-name="ce36" table:formula="of:=[.C22]*0.001" office:value-type="float" office:value="0.0253" calcext:value-type="float">
            <text:p>0.0253</text:p>
          </table:table-cell>
          <table:table-cell table:style-name="ce36" table:formula="of:=SQRT([.D22]*[.E22]+[.F22]*[.G22])*0.001" office:value-type="float" office:value="0.00236008474424119" calcext:value-type="float">
            <text:p>0.0024</text:p>
          </table:table-cell>
          <table:table-cell table:style-name="ce36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36" office:value-type="float" office:value="2.981" calcext:value-type="float">
            <text:p>2.9810</text:p>
          </table:table-cell>
          <table:table-cell table:style-name="ce36" table:formula="of:=[.A23]" office:value-type="float" office:value="2.981" calcext:value-type="float">
            <text:p>2.9810</text:p>
          </table:table-cell>
          <table:table-cell table:style-name="ce31" office:value-type="float" office:value="28" calcext:value-type="float">
            <text:p>28.0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D23]" office:value-type="float" office:value="1.6" calcext:value-type="float">
            <text:p>1.6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table:formula="of:=[.F23]" office:value-type="float" office:value="1.6" calcext:value-type="float">
            <text:p>1.6</text:p>
          </table:table-cell>
          <table:table-cell table:style-name="ce36" office:value-type="float" office:value="0.0139" calcext:value-type="float">
            <text:p>0.013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I23]" office:value-type="float" office:value="0.0008" calcext:value-type="float">
            <text:p>0.0008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K23]" office:value-type="float" office:value="0.0008" calcext:value-type="float">
            <text:p>0.0008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" office:value-type="float" office:value="28" calcext:value-type="float">
            <text:p>28.0000</text:p>
          </table:table-cell>
          <table:table-cell table:style-name="ce36" table:formula="of:=SQRT([.D23]*[.E23]+[.F23]*[.G23])" office:value-type="float" office:value="2.26274169979695" calcext:value-type="float">
            <text:p>2.2627</text:p>
          </table:table-cell>
          <table:table-cell table:style-name="ce36" table:formula="of:=[.P23]" office:value-type="float" office:value="2.26274169979695" calcext:value-type="float">
            <text:p>2.2627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H23]" office:value-type="float" office:value="0.0139" calcext:value-type="float">
            <text:p>0.0139</text:p>
          </table:table-cell>
          <table:table-cell table:style-name="ce36" table:formula="of:=SQRT([.I23]*[.J23]+[.K23]*[.L23])" office:value-type="float" office:value="0.00113137084989848" calcext:value-type="float">
            <text:p>0.0011</text:p>
          </table:table-cell>
          <table:table-cell table:style-name="ce36" table:formula="of:=[.U23]" office:value-type="float" office:value="0.00113137084989848" calcext:value-type="float">
            <text:p>0.0011</text:p>
          </table:table-cell>
          <table:table-cell/>
          <table:table-cell table:style-name="ce36" table:formula="of:=[.A23]*[.A23]" office:value-type="float" office:value="8.886361" calcext:value-type="float">
            <text:p>8.8864</text:p>
          </table:table-cell>
          <table:table-cell table:style-name="ce36" table:formula="of:=[.C23]*0.001" office:value-type="float" office:value="0.028" calcext:value-type="float">
            <text:p>0.0280</text:p>
          </table:table-cell>
          <table:table-cell table:style-name="ce36" table:formula="of:=SQRT([.D23]*[.E23]+[.F23]*[.G23])*0.001" office:value-type="float" office:value="0.00226274169979695" calcext:value-type="float">
            <text:p>0.0023</text:p>
          </table:table-cell>
          <table:table-cell table:style-name="ce36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36" office:value-type="float" office:value="3" calcext:value-type="float">
            <text:p>3.0000</text:p>
          </table:table-cell>
          <table:table-cell table:style-name="ce36" table:formula="of:=[.A24]" office:value-type="float" office:value="3" calcext:value-type="float">
            <text:p>3.0000</text:p>
          </table:table-cell>
          <table:table-cell table:style-name="ce31" office:value-type="float" office:value="24.4" calcext:value-type="float">
            <text:p>24.4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4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4]" office:value-type="float" office:value="1.5" calcext:value-type="float">
            <text:p>1.5</text:p>
          </table:table-cell>
          <table:table-cell table:style-name="ce36" office:value-type="float" office:value="0.0122" calcext:value-type="float">
            <text:p>0.0122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4]" office:value-type="float" office:value="0.0009" calcext:value-type="float">
            <text:p>0.0009</text:p>
          </table:table-cell>
          <table:table-cell table:style-name="ce36" office:value-type="float" office:value="0.0007" calcext:value-type="float">
            <text:p>0.0007</text:p>
          </table:table-cell>
          <table:table-cell table:style-name="ce36" table:formula="of:=[.K24]" office:value-type="float" office:value="0.0007" calcext:value-type="float">
            <text:p>0.0007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" office:value-type="float" office:value="24.4" calcext:value-type="float">
            <text:p>24.4000</text:p>
          </table:table-cell>
          <table:table-cell table:style-name="ce36" table:formula="of:=SQRT([.D24]*[.E24]+[.F24]*[.G24])" office:value-type="float" office:value="2.343074902772" calcext:value-type="float">
            <text:p>2.3431</text:p>
          </table:table-cell>
          <table:table-cell table:style-name="ce36" table:formula="of:=[.P24]" office:value-type="float" office:value="2.343074902772" calcext:value-type="float">
            <text:p>2.343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H24]" office:value-type="float" office:value="0.0122" calcext:value-type="float">
            <text:p>0.0122</text:p>
          </table:table-cell>
          <table:table-cell table:style-name="ce36" table:formula="of:=SQRT([.I24]*[.J24]+[.K24]*[.L24])" office:value-type="float" office:value="0.00114017542509914" calcext:value-type="float">
            <text:p>0.0011</text:p>
          </table:table-cell>
          <table:table-cell table:style-name="ce36" table:formula="of:=[.U24]" office:value-type="float" office:value="0.00114017542509914" calcext:value-type="float">
            <text:p>0.0011</text:p>
          </table:table-cell>
          <table:table-cell/>
          <table:table-cell table:style-name="ce36" table:formula="of:=[.A24]*[.A24]" office:value-type="float" office:value="9" calcext:value-type="float">
            <text:p>9.0000</text:p>
          </table:table-cell>
          <table:table-cell table:style-name="ce36" table:formula="of:=[.C24]*0.001" office:value-type="float" office:value="0.0244" calcext:value-type="float">
            <text:p>0.0244</text:p>
          </table:table-cell>
          <table:table-cell table:style-name="ce36" table:formula="of:=SQRT([.D24]*[.E24]+[.F24]*[.G24])*0.001" office:value-type="float" office:value="0.002343074902772" calcext:value-type="float">
            <text:p>0.0023</text:p>
          </table:table-cell>
          <table:table-cell table:style-name="ce36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36" office:value-type="float" office:value="3.02" calcext:value-type="float">
            <text:p>3.0200</text:p>
          </table:table-cell>
          <table:table-cell table:style-name="ce36" table:formula="of:=[.A25]" office:value-type="float" office:value="3.02" calcext:value-type="float">
            <text:p>3.0200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table:formula="of:=[.D25]" office:value-type="float" office:value="1.8" calcext:value-type="float">
            <text:p>1.8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table:formula="of:=[.F25]" office:value-type="float" office:value="1.5" calcext:value-type="float">
            <text:p>1.5</text:p>
          </table:table-cell>
          <table:table-cell table:style-name="ce36" office:value-type="float" office:value="0.0124" calcext:value-type="float">
            <text:p>0.0124</text:p>
          </table:table-cell>
          <table:table-cell table:style-name="ce36" office:value-type="float" office:value="0.0009" calcext:value-type="float">
            <text:p>0.0009</text:p>
          </table:table-cell>
          <table:table-cell table:style-name="ce36" table:formula="of:=[.I25]" office:value-type="float" office:value="0.0009" calcext:value-type="float">
            <text:p>0.0009</text:p>
          </table:table-cell>
          <table:table-cell table:style-name="ce36" office:value-type="float" office:value="0.0008" calcext:value-type="float">
            <text:p>0.0008</text:p>
          </table:table-cell>
          <table:table-cell table:style-name="ce36" table:formula="of:=[.K25]" office:value-type="float" office:value="0.0008" calcext:value-type="float">
            <text:p>0.0008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" office:value-type="float" office:value="24.8" calcext:value-type="float">
            <text:p>24.8000</text:p>
          </table:table-cell>
          <table:table-cell table:style-name="ce36" table:formula="of:=SQRT([.D25]*[.E25]+[.F25]*[.G25])" office:value-type="float" office:value="2.343074902772" calcext:value-type="float">
            <text:p>2.3431</text:p>
          </table:table-cell>
          <table:table-cell table:style-name="ce36" table:formula="of:=[.P25]" office:value-type="float" office:value="2.343074902772" calcext:value-type="float">
            <text:p>2.3431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H25]" office:value-type="float" office:value="0.0124" calcext:value-type="float">
            <text:p>0.0124</text:p>
          </table:table-cell>
          <table:table-cell table:style-name="ce36" table:formula="of:=SQRT([.I25]*[.J25]+[.K25]*[.L25])" office:value-type="float" office:value="0.00120415945787923" calcext:value-type="float">
            <text:p>0.0012</text:p>
          </table:table-cell>
          <table:table-cell table:style-name="ce36" table:formula="of:=[.U25]" office:value-type="float" office:value="0.00120415945787923" calcext:value-type="float">
            <text:p>0.0012</text:p>
          </table:table-cell>
          <table:table-cell/>
          <table:table-cell table:style-name="ce36" table:formula="of:=[.A25]*[.A25]" office:value-type="float" office:value="9.1204" calcext:value-type="float">
            <text:p>9.1204</text:p>
          </table:table-cell>
          <table:table-cell table:style-name="ce36" table:formula="of:=[.C25]*0.001" office:value-type="float" office:value="0.0248" calcext:value-type="float">
            <text:p>0.0248</text:p>
          </table:table-cell>
          <table:table-cell table:style-name="ce36" table:formula="of:=SQRT([.D25]*[.E25]+[.F25]*[.G25])*0.001" office:value-type="float" office:value="0.002343074902772" calcext:value-type="float">
            <text:p>0.0023</text:p>
          </table:table-cell>
          <table:table-cell table:style-name="ce36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36" office:value-type="float" office:value="3.08" calcext:value-type="float">
            <text:p>3.0800</text:p>
          </table:table-cell>
          <table:table-cell table:style-name="ce36" table:formula="of:=[.A26]" office:value-type="float" office:value="3.08" calcext:value-type="float">
            <text:p>3.0800</text:p>
          </table:table-cell>
          <table:table-cell table:style-name="ce31" office:value-type="float" office:value="25.3" calcext:value-type="float">
            <text:p>25.3</text:p>
          </table:table-cell>
          <table:table-cell table:style-name="ce31" office:value-type="float" office:value="0.7" calcext:value-type="float">
            <text:p>0.7</text:p>
          </table:table-cell>
          <table:table-cell table:style-name="ce31" table:formula="of:=[.D26]" office:value-type="float" office:value="0.7" calcext:value-type="float">
            <text:p>0.7</text:p>
          </table:table-cell>
          <table:table-cell table:style-name="ce31" office:value-type="float" office:value="2.2" calcext:value-type="float">
            <text:p>2.2</text:p>
          </table:table-cell>
          <table:table-cell table:style-name="ce31" table:formula="of:=[.F26]" office:value-type="float" office:value="2.2" calcext:value-type="float">
            <text:p>2.2</text:p>
          </table:table-cell>
          <table:table-cell table:style-name="ce36" office:value-type="float" office:value="0.0118" calcext:value-type="float">
            <text:p>0.0118</text:p>
          </table:table-cell>
          <table:table-cell table:style-name="ce36" office:value-type="float" office:value="0.0003" calcext:value-type="float">
            <text:p>0.0003</text:p>
          </table:table-cell>
          <table:table-cell table:style-name="ce36" table:formula="of:=[.I26]" office:value-type="float" office:value="0.0003" calcext:value-type="float">
            <text:p>0.0003</text:p>
          </table:table-cell>
          <table:table-cell table:style-name="ce36" office:value-type="float" office:value="0.001" calcext:value-type="float">
            <text:p>0.0010</text:p>
          </table:table-cell>
          <table:table-cell table:style-name="ce36" table:formula="of:=[.K26]" office:value-type="float" office:value="0.001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" office:value-type="float" office:value="25.3" calcext:value-type="float">
            <text:p>25.3000</text:p>
          </table:table-cell>
          <table:table-cell table:style-name="ce36" table:formula="of:=SQRT([.D26]*[.E26]+[.F26]*[.G26])" office:value-type="float" office:value="2.30867927612304" calcext:value-type="float">
            <text:p>2.3087</text:p>
          </table:table-cell>
          <table:table-cell table:style-name="ce36" table:formula="of:=[.P26]" office:value-type="float" office:value="2.30867927612304" calcext:value-type="float">
            <text:p>2.3087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H26]" office:value-type="float" office:value="0.0118" calcext:value-type="float">
            <text:p>0.0118</text:p>
          </table:table-cell>
          <table:table-cell table:style-name="ce36" table:formula="of:=SQRT([.I26]*[.J26]+[.K26]*[.L26])" office:value-type="float" office:value="0.00104403065089106" calcext:value-type="float">
            <text:p>0.0010</text:p>
          </table:table-cell>
          <table:table-cell table:style-name="ce36" table:formula="of:=[.U26]" office:value-type="float" office:value="0.00104403065089106" calcext:value-type="float">
            <text:p>0.0010</text:p>
          </table:table-cell>
          <table:table-cell/>
          <table:table-cell table:style-name="ce36" table:formula="of:=[.A26]*[.A26]" office:value-type="float" office:value="9.4864" calcext:value-type="float">
            <text:p>9.4864</text:p>
          </table:table-cell>
          <table:table-cell table:style-name="ce36" table:formula="of:=[.C26]*0.001" office:value-type="float" office:value="0.0253" calcext:value-type="float">
            <text:p>0.0253</text:p>
          </table:table-cell>
          <table:table-cell table:style-name="ce36" table:formula="of:=SQRT([.D26]*[.E26]+[.F26]*[.G26])*0.001" office:value-type="float" office:value="0.00230867927612304" calcext:value-type="float">
            <text:p>0.0023</text:p>
          </table:table-cell>
          <table:table-cell table:style-name="ce36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9" table:number-rows-spanned="1">
            <text:p>2019-PR-D99-032001_Ablikim other</text:p>
          </table:table-cell>
          <table:covered-table-cell table:number-columns-repeated="8" table:style-name="ce23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3" table:number-columns-repeated="7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23"/>
          <table:table-cell table:style-name="ce40" table:number-columns-repeated="2"/>
          <table:table-cell table:style-name="ce41"/>
          <table:table-cell table:style-name="ce43"/>
          <table:table-cell table:style-name="ce40" table:number-columns-repeated="2"/>
          <table:table-cell table:style-name="ce23" table:number-columns-repeated="7"/>
          <table:table-cell table:number-columns-repeated="1002"/>
        </table:table-row>
        <table:table-row table:style-name="ro2">
          <table:table-cell table:style-name="ce6" office:value-type="string" calcext:value-type="string" table:number-columns-spanned="2" table:number-rows-spanned="1">
            <text:p>SQRT(s) [GeV/c^2]</text:p>
          </table:table-cell>
          <table:covered-table-cell table:style-name="ce8"/>
          <table:table-cell table:style-name="ce26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14"/>
          <table:covered-table-cell table:style-name="ce16"/>
          <table:table-cell table:style-name="ce35" office:value-type="string" calcext:value-type="string" table:number-columns-spanned="5" table:number-rows-spanned="1">
            <text:p>|F_K|^2</text:p>
          </table:table-cell>
          <table:covered-table-cell table:number-columns-repeated="3" table:style-name="ce19"/>
          <table:covered-table-cell table:style-name="ce22"/>
          <table:table-cell table:style-name="ce43"/>
          <table:table-cell table:number-columns-repeated="1011"/>
        </table:table-row>
        <table:table-row table:style-name="ro4">
          <table:table-cell table:style-name="ce7" office:value-type="string" calcext:value-type="string">
            <text:p>xl</text:p>
          </table:table-cell>
          <table:table-cell table:style-name="ce25" office:value-type="string" calcext:value-type="string">
            <text:p>xh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dy+</text:p>
          </table:table-cell>
          <table:table-cell table:style-name="ce30" office:value-type="string" calcext:value-type="string">
            <text:p>dy-</text:p>
          </table:table-cell>
          <table:table-cell table:style-name="ce30" office:value-type="string" calcext:value-type="string">
            <text:p>dy+</text:p>
          </table:table-cell>
          <table:table-cell table:style-name="ce34" office:value-type="string" calcext:value-type="string">
            <text:p>dy-</text:p>
          </table:table-cell>
          <table:table-cell table:style-name="ce4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sigma</text:p>
          </table:table-cell>
          <table:table-cell table:number-columns-repeated="2" table:style-name="ce46" office:value-type="string" calcext:value-type="string">
            <text:p>err. sigma</text:p>
          </table:table-cell>
          <table:table-cell table:style-name="ce23"/>
          <table:table-cell table:style-name="ce44" office:value-type="string" calcext:value-type="string">
            <text:p>s [GeV^2]</text:p>
          </table:table-cell>
          <table:table-cell table:style-name="ce45" office:value-type="string" calcext:value-type="string">
            <text:p>|F_K|^2</text:p>
          </table:table-cell>
          <table:table-cell table:number-columns-repeated="2" table:style-name="ce46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36" office:value-type="float" office:value="2" calcext:value-type="float">
            <text:p>2.0000</text:p>
          </table:table-cell>
          <table:table-cell table:style-name="ce36" table:formula="of:=[.A32]" office:value-type="float" office:value="2" calcext:value-type="float">
            <text:p>2.0000</text:p>
          </table:table-cell>
          <table:table-cell table:style-name="ce31" office:value-type="float" office:value="351.5" calcext:value-type="float">
            <text:p>351.5</text:p>
          </table:table-cell>
          <table:table-cell table:style-name="ce31" office:value-type="float" office:value="8.2" calcext:value-type="float">
            <text:p>8.2</text:p>
          </table:table-cell>
          <table:table-cell table:style-name="ce31" table:formula="of:=[.D32]" office:value-type="float" office:value="8.2" calcext:value-type="float">
            <text:p>8.2</text:p>
          </table:table-cell>
          <table:table-cell table:style-name="ce31" office:value-type="float" office:value="9" calcext:value-type="float">
            <text:p>9.0</text:p>
          </table:table-cell>
          <table:table-cell table:style-name="ce31" table:formula="of:=[.F32]" office:value-type="float" office:value="9" calcext:value-type="float">
            <text:p>9.0</text:p>
          </table:table-cell>
          <table:table-cell table:style-name="ce36" office:value-type="float" office:value="0.1021" calcext:value-type="float">
            <text:p>0.1021</text:p>
          </table:table-cell>
          <table:table-cell table:style-name="ce36" office:value-type="float" office:value="0.0024" calcext:value-type="float">
            <text:p>0.0024</text:p>
          </table:table-cell>
          <table:table-cell table:style-name="ce36" table:formula="of:=[.I32]" office:value-type="float" office:value="0.0024" calcext:value-type="float">
            <text:p>0.0024</text:p>
          </table:table-cell>
          <table:table-cell table:style-name="ce36" office:value-type="float" office:value="0.0026" calcext:value-type="float">
            <text:p>0.0026</text:p>
          </table:table-cell>
          <table:table-cell table:style-name="ce36" table:formula="of:=[.K32]" office:value-type="float" office:value="0.0026" calcext:value-type="float">
            <text:p>0.0026</text:p>
          </table:table-cell>
          <table:table-cell table:style-name="Default"/>
          <table:table-cell table:number-columns-repeated="1011"/>
        </table:table-row>
        <table:table-row table:style-name="ro4" table:number-rows-repeated="58">
          <table:table-cell table:number-columns-repeated="6"/>
          <table:table-cell table:style-name="ce21" table:number-columns-repeated="4"/>
          <table:table-cell table:number-columns-repeated="3"/>
          <table:table-cell table:style-name="ce21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6-12T14:16:45.951863589</dc:date>
    <meta:editing-duration>P1DT2H2M55S</meta:editing-duration>
    <meta:editing-cycles>121</meta:editing-cycles>
    <meta:generator>LibreOffice/7.5.3.2$Linux_X86_64 LibreOffice_project/50$Build-2</meta:generator>
    <meta:document-statistic meta:table-count="5" meta:cell-count="4567" meta:object-count="0"/>
    <meta:user-defined meta:name="Info 1"/>
    <meta:user-defined meta:name="Info 2"/>
    <meta:user-defined meta:name="Info 3"/>
    <meta:user-defined meta:name="Info 4"/>
  </office:meta>
</office:document-meta>
</file>